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C" style:family="table-column">
      <style:table-column-properties style:column-width="3.4625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1.6549in" table:align="margins"/>
    </style:style>
    <style:style style:name="Table2.A" style:family="table-column">
      <style:table-column-properties style:column-width="0.1875in" style:rel-column-width="7425*"/>
    </style:style>
    <style:style style:name="Table2.B" style:family="table-column">
      <style:table-column-properties style:column-width="0.25in" style:rel-column-width="9900*"/>
    </style:style>
    <style:style style:name="Table2.C" style:family="table-column">
      <style:table-column-properties style:column-width="0.3125in" style:rel-column-width="12375*"/>
    </style:style>
    <style:style style:name="Table2.D" style:family="table-column">
      <style:table-column-properties style:column-width="0.9049in" style:rel-column-width="35835*"/>
    </style:style>
    <style:style style:name="Table2.1" style:family="table-row">
      <style:table-row-properties style:min-row-height="0.31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1.6549in" table:align="margins"/>
    </style:style>
    <style:style style:name="Table4.A" style:family="table-column">
      <style:table-column-properties style:column-width="0.1875in" style:rel-column-width="7425*"/>
    </style:style>
    <style:style style:name="Table4.B" style:family="table-column">
      <style:table-column-properties style:column-width="0.25in" style:rel-column-width="9900*"/>
    </style:style>
    <style:style style:name="Table4.C" style:family="table-column">
      <style:table-column-properties style:column-width="0.3125in" style:rel-column-width="12375*"/>
    </style:style>
    <style:style style:name="Table4.D" style:family="table-column">
      <style:table-column-properties style:column-width="0.9049in" style:rel-column-width="35835*"/>
    </style:style>
    <style:style style:name="Table4.1" style:family="table-row">
      <style:table-row-properties style:min-row-height="0.312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5" style:family="table">
      <style:table-properties style:width="1.6458in" fo:margin-left="0.0146in" table:align="left"/>
    </style:style>
    <style:style style:name="Table5.A" style:family="table-column">
      <style:table-column-properties style:column-width="0.8125in"/>
    </style:style>
    <style:style style:name="Table5.B" style:family="table-column">
      <style:table-column-properties style:column-width="0.833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1.6556in" table:align="margins"/>
    </style:style>
    <style:style style:name="Table6.A" style:family="table-column">
      <style:table-column-properties style:column-width="0.8278in" style:rel-column-width="32767*"/>
    </style:style>
    <style:style style:name="Table6.B" style:family="table-column">
      <style:table-column-properties style:column-width="0.8278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8" style:family="table">
      <style:table-properties style:width="1.6549in" table:align="margins"/>
    </style:style>
    <style:style style:name="Table8.A" style:family="table-column">
      <style:table-column-properties style:column-width="0.1875in" style:rel-column-width="7425*"/>
    </style:style>
    <style:style style:name="Table8.B" style:family="table-column">
      <style:table-column-properties style:column-width="0.25in" style:rel-column-width="9900*"/>
    </style:style>
    <style:style style:name="Table8.C" style:family="table-column">
      <style:table-column-properties style:column-width="0.3125in" style:rel-column-width="12375*"/>
    </style:style>
    <style:style style:name="Table8.D" style:family="table-column">
      <style:table-column-properties style:column-width="0.9049in" style:rel-column-width="35835*"/>
    </style:style>
    <style:style style:name="Table8.1" style:family="table-row">
      <style:table-row-properties style:min-row-height="0.31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9" style:family="table">
      <style:table-properties style:width="1.6549in" table:align="margins"/>
    </style:style>
    <style:style style:name="Table9.A" style:family="table-column">
      <style:table-column-properties style:column-width="0.8271in" style:rel-column-width="32767*"/>
    </style:style>
    <style:style style:name="Table9.B" style:family="table-column">
      <style:table-column-properties style:column-width="0.8278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1.6556in" table:align="margins"/>
    </style:style>
    <style:style style:name="Table10.A" style:family="table-column">
      <style:table-column-properties style:column-width="0.8278in" style:rel-column-width="32767*"/>
    </style:style>
    <style:style style:name="Table10.B" style:family="table-column">
      <style:table-column-properties style:column-width="0.8278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2" style:family="table">
      <style:table-properties style:width="1.6549in" table:align="margins"/>
    </style:style>
    <style:style style:name="Table12.A" style:family="table-column">
      <style:table-column-properties style:column-width="0.1875in" style:rel-column-width="7425*"/>
    </style:style>
    <style:style style:name="Table12.B" style:family="table-column">
      <style:table-column-properties style:column-width="0.25in" style:rel-column-width="9900*"/>
    </style:style>
    <style:style style:name="Table12.C" style:family="table-column">
      <style:table-column-properties style:column-width="0.3125in" style:rel-column-width="12375*"/>
    </style:style>
    <style:style style:name="Table12.D" style:family="table-column">
      <style:table-column-properties style:column-width="0.9049in" style:rel-column-width="35835*"/>
    </style:style>
    <style:style style:name="Table12.1" style:family="table-row">
      <style:table-row-properties style:min-row-height="0.3125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3" style:family="table">
      <style:table-properties style:width="1.6549in" table:align="margins"/>
    </style:style>
    <style:style style:name="Table13.A" style:family="table-column">
      <style:table-column-properties style:column-width="0.8271in" style:rel-column-width="32767*"/>
    </style:style>
    <style:style style:name="Table13.B" style:family="table-column">
      <style:table-column-properties style:column-width="0.8278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5" style:family="table">
      <style:table-properties style:width="1.6549in" table:align="margins"/>
    </style:style>
    <style:style style:name="Table15.A" style:family="table-column">
      <style:table-column-properties style:column-width="0.1875in" style:rel-column-width="7425*"/>
    </style:style>
    <style:style style:name="Table15.B" style:family="table-column">
      <style:table-column-properties style:column-width="0.25in" style:rel-column-width="9900*"/>
    </style:style>
    <style:style style:name="Table15.C" style:family="table-column">
      <style:table-column-properties style:column-width="0.3125in" style:rel-column-width="12375*"/>
    </style:style>
    <style:style style:name="Table15.D" style:family="table-column">
      <style:table-column-properties style:column-width="0.9049in" style:rel-column-width="35835*"/>
    </style:style>
    <style:style style:name="Table15.1" style:family="table-row">
      <style:table-row-properties style:min-row-height="0.3125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6" style:family="table">
      <style:table-properties style:width="1.6549in" table:align="margins"/>
    </style:style>
    <style:style style:name="Table16.A" style:family="table-column">
      <style:table-column-properties style:column-width="0.8125in" style:rel-column-width="32176*"/>
    </style:style>
    <style:style style:name="Table16.B" style:family="table-column">
      <style:table-column-properties style:column-width="0.8424in" style:rel-column-width="3335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8" style:family="table">
      <style:table-properties style:width="1.6549in" table:align="margins"/>
    </style:style>
    <style:style style:name="Table18.A" style:family="table-column">
      <style:table-column-properties style:column-width="0.1875in" style:rel-column-width="7425*"/>
    </style:style>
    <style:style style:name="Table18.B" style:family="table-column">
      <style:table-column-properties style:column-width="0.25in" style:rel-column-width="9900*"/>
    </style:style>
    <style:style style:name="Table18.C" style:family="table-column">
      <style:table-column-properties style:column-width="0.3125in" style:rel-column-width="12375*"/>
    </style:style>
    <style:style style:name="Table18.D" style:family="table-column">
      <style:table-column-properties style:column-width="0.9049in" style:rel-column-width="35835*"/>
    </style:style>
    <style:style style:name="Table18.1" style:family="table-row">
      <style:table-row-properties style:min-row-height="0.3125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1.7313in" style:rel-column-width="16383*"/>
    </style:style>
    <style:style style:name="Table24.D" style:family="table-column">
      <style:table-column-properties style:column-width="1.7313in" style:rel-column-width="16386*"/>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5" style:family="table">
      <style:table-properties style:width="1.6549in" table:align="margins"/>
    </style:style>
    <style:style style:name="Table25.A" style:family="table-column">
      <style:table-column-properties style:column-width="0.1875in" style:rel-column-width="7425*"/>
    </style:style>
    <style:style style:name="Table25.B" style:family="table-column">
      <style:table-column-properties style:column-width="0.25in" style:rel-column-width="9900*"/>
    </style:style>
    <style:style style:name="Table25.C" style:family="table-column">
      <style:table-column-properties style:column-width="0.3125in" style:rel-column-width="12375*"/>
    </style:style>
    <style:style style:name="Table25.D" style:family="table-column">
      <style:table-column-properties style:column-width="0.9049in" style:rel-column-width="35835*"/>
    </style:style>
    <style:style style:name="Table25.1" style:family="table-row">
      <style:table-row-properties style:min-row-height="0.3125in"/>
    </style:style>
    <style:style style:name="Table25.A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6" style:family="table">
      <style:table-properties style:width="1.6549in" table:align="margins"/>
    </style:style>
    <style:style style:name="Table26.A" style:family="table-column">
      <style:table-column-properties style:column-width="0.8271in" style:rel-column-width="32767*"/>
    </style:style>
    <style:style style:name="Table26.B" style:family="table-column">
      <style:table-column-properties style:column-width="0.8278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7" style:family="table">
      <style:table-properties style:width="1.6556in" table:align="margins"/>
    </style:style>
    <style:style style:name="Table27.A" style:family="table-column">
      <style:table-column-properties style:column-width="0.8278in" style:rel-column-width="32767*"/>
    </style:style>
    <style:style style:name="Table27.B" style:family="table-column">
      <style:table-column-properties style:column-width="0.8278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05pt solid #000000" fo:border-right="none" fo:border-top="0.05pt solid #000000" fo:border-bottom="0.05pt solid #000000"/>
    </style:style>
    <style:style style:name="Table35.D1" style:family="table-cell">
      <style:table-cell-properties fo:padding="0.0382in" fo:border="0.05pt solid #000000"/>
    </style:style>
    <style:style style:name="Table36" style:family="table">
      <style:table-properties style:width="1.6549in" table:align="margins"/>
    </style:style>
    <style:style style:name="Table36.A" style:family="table-column">
      <style:table-column-properties style:column-width="0.1875in" style:rel-column-width="7425*"/>
    </style:style>
    <style:style style:name="Table36.B" style:family="table-column">
      <style:table-column-properties style:column-width="0.25in" style:rel-column-width="9900*"/>
    </style:style>
    <style:style style:name="Table36.C" style:family="table-column">
      <style:table-column-properties style:column-width="0.3125in" style:rel-column-width="12375*"/>
    </style:style>
    <style:style style:name="Table36.D" style:family="table-column">
      <style:table-column-properties style:column-width="0.9049in" style:rel-column-width="35835*"/>
    </style:style>
    <style:style style:name="Table36.1" style:family="table-row">
      <style:table-row-properties style:min-row-height="0.3125in"/>
    </style:style>
    <style:style style:name="Table36.A1" style:family="table-cell">
      <style:table-cell-properties fo:padding="0.0382in" fo:border-left="0.05pt solid #000000" fo:border-right="none" fo:border-top="0.05pt solid #000000" fo:border-bottom="0.05pt solid #000000"/>
    </style:style>
    <style:style style:name="Table36.D1" style:family="table-cell">
      <style:table-cell-properties fo:padding="0.0382in" fo:border="0.05pt solid #000000"/>
    </style:style>
    <style:style style:name="Table37" style:family="table">
      <style:table-properties style:width="1.6549in" table:align="margins"/>
    </style:style>
    <style:style style:name="Table37.A" style:family="table-column">
      <style:table-column-properties style:column-width="0.8271in" style:rel-column-width="32767*"/>
    </style:style>
    <style:style style:name="Table37.B" style:family="table-column">
      <style:table-column-properties style:column-width="0.8278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1.6556in" table:align="margins"/>
    </style:style>
    <style:style style:name="Table38.A" style:family="table-column">
      <style:table-column-properties style:column-width="0.8278in" style:rel-column-width="32767*"/>
    </style:style>
    <style:style style:name="Table38.B" style:family="table-column">
      <style:table-column-properties style:column-width="0.8278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D" style:family="table-column">
      <style:table-column-properties style:column-width="1.7313in" style:rel-column-width="16386*"/>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20" style:family="table">
      <style:table-properties style:width="1.6549in" table:align="margins"/>
    </style:style>
    <style:style style:name="Table20.A" style:family="table-column">
      <style:table-column-properties style:column-width="0.1875in" style:rel-column-width="7425*"/>
    </style:style>
    <style:style style:name="Table20.B" style:family="table-column">
      <style:table-column-properties style:column-width="0.25in" style:rel-column-width="9900*"/>
    </style:style>
    <style:style style:name="Table20.C" style:family="table-column">
      <style:table-column-properties style:column-width="0.3125in" style:rel-column-width="12375*"/>
    </style:style>
    <style:style style:name="Table20.D" style:family="table-column">
      <style:table-column-properties style:column-width="0.9049in" style:rel-column-width="35835*"/>
    </style:style>
    <style:style style:name="Table20.1" style:family="table-row">
      <style:table-row-properties style:min-row-height="0.3125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1" style:family="table">
      <style:table-properties style:width="1.6549in" table:align="margins"/>
    </style:style>
    <style:style style:name="Table21.A" style:family="table-column">
      <style:table-column-properties style:column-width="0.8271in" style:rel-column-width="32767*"/>
    </style:style>
    <style:style style:name="Table21.B" style:family="table-column">
      <style:table-column-properties style:column-width="0.8278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2" style:family="table">
      <style:table-properties style:width="1.6556in" table:align="margins"/>
    </style:style>
    <style:style style:name="Table22.A" style:family="table-column">
      <style:table-column-properties style:column-width="0.8278in" style:rel-column-width="32767*"/>
    </style:style>
    <style:style style:name="Table22.B" style:family="table-column">
      <style:table-column-properties style:column-width="0.8278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1.7313in" style:rel-column-width="16383*"/>
    </style:style>
    <style:style style:name="Table29.D" style:family="table-column">
      <style:table-column-properties style:column-width="1.7313in" style:rel-column-width="16386*"/>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30" style:family="table">
      <style:table-properties style:width="1.6549in" table:align="margins"/>
    </style:style>
    <style:style style:name="Table30.A" style:family="table-column">
      <style:table-column-properties style:column-width="0.1875in" style:rel-column-width="7425*"/>
    </style:style>
    <style:style style:name="Table30.B" style:family="table-column">
      <style:table-column-properties style:column-width="0.25in" style:rel-column-width="9900*"/>
    </style:style>
    <style:style style:name="Table30.C" style:family="table-column">
      <style:table-column-properties style:column-width="0.3125in" style:rel-column-width="12375*"/>
    </style:style>
    <style:style style:name="Table30.D" style:family="table-column">
      <style:table-column-properties style:column-width="0.9049in" style:rel-column-width="35835*"/>
    </style:style>
    <style:style style:name="Table30.1" style:family="table-row">
      <style:table-row-properties style:min-row-height="0.3125in"/>
    </style:style>
    <style:style style:name="Table30.A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1" style:family="table">
      <style:table-properties style:width="1.6549in" table:align="margins"/>
    </style:style>
    <style:style style:name="Table31.A" style:family="table-column">
      <style:table-column-properties style:column-width="0.8271in" style:rel-column-width="32767*"/>
    </style:style>
    <style:style style:name="Table31.B" style:family="table-column">
      <style:table-column-properties style:column-width="0.8278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2" style:family="table">
      <style:table-properties style:width="1.6556in" table:align="margins"/>
    </style:style>
    <style:style style:name="Table32.A" style:family="table-column">
      <style:table-column-properties style:column-width="0.8278in" style:rel-column-width="32767*"/>
    </style:style>
    <style:style style:name="Table32.B" style:family="table-column">
      <style:table-column-properties style:column-width="0.8278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1.7313in" style:rel-column-width="16383*"/>
    </style:style>
    <style:style style:name="Table34.D" style:family="table-column">
      <style:table-column-properties style:column-width="1.7313in" style:rel-column-width="16386*"/>
    </style:style>
    <style:style style:name="Table34.A1" style:family="table-cell">
      <style:table-cell-properties fo:padding="0.0382in" fo:border-left="0.05pt solid #000000" fo:border-right="none" fo:border-top="0.05pt solid #000000" fo:border-bottom="0.05pt solid #000000"/>
    </style:style>
    <style:style style:name="Table34.D1" style:family="table-cell">
      <style:table-cell-properties fo:padding="0.0382in" fo:border="0.05pt solid #000000"/>
    </style:style>
    <style:style style:name="Table41" style:family="table">
      <style:table-properties style:width="1.6549in" table:align="margins"/>
    </style:style>
    <style:style style:name="Table41.A" style:family="table-column">
      <style:table-column-properties style:column-width="0.1875in" style:rel-column-width="7425*"/>
    </style:style>
    <style:style style:name="Table41.B" style:family="table-column">
      <style:table-column-properties style:column-width="0.25in" style:rel-column-width="9900*"/>
    </style:style>
    <style:style style:name="Table41.C" style:family="table-column">
      <style:table-column-properties style:column-width="0.3125in" style:rel-column-width="12375*"/>
    </style:style>
    <style:style style:name="Table41.D" style:family="table-column">
      <style:table-column-properties style:column-width="0.9049in" style:rel-column-width="35835*"/>
    </style:style>
    <style:style style:name="Table41.1" style:family="table-row">
      <style:table-row-properties style:min-row-height="0.3125in"/>
    </style:style>
    <style:style style:name="Table41.A1" style:family="table-cell">
      <style:table-cell-properties fo:padding="0.0382in" fo:border-left="0.05pt solid #000000" fo:border-right="none" fo:border-top="0.05pt solid #000000" fo:border-bottom="0.05pt solid #000000"/>
    </style:style>
    <style:style style:name="Table41.D1" style:family="table-cell">
      <style:table-cell-properties fo:padding="0.0382in" fo:border="0.05pt solid #000000"/>
    </style:style>
    <style:style style:name="Table42" style:family="table">
      <style:table-properties style:width="1.6549in" table:align="margins"/>
    </style:style>
    <style:style style:name="Table42.A" style:family="table-column">
      <style:table-column-properties style:column-width="0.8271in" style:rel-column-width="32767*"/>
    </style:style>
    <style:style style:name="Table42.B" style:family="table-column">
      <style:table-column-properties style:column-width="0.8278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3" style:family="table">
      <style:table-properties style:width="1.6556in" table:align="margins"/>
    </style:style>
    <style:style style:name="Table43.A" style:family="table-column">
      <style:table-column-properties style:column-width="0.8278in" style:rel-column-width="32767*"/>
    </style:style>
    <style:style style:name="Table43.B" style:family="table-column">
      <style:table-column-properties style:column-width="0.8278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1.7313in" style:rel-column-width="16383*"/>
    </style:style>
    <style:style style:name="Table97.D" style:family="table-column">
      <style:table-column-properties style:column-width="1.7313in" style:rel-column-width="16386*"/>
    </style:style>
    <style:style style:name="Table97.A1" style:family="table-cell">
      <style:table-cell-properties fo:padding="0.0382in" fo:border-left="0.05pt solid #000000" fo:border-right="none" fo:border-top="0.05pt solid #000000" fo:border-bottom="0.05pt solid #000000"/>
    </style:style>
    <style:style style:name="Table97.D1" style:family="table-cell">
      <style:table-cell-properties fo:padding="0.0382in" fo:border="0.05pt solid #000000"/>
    </style:style>
    <style:style style:name="Table98" style:family="table">
      <style:table-properties style:width="1.6549in" table:align="margins"/>
    </style:style>
    <style:style style:name="Table98.A" style:family="table-column">
      <style:table-column-properties style:column-width="0.1875in" style:rel-column-width="7425*"/>
    </style:style>
    <style:style style:name="Table98.B" style:family="table-column">
      <style:table-column-properties style:column-width="0.25in" style:rel-column-width="9900*"/>
    </style:style>
    <style:style style:name="Table98.C" style:family="table-column">
      <style:table-column-properties style:column-width="0.3125in" style:rel-column-width="12375*"/>
    </style:style>
    <style:style style:name="Table98.D" style:family="table-column">
      <style:table-column-properties style:column-width="0.9049in" style:rel-column-width="35835*"/>
    </style:style>
    <style:style style:name="Table98.1" style:family="table-row">
      <style:table-row-properties style:min-row-height="0.3125in"/>
    </style:style>
    <style:style style:name="Table98.A1" style:family="table-cell">
      <style:table-cell-properties fo:padding="0.0382in" fo:border-left="0.05pt solid #000000" fo:border-right="none" fo:border-top="0.05pt solid #000000" fo:border-bottom="0.05pt solid #000000"/>
    </style:style>
    <style:style style:name="Table98.D1" style:family="table-cell">
      <style:table-cell-properties fo:padding="0.0382in" fo:border="0.05pt solid #000000"/>
    </style:style>
    <style:style style:name="Table99" style:family="table">
      <style:table-properties style:width="1.6458in" fo:margin-left="0.0146in" table:align="left"/>
    </style:style>
    <style:style style:name="Table99.A" style:family="table-column">
      <style:table-column-properties style:column-width="0.8125in"/>
    </style:style>
    <style:style style:name="Table99.B" style:family="table-column">
      <style:table-column-properties style:column-width="0.8333in"/>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100" style:family="table">
      <style:table-properties style:width="1.6556in" table:align="margins"/>
    </style:style>
    <style:style style:name="Table100.A" style:family="table-column">
      <style:table-column-properties style:column-width="0.8278in" style:rel-column-width="32767*"/>
    </style:style>
    <style:style style:name="Table100.B" style:family="table-column">
      <style:table-column-properties style:column-width="0.8278in" style:rel-column-width="32768*"/>
    </style:style>
    <style:style style:name="Table100.A1" style:family="table-cell">
      <style:table-cell-properties fo:padding="0.0382in" fo:border-left="0.05pt solid #000000" fo:border-right="none" fo:border-top="0.05pt solid #000000" fo:border-bottom="0.05pt solid #000000"/>
    </style:style>
    <style:style style:name="Table100.B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1.7313in" style:rel-column-width="16383*"/>
    </style:style>
    <style:style style:name="Table101.D" style:family="table-column">
      <style:table-column-properties style:column-width="1.7313in" style:rel-column-width="16386*"/>
    </style:style>
    <style:style style:name="Table101.A1" style:family="table-cell">
      <style:table-cell-properties fo:padding="0.0382in" fo:border-left="0.05pt solid #000000" fo:border-right="none" fo:border-top="0.05pt solid #000000" fo:border-bottom="0.05pt solid #000000"/>
    </style:style>
    <style:style style:name="Table101.D1" style:family="table-cell">
      <style:table-cell-properties fo:padding="0.0382in" fo:border="0.05pt solid #000000"/>
    </style:style>
    <style:style style:name="Table102" style:family="table">
      <style:table-properties style:width="1.6549in" table:align="margins"/>
    </style:style>
    <style:style style:name="Table102.A" style:family="table-column">
      <style:table-column-properties style:column-width="0.1875in" style:rel-column-width="7425*"/>
    </style:style>
    <style:style style:name="Table102.B" style:family="table-column">
      <style:table-column-properties style:column-width="0.25in" style:rel-column-width="9900*"/>
    </style:style>
    <style:style style:name="Table102.C" style:family="table-column">
      <style:table-column-properties style:column-width="0.3125in" style:rel-column-width="12375*"/>
    </style:style>
    <style:style style:name="Table102.D" style:family="table-column">
      <style:table-column-properties style:column-width="0.9049in" style:rel-column-width="35835*"/>
    </style:style>
    <style:style style:name="Table102.1" style:family="table-row">
      <style:table-row-properties style:min-row-height="0.3125in"/>
    </style:style>
    <style:style style:name="Table102.A1" style:family="table-cell">
      <style:table-cell-properties fo:padding="0.0382in" fo:border-left="0.05pt solid #000000" fo:border-right="none" fo:border-top="0.05pt solid #000000" fo:border-bottom="0.05pt solid #000000"/>
    </style:style>
    <style:style style:name="Table102.D1" style:family="table-cell">
      <style:table-cell-properties fo:padding="0.0382in" fo:border="0.05pt solid #000000"/>
    </style:style>
    <style:style style:name="Table103" style:family="table">
      <style:table-properties style:width="1.6458in" fo:margin-left="0.0146in" table:align="left"/>
    </style:style>
    <style:style style:name="Table103.A" style:family="table-column">
      <style:table-column-properties style:column-width="0.8125in"/>
    </style:style>
    <style:style style:name="Table103.B" style:family="table-column">
      <style:table-column-properties style:column-width="0.8333in"/>
    </style:style>
    <style:style style:name="Table103.A1" style:family="table-cell">
      <style:table-cell-properties fo:padding="0.0382in" fo:border-left="0.05pt solid #000000" fo:border-right="none" fo:border-top="0.05pt solid #000000" fo:border-bottom="0.05pt solid #000000"/>
    </style:style>
    <style:style style:name="Table103.B1" style:family="table-cell">
      <style:table-cell-properties fo:padding="0.0382in" fo:border="0.05pt solid #000000"/>
    </style:style>
    <style:style style:name="Table104" style:family="table">
      <style:table-properties style:width="1.6556in" table:align="margins"/>
    </style:style>
    <style:style style:name="Table104.A" style:family="table-column">
      <style:table-column-properties style:column-width="0.8278in" style:rel-column-width="32767*"/>
    </style:style>
    <style:style style:name="Table104.B" style:family="table-column">
      <style:table-column-properties style:column-width="0.8278in" style:rel-column-width="3276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1.7313in" style:rel-column-width="16383*"/>
    </style:style>
    <style:style style:name="Table105.D" style:family="table-column">
      <style:table-column-properties style:column-width="1.7313in" style:rel-column-width="16386*"/>
    </style:style>
    <style:style style:name="Table105.A1" style:family="table-cell">
      <style:table-cell-properties fo:padding="0.0382in" fo:border-left="0.05pt solid #000000" fo:border-right="none" fo:border-top="0.05pt solid #000000" fo:border-bottom="0.05pt solid #000000"/>
    </style:style>
    <style:style style:name="Table105.D1" style:family="table-cell">
      <style:table-cell-properties fo:padding="0.0382in" fo:border="0.05pt solid #000000"/>
    </style:style>
    <style:style style:name="Table106" style:family="table">
      <style:table-properties style:width="1.6549in" table:align="margins"/>
    </style:style>
    <style:style style:name="Table106.A" style:family="table-column">
      <style:table-column-properties style:column-width="0.1875in" style:rel-column-width="7425*"/>
    </style:style>
    <style:style style:name="Table106.B" style:family="table-column">
      <style:table-column-properties style:column-width="0.25in" style:rel-column-width="9900*"/>
    </style:style>
    <style:style style:name="Table106.C" style:family="table-column">
      <style:table-column-properties style:column-width="0.3125in" style:rel-column-width="12375*"/>
    </style:style>
    <style:style style:name="Table106.D" style:family="table-column">
      <style:table-column-properties style:column-width="0.9049in" style:rel-column-width="35835*"/>
    </style:style>
    <style:style style:name="Table106.1" style:family="table-row">
      <style:table-row-properties style:min-row-height="0.3125in"/>
    </style:style>
    <style:style style:name="Table106.A1" style:family="table-cell">
      <style:table-cell-properties fo:padding="0.0382in" fo:border-left="0.05pt solid #000000" fo:border-right="none" fo:border-top="0.05pt solid #000000" fo:border-bottom="0.05pt solid #000000"/>
    </style:style>
    <style:style style:name="Table106.D1" style:family="table-cell">
      <style:table-cell-properties fo:padding="0.0382in" fo:border="0.05pt solid #000000"/>
    </style:style>
    <style:style style:name="Table107" style:family="table">
      <style:table-properties style:width="1.6458in" fo:margin-left="0.0146in" table:align="left"/>
    </style:style>
    <style:style style:name="Table107.A" style:family="table-column">
      <style:table-column-properties style:column-width="0.8125in"/>
    </style:style>
    <style:style style:name="Table107.B" style:family="table-column">
      <style:table-column-properties style:column-width="0.8333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padding="0.0382in" fo:border="0.05pt solid #000000"/>
    </style:style>
    <style:style style:name="Table108" style:family="table">
      <style:table-properties style:width="1.6556in" table:align="margins"/>
    </style:style>
    <style:style style:name="Table108.A" style:family="table-column">
      <style:table-column-properties style:column-width="0.8278in" style:rel-column-width="32767*"/>
    </style:style>
    <style:style style:name="Table108.B" style:family="table-column">
      <style:table-column-properties style:column-width="0.8278in" style:rel-column-width="32768*"/>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1.7313in" style:rel-column-width="16383*"/>
    </style:style>
    <style:style style:name="Table110.D" style:family="table-column">
      <style:table-column-properties style:column-width="1.7313in" style:rel-column-width="16386*"/>
    </style:style>
    <style:style style:name="Table110.A1" style:family="table-cell">
      <style:table-cell-properties fo:padding="0.0382in" fo:border-left="0.05pt solid #000000" fo:border-right="none" fo:border-top="0.05pt solid #000000" fo:border-bottom="0.05pt solid #000000"/>
    </style:style>
    <style:style style:name="Table110.D1" style:family="table-cell">
      <style:table-cell-properties fo:padding="0.0382in" fo:border="0.05pt solid #000000"/>
    </style:style>
    <style:style style:name="Table111" style:family="table">
      <style:table-properties style:width="1.6549in" table:align="margins"/>
    </style:style>
    <style:style style:name="Table111.A" style:family="table-column">
      <style:table-column-properties style:column-width="0.1875in" style:rel-column-width="7425*"/>
    </style:style>
    <style:style style:name="Table111.B" style:family="table-column">
      <style:table-column-properties style:column-width="0.25in" style:rel-column-width="9900*"/>
    </style:style>
    <style:style style:name="Table111.C" style:family="table-column">
      <style:table-column-properties style:column-width="0.3125in" style:rel-column-width="12375*"/>
    </style:style>
    <style:style style:name="Table111.D" style:family="table-column">
      <style:table-column-properties style:column-width="0.9049in" style:rel-column-width="35835*"/>
    </style:style>
    <style:style style:name="Table111.1" style:family="table-row">
      <style:table-row-properties style:min-row-height="0.3125in"/>
    </style:style>
    <style:style style:name="Table111.A1" style:family="table-cell">
      <style:table-cell-properties fo:padding="0.0382in" fo:border-left="0.05pt solid #000000" fo:border-right="none" fo:border-top="0.05pt solid #000000" fo:border-bottom="0.05pt solid #000000"/>
    </style:style>
    <style:style style:name="Table111.D1" style:family="table-cell">
      <style:table-cell-properties fo:padding="0.0382in" fo:border="0.05pt solid #000000"/>
    </style:style>
    <style:style style:name="Table112" style:family="table">
      <style:table-properties style:width="1.6458in" fo:margin-left="0.0146in" table:align="left"/>
    </style:style>
    <style:style style:name="Table112.A" style:family="table-column">
      <style:table-column-properties style:column-width="0.8125in"/>
    </style:style>
    <style:style style:name="Table112.B" style:family="table-column">
      <style:table-column-properties style:column-width="0.8333in"/>
    </style:style>
    <style:style style:name="Table112.A1" style:family="table-cell">
      <style:table-cell-properties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3" style:family="table">
      <style:table-properties style:width="1.6556in" table:align="margins"/>
    </style:style>
    <style:style style:name="Table113.A" style:family="table-column">
      <style:table-column-properties style:column-width="0.8278in" style:rel-column-width="32767*"/>
    </style:style>
    <style:style style:name="Table113.B" style:family="table-column">
      <style:table-column-properties style:column-width="0.8278in" style:rel-column-width="32768*"/>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C" style:family="table-column">
      <style:table-column-properties style:column-width="4.3278in" style:rel-column-width="40959*"/>
    </style:style>
    <style:style style:name="Table46.D" style:family="table-column">
      <style:table-column-properties style:column-width="0.866in" style:rel-column-width="8194*"/>
    </style:style>
    <style:style style:name="Table46.A1" style:family="table-cell">
      <style:table-cell-properties fo:padding="0.0382in" fo:border-left="0.05pt solid #000000" fo:border-right="none" fo:border-top="0.05pt solid #000000" fo:border-bottom="0.05pt solid #000000"/>
    </style:style>
    <style:style style:name="Table46.D1" style:family="table-cell">
      <style:table-cell-properties fo:padding="0.0382in" fo:border="0.05pt solid #000000"/>
    </style:style>
    <style:style style:name="Table47" style:family="table">
      <style:table-properties style:width="0.7889in" table:align="margins"/>
    </style:style>
    <style:style style:name="Table47.A" style:family="table-column">
      <style:table-column-properties style:column-width="0.1875in" style:rel-column-width="15562*"/>
    </style:style>
    <style:style style:name="Table47.B" style:family="table-column">
      <style:table-column-properties style:column-width="0.25in" style:rel-column-width="20749*"/>
    </style:style>
    <style:style style:name="Table47.D" style:family="table-column">
      <style:table-column-properties style:column-width="0.1646in" style:rel-column-width="13662*"/>
    </style:style>
    <style:style style:name="Table47.1" style:family="table-row">
      <style:table-row-properties style:min-row-height="0.3125in"/>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E" style:family="table-column">
      <style:table-column-properties style:column-width="2.5965in" style:rel-column-width="24575*"/>
    </style:style>
    <style:style style:name="Table48.F" style:family="table-column">
      <style:table-column-properties style:column-width="0.866in" style:rel-column-width="8196*"/>
    </style:style>
    <style:style style:name="Table48.A1" style:family="table-cell">
      <style:table-cell-properties fo:padding="0.0382in" fo:border-left="0.05pt solid #000000" fo:border-right="none" fo:border-top="0.05pt solid #000000" fo:border-bottom="0.05pt solid #000000"/>
    </style:style>
    <style:style style:name="Table48.F1" style:family="table-cell">
      <style:table-cell-properties fo:padding="0.0382in" fo:border="0.05pt solid #000000"/>
    </style:style>
    <style:style style:name="Table49" style:family="table">
      <style:table-properties style:width="0.7889in" table:align="margins"/>
    </style:style>
    <style:style style:name="Table49.A" style:family="table-column">
      <style:table-column-properties style:column-width="0.1875in" style:rel-column-width="15562*"/>
    </style:style>
    <style:style style:name="Table49.B" style:family="table-column">
      <style:table-column-properties style:column-width="0.25in" style:rel-column-width="20749*"/>
    </style:style>
    <style:style style:name="Table49.D" style:family="table-column">
      <style:table-column-properties style:column-width="0.1646in" style:rel-column-width="13662*"/>
    </style:style>
    <style:style style:name="Table49.1" style:family="table-row">
      <style:table-row-properties style:min-row-height="0.3125in"/>
    </style:style>
    <style:style style:name="Table49.A1" style:family="table-cell">
      <style:table-cell-properties fo:padding="0.0382in" fo:border-left="0.05pt solid #000000" fo:border-right="none" fo:border-top="0.05pt solid #000000" fo:border-bottom="0.05pt solid #000000"/>
    </style:style>
    <style:style style:name="Table49.D1" style:family="table-cell">
      <style:table-cell-properties fo:padding="0.0382in" fo:border="0.05pt solid #000000"/>
    </style:style>
    <style:style style:name="Table50" style:family="table">
      <style:table-properties style:width="0.7896in" table:align="margins"/>
    </style:style>
    <style:style style:name="Table50.A" style:family="table-column">
      <style:table-column-properties style:column-width="0.3944in" style:rel-column-width="32767*"/>
    </style:style>
    <style:style style:name="Table50.B" style:family="table-column">
      <style:table-column-properties style:column-width="0.3951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0.7889in" table:align="margins"/>
    </style:style>
    <style:style style:name="Table51.A" style:family="table-column">
      <style:table-column-properties style:column-width="0.3944in" style:rel-column-width="32767*"/>
    </style:style>
    <style:style style:name="Table51.B" style:family="table-column">
      <style:table-column-properties style:column-width="0.394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5pt solid #000000" fo:border-right="none" fo:border-top="0.05pt solid #000000" fo:border-bottom="0.05pt solid #000000"/>
    </style:style>
    <style:style style:name="Table52.H1" style:family="table-cell">
      <style:table-cell-properties fo:padding="0.0382in" fo:border="0.05pt solid #000000"/>
    </style:style>
    <style:style style:name="Table53" style:family="table">
      <style:table-properties style:width="0.7889in" table:align="margins"/>
    </style:style>
    <style:style style:name="Table53.A" style:family="table-column">
      <style:table-column-properties style:column-width="0.1875in" style:rel-column-width="15562*"/>
    </style:style>
    <style:style style:name="Table53.B" style:family="table-column">
      <style:table-column-properties style:column-width="0.25in" style:rel-column-width="20749*"/>
    </style:style>
    <style:style style:name="Table53.D" style:family="table-column">
      <style:table-column-properties style:column-width="0.1646in" style:rel-column-width="13662*"/>
    </style:style>
    <style:style style:name="Table53.1" style:family="table-row">
      <style:table-row-properties style:min-row-height="0.3125in"/>
    </style:style>
    <style:style style:name="Table53.A1" style:family="table-cell">
      <style:table-cell-properties fo:padding="0.0382in" fo:border-left="0.05pt solid #000000" fo:border-right="none" fo:border-top="0.05pt solid #000000" fo:border-bottom="0.05pt solid #000000"/>
    </style:style>
    <style:style style:name="Table53.D1" style:family="table-cell">
      <style:table-cell-properties fo:padding="0.0382in" fo:border="0.05pt solid #000000"/>
    </style:style>
    <style:style style:name="Table54" style:family="table">
      <style:table-properties style:width="0.7896in" table:align="margins"/>
    </style:style>
    <style:style style:name="Table54.A" style:family="table-column">
      <style:table-column-properties style:column-width="0.3944in" style:rel-column-width="32767*"/>
    </style:style>
    <style:style style:name="Table54.B" style:family="table-column">
      <style:table-column-properties style:column-width="0.3951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5" style:family="table">
      <style:table-properties style:width="0.7889in" table:align="margins"/>
    </style:style>
    <style:style style:name="Table55.A" style:family="table-column">
      <style:table-column-properties style:column-width="0.3944in" style:rel-column-width="32767*"/>
    </style:style>
    <style:style style:name="Table55.B" style:family="table-column">
      <style:table-column-properties style:column-width="0.394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5pt solid #000000" fo:border-right="none" fo:border-top="0.05pt solid #000000" fo:border-bottom="0.05pt solid #000000"/>
    </style:style>
    <style:style style:name="Table56.H1" style:family="table-cell">
      <style:table-cell-properties fo:padding="0.0382in" fo:border="0.05pt solid #000000"/>
    </style:style>
    <style:style style:name="Table57" style:family="table">
      <style:table-properties style:width="0.7889in" table:align="margins"/>
    </style:style>
    <style:style style:name="Table57.A" style:family="table-column">
      <style:table-column-properties style:column-width="0.1875in" style:rel-column-width="15562*"/>
    </style:style>
    <style:style style:name="Table57.B" style:family="table-column">
      <style:table-column-properties style:column-width="0.25in" style:rel-column-width="20749*"/>
    </style:style>
    <style:style style:name="Table57.D" style:family="table-column">
      <style:table-column-properties style:column-width="0.1646in" style:rel-column-width="13662*"/>
    </style:style>
    <style:style style:name="Table57.1" style:family="table-row">
      <style:table-row-properties style:min-row-height="0.3125in"/>
    </style:style>
    <style:style style:name="Table57.A1" style:family="table-cell">
      <style:table-cell-properties fo:padding="0.0382in" fo:border-left="0.05pt solid #000000" fo:border-right="none" fo:border-top="0.05pt solid #000000" fo:border-bottom="0.05pt solid #000000"/>
    </style:style>
    <style:style style:name="Table57.D1" style:family="table-cell">
      <style:table-cell-properties fo:padding="0.0382in" fo:border="0.05pt solid #000000"/>
    </style:style>
    <style:style style:name="Table58" style:family="table">
      <style:table-properties style:width="0.7896in" table:align="margins"/>
    </style:style>
    <style:style style:name="Table58.A" style:family="table-column">
      <style:table-column-properties style:column-width="0.3944in" style:rel-column-width="32767*"/>
    </style:style>
    <style:style style:name="Table58.B" style:family="table-column">
      <style:table-column-properties style:column-width="0.3951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9" style:family="table">
      <style:table-properties style:width="0.7889in" table:align="margins"/>
    </style:style>
    <style:style style:name="Table59.A" style:family="table-column">
      <style:table-column-properties style:column-width="0.3944in" style:rel-column-width="32767*"/>
    </style:style>
    <style:style style:name="Table59.B" style:family="table-column">
      <style:table-column-properties style:column-width="0.3944in" style:rel-column-width="32768*"/>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padding="0.0382in" fo:border-left="0.05pt solid #000000" fo:border-right="none" fo:border-top="0.05pt solid #000000" fo:border-bottom="0.05pt solid #000000"/>
    </style:style>
    <style:style style:name="Table60.H1" style:family="table-cell">
      <style:table-cell-properties fo:padding="0.0382in" fo:border="0.05pt solid #000000"/>
    </style:style>
    <style:style style:name="Table61" style:family="table">
      <style:table-properties style:width="0.7889in" table:align="margins"/>
    </style:style>
    <style:style style:name="Table61.A" style:family="table-column">
      <style:table-column-properties style:column-width="0.1875in" style:rel-column-width="15562*"/>
    </style:style>
    <style:style style:name="Table61.B" style:family="table-column">
      <style:table-column-properties style:column-width="0.25in" style:rel-column-width="20749*"/>
    </style:style>
    <style:style style:name="Table61.D" style:family="table-column">
      <style:table-column-properties style:column-width="0.1646in" style:rel-column-width="13662*"/>
    </style:style>
    <style:style style:name="Table61.1" style:family="table-row">
      <style:table-row-properties style:min-row-height="0.3125in"/>
    </style:style>
    <style:style style:name="Table61.A1" style:family="table-cell">
      <style:table-cell-properties fo:padding="0.0382in" fo:border-left="0.05pt solid #000000" fo:border-right="none" fo:border-top="0.05pt solid #000000" fo:border-bottom="0.05pt solid #000000"/>
    </style:style>
    <style:style style:name="Table61.D1" style:family="table-cell">
      <style:table-cell-properties fo:padding="0.0382in" fo:border="0.05pt solid #000000"/>
    </style:style>
    <style:style style:name="Table62" style:family="table">
      <style:table-properties style:width="0.7896in" table:align="margins"/>
    </style:style>
    <style:style style:name="Table62.A" style:family="table-column">
      <style:table-column-properties style:column-width="0.3944in" style:rel-column-width="32767*"/>
    </style:style>
    <style:style style:name="Table62.B" style:family="table-column">
      <style:table-column-properties style:column-width="0.3951in" style:rel-column-width="32768*"/>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padding="0.0382in" fo:border-left="0.05pt solid #000000" fo:border-right="none" fo:border-top="0.05pt solid #000000" fo:border-bottom="0.05pt solid #000000"/>
    </style:style>
    <style:style style:name="Table63.H1" style:family="table-cell">
      <style:table-cell-properties fo:padding="0.0382in" fo:border="0.05pt solid #000000"/>
    </style:style>
    <style:style style:name="Table64" style:family="table">
      <style:table-properties style:width="0.7889in" table:align="margins"/>
    </style:style>
    <style:style style:name="Table64.A" style:family="table-column">
      <style:table-column-properties style:column-width="0.1875in" style:rel-column-width="15562*"/>
    </style:style>
    <style:style style:name="Table64.B" style:family="table-column">
      <style:table-column-properties style:column-width="0.25in" style:rel-column-width="20749*"/>
    </style:style>
    <style:style style:name="Table64.D" style:family="table-column">
      <style:table-column-properties style:column-width="0.1646in" style:rel-column-width="13662*"/>
    </style:style>
    <style:style style:name="Table64.1" style:family="table-row">
      <style:table-row-properties style:min-row-height="0.3125in"/>
    </style:style>
    <style:style style:name="Table64.A1" style:family="table-cell">
      <style:table-cell-properties fo:padding="0.0382in" fo:border-left="0.05pt solid #000000" fo:border-right="none" fo:border-top="0.05pt solid #000000" fo:border-bottom="0.05pt solid #000000"/>
    </style:style>
    <style:style style:name="Table64.D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E" style:family="table-column">
      <style:table-column-properties style:column-width="2.5965in" style:rel-column-width="24575*"/>
    </style:style>
    <style:style style:name="Table65.F" style:family="table-column">
      <style:table-column-properties style:column-width="0.866in" style:rel-column-width="8196*"/>
    </style:style>
    <style:style style:name="Table65.A1" style:family="table-cell">
      <style:table-cell-properties fo:padding="0.0382in" fo:border-left="0.05pt solid #000000" fo:border-right="none" fo:border-top="0.05pt solid #000000" fo:border-bottom="0.05pt solid #000000"/>
    </style:style>
    <style:style style:name="Table65.F1" style:family="table-cell">
      <style:table-cell-properties fo:padding="0.0382in" fo:border="0.05pt solid #000000"/>
    </style:style>
    <style:style style:name="Table66" style:family="table">
      <style:table-properties style:width="0.7889in" table:align="margins"/>
    </style:style>
    <style:style style:name="Table66.A" style:family="table-column">
      <style:table-column-properties style:column-width="0.1875in" style:rel-column-width="15562*"/>
    </style:style>
    <style:style style:name="Table66.B" style:family="table-column">
      <style:table-column-properties style:column-width="0.25in" style:rel-column-width="20749*"/>
    </style:style>
    <style:style style:name="Table66.D" style:family="table-column">
      <style:table-column-properties style:column-width="0.1646in" style:rel-column-width="13662*"/>
    </style:style>
    <style:style style:name="Table66.1" style:family="table-row">
      <style:table-row-properties style:min-row-height="0.3125in"/>
    </style:style>
    <style:style style:name="Table66.A1" style:family="table-cell">
      <style:table-cell-properties fo:padding="0.0382in" fo:border-left="0.05pt solid #000000" fo:border-right="none" fo:border-top="0.05pt solid #000000" fo:border-bottom="0.05pt solid #000000"/>
    </style:style>
    <style:style style:name="Table66.D1" style:family="table-cell">
      <style:table-cell-properties fo:padding="0.0382in" fo:border="0.05pt solid #000000"/>
    </style:style>
    <style:style style:name="Table67" style:family="table">
      <style:table-properties style:width="0.7896in" table:align="margins"/>
    </style:style>
    <style:style style:name="Table67.A" style:family="table-column">
      <style:table-column-properties style:column-width="0.3944in" style:rel-column-width="32767*"/>
    </style:style>
    <style:style style:name="Table67.B" style:family="table-column">
      <style:table-column-properties style:column-width="0.3951in" style:rel-column-width="32768*"/>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0.7889in" table:align="margins"/>
    </style:style>
    <style:style style:name="Table68.A" style:family="table-column">
      <style:table-column-properties style:column-width="0.3944in" style:rel-column-width="32767*"/>
    </style:style>
    <style:style style:name="Table68.B" style:family="table-column">
      <style:table-column-properties style:column-width="0.3944in" style:rel-column-width="32768*"/>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E" style:family="table-column">
      <style:table-column-properties style:column-width="2.5965in" style:rel-column-width="24575*"/>
    </style:style>
    <style:style style:name="Table70.F" style:family="table-column">
      <style:table-column-properties style:column-width="0.866in" style:rel-column-width="8196*"/>
    </style:style>
    <style:style style:name="Table70.A1" style:family="table-cell">
      <style:table-cell-properties fo:padding="0.0382in" fo:border-left="0.05pt solid #000000" fo:border-right="none" fo:border-top="0.05pt solid #000000" fo:border-bottom="0.05pt solid #000000"/>
    </style:style>
    <style:style style:name="Table70.F1" style:family="table-cell">
      <style:table-cell-properties fo:padding="0.0382in" fo:border="0.05pt solid #000000"/>
    </style:style>
    <style:style style:name="Table71" style:family="table">
      <style:table-properties style:width="0.7889in" table:align="margins"/>
    </style:style>
    <style:style style:name="Table71.A" style:family="table-column">
      <style:table-column-properties style:column-width="0.1875in" style:rel-column-width="15562*"/>
    </style:style>
    <style:style style:name="Table71.B" style:family="table-column">
      <style:table-column-properties style:column-width="0.25in" style:rel-column-width="20749*"/>
    </style:style>
    <style:style style:name="Table71.D" style:family="table-column">
      <style:table-column-properties style:column-width="0.1646in" style:rel-column-width="13662*"/>
    </style:style>
    <style:style style:name="Table71.1" style:family="table-row">
      <style:table-row-properties style:min-row-height="0.3125in"/>
    </style:style>
    <style:style style:name="Table71.A1" style:family="table-cell">
      <style:table-cell-properties fo:padding="0.0382in" fo:border-left="0.05pt solid #000000" fo:border-right="none" fo:border-top="0.05pt solid #000000" fo:border-bottom="0.05pt solid #000000"/>
    </style:style>
    <style:style style:name="Table71.D1" style:family="table-cell">
      <style:table-cell-properties fo:padding="0.0382in" fo:border="0.05pt solid #000000"/>
    </style:style>
    <style:style style:name="Table72" style:family="table">
      <style:table-properties style:width="0.7896in" table:align="margins"/>
    </style:style>
    <style:style style:name="Table72.A" style:family="table-column">
      <style:table-column-properties style:column-width="0.3944in" style:rel-column-width="32767*"/>
    </style:style>
    <style:style style:name="Table72.B" style:family="table-column">
      <style:table-column-properties style:column-width="0.3951in" style:rel-column-width="32768*"/>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3" style:family="table">
      <style:table-properties style:width="0.7889in" table:align="margins"/>
    </style:style>
    <style:style style:name="Table73.A" style:family="table-column">
      <style:table-column-properties style:column-width="0.3944in" style:rel-column-width="32767*"/>
    </style:style>
    <style:style style:name="Table73.B" style:family="table-column">
      <style:table-column-properties style:column-width="0.3944in" style:rel-column-width="32768*"/>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E" style:family="table-column">
      <style:table-column-properties style:column-width="2.5965in" style:rel-column-width="24575*"/>
    </style:style>
    <style:style style:name="Table76.F" style:family="table-column">
      <style:table-column-properties style:column-width="0.866in" style:rel-column-width="8196*"/>
    </style:style>
    <style:style style:name="Table76.A1" style:family="table-cell">
      <style:table-cell-properties fo:padding="0.0382in" fo:border-left="0.05pt solid #000000" fo:border-right="none" fo:border-top="0.05pt solid #000000" fo:border-bottom="0.05pt solid #000000"/>
    </style:style>
    <style:style style:name="Table76.F1" style:family="table-cell">
      <style:table-cell-properties fo:padding="0.0382in" fo:border="0.05pt solid #000000"/>
    </style:style>
    <style:style style:name="Table77" style:family="table">
      <style:table-properties style:width="0.7889in" table:align="margins"/>
    </style:style>
    <style:style style:name="Table77.A" style:family="table-column">
      <style:table-column-properties style:column-width="0.1875in" style:rel-column-width="15562*"/>
    </style:style>
    <style:style style:name="Table77.B" style:family="table-column">
      <style:table-column-properties style:column-width="0.25in" style:rel-column-width="20749*"/>
    </style:style>
    <style:style style:name="Table77.D" style:family="table-column">
      <style:table-column-properties style:column-width="0.1646in" style:rel-column-width="13662*"/>
    </style:style>
    <style:style style:name="Table77.1" style:family="table-row">
      <style:table-row-properties style:min-row-height="0.3125in"/>
    </style:style>
    <style:style style:name="Table77.A1" style:family="table-cell">
      <style:table-cell-properties fo:padding="0.0382in" fo:border-left="0.05pt solid #000000" fo:border-right="none" fo:border-top="0.05pt solid #000000" fo:border-bottom="0.05pt solid #000000"/>
    </style:style>
    <style:style style:name="Table77.D1" style:family="table-cell">
      <style:table-cell-properties fo:padding="0.0382in" fo:border="0.05pt solid #000000"/>
    </style:style>
    <style:style style:name="Table78" style:family="table">
      <style:table-properties style:width="0.7896in" table:align="margins"/>
    </style:style>
    <style:style style:name="Table78.A" style:family="table-column">
      <style:table-column-properties style:column-width="0.3944in" style:rel-column-width="32767*"/>
    </style:style>
    <style:style style:name="Table78.B" style:family="table-column">
      <style:table-column-properties style:column-width="0.3951in" style:rel-column-width="32768*"/>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9" style:family="table">
      <style:table-properties style:width="0.7889in" table:align="margins"/>
    </style:style>
    <style:style style:name="Table79.A" style:family="table-column">
      <style:table-column-properties style:column-width="0.3944in" style:rel-column-width="32767*"/>
    </style:style>
    <style:style style:name="Table79.B" style:family="table-column">
      <style:table-column-properties style:column-width="0.3944in" style:rel-column-width="32768*"/>
    </style:style>
    <style:style style:name="Table79.A1" style:family="table-cell">
      <style:table-cell-properties fo:padding="0.0382in" fo:border-left="0.05pt solid #000000" fo:border-right="none" fo:border-top="0.05pt solid #000000" fo:border-bottom="0.05pt solid #000000"/>
    </style:style>
    <style:style style:name="Table79.B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E" style:family="table-column">
      <style:table-column-properties style:column-width="2.5965in" style:rel-column-width="24575*"/>
    </style:style>
    <style:style style:name="Table81.F" style:family="table-column">
      <style:table-column-properties style:column-width="0.866in" style:rel-column-width="8196*"/>
    </style:style>
    <style:style style:name="Table81.A1" style:family="table-cell">
      <style:table-cell-properties fo:padding="0.0382in" fo:border-left="0.05pt solid #000000" fo:border-right="none" fo:border-top="0.05pt solid #000000" fo:border-bottom="0.05pt solid #000000"/>
    </style:style>
    <style:style style:name="Table81.F1" style:family="table-cell">
      <style:table-cell-properties fo:padding="0.0382in" fo:border="0.05pt solid #000000"/>
    </style:style>
    <style:style style:name="Table82" style:family="table">
      <style:table-properties style:width="0.7889in" table:align="margins"/>
    </style:style>
    <style:style style:name="Table82.A" style:family="table-column">
      <style:table-column-properties style:column-width="0.1875in" style:rel-column-width="15562*"/>
    </style:style>
    <style:style style:name="Table82.B" style:family="table-column">
      <style:table-column-properties style:column-width="0.25in" style:rel-column-width="20749*"/>
    </style:style>
    <style:style style:name="Table82.D" style:family="table-column">
      <style:table-column-properties style:column-width="0.1646in" style:rel-column-width="13662*"/>
    </style:style>
    <style:style style:name="Table82.1" style:family="table-row">
      <style:table-row-properties style:min-row-height="0.3125in"/>
    </style:style>
    <style:style style:name="Table82.A1" style:family="table-cell">
      <style:table-cell-properties fo:padding="0.0382in" fo:border-left="0.05pt solid #000000" fo:border-right="none" fo:border-top="0.05pt solid #000000" fo:border-bottom="0.05pt solid #000000"/>
    </style:style>
    <style:style style:name="Table82.D1" style:family="table-cell">
      <style:table-cell-properties fo:padding="0.0382in" fo:border="0.05pt solid #000000"/>
    </style:style>
    <style:style style:name="Table83" style:family="table">
      <style:table-properties style:width="0.7896in" table:align="margins"/>
    </style:style>
    <style:style style:name="Table83.A" style:family="table-column">
      <style:table-column-properties style:column-width="0.3944in" style:rel-column-width="32767*"/>
    </style:style>
    <style:style style:name="Table83.B" style:family="table-column">
      <style:table-column-properties style:column-width="0.3951in" style:rel-column-width="32768*"/>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4" style:family="table">
      <style:table-properties style:width="0.7889in" table:align="margins"/>
    </style:style>
    <style:style style:name="Table84.A" style:family="table-column">
      <style:table-column-properties style:column-width="0.3944in" style:rel-column-width="32767*"/>
    </style:style>
    <style:style style:name="Table84.B" style:family="table-column">
      <style:table-column-properties style:column-width="0.3944in" style:rel-column-width="32768*"/>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E" style:family="table-column">
      <style:table-column-properties style:column-width="2.5965in" style:rel-column-width="24575*"/>
    </style:style>
    <style:style style:name="Table86.F" style:family="table-column">
      <style:table-column-properties style:column-width="0.866in" style:rel-column-width="8196*"/>
    </style:style>
    <style:style style:name="Table86.A1" style:family="table-cell">
      <style:table-cell-properties fo:padding="0.0382in" fo:border-left="0.05pt solid #000000" fo:border-right="none" fo:border-top="0.05pt solid #000000" fo:border-bottom="0.05pt solid #000000"/>
    </style:style>
    <style:style style:name="Table86.F1" style:family="table-cell">
      <style:table-cell-properties fo:padding="0.0382in" fo:border="0.05pt solid #000000"/>
    </style:style>
    <style:style style:name="Table87" style:family="table">
      <style:table-properties style:width="0.7889in" table:align="margins"/>
    </style:style>
    <style:style style:name="Table87.A" style:family="table-column">
      <style:table-column-properties style:column-width="0.1875in" style:rel-column-width="15562*"/>
    </style:style>
    <style:style style:name="Table87.B" style:family="table-column">
      <style:table-column-properties style:column-width="0.25in" style:rel-column-width="20749*"/>
    </style:style>
    <style:style style:name="Table87.D" style:family="table-column">
      <style:table-column-properties style:column-width="0.1646in" style:rel-column-width="13662*"/>
    </style:style>
    <style:style style:name="Table87.1" style:family="table-row">
      <style:table-row-properties style:min-row-height="0.3125in"/>
    </style:style>
    <style:style style:name="Table87.A1" style:family="table-cell">
      <style:table-cell-properties fo:padding="0.0382in" fo:border-left="0.05pt solid #000000" fo:border-right="none" fo:border-top="0.05pt solid #000000" fo:border-bottom="0.05pt solid #000000"/>
    </style:style>
    <style:style style:name="Table87.D1" style:family="table-cell">
      <style:table-cell-properties fo:padding="0.0382in" fo:border="0.05pt solid #000000"/>
    </style:style>
    <style:style style:name="Table88" style:family="table">
      <style:table-properties style:width="0.7896in" table:align="margins"/>
    </style:style>
    <style:style style:name="Table88.A" style:family="table-column">
      <style:table-column-properties style:column-width="0.3944in" style:rel-column-width="32767*"/>
    </style:style>
    <style:style style:name="Table88.B" style:family="table-column">
      <style:table-column-properties style:column-width="0.3951in" style:rel-column-width="32768*"/>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9" style:family="table">
      <style:table-properties style:width="0.7889in" table:align="margins"/>
    </style:style>
    <style:style style:name="Table89.A" style:family="table-column">
      <style:table-column-properties style:column-width="0.3944in" style:rel-column-width="32767*"/>
    </style:style>
    <style:style style:name="Table89.B" style:family="table-column">
      <style:table-column-properties style:column-width="0.3944in" style:rel-column-width="32768*"/>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1" style:family="table-row">
      <style:table-row-properties style:min-row-height="0.3125in"/>
    </style:style>
    <style:style style:name="Table90.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0.8653in" style:rel-column-width="8191*"/>
    </style:style>
    <style:style style:name="Table118.E" style:family="table-column">
      <style:table-column-properties style:column-width="2.5965in" style:rel-column-width="24575*"/>
    </style:style>
    <style:style style:name="Table118.F" style:family="table-column">
      <style:table-column-properties style:column-width="0.866in" style:rel-column-width="8196*"/>
    </style:style>
    <style:style style:name="Table118.A1" style:family="table-cell">
      <style:table-cell-properties fo:padding="0.0382in" fo:border-left="0.05pt solid #000000" fo:border-right="none" fo:border-top="0.05pt solid #000000" fo:border-bottom="0.05pt solid #000000"/>
    </style:style>
    <style:style style:name="Table118.F1" style:family="table-cell">
      <style:table-cell-properties fo:padding="0.0382in" fo:border="0.05pt solid #000000"/>
    </style:style>
    <style:style style:name="Table119" style:family="table">
      <style:table-properties style:width="0.7889in" table:align="margins"/>
    </style:style>
    <style:style style:name="Table119.A" style:family="table-column">
      <style:table-column-properties style:column-width="0.1875in" style:rel-column-width="15562*"/>
    </style:style>
    <style:style style:name="Table119.B" style:family="table-column">
      <style:table-column-properties style:column-width="0.25in" style:rel-column-width="20749*"/>
    </style:style>
    <style:style style:name="Table119.D" style:family="table-column">
      <style:table-column-properties style:column-width="0.1646in" style:rel-column-width="13662*"/>
    </style:style>
    <style:style style:name="Table119.1" style:family="table-row">
      <style:table-row-properties style:min-row-height="0.3125in"/>
    </style:style>
    <style:style style:name="Table119.A1" style:family="table-cell">
      <style:table-cell-properties fo:padding="0.0382in" fo:border-left="0.05pt solid #000000" fo:border-right="none" fo:border-top="0.05pt solid #000000" fo:border-bottom="0.05pt solid #000000"/>
    </style:style>
    <style:style style:name="Table119.D1" style:family="table-cell">
      <style:table-cell-properties fo:padding="0.0382in" fo:border="0.05pt solid #000000"/>
    </style:style>
    <style:style style:name="Table120" style:family="table">
      <style:table-properties style:width="0.7896in" table:align="margins"/>
    </style:style>
    <style:style style:name="Table120.A" style:family="table-column">
      <style:table-column-properties style:column-width="0.3944in" style:rel-column-width="32767*"/>
    </style:style>
    <style:style style:name="Table120.B" style:family="table-column">
      <style:table-column-properties style:column-width="0.3951in" style:rel-column-width="32768*"/>
    </style:style>
    <style:style style:name="Table120.A1" style:family="table-cell">
      <style:table-cell-properties fo:padding="0.0382in" fo:border-left="0.05pt solid #000000" fo:border-right="none" fo:border-top="0.05pt solid #000000" fo:border-bottom="0.05pt solid #000000"/>
    </style:style>
    <style:style style:name="Table120.B1" style:family="table-cell">
      <style:table-cell-properties fo:padding="0.0382in" fo:border="0.05pt solid #000000"/>
    </style:style>
    <style:style style:name="Table121" style:family="table">
      <style:table-properties style:width="0.7889in" table:align="margins"/>
    </style:style>
    <style:style style:name="Table121.A" style:family="table-column">
      <style:table-column-properties style:column-width="0.3944in" style:rel-column-width="32767*"/>
    </style:style>
    <style:style style:name="Table121.B" style:family="table-column">
      <style:table-column-properties style:column-width="0.3944in" style:rel-column-width="32768*"/>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0.8653in" style:rel-column-width="8191*"/>
    </style:style>
    <style:style style:name="Table122.E" style:family="table-column">
      <style:table-column-properties style:column-width="2.5965in" style:rel-column-width="24575*"/>
    </style:style>
    <style:style style:name="Table122.F" style:family="table-column">
      <style:table-column-properties style:column-width="0.866in" style:rel-column-width="8196*"/>
    </style:style>
    <style:style style:name="Table122.A1" style:family="table-cell">
      <style:table-cell-properties fo:padding="0.0382in" fo:border-left="0.05pt solid #000000" fo:border-right="none" fo:border-top="0.05pt solid #000000" fo:border-bottom="0.05pt solid #000000"/>
    </style:style>
    <style:style style:name="Table122.F1" style:family="table-cell">
      <style:table-cell-properties fo:padding="0.0382in" fo:border="0.05pt solid #000000"/>
    </style:style>
    <style:style style:name="Table123" style:family="table">
      <style:table-properties style:width="0.7889in" table:align="margins"/>
    </style:style>
    <style:style style:name="Table123.A" style:family="table-column">
      <style:table-column-properties style:column-width="0.1875in" style:rel-column-width="15562*"/>
    </style:style>
    <style:style style:name="Table123.B" style:family="table-column">
      <style:table-column-properties style:column-width="0.25in" style:rel-column-width="20749*"/>
    </style:style>
    <style:style style:name="Table123.D" style:family="table-column">
      <style:table-column-properties style:column-width="0.1646in" style:rel-column-width="13662*"/>
    </style:style>
    <style:style style:name="Table123.1" style:family="table-row">
      <style:table-row-properties style:min-row-height="0.3125in"/>
    </style:style>
    <style:style style:name="Table123.A1" style:family="table-cell">
      <style:table-cell-properties fo:padding="0.0382in" fo:border-left="0.05pt solid #000000" fo:border-right="none" fo:border-top="0.05pt solid #000000" fo:border-bottom="0.05pt solid #000000"/>
    </style:style>
    <style:style style:name="Table123.D1" style:family="table-cell">
      <style:table-cell-properties fo:padding="0.0382in" fo:border="0.05pt solid #000000"/>
    </style:style>
    <style:style style:name="Table124" style:family="table">
      <style:table-properties style:width="0.7896in" table:align="margins"/>
    </style:style>
    <style:style style:name="Table124.A" style:family="table-column">
      <style:table-column-properties style:column-width="0.3944in" style:rel-column-width="32767*"/>
    </style:style>
    <style:style style:name="Table124.B" style:family="table-column">
      <style:table-column-properties style:column-width="0.3951in" style:rel-column-width="32768*"/>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padding="0.0382in" fo:border="0.05pt solid #000000"/>
    </style:style>
    <style:style style:name="Table125" style:family="table">
      <style:table-properties style:width="0.7889in" table:align="margins"/>
    </style:style>
    <style:style style:name="Table125.A" style:family="table-column">
      <style:table-column-properties style:column-width="0.3944in" style:rel-column-width="32767*"/>
    </style:style>
    <style:style style:name="Table125.B" style:family="table-column">
      <style:table-column-properties style:column-width="0.3944in" style:rel-column-width="32768*"/>
    </style:style>
    <style:style style:name="Table125.A1" style:family="table-cell">
      <style:table-cell-properties fo:padding="0.0382in" fo:border-left="0.05pt solid #000000" fo:border-right="none" fo:border-top="0.05pt solid #000000" fo:border-bottom="0.05pt solid #000000"/>
    </style:style>
    <style:style style:name="Table125.B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0.8653in" style:rel-column-width="8191*"/>
    </style:style>
    <style:style style:name="Table126.E" style:family="table-column">
      <style:table-column-properties style:column-width="2.5965in" style:rel-column-width="24575*"/>
    </style:style>
    <style:style style:name="Table126.F" style:family="table-column">
      <style:table-column-properties style:column-width="0.866in" style:rel-column-width="8196*"/>
    </style:style>
    <style:style style:name="Table126.A1" style:family="table-cell">
      <style:table-cell-properties fo:padding="0.0382in" fo:border-left="0.05pt solid #000000" fo:border-right="none" fo:border-top="0.05pt solid #000000" fo:border-bottom="0.05pt solid #000000"/>
    </style:style>
    <style:style style:name="Table126.F1" style:family="table-cell">
      <style:table-cell-properties fo:padding="0.0382in" fo:border="0.05pt solid #000000"/>
    </style:style>
    <style:style style:name="Table127" style:family="table">
      <style:table-properties style:width="0.7889in" table:align="margins"/>
    </style:style>
    <style:style style:name="Table127.A" style:family="table-column">
      <style:table-column-properties style:column-width="0.1875in" style:rel-column-width="15562*"/>
    </style:style>
    <style:style style:name="Table127.B" style:family="table-column">
      <style:table-column-properties style:column-width="0.25in" style:rel-column-width="20749*"/>
    </style:style>
    <style:style style:name="Table127.D" style:family="table-column">
      <style:table-column-properties style:column-width="0.1646in" style:rel-column-width="13662*"/>
    </style:style>
    <style:style style:name="Table127.1" style:family="table-row">
      <style:table-row-properties style:min-row-height="0.3125in"/>
    </style:style>
    <style:style style:name="Table127.A1" style:family="table-cell">
      <style:table-cell-properties fo:padding="0.0382in" fo:border-left="0.05pt solid #000000" fo:border-right="none" fo:border-top="0.05pt solid #000000" fo:border-bottom="0.05pt solid #000000"/>
    </style:style>
    <style:style style:name="Table127.D1" style:family="table-cell">
      <style:table-cell-properties fo:padding="0.0382in" fo:border="0.05pt solid #000000"/>
    </style:style>
    <style:style style:name="Table128" style:family="table">
      <style:table-properties style:width="0.7896in" table:align="margins"/>
    </style:style>
    <style:style style:name="Table128.A" style:family="table-column">
      <style:table-column-properties style:column-width="0.3944in" style:rel-column-width="32767*"/>
    </style:style>
    <style:style style:name="Table128.B" style:family="table-column">
      <style:table-column-properties style:column-width="0.3951in" style:rel-column-width="32768*"/>
    </style:style>
    <style:style style:name="Table128.A1" style:family="table-cell">
      <style:table-cell-properties fo:padding="0.0382in" fo:border-left="0.05pt solid #000000" fo:border-right="none" fo:border-top="0.05pt solid #000000" fo:border-bottom="0.05pt solid #000000"/>
    </style:style>
    <style:style style:name="Table128.B1" style:family="table-cell">
      <style:table-cell-properties fo:padding="0.0382in" fo:border="0.05pt solid #000000"/>
    </style:style>
    <style:style style:name="Table129" style:family="table">
      <style:table-properties style:width="0.7889in" table:align="margins"/>
    </style:style>
    <style:style style:name="Table129.A" style:family="table-column">
      <style:table-column-properties style:column-width="0.3944in" style:rel-column-width="32767*"/>
    </style:style>
    <style:style style:name="Table129.B" style:family="table-column">
      <style:table-column-properties style:column-width="0.3944in" style:rel-column-width="32768*"/>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0.8653in" style:rel-column-width="8191*"/>
    </style:style>
    <style:style style:name="Table131.E" style:family="table-column">
      <style:table-column-properties style:column-width="2.5965in" style:rel-column-width="24575*"/>
    </style:style>
    <style:style style:name="Table131.F" style:family="table-column">
      <style:table-column-properties style:column-width="0.866in" style:rel-column-width="8196*"/>
    </style:style>
    <style:style style:name="Table131.A1" style:family="table-cell">
      <style:table-cell-properties fo:padding="0.0382in" fo:border-left="0.05pt solid #000000" fo:border-right="none" fo:border-top="0.05pt solid #000000" fo:border-bottom="0.05pt solid #000000"/>
    </style:style>
    <style:style style:name="Table131.F1" style:family="table-cell">
      <style:table-cell-properties fo:padding="0.0382in" fo:border="0.05pt solid #000000"/>
    </style:style>
    <style:style style:name="Table132" style:family="table">
      <style:table-properties style:width="0.7889in" table:align="margins"/>
    </style:style>
    <style:style style:name="Table132.A" style:family="table-column">
      <style:table-column-properties style:column-width="0.1875in" style:rel-column-width="15562*"/>
    </style:style>
    <style:style style:name="Table132.B" style:family="table-column">
      <style:table-column-properties style:column-width="0.25in" style:rel-column-width="20749*"/>
    </style:style>
    <style:style style:name="Table132.D" style:family="table-column">
      <style:table-column-properties style:column-width="0.1646in" style:rel-column-width="13662*"/>
    </style:style>
    <style:style style:name="Table132.1" style:family="table-row">
      <style:table-row-properties style:min-row-height="0.3125in"/>
    </style:style>
    <style:style style:name="Table132.A1" style:family="table-cell">
      <style:table-cell-properties fo:padding="0.0382in" fo:border-left="0.05pt solid #000000" fo:border-right="none" fo:border-top="0.05pt solid #000000" fo:border-bottom="0.05pt solid #000000"/>
    </style:style>
    <style:style style:name="Table132.D1" style:family="table-cell">
      <style:table-cell-properties fo:padding="0.0382in" fo:border="0.05pt solid #000000"/>
    </style:style>
    <style:style style:name="Table133" style:family="table">
      <style:table-properties style:width="0.7896in" table:align="margins"/>
    </style:style>
    <style:style style:name="Table133.A" style:family="table-column">
      <style:table-column-properties style:column-width="0.3944in" style:rel-column-width="32767*"/>
    </style:style>
    <style:style style:name="Table133.B" style:family="table-column">
      <style:table-column-properties style:column-width="0.3951in" style:rel-column-width="32768*"/>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padding="0.0382in" fo:border="0.05pt solid #000000"/>
    </style:style>
    <style:style style:name="Table134" style:family="table">
      <style:table-properties style:width="0.7889in" table:align="margins"/>
    </style:style>
    <style:style style:name="Table134.A" style:family="table-column">
      <style:table-column-properties style:column-width="0.3944in" style:rel-column-width="32767*"/>
    </style:style>
    <style:style style:name="Table134.B" style:family="table-column">
      <style:table-column-properties style:column-width="0.3944in" style:rel-column-width="32768*"/>
    </style:style>
    <style:style style:name="Table134.A1" style:family="table-cell">
      <style:table-cell-properties fo:padding="0.0382in" fo:border-left="0.05pt solid #000000" fo:border-right="none" fo:border-top="0.05pt solid #000000" fo:border-bottom="0.05pt solid #000000"/>
    </style:style>
    <style:style style:name="Table134.B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1.7313in" style:rel-column-width="16383*"/>
    </style:style>
    <style:style style:name="Table92.B" style:family="table-column">
      <style:table-column-properties style:column-width="1.7313in" style:rel-column-width="16385*"/>
    </style:style>
    <style:style style:name="Table92.C" style:family="table-column">
      <style:table-column-properties style:column-width="1.7313in" style:rel-column-width="16384*"/>
    </style:style>
    <style:style style:name="Table92.A1" style:family="table-cell">
      <style:table-cell-properties fo:padding="0.0382in" fo:border-left="0.05pt solid #000000" fo:border-right="none" fo:border-top="0.05pt solid #000000" fo:border-bottom="0.05pt solid #000000"/>
    </style:style>
    <style:style style:name="Table92.D1" style:family="table-cell">
      <style:table-cell-properties fo:padding="0.0382in" fo:border="0.05pt solid #000000"/>
    </style:style>
    <style:style style:name="Table116" style:family="table">
      <style:table-properties style:width="6.9271in" fo:margin-left="0in" table:align="left"/>
    </style:style>
    <style:style style:name="Table116.A" style:family="table-column">
      <style:table-column-properties style:column-width="2.3083in"/>
    </style:style>
    <style:style style:name="Table116.B" style:family="table-column">
      <style:table-column-properties style:column-width="3.5042in"/>
    </style:style>
    <style:style style:name="Table116.C" style:family="table-column">
      <style:table-column-properties style:column-width="1.1146in"/>
    </style:style>
    <style:style style:name="Table116.A1" style:family="table-cell">
      <style:table-cell-properties fo:padding="0.0382in" fo:border-left="0.05pt solid #000000" fo:border-right="none" fo:border-top="0.05pt solid #000000" fo:border-bottom="0.05pt solid #000000"/>
    </style:style>
    <style:style style:name="Table116.C1" style:family="table-cell">
      <style:table-cell-properties fo:padding="0.0382in" fo:border="0.05pt solid #000000"/>
    </style:style>
    <style:style style:name="Table93" style:family="table">
      <style:table-properties style:width="6.9271in" fo:margin-left="0in" table:align="left"/>
    </style:style>
    <style:style style:name="Table93.A" style:family="table-column">
      <style:table-column-properties style:column-width="1.7313in"/>
    </style:style>
    <style:style style:name="Table93.B" style:family="table-column">
      <style:table-column-properties style:column-width="2.3313in"/>
    </style:style>
    <style:style style:name="Table93.C" style:family="table-column">
      <style:table-column-properties style:column-width="2in"/>
    </style:style>
    <style:style style:name="Table93.D" style:family="table-column">
      <style:table-column-properties style:column-width="0.8646in"/>
    </style:style>
    <style:style style:name="Table93.A1" style:family="table-cell">
      <style:table-cell-properties fo:padding="0.0382in" fo:border-left="0.05pt solid #000000" fo:border-right="none" fo:border-top="0.05pt solid #000000" fo:border-bottom="0.05pt solid #000000"/>
    </style:style>
    <style:style style:name="Table93.D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D2" style:family="table-cell">
      <style:table-cell-properties fo:padding="0.0382in" fo:border-left="0.05pt solid #000000" fo:border-right="0.05pt solid #000000" fo:border-top="none" fo:border-bottom="0.05pt solid #000000"/>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A1" style:family="table-cell">
      <style:table-cell-properties fo:padding="0.0382in" fo:border-left="0.05pt solid #000000" fo:border-right="none" fo:border-top="0.05pt solid #000000" fo:border-bottom="0.05pt solid #000000"/>
    </style:style>
    <style:style style:name="Table94.B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95" style:family="table">
      <style:table-properties style:width="6.925in" table:align="margins"/>
    </style:style>
    <style:style style:name="Table95.A" style:family="table-column">
      <style:table-column-properties style:column-width="3.4625in" style:rel-column-width="32767*"/>
    </style:style>
    <style:style style:name="Table95.B" style:family="table-column">
      <style:table-column-properties style:column-width="3.4625in" style:rel-column-width="32768*"/>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140" style:family="table">
      <style:table-properties style:width="6.925in" table:align="margins"/>
    </style:style>
    <style:style style:name="Table140.A" style:family="table-column">
      <style:table-column-properties style:column-width="3.4625in" style:rel-column-width="32767*"/>
    </style:style>
    <style:style style:name="Table140.B" style:family="table-column">
      <style:table-column-properties style:column-width="3.4625in" style:rel-column-width="32768*"/>
    </style:style>
    <style:style style:name="Table140.A1" style:family="table-cell">
      <style:table-cell-properties fo:padding="0.0382in" fo:border-left="0.05pt solid #000000" fo:border-right="none" fo:border-top="0.05pt solid #000000" fo:border-bottom="0.05pt solid #000000"/>
    </style:style>
    <style:style style:name="Table140.B1" style:family="table-cell">
      <style:table-cell-properties fo:padding="0.0382in" fo:border="0.05pt solid #000000"/>
    </style:style>
    <style:style style:name="Table140.A2" style:family="table-cell">
      <style:table-cell-properties fo:padding="0.0382in" fo:border-left="0.05pt solid #000000" fo:border-right="none" fo:border-top="none" fo:border-bottom="0.05pt solid #000000"/>
    </style:style>
    <style:style style:name="Table140.B2" style:family="table-cell">
      <style:table-cell-properties fo:padding="0.0382in" fo:border-left="0.05pt solid #000000" fo:border-right="0.05pt solid #000000" fo:border-top="none" fo:border-bottom="0.05pt solid #000000"/>
    </style:style>
    <style:style style:name="Table141" style:family="table">
      <style:table-properties style:width="6.925in" table:align="margins"/>
    </style:style>
    <style:style style:name="Table141.A" style:family="table-column">
      <style:table-column-properties style:column-width="3.4625in" style:rel-column-width="32767*"/>
    </style:style>
    <style:style style:name="Table141.B" style:family="table-column">
      <style:table-column-properties style:column-width="3.4625in" style:rel-column-width="32768*"/>
    </style:style>
    <style:style style:name="Table141.A1" style:family="table-cell">
      <style:table-cell-properties fo:padding="0.0382in" fo:border-left="0.05pt solid #000000" fo:border-right="none" fo:border-top="0.05pt solid #000000" fo:border-bottom="0.05pt solid #000000"/>
    </style:style>
    <style:style style:name="Table141.B1" style:family="table-cell">
      <style:table-cell-properties fo:padding="0.0382in" fo:border="0.05pt solid #000000"/>
    </style:style>
    <style:style style:name="Table141.A2" style:family="table-cell">
      <style:table-cell-properties fo:padding="0.0382in" fo:border-left="0.05pt solid #000000" fo:border-right="none" fo:border-top="none" fo:border-bottom="0.05pt solid #000000"/>
    </style:style>
    <style:style style:name="Table141.B2" style:family="table-cell">
      <style:table-cell-properties fo:padding="0.0382in" fo:border-left="0.05pt solid #000000" fo:border-right="0.05pt solid #000000" fo:border-top="none" fo:border-bottom="0.05pt solid #000000"/>
    </style:style>
    <style:style style:name="Table146" style:family="table">
      <style:table-properties style:width="6.925in" table:align="margins"/>
    </style:style>
    <style:style style:name="Table146.A" style:family="table-column">
      <style:table-column-properties style:column-width="3.4625in" style:rel-column-width="32767*"/>
    </style:style>
    <style:style style:name="Table146.B" style:family="table-column">
      <style:table-column-properties style:column-width="3.4625in" style:rel-column-width="32768*"/>
    </style:style>
    <style:style style:name="Table146.A1" style:family="table-cell">
      <style:table-cell-properties fo:padding="0.0382in" fo:border-left="0.05pt solid #000000" fo:border-right="none" fo:border-top="0.05pt solid #000000" fo:border-bottom="0.05pt solid #000000"/>
    </style:style>
    <style:style style:name="Table146.B1" style:family="table-cell">
      <style:table-cell-properties fo:padding="0.0382in" fo:border="0.05pt solid #000000"/>
    </style:style>
    <style:style style:name="Table146.A2" style:family="table-cell">
      <style:table-cell-properties fo:padding="0.0382in" fo:border-left="0.05pt solid #000000" fo:border-right="none" fo:border-top="none" fo:border-bottom="0.05pt solid #000000"/>
    </style:style>
    <style:style style:name="Table146.B2" style:family="table-cell">
      <style:table-cell-properties fo:padding="0.0382in" fo:border-left="0.05pt solid #000000" fo:border-right="0.05pt solid #000000" fo:border-top="none" fo:border-bottom="0.05pt solid #000000"/>
    </style:style>
    <style:style style:name="Table147" style:family="table">
      <style:table-properties style:width="6.925in" table:align="margins"/>
    </style:style>
    <style:style style:name="Table147.A" style:family="table-column">
      <style:table-column-properties style:column-width="2.3083in" style:rel-column-width="21845*"/>
    </style:style>
    <style:style style:name="Table147.A1" style:family="table-cell">
      <style:table-cell-properties fo:padding="0.0382in" fo:border-left="0.05pt solid #000000" fo:border-right="none" fo:border-top="0.05pt solid #000000" fo:border-bottom="0.05pt solid #000000"/>
    </style:style>
    <style:style style:name="Table147.C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C2" style:family="table-cell">
      <style:table-cell-properties fo:padding="0.0382in" fo:border-left="0.05pt solid #000000" fo:border-right="0.05pt solid #000000" fo:border-top="none" fo:border-bottom="0.05pt solid #000000"/>
    </style:style>
    <style:style style:name="Table148" style:family="table">
      <style:table-properties style:width="6.925in" table:align="margins"/>
    </style:style>
    <style:style style:name="Table148.A" style:family="table-column">
      <style:table-column-properties style:column-width="2.3083in" style:rel-column-width="21845*"/>
    </style:style>
    <style:style style:name="Table148.A1" style:family="table-cell">
      <style:table-cell-properties fo:padding="0.0382in" fo:border-left="0.05pt solid #000000" fo:border-right="none" fo:border-top="0.05pt solid #000000" fo:border-bottom="0.05pt solid #000000"/>
    </style:style>
    <style:style style:name="Table148.C1" style:family="table-cell">
      <style:table-cell-properties fo:padding="0.0382in" fo:border="0.05pt solid #000000"/>
    </style:style>
    <style:style style:name="Table148.A2" style:family="table-cell">
      <style:table-cell-properties fo:padding="0.0382in" fo:border-left="0.05pt solid #000000" fo:border-right="none" fo:border-top="none" fo:border-bottom="0.05pt solid #000000"/>
    </style:style>
    <style:style style:name="Table148.C2" style:family="table-cell">
      <style:table-cell-properties fo:padding="0.0382in" fo:border-left="0.05pt solid #000000" fo:border-right="0.05pt solid #000000" fo:border-top="none" fo:border-bottom="0.05pt solid #000000"/>
    </style:style>
    <style:style style:name="Table96" style:family="table">
      <style:table-properties style:width="6.75in" table:align="left"/>
    </style:style>
    <style:style style:name="Table96.A" style:family="table-column">
      <style:table-column-properties style:column-width="1.2639in"/>
    </style:style>
    <style:style style:name="Table96.B" style:family="table-column">
      <style:table-column-properties style:column-width="2.3868in"/>
    </style:style>
    <style:style style:name="Table96.C" style:family="table-column">
      <style:table-column-properties style:column-width="0.7417in"/>
    </style:style>
    <style:style style:name="Table96.D" style:family="table-column">
      <style:table-column-properties style:column-width="0.6639in"/>
    </style:style>
    <style:style style:name="Table96.E" style:family="table-column">
      <style:table-column-properties style:column-width="0.5347in"/>
    </style:style>
    <style:style style:name="Table96.F" style:family="table-column">
      <style:table-column-properties style:column-width="1.159in"/>
    </style:style>
    <style:style style:name="Table96.A1" style:family="table-cell">
      <style:table-cell-properties fo:padding="0.0382in" fo:border-left="0.05pt solid #000000" fo:border-right="none" fo:border-top="0.05pt solid #000000" fo:border-bottom="0.05pt solid #000000"/>
    </style:style>
    <style:style style:name="Table96.F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F2" style:family="table-cell">
      <style:table-cell-properties fo:padding="0.0382in" fo:border-left="0.05pt solid #000000" fo:border-right="0.05pt solid #000000" fo:border-top="none" fo:border-bottom="0.05pt solid #000000"/>
    </style:style>
    <style:style style:name="Table117" style:family="table">
      <style:table-properties style:width="6.75in" table:align="left"/>
    </style:style>
    <style:style style:name="Table117.A" style:family="table-column">
      <style:table-column-properties style:column-width="1.2639in"/>
    </style:style>
    <style:style style:name="Table117.B" style:family="table-column">
      <style:table-column-properties style:column-width="2.3868in"/>
    </style:style>
    <style:style style:name="Table117.C" style:family="table-column">
      <style:table-column-properties style:column-width="0.7417in"/>
    </style:style>
    <style:style style:name="Table117.D" style:family="table-column">
      <style:table-column-properties style:column-width="0.6639in"/>
    </style:style>
    <style:style style:name="Table117.E" style:family="table-column">
      <style:table-column-properties style:column-width="0.5347in"/>
    </style:style>
    <style:style style:name="Table117.F" style:family="table-column">
      <style:table-column-properties style:column-width="1.159in"/>
    </style:style>
    <style:style style:name="Table117.A1" style:family="table-cell">
      <style:table-cell-properties fo:padding="0.0382in" fo:border-left="0.05pt solid #000000" fo:border-right="none" fo:border-top="0.05pt solid #000000" fo:border-bottom="0.05pt solid #000000"/>
    </style:style>
    <style:style style:name="Table117.F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F2" style:family="table-cell">
      <style:table-cell-properties fo:padding="0.0382in" fo:border-left="0.05pt solid #000000" fo:border-right="0.05pt solid #000000" fo:border-top="none" fo:border-bottom="0.05pt solid #000000"/>
    </style:style>
    <style:style style:name="Table117.12" style:family="table-row">
      <style:table-row-properties style:min-row-height="0.3083in"/>
    </style:style>
    <style:style style:name="Table137" style:family="table">
      <style:table-properties style:width="6.75in" table:align="left"/>
    </style:style>
    <style:style style:name="Table137.A" style:family="table-column">
      <style:table-column-properties style:column-width="1.2639in"/>
    </style:style>
    <style:style style:name="Table137.B" style:family="table-column">
      <style:table-column-properties style:column-width="2.3868in"/>
    </style:style>
    <style:style style:name="Table137.C" style:family="table-column">
      <style:table-column-properties style:column-width="0.7417in"/>
    </style:style>
    <style:style style:name="Table137.D" style:family="table-column">
      <style:table-column-properties style:column-width="0.6639in"/>
    </style:style>
    <style:style style:name="Table137.E" style:family="table-column">
      <style:table-column-properties style:column-width="0.5347in"/>
    </style:style>
    <style:style style:name="Table137.F" style:family="table-column">
      <style:table-column-properties style:column-width="1.159in"/>
    </style:style>
    <style:style style:name="Table137.A1" style:family="table-cell">
      <style:table-cell-properties fo:padding="0.0382in" fo:border-left="0.05pt solid #000000" fo:border-right="none" fo:border-top="0.05pt solid #000000" fo:border-bottom="0.05pt solid #000000"/>
    </style:style>
    <style:style style:name="Table137.F1" style:family="table-cell">
      <style:table-cell-properties fo:padding="0.0382in" fo:border="0.05pt solid #000000"/>
    </style:style>
    <style:style style:name="Table137.A2" style:family="table-cell">
      <style:table-cell-properties fo:padding="0.0382in" fo:border-left="0.05pt solid #000000" fo:border-right="none" fo:border-top="none" fo:border-bottom="0.05pt solid #000000"/>
    </style:style>
    <style:style style:name="Table137.F2" style:family="table-cell">
      <style:table-cell-properties fo:padding="0.0382in" fo:border-left="0.05pt solid #000000" fo:border-right="0.05pt solid #000000" fo:border-top="none" fo:border-bottom="0.05pt solid #000000"/>
    </style:style>
    <style:style style:name="Table138" style:family="table">
      <style:table-properties style:width="6.75in" table:align="left"/>
    </style:style>
    <style:style style:name="Table138.A" style:family="table-column">
      <style:table-column-properties style:column-width="1.2639in"/>
    </style:style>
    <style:style style:name="Table138.B" style:family="table-column">
      <style:table-column-properties style:column-width="2.3868in"/>
    </style:style>
    <style:style style:name="Table138.C" style:family="table-column">
      <style:table-column-properties style:column-width="0.7417in"/>
    </style:style>
    <style:style style:name="Table138.D" style:family="table-column">
      <style:table-column-properties style:column-width="0.6639in"/>
    </style:style>
    <style:style style:name="Table138.E" style:family="table-column">
      <style:table-column-properties style:column-width="0.5347in"/>
    </style:style>
    <style:style style:name="Table138.F" style:family="table-column">
      <style:table-column-properties style:column-width="1.159in"/>
    </style:style>
    <style:style style:name="Table138.A1" style:family="table-cell">
      <style:table-cell-properties fo:padding="0.0382in" fo:border-left="0.05pt solid #000000" fo:border-right="none" fo:border-top="0.05pt solid #000000" fo:border-bottom="0.05pt solid #000000"/>
    </style:style>
    <style:style style:name="Table138.F1" style:family="table-cell">
      <style:table-cell-properties fo:padding="0.0382in" fo:border="0.05pt solid #000000"/>
    </style:style>
    <style:style style:name="Table138.A2" style:family="table-cell">
      <style:table-cell-properties fo:padding="0.0382in" fo:border-left="0.05pt solid #000000" fo:border-right="none" fo:border-top="none" fo:border-bottom="0.05pt solid #000000"/>
    </style:style>
    <style:style style:name="Table138.F2" style:family="table-cell">
      <style:table-cell-properties fo:padding="0.0382in" fo:border-left="0.05pt solid #000000" fo:border-right="0.05pt solid #000000" fo:border-top="none" fo:border-bottom="0.05pt solid #000000"/>
    </style:style>
    <style:style style:name="Table139" style:family="table">
      <style:table-properties style:width="6.75in" table:align="left"/>
    </style:style>
    <style:style style:name="Table139.A" style:family="table-column">
      <style:table-column-properties style:column-width="1.2639in"/>
    </style:style>
    <style:style style:name="Table139.B" style:family="table-column">
      <style:table-column-properties style:column-width="2.3868in"/>
    </style:style>
    <style:style style:name="Table139.C" style:family="table-column">
      <style:table-column-properties style:column-width="0.7417in"/>
    </style:style>
    <style:style style:name="Table139.D" style:family="table-column">
      <style:table-column-properties style:column-width="0.6639in"/>
    </style:style>
    <style:style style:name="Table139.E" style:family="table-column">
      <style:table-column-properties style:column-width="0.5347in"/>
    </style:style>
    <style:style style:name="Table139.F" style:family="table-column">
      <style:table-column-properties style:column-width="1.159in"/>
    </style:style>
    <style:style style:name="Table139.A1" style:family="table-cell">
      <style:table-cell-properties fo:padding="0.0382in" fo:border-left="0.05pt solid #000000" fo:border-right="none" fo:border-top="0.05pt solid #000000" fo:border-bottom="0.05pt solid #000000"/>
    </style:style>
    <style:style style:name="Table139.F1" style:family="table-cell">
      <style:table-cell-properties fo:padding="0.0382in" fo:border="0.05pt solid #000000"/>
    </style:style>
    <style:style style:name="Table139.A2" style:family="table-cell">
      <style:table-cell-properties fo:padding="0.0382in" fo:border-left="0.05pt solid #000000" fo:border-right="none" fo:border-top="none" fo:border-bottom="0.05pt solid #000000"/>
    </style:style>
    <style:style style:name="Table139.F2" style:family="table-cell">
      <style:table-cell-properties fo:padding="0.0382in" fo:border-left="0.05pt solid #000000" fo:border-right="0.05pt solid #000000" fo:border-top="none" fo:border-bottom="0.05pt solid #000000"/>
    </style:style>
    <style:style style:name="Table142" style:family="table">
      <style:table-properties style:width="6.75in" table:align="left"/>
    </style:style>
    <style:style style:name="Table142.A" style:family="table-column">
      <style:table-column-properties style:column-width="1.2639in"/>
    </style:style>
    <style:style style:name="Table142.B" style:family="table-column">
      <style:table-column-properties style:column-width="2.3868in"/>
    </style:style>
    <style:style style:name="Table142.C" style:family="table-column">
      <style:table-column-properties style:column-width="0.7417in"/>
    </style:style>
    <style:style style:name="Table142.D" style:family="table-column">
      <style:table-column-properties style:column-width="0.6639in"/>
    </style:style>
    <style:style style:name="Table142.E" style:family="table-column">
      <style:table-column-properties style:column-width="0.5347in"/>
    </style:style>
    <style:style style:name="Table142.F" style:family="table-column">
      <style:table-column-properties style:column-width="1.159in"/>
    </style:style>
    <style:style style:name="Table142.A1" style:family="table-cell">
      <style:table-cell-properties fo:padding="0.0382in" fo:border-left="0.05pt solid #000000" fo:border-right="none" fo:border-top="0.05pt solid #000000" fo:border-bottom="0.05pt solid #000000"/>
    </style:style>
    <style:style style:name="Table142.F1" style:family="table-cell">
      <style:table-cell-properties fo:padding="0.0382in" fo:border="0.05pt solid #000000"/>
    </style:style>
    <style:style style:name="Table142.A2" style:family="table-cell">
      <style:table-cell-properties fo:padding="0.0382in" fo:border-left="0.05pt solid #000000" fo:border-right="none" fo:border-top="none" fo:border-bottom="0.05pt solid #000000"/>
    </style:style>
    <style:style style:name="Table142.F2" style:family="table-cell">
      <style:table-cell-properties fo:padding="0.0382in" fo:border-left="0.05pt solid #000000" fo:border-right="0.05pt solid #000000" fo:border-top="none" fo:border-bottom="0.05pt solid #000000"/>
    </style:style>
    <style:style style:name="Table155" style:family="table">
      <style:table-properties style:width="6.75in" table:align="left"/>
    </style:style>
    <style:style style:name="Table155.A" style:family="table-column">
      <style:table-column-properties style:column-width="1.2639in"/>
    </style:style>
    <style:style style:name="Table155.B" style:family="table-column">
      <style:table-column-properties style:column-width="2.3868in"/>
    </style:style>
    <style:style style:name="Table155.C" style:family="table-column">
      <style:table-column-properties style:column-width="0.7417in"/>
    </style:style>
    <style:style style:name="Table155.D" style:family="table-column">
      <style:table-column-properties style:column-width="0.6639in"/>
    </style:style>
    <style:style style:name="Table155.E" style:family="table-column">
      <style:table-column-properties style:column-width="0.5347in"/>
    </style:style>
    <style:style style:name="Table155.F" style:family="table-column">
      <style:table-column-properties style:column-width="1.159in"/>
    </style:style>
    <style:style style:name="Table155.A1" style:family="table-cell">
      <style:table-cell-properties fo:padding="0.0382in" fo:border-left="0.05pt solid #000000" fo:border-right="none" fo:border-top="0.05pt solid #000000" fo:border-bottom="0.05pt solid #000000"/>
    </style:style>
    <style:style style:name="Table155.F1" style:family="table-cell">
      <style:table-cell-properties fo:padding="0.0382in" fo:border="0.05pt solid #000000"/>
    </style:style>
    <style:style style:name="Table155.A2" style:family="table-cell">
      <style:table-cell-properties fo:padding="0.0382in" fo:border-left="0.05pt solid #000000" fo:border-right="none" fo:border-top="none" fo:border-bottom="0.05pt solid #000000"/>
    </style:style>
    <style:style style:name="Table155.F2" style:family="table-cell">
      <style:table-cell-properties fo:padding="0.0382in" fo:border-left="0.05pt solid #000000" fo:border-right="0.05pt solid #000000" fo:border-top="none" fo:border-bottom="0.05pt solid #000000"/>
    </style:style>
    <style:style style:name="Table143" style:family="table">
      <style:table-properties style:width="6.75in" table:align="left"/>
    </style:style>
    <style:style style:name="Table143.A" style:family="table-column">
      <style:table-column-properties style:column-width="1.2639in"/>
    </style:style>
    <style:style style:name="Table143.B" style:family="table-column">
      <style:table-column-properties style:column-width="2.3868in"/>
    </style:style>
    <style:style style:name="Table143.C" style:family="table-column">
      <style:table-column-properties style:column-width="0.7417in"/>
    </style:style>
    <style:style style:name="Table143.D" style:family="table-column">
      <style:table-column-properties style:column-width="0.6639in"/>
    </style:style>
    <style:style style:name="Table143.E" style:family="table-column">
      <style:table-column-properties style:column-width="0.5347in"/>
    </style:style>
    <style:style style:name="Table143.F" style:family="table-column">
      <style:table-column-properties style:column-width="1.159in"/>
    </style:style>
    <style:style style:name="Table143.A1" style:family="table-cell">
      <style:table-cell-properties fo:padding="0.0382in" fo:border-left="0.05pt solid #000000" fo:border-right="none" fo:border-top="0.05pt solid #000000" fo:border-bottom="0.05pt solid #000000"/>
    </style:style>
    <style:style style:name="Table143.F1" style:family="table-cell">
      <style:table-cell-properties fo:padding="0.0382in" fo:border="0.05pt solid #000000"/>
    </style:style>
    <style:style style:name="Table143.A2" style:family="table-cell">
      <style:table-cell-properties fo:padding="0.0382in" fo:border-left="0.05pt solid #000000" fo:border-right="none" fo:border-top="none" fo:border-bottom="0.05pt solid #000000"/>
    </style:style>
    <style:style style:name="Table143.F2" style:family="table-cell">
      <style:table-cell-properties fo:padding="0.0382in" fo:border-left="0.05pt solid #000000" fo:border-right="0.05pt solid #000000" fo:border-top="none" fo:border-bottom="0.05pt solid #000000"/>
    </style:style>
    <style:style style:name="Table156" style:family="table">
      <style:table-properties style:width="6.75in" table:align="left"/>
    </style:style>
    <style:style style:name="Table156.A" style:family="table-column">
      <style:table-column-properties style:column-width="1.2639in"/>
    </style:style>
    <style:style style:name="Table156.B" style:family="table-column">
      <style:table-column-properties style:column-width="2.3868in"/>
    </style:style>
    <style:style style:name="Table156.C" style:family="table-column">
      <style:table-column-properties style:column-width="0.7417in"/>
    </style:style>
    <style:style style:name="Table156.D" style:family="table-column">
      <style:table-column-properties style:column-width="0.6639in"/>
    </style:style>
    <style:style style:name="Table156.E" style:family="table-column">
      <style:table-column-properties style:column-width="0.5347in"/>
    </style:style>
    <style:style style:name="Table156.F" style:family="table-column">
      <style:table-column-properties style:column-width="1.159in"/>
    </style:style>
    <style:style style:name="Table156.A1" style:family="table-cell">
      <style:table-cell-properties fo:padding="0.0382in" fo:border-left="0.05pt solid #000000" fo:border-right="none" fo:border-top="0.05pt solid #000000" fo:border-bottom="0.05pt solid #000000"/>
    </style:style>
    <style:style style:name="Table156.F1" style:family="table-cell">
      <style:table-cell-properties fo:padding="0.0382in" fo:border="0.05pt solid #000000"/>
    </style:style>
    <style:style style:name="Table156.A2" style:family="table-cell">
      <style:table-cell-properties fo:padding="0.0382in" fo:border-left="0.05pt solid #000000" fo:border-right="none" fo:border-top="none" fo:border-bottom="0.05pt solid #000000"/>
    </style:style>
    <style:style style:name="Table156.F2" style:family="table-cell">
      <style:table-cell-properties fo:padding="0.0382in" fo:border-left="0.05pt solid #000000" fo:border-right="0.05pt solid #000000" fo:border-top="none" fo:border-bottom="0.05pt solid #000000"/>
    </style:style>
    <style:style style:name="Table144" style:family="table">
      <style:table-properties style:width="6.75in" table:align="left"/>
    </style:style>
    <style:style style:name="Table144.A" style:family="table-column">
      <style:table-column-properties style:column-width="1.2639in"/>
    </style:style>
    <style:style style:name="Table144.B" style:family="table-column">
      <style:table-column-properties style:column-width="2.3868in"/>
    </style:style>
    <style:style style:name="Table144.C" style:family="table-column">
      <style:table-column-properties style:column-width="0.7417in"/>
    </style:style>
    <style:style style:name="Table144.D" style:family="table-column">
      <style:table-column-properties style:column-width="0.6639in"/>
    </style:style>
    <style:style style:name="Table144.E" style:family="table-column">
      <style:table-column-properties style:column-width="0.5347in"/>
    </style:style>
    <style:style style:name="Table144.F" style:family="table-column">
      <style:table-column-properties style:column-width="1.159in"/>
    </style:style>
    <style:style style:name="Table144.A1" style:family="table-cell">
      <style:table-cell-properties fo:padding="0.0382in" fo:border-left="0.05pt solid #000000" fo:border-right="none" fo:border-top="0.05pt solid #000000" fo:border-bottom="0.05pt solid #000000"/>
    </style:style>
    <style:style style:name="Table144.F1" style:family="table-cell">
      <style:table-cell-properties fo:padding="0.0382in" fo:border="0.05pt solid #000000"/>
    </style:style>
    <style:style style:name="Table144.A2" style:family="table-cell">
      <style:table-cell-properties fo:padding="0.0382in" fo:border-left="0.05pt solid #000000" fo:border-right="none" fo:border-top="none" fo:border-bottom="0.05pt solid #000000"/>
    </style:style>
    <style:style style:name="Table144.F2" style:family="table-cell">
      <style:table-cell-properties fo:padding="0.0382in" fo:border-left="0.05pt solid #000000" fo:border-right="0.05pt solid #000000" fo:border-top="none" fo:border-bottom="0.05pt solid #000000"/>
    </style:style>
    <style:style style:name="Table157" style:family="table">
      <style:table-properties style:width="6.75in" table:align="left"/>
    </style:style>
    <style:style style:name="Table157.A" style:family="table-column">
      <style:table-column-properties style:column-width="1.2639in"/>
    </style:style>
    <style:style style:name="Table157.B" style:family="table-column">
      <style:table-column-properties style:column-width="2.3868in"/>
    </style:style>
    <style:style style:name="Table157.C" style:family="table-column">
      <style:table-column-properties style:column-width="0.7417in"/>
    </style:style>
    <style:style style:name="Table157.D" style:family="table-column">
      <style:table-column-properties style:column-width="0.6639in"/>
    </style:style>
    <style:style style:name="Table157.E" style:family="table-column">
      <style:table-column-properties style:column-width="0.5347in"/>
    </style:style>
    <style:style style:name="Table157.F" style:family="table-column">
      <style:table-column-properties style:column-width="1.159in"/>
    </style:style>
    <style:style style:name="Table157.A1" style:family="table-cell">
      <style:table-cell-properties fo:padding="0.0382in" fo:border-left="0.05pt solid #000000" fo:border-right="none" fo:border-top="0.05pt solid #000000" fo:border-bottom="0.05pt solid #000000"/>
    </style:style>
    <style:style style:name="Table157.F1" style:family="table-cell">
      <style:table-cell-properties fo:padding="0.0382in" fo:border="0.05pt solid #000000"/>
    </style:style>
    <style:style style:name="Table157.A2" style:family="table-cell">
      <style:table-cell-properties fo:padding="0.0382in" fo:border-left="0.05pt solid #000000" fo:border-right="none" fo:border-top="none" fo:border-bottom="0.05pt solid #000000"/>
    </style:style>
    <style:style style:name="Table157.F2" style:family="table-cell">
      <style:table-cell-properties fo:padding="0.0382in" fo:border-left="0.05pt solid #000000" fo:border-right="0.05pt solid #000000" fo:border-top="none" fo:border-bottom="0.05pt solid #000000"/>
    </style:style>
    <style:style style:name="Table145" style:family="table">
      <style:table-properties style:width="6.75in" table:align="left"/>
    </style:style>
    <style:style style:name="Table145.A" style:family="table-column">
      <style:table-column-properties style:column-width="1.2639in"/>
    </style:style>
    <style:style style:name="Table145.B" style:family="table-column">
      <style:table-column-properties style:column-width="2.3868in"/>
    </style:style>
    <style:style style:name="Table145.C" style:family="table-column">
      <style:table-column-properties style:column-width="0.7417in"/>
    </style:style>
    <style:style style:name="Table145.D" style:family="table-column">
      <style:table-column-properties style:column-width="0.6639in"/>
    </style:style>
    <style:style style:name="Table145.E" style:family="table-column">
      <style:table-column-properties style:column-width="0.5347in"/>
    </style:style>
    <style:style style:name="Table145.F" style:family="table-column">
      <style:table-column-properties style:column-width="1.159in"/>
    </style:style>
    <style:style style:name="Table145.A1" style:family="table-cell">
      <style:table-cell-properties fo:padding="0.0382in" fo:border-left="0.05pt solid #000000" fo:border-right="none" fo:border-top="0.05pt solid #000000" fo:border-bottom="0.05pt solid #000000"/>
    </style:style>
    <style:style style:name="Table145.F1" style:family="table-cell">
      <style:table-cell-properties fo:padding="0.0382in" fo:border="0.05pt solid #000000"/>
    </style:style>
    <style:style style:name="Table145.A2" style:family="table-cell">
      <style:table-cell-properties fo:padding="0.0382in" fo:border-left="0.05pt solid #000000" fo:border-right="none" fo:border-top="none" fo:border-bottom="0.05pt solid #000000"/>
    </style:style>
    <style:style style:name="Table145.F2" style:family="table-cell">
      <style:table-cell-properties fo:padding="0.0382in" fo:border-left="0.05pt solid #000000" fo:border-right="0.05pt solid #000000" fo:border-top="none" fo:border-bottom="0.05pt solid #000000"/>
    </style:style>
    <style:style style:name="Table149" style:family="table">
      <style:table-properties style:width="6.75in" table:align="left"/>
    </style:style>
    <style:style style:name="Table149.A" style:family="table-column">
      <style:table-column-properties style:column-width="1.2639in"/>
    </style:style>
    <style:style style:name="Table149.B" style:family="table-column">
      <style:table-column-properties style:column-width="2.3868in"/>
    </style:style>
    <style:style style:name="Table149.C" style:family="table-column">
      <style:table-column-properties style:column-width="0.7417in"/>
    </style:style>
    <style:style style:name="Table149.D" style:family="table-column">
      <style:table-column-properties style:column-width="0.6639in"/>
    </style:style>
    <style:style style:name="Table149.E" style:family="table-column">
      <style:table-column-properties style:column-width="0.5347in"/>
    </style:style>
    <style:style style:name="Table149.F" style:family="table-column">
      <style:table-column-properties style:column-width="1.159in"/>
    </style:style>
    <style:style style:name="Table149.A1" style:family="table-cell">
      <style:table-cell-properties fo:padding="0.0382in" fo:border-left="0.05pt solid #000000" fo:border-right="none" fo:border-top="0.05pt solid #000000" fo:border-bottom="0.05pt solid #000000"/>
    </style:style>
    <style:style style:name="Table149.F1" style:family="table-cell">
      <style:table-cell-properties fo:padding="0.0382in" fo:border="0.05pt solid #000000"/>
    </style:style>
    <style:style style:name="Table149.A2" style:family="table-cell">
      <style:table-cell-properties fo:padding="0.0382in" fo:border-left="0.05pt solid #000000" fo:border-right="none" fo:border-top="none" fo:border-bottom="0.05pt solid #000000"/>
    </style:style>
    <style:style style:name="Table149.F2" style:family="table-cell">
      <style:table-cell-properties fo:padding="0.0382in" fo:border-left="0.05pt solid #000000" fo:border-right="0.05pt solid #000000" fo:border-top="none" fo:border-bottom="0.05pt solid #000000"/>
    </style:style>
    <style:style style:name="Table149.8" style:family="table-row">
      <style:table-row-properties style:min-row-height="0.2354in"/>
    </style:style>
    <style:style style:name="Table150" style:family="table">
      <style:table-properties style:width="6.75in" table:align="left"/>
    </style:style>
    <style:style style:name="Table150.A" style:family="table-column">
      <style:table-column-properties style:column-width="1.2639in"/>
    </style:style>
    <style:style style:name="Table150.B" style:family="table-column">
      <style:table-column-properties style:column-width="2.3868in"/>
    </style:style>
    <style:style style:name="Table150.C" style:family="table-column">
      <style:table-column-properties style:column-width="0.7417in"/>
    </style:style>
    <style:style style:name="Table150.D" style:family="table-column">
      <style:table-column-properties style:column-width="0.6639in"/>
    </style:style>
    <style:style style:name="Table150.E" style:family="table-column">
      <style:table-column-properties style:column-width="0.5347in"/>
    </style:style>
    <style:style style:name="Table150.F" style:family="table-column">
      <style:table-column-properties style:column-width="1.159in"/>
    </style:style>
    <style:style style:name="Table150.A1" style:family="table-cell">
      <style:table-cell-properties fo:padding="0.0382in" fo:border-left="0.05pt solid #000000" fo:border-right="none" fo:border-top="0.05pt solid #000000" fo:border-bottom="0.05pt solid #000000"/>
    </style:style>
    <style:style style:name="Table150.F1" style:family="table-cell">
      <style:table-cell-properties fo:padding="0.0382in" fo:border="0.05pt solid #000000"/>
    </style:style>
    <style:style style:name="Table150.A2" style:family="table-cell">
      <style:table-cell-properties fo:padding="0.0382in" fo:border-left="0.05pt solid #000000" fo:border-right="none" fo:border-top="none" fo:border-bottom="0.05pt solid #000000"/>
    </style:style>
    <style:style style:name="Table150.F2" style:family="table-cell">
      <style:table-cell-properties fo:padding="0.0382in" fo:border-left="0.05pt solid #000000" fo:border-right="0.05pt solid #000000" fo:border-top="none" fo:border-bottom="0.05pt solid #000000"/>
    </style:style>
    <style:style style:name="Table150.8" style:family="table-row">
      <style:table-row-properties style:min-row-height="0.2354in"/>
    </style:style>
    <style:style style:name="Table151" style:family="table">
      <style:table-properties style:width="6.75in" table:align="left"/>
    </style:style>
    <style:style style:name="Table151.A" style:family="table-column">
      <style:table-column-properties style:column-width="1.2639in"/>
    </style:style>
    <style:style style:name="Table151.B" style:family="table-column">
      <style:table-column-properties style:column-width="2.3868in"/>
    </style:style>
    <style:style style:name="Table151.C" style:family="table-column">
      <style:table-column-properties style:column-width="0.7417in"/>
    </style:style>
    <style:style style:name="Table151.D" style:family="table-column">
      <style:table-column-properties style:column-width="0.6639in"/>
    </style:style>
    <style:style style:name="Table151.E" style:family="table-column">
      <style:table-column-properties style:column-width="0.5347in"/>
    </style:style>
    <style:style style:name="Table151.F" style:family="table-column">
      <style:table-column-properties style:column-width="1.159in"/>
    </style:style>
    <style:style style:name="Table151.A1" style:family="table-cell">
      <style:table-cell-properties fo:padding="0.0382in" fo:border-left="0.05pt solid #000000" fo:border-right="none" fo:border-top="0.05pt solid #000000" fo:border-bottom="0.05pt solid #000000"/>
    </style:style>
    <style:style style:name="Table151.F1" style:family="table-cell">
      <style:table-cell-properties fo:padding="0.0382in" fo:border="0.05pt solid #000000"/>
    </style:style>
    <style:style style:name="Table151.2" style:family="table-row">
      <style:table-row-properties style:min-row-height="0.4028in"/>
    </style:style>
    <style:style style:name="Table151.A2" style:family="table-cell">
      <style:table-cell-properties fo:padding="0.0382in" fo:border-left="0.05pt solid #000000" fo:border-right="none" fo:border-top="none" fo:border-bottom="0.05pt solid #000000"/>
    </style:style>
    <style:style style:name="Table151.F2" style:family="table-cell">
      <style:table-cell-properties fo:padding="0.0382in" fo:border-left="0.05pt solid #000000" fo:border-right="0.05pt solid #000000" fo:border-top="none" fo:border-bottom="0.05pt solid #000000"/>
    </style:style>
    <style:style style:name="Table152" style:family="table">
      <style:table-properties style:width="6.75in" table:align="left"/>
    </style:style>
    <style:style style:name="Table152.A" style:family="table-column">
      <style:table-column-properties style:column-width="1.2639in"/>
    </style:style>
    <style:style style:name="Table152.B" style:family="table-column">
      <style:table-column-properties style:column-width="2.3868in"/>
    </style:style>
    <style:style style:name="Table152.C" style:family="table-column">
      <style:table-column-properties style:column-width="0.7417in"/>
    </style:style>
    <style:style style:name="Table152.D" style:family="table-column">
      <style:table-column-properties style:column-width="0.6639in"/>
    </style:style>
    <style:style style:name="Table152.E" style:family="table-column">
      <style:table-column-properties style:column-width="0.5347in"/>
    </style:style>
    <style:style style:name="Table152.F" style:family="table-column">
      <style:table-column-properties style:column-width="1.159in"/>
    </style:style>
    <style:style style:name="Table152.A1" style:family="table-cell">
      <style:table-cell-properties fo:padding="0.0382in" fo:border-left="0.05pt solid #000000" fo:border-right="none" fo:border-top="0.05pt solid #000000" fo:border-bottom="0.05pt solid #000000"/>
    </style:style>
    <style:style style:name="Table152.F1" style:family="table-cell">
      <style:table-cell-properties fo:padding="0.0382in" fo:border="0.05pt solid #000000"/>
    </style:style>
    <style:style style:name="Table152.2" style:family="table-row">
      <style:table-row-properties style:min-row-height="0.4028in"/>
    </style:style>
    <style:style style:name="Table152.A2" style:family="table-cell">
      <style:table-cell-properties fo:padding="0.0382in" fo:border-left="0.05pt solid #000000" fo:border-right="none" fo:border-top="none" fo:border-bottom="0.05pt solid #000000"/>
    </style:style>
    <style:style style:name="Table152.F2" style:family="table-cell">
      <style:table-cell-properties fo:padding="0.0382in" fo:border-left="0.05pt solid #000000" fo:border-right="0.05pt solid #000000" fo:border-top="none" fo:border-bottom="0.05pt solid #000000"/>
    </style:style>
    <style:style style:name="Table153" style:family="table">
      <style:table-properties style:width="6.75in" table:align="left"/>
    </style:style>
    <style:style style:name="Table153.A" style:family="table-column">
      <style:table-column-properties style:column-width="1.2639in"/>
    </style:style>
    <style:style style:name="Table153.B" style:family="table-column">
      <style:table-column-properties style:column-width="2.3868in"/>
    </style:style>
    <style:style style:name="Table153.C" style:family="table-column">
      <style:table-column-properties style:column-width="0.7417in"/>
    </style:style>
    <style:style style:name="Table153.D" style:family="table-column">
      <style:table-column-properties style:column-width="0.6639in"/>
    </style:style>
    <style:style style:name="Table153.E" style:family="table-column">
      <style:table-column-properties style:column-width="0.5347in"/>
    </style:style>
    <style:style style:name="Table153.F" style:family="table-column">
      <style:table-column-properties style:column-width="1.159in"/>
    </style:style>
    <style:style style:name="Table153.A1" style:family="table-cell">
      <style:table-cell-properties fo:padding="0.0382in" fo:border-left="0.05pt solid #000000" fo:border-right="none" fo:border-top="0.05pt solid #000000" fo:border-bottom="0.05pt solid #000000"/>
    </style:style>
    <style:style style:name="Table153.F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F2" style:family="table-cell">
      <style:table-cell-properties fo:padding="0.0382in" fo:border-left="0.05pt solid #000000" fo:border-right="0.05pt solid #000000" fo:border-top="none" fo:border-bottom="0.05pt solid #000000"/>
    </style:style>
    <style:style style:name="Table154" style:family="table">
      <style:table-properties style:width="6.75in" table:align="left"/>
    </style:style>
    <style:style style:name="Table154.A" style:family="table-column">
      <style:table-column-properties style:column-width="1.2639in"/>
    </style:style>
    <style:style style:name="Table154.B" style:family="table-column">
      <style:table-column-properties style:column-width="2.3868in"/>
    </style:style>
    <style:style style:name="Table154.C" style:family="table-column">
      <style:table-column-properties style:column-width="0.7417in"/>
    </style:style>
    <style:style style:name="Table154.D" style:family="table-column">
      <style:table-column-properties style:column-width="0.6639in"/>
    </style:style>
    <style:style style:name="Table154.E" style:family="table-column">
      <style:table-column-properties style:column-width="0.5347in"/>
    </style:style>
    <style:style style:name="Table154.F" style:family="table-column">
      <style:table-column-properties style:column-width="1.159in"/>
    </style:style>
    <style:style style:name="Table154.A1" style:family="table-cell">
      <style:table-cell-properties fo:padding="0.0382in" fo:border-left="0.05pt solid #000000" fo:border-right="none" fo:border-top="0.05pt solid #000000" fo:border-bottom="0.05pt solid #000000"/>
    </style:style>
    <style:style style:name="Table154.F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F2" style:family="table-cell">
      <style:table-cell-properties fo:padding="0.0382in" fo:border-left="0.05pt solid #000000" fo:border-right="0.05pt solid #000000" fo:border-top="none" fo:border-bottom="0.05pt solid #000000"/>
    </style:style>
    <style:style style:name="Table158" style:family="table">
      <style:table-properties style:width="6.75in" table:align="left"/>
    </style:style>
    <style:style style:name="Table158.A" style:family="table-column">
      <style:table-column-properties style:column-width="1.2639in"/>
    </style:style>
    <style:style style:name="Table158.B" style:family="table-column">
      <style:table-column-properties style:column-width="2.3868in"/>
    </style:style>
    <style:style style:name="Table158.C" style:family="table-column">
      <style:table-column-properties style:column-width="0.7417in"/>
    </style:style>
    <style:style style:name="Table158.D" style:family="table-column">
      <style:table-column-properties style:column-width="0.6639in"/>
    </style:style>
    <style:style style:name="Table158.E" style:family="table-column">
      <style:table-column-properties style:column-width="0.5347in"/>
    </style:style>
    <style:style style:name="Table158.F" style:family="table-column">
      <style:table-column-properties style:column-width="1.159in"/>
    </style:style>
    <style:style style:name="Table158.A1" style:family="table-cell">
      <style:table-cell-properties fo:padding="0.0382in" fo:border-left="0.05pt solid #000000" fo:border-right="none" fo:border-top="0.05pt solid #000000" fo:border-bottom="0.05pt solid #000000"/>
    </style:style>
    <style:style style:name="Table158.F1" style:family="table-cell">
      <style:table-cell-properties fo:padding="0.0382in" fo:border="0.05pt solid #000000"/>
    </style:style>
    <style:style style:name="Table158.A2" style:family="table-cell">
      <style:table-cell-properties fo:padding="0.0382in" fo:border-left="0.05pt solid #000000" fo:border-right="none" fo:border-top="none" fo:border-bottom="0.05pt solid #000000"/>
    </style:style>
    <style:style style:name="Table158.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8pt" fo:font-weight="bold" officeooo:rsid="000ee19d" officeooo:paragraph-rsid="000ee19d" style:font-size-asian="28pt" style:font-weight-asian="bold" style:font-size-complex="28pt" style:font-weight-complex="bold"/>
    </style:style>
    <style:style style:name="P2" style:family="paragraph" style:parent-style-name="Standard">
      <style:text-properties fo:font-size="28pt" style:text-underline-style="solid" style:text-underline-width="auto" style:text-underline-color="font-color" fo:font-weight="normal" officeooo:rsid="000ee19d" officeooo:paragraph-rsid="000ee19d" style:font-size-asian="28pt" style:font-weight-asian="normal" style:font-size-complex="28pt" style:font-weight-complex="normal"/>
    </style:style>
    <style:style style:name="P3" style:family="paragraph" style:parent-style-name="Standard">
      <style:text-properties fo:font-size="12pt" style:text-underline-style="none" fo:font-weight="bold" officeooo:rsid="000ee19d" officeooo:paragraph-rsid="000ee19d" style:font-size-asian="10.5pt" style:font-weight-asian="bold" style:font-size-complex="12pt" style:font-weight-complex="bold"/>
    </style:style>
    <style:style style:name="P4" style:family="paragraph" style:parent-style-name="Standard">
      <style:text-properties fo:font-size="12pt" style:text-underline-style="none" fo:font-weight="bold" officeooo:rsid="00179670" officeooo:paragraph-rsid="00179670"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179670" officeooo:paragraph-rsid="00179670"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7bf00" officeooo:paragraph-rsid="00179670"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8fc3f" officeooo:paragraph-rsid="0017967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8fc3f" officeooo:paragraph-rsid="0018fc3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aedf6" officeooo:paragraph-rsid="0018fc3f"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ee19d" officeooo:paragraph-rsid="000ee19d"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c66ef" officeooo:paragraph-rsid="000ee19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3d685d" officeooo:paragraph-rsid="003d685d"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d685d" officeooo:paragraph-rsid="005a7867"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8fc3f" officeooo:paragraph-rsid="0018fc3f" style:font-size-asian="12pt" style:font-weight-asian="normal" style:font-size-complex="12pt" style:font-weight-complex="normal"/>
    </style:style>
    <style:style style:name="P15" style:family="paragraph" style:parent-style-name="Standard">
      <style:text-properties fo:font-size="12pt" fo:font-weight="bold" officeooo:rsid="004ccf83" officeooo:paragraph-rsid="004ccf83" style:font-size-asian="12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4eaf80" officeooo:paragraph-rsid="004eaf80" style:font-size-asian="10.5pt" style:font-weight-asian="bold" style:font-size-complex="12pt" style:font-weight-complex="bold"/>
    </style:style>
    <style:style style:name="P17" style:family="paragraph" style:parent-style-name="Standard">
      <style:text-properties fo:font-size="14pt" style:text-underline-style="solid" style:text-underline-width="auto" style:text-underline-color="font-color" fo:font-weight="normal" officeooo:rsid="000ee19d" officeooo:paragraph-rsid="000ee19d" style:font-size-asian="14pt" style:font-weight-asian="normal" style:font-size-complex="14pt" style:font-weight-complex="normal"/>
    </style:style>
    <style:style style:name="P18" style:family="paragraph" style:parent-style-name="Standard">
      <style:text-properties fo:font-size="14pt" fo:font-weight="bold" officeooo:rsid="00367349" officeooo:paragraph-rsid="000ee19d" style:font-size-asian="12.25pt" style:font-weight-asian="bold" style:font-size-complex="14pt" style:font-weight-complex="bold"/>
    </style:style>
    <style:style style:name="P19" style:family="paragraph" style:parent-style-name="Standard">
      <style:text-properties fo:font-size="14pt" fo:font-weight="bold" officeooo:rsid="003d685d" officeooo:paragraph-rsid="003d685d" style:font-size-asian="12.25pt" style:font-weight-asian="bold" style:font-size-complex="14pt" style:font-weight-complex="bold"/>
    </style:style>
    <style:style style:name="P20" style:family="paragraph" style:parent-style-name="Standard">
      <style:text-properties fo:font-size="14pt" fo:font-weight="bold" officeooo:rsid="003d685d" officeooo:paragraph-rsid="00407ae1" style:font-size-asian="12.25pt" style:font-weight-asian="bold" style:font-size-complex="14pt" style:font-weight-complex="bold"/>
    </style:style>
    <style:style style:name="P21" style:family="paragraph" style:parent-style-name="Standard">
      <style:text-properties fo:font-size="14pt" fo:font-weight="bold" officeooo:rsid="003d685d" officeooo:paragraph-rsid="004260df" style:font-size-asian="12.25pt" style:font-weight-asian="bold" style:font-size-complex="14pt" style:font-weight-complex="bold"/>
    </style:style>
    <style:style style:name="P22" style:family="paragraph" style:parent-style-name="Standard">
      <style:text-properties fo:font-size="14pt" fo:font-weight="bold" officeooo:rsid="004260df" officeooo:paragraph-rsid="004260df" style:font-size-asian="12.25pt" style:font-weight-asian="bold" style:font-size-complex="14pt" style:font-weight-complex="bold"/>
    </style:style>
    <style:style style:name="P23" style:family="paragraph" style:parent-style-name="Standard">
      <style:text-properties fo:font-size="14pt" fo:font-weight="bold" officeooo:rsid="0058d357" officeooo:paragraph-rsid="0058d357" style:font-size-asian="12.25pt" style:font-weight-asian="bold" style:font-size-complex="14pt" style:font-weight-complex="bold"/>
    </style:style>
    <style:style style:name="P24" style:family="paragraph" style:parent-style-name="Standard">
      <style:text-properties fo:font-size="14pt" fo:font-weight="bold" officeooo:rsid="00623564" officeooo:paragraph-rsid="00623564" style:font-size-asian="12.25pt" style:font-weight-asian="bold" style:font-size-complex="14pt" style:font-weight-complex="bold"/>
    </style:style>
    <style:style style:name="P25" style:family="paragraph" style:parent-style-name="Standard">
      <style:text-properties fo:font-size="14pt" fo:font-weight="normal" officeooo:rsid="003cecb2" officeooo:paragraph-rsid="003cecb2" style:font-size-asian="12.25pt" style:font-weight-asian="normal" style:font-size-complex="14pt" style:font-weight-complex="normal"/>
    </style:style>
    <style:style style:name="P26" style:family="paragraph" style:parent-style-name="Standard">
      <style:text-properties fo:font-size="14pt" fo:font-weight="normal" officeooo:rsid="003cecb2" officeooo:paragraph-rsid="003d685d" style:font-size-asian="12.25pt" style:font-weight-asian="normal" style:font-size-complex="14pt" style:font-weight-complex="normal"/>
    </style:style>
    <style:style style:name="P27" style:family="paragraph" style:parent-style-name="Standard">
      <style:text-properties fo:font-size="14pt" fo:font-weight="normal" officeooo:rsid="003cecb2" officeooo:paragraph-rsid="00407ae1" style:font-size-asian="12.25pt" style:font-weight-asian="normal" style:font-size-complex="14pt" style:font-weight-complex="normal"/>
    </style:style>
    <style:style style:name="P28" style:family="paragraph" style:parent-style-name="Standard">
      <style:text-properties fo:font-size="14pt" fo:font-weight="normal" officeooo:rsid="003cecb2" officeooo:paragraph-rsid="004260df" style:font-size-asian="12.25pt" style:font-weight-asian="normal" style:font-size-complex="14pt" style:font-weight-complex="normal"/>
    </style:style>
    <style:style style:name="P29" style:family="paragraph" style:parent-style-name="Standard">
      <style:text-properties fo:font-size="14pt" fo:font-weight="normal" officeooo:rsid="003cecb2" officeooo:paragraph-rsid="0058d357" style:font-size-asian="12.25pt" style:font-weight-asian="normal" style:font-size-complex="14pt" style:font-weight-complex="normal"/>
    </style:style>
    <style:style style:name="P30" style:family="paragraph" style:parent-style-name="Standard">
      <style:text-properties fo:font-size="14pt" fo:font-weight="normal" officeooo:rsid="003cecb2" officeooo:paragraph-rsid="005b8435" style:font-size-asian="12.25pt" style:font-weight-asian="normal" style:font-size-complex="14pt" style:font-weight-complex="normal"/>
    </style:style>
    <style:style style:name="P31" style:family="paragraph" style:parent-style-name="Standard">
      <style:text-properties fo:font-size="14pt" fo:font-weight="normal" officeooo:rsid="003cecb2" officeooo:paragraph-rsid="00623564" style:font-size-asian="12.25pt" style:font-weight-asian="normal" style:font-size-complex="14pt" style:font-weight-complex="normal"/>
    </style:style>
    <style:style style:name="P32" style:family="paragraph" style:parent-style-name="Standard">
      <style:text-properties fo:font-size="14pt" fo:font-weight="normal" officeooo:rsid="003d685d" officeooo:paragraph-rsid="003d685d" style:font-size-asian="12.25pt" style:font-weight-asian="normal" style:font-size-complex="14pt" style:font-weight-complex="normal"/>
    </style:style>
    <style:style style:name="P33" style:family="paragraph" style:parent-style-name="Standard">
      <style:text-properties fo:font-size="14pt" fo:font-weight="normal" officeooo:rsid="003d685d" officeooo:paragraph-rsid="005b8435" style:font-size-asian="12.25pt" style:font-weight-asian="normal" style:font-size-complex="14pt" style:font-weight-complex="normal"/>
    </style:style>
    <style:style style:name="P34" style:family="paragraph" style:parent-style-name="Standard">
      <style:text-properties fo:font-size="14pt" fo:font-weight="normal" officeooo:rsid="00407ae1" officeooo:paragraph-rsid="00407ae1" style:font-size-asian="12.25pt" style:font-weight-asian="normal" style:font-size-complex="14pt" style:font-weight-complex="normal"/>
    </style:style>
    <style:style style:name="P35" style:family="paragraph" style:parent-style-name="Standard">
      <style:text-properties fo:font-size="14pt" fo:font-weight="normal" officeooo:rsid="00407ae1" officeooo:paragraph-rsid="005b8435" style:font-size-asian="12.25pt" style:font-weight-asian="normal" style:font-size-complex="14pt" style:font-weight-complex="normal"/>
    </style:style>
    <style:style style:name="P36" style:family="paragraph" style:parent-style-name="Standard">
      <style:text-properties fo:font-size="14pt" fo:font-weight="normal" officeooo:rsid="004260df" officeooo:paragraph-rsid="004260df" style:font-size-asian="12.25pt" style:font-weight-asian="normal" style:font-size-complex="14pt" style:font-weight-complex="normal"/>
    </style:style>
    <style:style style:name="P37" style:family="paragraph" style:parent-style-name="Standard">
      <style:text-properties fo:font-size="14pt" fo:font-weight="normal" officeooo:rsid="004260df" officeooo:paragraph-rsid="005b8435" style:font-size-asian="12.25pt" style:font-weight-asian="normal" style:font-size-complex="14pt" style:font-weight-complex="normal"/>
    </style:style>
    <style:style style:name="P38" style:family="paragraph" style:parent-style-name="Standard">
      <style:text-properties fo:font-size="14pt" fo:font-weight="normal" officeooo:rsid="0043be27" officeooo:paragraph-rsid="0043be27" style:font-size-asian="12.25pt" style:font-weight-asian="normal" style:font-size-complex="14pt" style:font-weight-complex="normal"/>
    </style:style>
    <style:style style:name="P39" style:family="paragraph" style:parent-style-name="Standard">
      <style:text-properties fo:font-size="14pt" fo:font-weight="normal" officeooo:rsid="0043be27" officeooo:paragraph-rsid="004ccf83" style:font-size-asian="12.25pt" style:font-weight-asian="normal" style:font-size-complex="14pt" style:font-weight-complex="normal"/>
    </style:style>
    <style:style style:name="P40" style:family="paragraph" style:parent-style-name="Standard">
      <style:text-properties fo:font-size="14pt" fo:font-weight="normal" officeooo:rsid="0043be27" officeooo:paragraph-rsid="00623564" style:font-size-asian="12.25pt" style:font-weight-asian="normal" style:font-size-complex="14pt" style:font-weight-complex="normal"/>
    </style:style>
    <style:style style:name="P41" style:family="paragraph" style:parent-style-name="Standard">
      <style:text-properties fo:font-size="14pt" fo:font-weight="normal" officeooo:rsid="0058d357" officeooo:paragraph-rsid="0058d357" style:font-size-asian="12.25pt" style:font-weight-asian="normal" style:font-size-complex="14pt" style:font-weight-complex="normal"/>
    </style:style>
    <style:style style:name="P42" style:family="paragraph" style:parent-style-name="Standard">
      <style:text-properties style:text-underline-style="none" fo:font-weight="normal" officeooo:rsid="004eaf80" officeooo:paragraph-rsid="004eaf80" style:font-weight-asian="normal" style:font-weight-complex="normal"/>
    </style:style>
    <style:style style:name="P43" style:family="paragraph" style:parent-style-name="Standard">
      <style:text-properties officeooo:paragraph-rsid="0043be27"/>
    </style:style>
    <style:style style:name="P44" style:family="paragraph" style:parent-style-name="Standard">
      <style:text-properties officeooo:rsid="00486709" officeooo:paragraph-rsid="00486709"/>
    </style:style>
    <style:style style:name="P45" style:family="paragraph" style:parent-style-name="Standard">
      <style:text-properties officeooo:rsid="00486709" officeooo:paragraph-rsid="004bf635"/>
    </style:style>
    <style:style style:name="P46" style:family="paragraph" style:parent-style-name="Standard">
      <style:text-properties officeooo:rsid="00486709" officeooo:paragraph-rsid="00623564"/>
    </style:style>
    <style:style style:name="P47" style:family="paragraph" style:parent-style-name="Standard">
      <style:text-properties style:text-position="0% 100%" officeooo:rsid="004bf635" officeooo:paragraph-rsid="004ccf83"/>
    </style:style>
    <style:style style:name="P48" style:family="paragraph" style:parent-style-name="Standard">
      <style:text-properties style:text-position="0% 100%" officeooo:rsid="004bf635" officeooo:paragraph-rsid="004bf635"/>
    </style:style>
    <style:style style:name="P49" style:family="paragraph" style:parent-style-name="Standard">
      <style:text-properties style:text-position="0% 100%" officeooo:rsid="004bf635" officeooo:paragraph-rsid="006017bf"/>
    </style:style>
    <style:style style:name="P50" style:family="paragraph" style:parent-style-name="Standard">
      <style:text-properties style:text-position="0% 100%" fo:font-weight="bold" officeooo:rsid="004ccf83" officeooo:paragraph-rsid="004ccf83" style:font-weight-asian="bold" style:font-weight-complex="bold"/>
    </style:style>
    <style:style style:name="P51" style:family="paragraph" style:parent-style-name="Standard">
      <style:text-properties style:text-position="0% 100%" officeooo:rsid="004ccf83" officeooo:paragraph-rsid="004ccf83"/>
    </style:style>
    <style:style style:name="P52" style:family="paragraph" style:parent-style-name="Standard">
      <style:text-properties style:text-position="0% 100%" officeooo:rsid="004ccf83" officeooo:paragraph-rsid="00623564"/>
    </style:style>
    <style:style style:name="P53" style:family="paragraph" style:parent-style-name="Standard">
      <style:text-properties style:text-position="0% 100%" style:text-underline-style="solid" style:text-underline-width="auto" style:text-underline-color="font-color" fo:font-weight="bold" officeooo:rsid="004eaf80" officeooo:paragraph-rsid="004eaf80" style:font-weight-asian="bold" style:font-weight-complex="bold"/>
    </style:style>
    <style:style style:name="P54" style:family="paragraph" style:parent-style-name="Standard">
      <style:text-properties style:text-position="0% 100%" style:text-underline-style="solid" style:text-underline-width="auto" style:text-underline-color="font-color" fo:font-weight="bold" officeooo:rsid="004eaf80" officeooo:paragraph-rsid="006017bf" style:font-weight-asian="bold" style:font-weight-complex="bold"/>
    </style:style>
    <style:style style:name="P55" style:family="paragraph" style:parent-style-name="Standard">
      <style:text-properties style:text-position="0% 100%" style:text-underline-style="solid" style:text-underline-width="auto" style:text-underline-color="font-color" fo:font-weight="bold" officeooo:rsid="004eaf80" officeooo:paragraph-rsid="00623564" style:font-weight-asian="bold" style:font-weight-complex="bold"/>
    </style:style>
    <style:style style:name="P56" style:family="paragraph" style:parent-style-name="Standard">
      <style:text-properties style:text-position="0% 100%" style:text-underline-style="solid" style:text-underline-width="auto" style:text-underline-color="font-color" fo:font-weight="bold" officeooo:rsid="005224e5" officeooo:paragraph-rsid="005224e5" style:font-weight-asian="bold" style:font-weight-complex="bold"/>
    </style:style>
    <style:style style:name="P57" style:family="paragraph" style:parent-style-name="Standard">
      <style:text-properties style:text-position="0% 100%" style:text-underline-style="solid" style:text-underline-width="auto" style:text-underline-color="font-color" fo:font-weight="bold" officeooo:rsid="00525c3e" officeooo:paragraph-rsid="00525c3e" style:font-weight-asian="bold" style:font-weight-complex="bold"/>
    </style:style>
    <style:style style:name="P58" style:family="paragraph" style:parent-style-name="Standard">
      <style:text-properties style:text-position="0% 100%" style:text-underline-style="solid" style:text-underline-width="auto" style:text-underline-color="font-color" fo:font-weight="bold" officeooo:rsid="00525c3e" officeooo:paragraph-rsid="0074dc75" style:font-weight-asian="bold" style:font-weight-complex="bold"/>
    </style:style>
    <style:style style:name="P59" style:family="paragraph" style:parent-style-name="Standard">
      <style:text-properties style:text-position="0% 100%" style:text-underline-style="solid" style:text-underline-width="auto" style:text-underline-color="font-color" fo:font-weight="bold" officeooo:rsid="00525c3e" officeooo:paragraph-rsid="00775110" style:font-weight-asian="bold" style:font-weight-complex="bold"/>
    </style:style>
    <style:style style:name="P60" style:family="paragraph" style:parent-style-name="Standard">
      <style:text-properties style:text-position="0% 100%" style:text-underline-style="solid" style:text-underline-width="auto" style:text-underline-color="font-color" fo:font-weight="normal" officeooo:rsid="006d4200" officeooo:paragraph-rsid="006d4200" style:font-weight-asian="normal" style:font-weight-complex="normal"/>
    </style:style>
    <style:style style:name="P61" style:family="paragraph" style:parent-style-name="Standard">
      <style:text-properties style:text-position="0% 100%" style:text-underline-style="none" fo:font-weight="normal" officeooo:rsid="004eaf80" officeooo:paragraph-rsid="004eaf80" style:font-weight-asian="normal" style:font-weight-complex="normal"/>
    </style:style>
    <style:style style:name="P62" style:family="paragraph" style:parent-style-name="Standard">
      <style:text-properties style:text-position="0% 100%" style:text-underline-style="none" fo:font-weight="normal" officeooo:rsid="004f8f12" officeooo:paragraph-rsid="004f8f12" style:font-weight-asian="normal" style:font-weight-complex="normal"/>
    </style:style>
    <style:style style:name="P63" style:family="paragraph" style:parent-style-name="Standard">
      <style:text-properties style:text-position="0% 100%" style:text-underline-style="none" fo:font-weight="normal" officeooo:rsid="005224e5" officeooo:paragraph-rsid="005224e5" style:font-weight-asian="normal" style:font-weight-complex="normal"/>
    </style:style>
    <style:style style:name="P64" style:family="paragraph" style:parent-style-name="Standard">
      <style:text-properties style:text-position="0% 100%" style:text-underline-style="none" fo:font-weight="normal" officeooo:rsid="005224e5" officeooo:paragraph-rsid="0073b614" style:font-weight-asian="normal" style:font-weight-complex="normal"/>
    </style:style>
    <style:style style:name="P65" style:family="paragraph" style:parent-style-name="Standard">
      <style:text-properties style:text-position="0% 100%" style:text-underline-style="none" fo:font-weight="normal" officeooo:rsid="0058d357" officeooo:paragraph-rsid="0058d357" style:font-weight-asian="normal" style:font-weight-complex="normal"/>
    </style:style>
    <style:style style:name="P66" style:family="paragraph" style:parent-style-name="Standard">
      <style:text-properties style:text-position="0% 100%" style:text-underline-style="none" fo:font-weight="normal" officeooo:rsid="006d4200" officeooo:paragraph-rsid="006d4200" style:font-weight-asian="normal" style:font-weight-complex="normal"/>
    </style:style>
    <style:style style:name="P67" style:family="paragraph" style:parent-style-name="Standard">
      <style:text-properties style:text-position="0% 100%" style:text-underline-style="none" fo:font-weight="normal" officeooo:rsid="0073b614" officeooo:paragraph-rsid="0073b614" style:font-weight-asian="normal" style:font-weight-complex="normal"/>
    </style:style>
    <style:style style:name="P68" style:family="paragraph" style:parent-style-name="Standard">
      <style:text-properties style:text-position="0% 100%" style:text-underline-style="none" fo:font-weight="normal" officeooo:rsid="00749825" officeooo:paragraph-rsid="00749825" style:font-weight-asian="normal" style:font-weight-complex="normal"/>
    </style:style>
    <style:style style:name="P69" style:family="paragraph" style:parent-style-name="Standard">
      <style:text-properties style:text-position="0% 100%" style:text-underline-style="none" fo:font-weight="normal" officeooo:rsid="00775110" officeooo:paragraph-rsid="00775110" style:font-weight-asian="normal" style:font-weight-complex="normal"/>
    </style:style>
    <style:style style:name="P70" style:family="paragraph" style:parent-style-name="Standard">
      <style:text-properties style:text-position="0% 100%" fo:font-size="14pt" style:text-underline-style="none" fo:font-weight="bold" officeooo:rsid="00525c3e" officeooo:paragraph-rsid="00525c3e" style:font-size-asian="14pt" style:font-weight-asian="bold" style:font-size-complex="14pt" style:font-weight-complex="bold"/>
    </style:style>
    <style:style style:name="P71" style:family="paragraph" style:parent-style-name="Standard">
      <style:text-properties style:text-position="0% 100%" fo:font-size="14pt" style:text-underline-style="none" fo:font-weight="bold" officeooo:rsid="005588ad" officeooo:paragraph-rsid="005588ad" style:font-size-asian="14pt" style:font-weight-asian="bold" style:font-size-complex="14pt" style:font-weight-complex="bold"/>
    </style:style>
    <style:style style:name="P72" style:family="paragraph" style:parent-style-name="Standard">
      <style:text-properties style:text-position="0% 100%" fo:font-size="14pt" style:text-underline-style="none" fo:font-weight="bold" officeooo:rsid="00567bbf" officeooo:paragraph-rsid="00567bbf" style:font-size-asian="14pt" style:font-weight-asian="bold" style:font-size-complex="14pt" style:font-weight-complex="bold"/>
    </style:style>
    <style:style style:name="P73" style:family="paragraph" style:parent-style-name="Standard">
      <style:text-properties style:text-position="0% 100%" fo:font-size="14pt" style:text-underline-style="none" fo:font-weight="bold" officeooo:rsid="00567bbf" officeooo:paragraph-rsid="0066843f" style:font-size-asian="14pt" style:font-weight-asian="bold" style:font-size-complex="14pt" style:font-weight-complex="bold"/>
    </style:style>
    <style:style style:name="P74" style:family="paragraph" style:parent-style-name="Standard">
      <style:text-properties style:text-position="0% 100%" fo:font-size="14pt" style:text-underline-style="none" fo:font-weight="bold" officeooo:rsid="00567bbf" officeooo:paragraph-rsid="0068b479" style:font-size-asian="14pt" style:font-weight-asian="bold" style:font-size-complex="14pt" style:font-weight-complex="bold"/>
    </style:style>
    <style:style style:name="P75" style:family="paragraph" style:parent-style-name="Standard">
      <style:text-properties style:text-position="0% 100%" fo:font-size="14pt" style:text-underline-style="none" fo:font-weight="bold" officeooo:rsid="00567bbf" officeooo:paragraph-rsid="00709556" style:font-size-asian="14pt" style:font-weight-asian="bold" style:font-size-complex="14pt" style:font-weight-complex="bold"/>
    </style:style>
    <style:style style:name="P76" style:family="paragraph" style:parent-style-name="Standard">
      <style:text-properties style:text-position="0% 100%" fo:font-size="14pt" style:text-underline-style="none" fo:font-weight="bold" officeooo:rsid="00567bbf" officeooo:paragraph-rsid="00926beb" style:font-size-asian="14pt" style:font-weight-asian="bold" style:font-size-complex="14pt" style:font-weight-complex="bold"/>
    </style:style>
    <style:style style:name="P77" style:family="paragraph" style:parent-style-name="Standard">
      <style:text-properties style:text-position="0% 100%" fo:font-size="14pt" style:text-underline-style="none" fo:font-weight="bold" officeooo:rsid="00567bbf" officeooo:paragraph-rsid="009314d5" style:font-size-asian="14pt" style:font-weight-asian="bold" style:font-size-complex="14pt" style:font-weight-complex="bold"/>
    </style:style>
    <style:style style:name="P78" style:family="paragraph" style:parent-style-name="Standard">
      <style:text-properties style:text-position="0% 100%" fo:font-size="14pt" style:text-underline-style="none" fo:font-weight="bold" officeooo:rsid="005d49ab" officeooo:paragraph-rsid="005d49ab" style:font-size-asian="14pt" style:font-weight-asian="bold" style:font-size-complex="14pt" style:font-weight-complex="bold"/>
    </style:style>
    <style:style style:name="P79" style:family="paragraph" style:parent-style-name="Standard">
      <style:text-properties style:text-position="0% 100%" fo:font-size="14pt" style:text-underline-style="none" fo:font-weight="bold" officeooo:rsid="00623564" officeooo:paragraph-rsid="00623564" style:font-size-asian="14pt" style:font-weight-asian="bold" style:font-size-complex="14pt" style:font-weight-complex="bold"/>
    </style:style>
    <style:style style:name="P80" style:family="paragraph" style:parent-style-name="Standard">
      <style:text-properties style:text-position="0% 100%" fo:font-size="14pt" style:text-underline-style="none" fo:font-weight="bold" officeooo:rsid="0081f2c9" officeooo:paragraph-rsid="0081f2c9" style:font-size-asian="14pt" style:font-weight-asian="bold" style:font-size-complex="14pt" style:font-weight-complex="bold"/>
    </style:style>
    <style:style style:name="P81" style:family="paragraph" style:parent-style-name="Standard">
      <style:text-properties style:text-position="0% 100%" fo:font-size="14pt" style:text-underline-style="none" fo:font-weight="bold" officeooo:rsid="0081f2c9" officeooo:paragraph-rsid="00926beb" style:font-size-asian="14pt" style:font-weight-asian="bold" style:font-size-complex="14pt" style:font-weight-complex="bold"/>
    </style:style>
    <style:style style:name="P82" style:family="paragraph" style:parent-style-name="Standard">
      <style:text-properties style:text-position="0% 100%" fo:font-size="14pt" style:text-underline-style="none" fo:font-weight="bold" officeooo:rsid="0081f2c9" officeooo:paragraph-rsid="007230f7" style:font-size-asian="14pt" style:font-weight-asian="bold" style:font-size-complex="14pt" style:font-weight-complex="bold"/>
    </style:style>
    <style:style style:name="P83" style:family="paragraph" style:parent-style-name="Standard">
      <style:text-properties style:text-position="0% 100%" fo:font-size="14pt" style:text-underline-style="none" fo:font-weight="bold" officeooo:rsid="00567bbf" officeooo:paragraph-rsid="00567bbf" style:font-size-asian="12.25pt" style:font-weight-asian="bold" style:font-size-complex="14pt" style:font-weight-complex="bold"/>
    </style:style>
    <style:style style:name="P84" style:family="paragraph" style:parent-style-name="Standard">
      <style:text-properties style:text-position="0% 100%" fo:font-size="14pt" style:text-underline-style="none" fo:font-weight="bold" officeooo:rsid="00567bbf" officeooo:paragraph-rsid="00785d47" style:font-size-asian="12.25pt" style:font-weight-asian="bold" style:font-size-complex="14pt" style:font-weight-complex="bold"/>
    </style:style>
    <style:style style:name="P85" style:family="paragraph" style:parent-style-name="Standard">
      <style:text-properties style:text-position="0% 100%" fo:font-size="14pt" style:text-underline-style="none" fo:font-weight="bold" officeooo:rsid="00567bbf" officeooo:paragraph-rsid="007e7776" style:font-size-asian="12.25pt" style:font-weight-asian="bold" style:font-size-complex="14pt" style:font-weight-complex="bold"/>
    </style:style>
    <style:style style:name="P86" style:family="paragraph" style:parent-style-name="Standard">
      <style:text-properties style:text-position="0% 100%" fo:font-size="14pt" style:text-underline-style="none" fo:font-weight="bold" officeooo:rsid="00567bbf" officeooo:paragraph-rsid="0087910e" style:font-size-asian="12.25pt" style:font-weight-asian="bold" style:font-size-complex="14pt" style:font-weight-complex="bold"/>
    </style:style>
    <style:style style:name="P87" style:family="paragraph" style:parent-style-name="Standard">
      <style:text-properties style:text-position="0% 100%" fo:font-size="14pt" style:text-underline-style="none" fo:font-weight="bold" officeooo:rsid="00567bbf" officeooo:paragraph-rsid="00926beb" style:font-size-asian="12.25pt" style:font-weight-asian="bold" style:font-size-complex="14pt" style:font-weight-complex="bold"/>
    </style:style>
    <style:style style:name="P88" style:family="paragraph" style:parent-style-name="Standard">
      <style:text-properties style:text-position="0% 100%" fo:font-size="14pt" style:text-underline-style="none" fo:font-weight="bold" officeooo:rsid="00567bbf" officeooo:paragraph-rsid="009314d5" style:font-size-asian="12.25pt" style:font-weight-asian="bold" style:font-size-complex="14pt" style:font-weight-complex="bold"/>
    </style:style>
    <style:style style:name="P89" style:family="paragraph" style:parent-style-name="Standard">
      <style:text-properties style:text-position="0% 100%" fo:font-size="14pt" style:text-underline-style="none" fo:font-weight="bold" officeooo:rsid="00785d47" officeooo:paragraph-rsid="00785d47" style:font-size-asian="12.25pt" style:font-weight-asian="bold" style:font-size-complex="14pt" style:font-weight-complex="bold"/>
    </style:style>
    <style:style style:name="P90" style:family="paragraph" style:parent-style-name="Standard">
      <style:text-properties style:text-position="0% 100%" fo:font-size="14pt" style:text-underline-style="none" fo:font-weight="bold" officeooo:rsid="0081f2c9" officeooo:paragraph-rsid="0081f2c9" style:font-size-asian="12.25pt" style:font-weight-asian="bold" style:font-size-complex="14pt" style:font-weight-complex="bold"/>
    </style:style>
    <style:style style:name="P91" style:family="paragraph" style:parent-style-name="Standard">
      <style:text-properties style:text-position="0% 100%" fo:font-size="14pt" style:text-underline-style="none" fo:font-weight="bold" officeooo:rsid="0081fbe9" officeooo:paragraph-rsid="0081fbe9" style:font-size-asian="12.25pt" style:font-weight-asian="bold" style:font-size-complex="14pt" style:font-weight-complex="bold"/>
    </style:style>
    <style:style style:name="P92" style:family="paragraph" style:parent-style-name="Standard">
      <style:text-properties style:text-position="0% 100%" fo:font-size="14pt" style:text-underline-style="none" fo:font-weight="bold" officeooo:rsid="00839178" officeooo:paragraph-rsid="00839178" style:font-size-asian="12.25pt" style:font-weight-asian="bold" style:font-size-complex="14pt" style:font-weight-complex="bold"/>
    </style:style>
    <style:style style:name="P93" style:family="paragraph" style:parent-style-name="Standard">
      <style:text-properties style:text-position="0% 100%" fo:font-size="14pt" style:text-underline-style="none" fo:font-weight="bold" officeooo:rsid="00839178" officeooo:paragraph-rsid="0083e5ca" style:font-size-asian="12.25pt" style:font-weight-asian="bold" style:font-size-complex="14pt" style:font-weight-complex="bold"/>
    </style:style>
    <style:style style:name="P94" style:family="paragraph" style:parent-style-name="Standard">
      <style:text-properties style:text-position="0% 100%" fo:font-size="14pt" style:text-underline-style="none" fo:font-weight="bold" officeooo:rsid="00839178" officeooo:paragraph-rsid="0089e440" style:font-size-asian="12.25pt" style:font-weight-asian="bold" style:font-size-complex="14pt" style:font-weight-complex="bold"/>
    </style:style>
    <style:style style:name="P95" style:family="paragraph" style:parent-style-name="Standard">
      <style:text-properties style:text-position="0% 100%" fo:font-size="14pt" style:text-underline-style="none" fo:font-weight="bold" officeooo:rsid="00839178" officeooo:paragraph-rsid="008b14b0" style:font-size-asian="12.25pt" style:font-weight-asian="bold" style:font-size-complex="14pt" style:font-weight-complex="bold"/>
    </style:style>
    <style:style style:name="P96" style:family="paragraph" style:parent-style-name="Standard">
      <style:text-properties style:text-position="0% 100%" fo:font-size="14pt" style:text-underline-style="none" fo:font-weight="bold" officeooo:rsid="0083e5ca" officeooo:paragraph-rsid="0083e5ca" style:font-size-asian="12.25pt" style:font-weight-asian="bold" style:font-size-complex="14pt" style:font-weight-complex="bold"/>
    </style:style>
    <style:style style:name="P97" style:family="paragraph" style:parent-style-name="Standard">
      <style:text-properties style:text-position="0% 100%" fo:font-size="14pt" style:text-underline-style="none" fo:font-weight="bold" officeooo:rsid="0083e5ca" officeooo:paragraph-rsid="008b14b0" style:font-size-asian="12.25pt" style:font-weight-asian="bold" style:font-size-complex="14pt" style:font-weight-complex="bold"/>
    </style:style>
    <style:style style:name="P98" style:family="paragraph" style:parent-style-name="Standard">
      <style:text-properties style:text-position="0% 100%" fo:font-size="14pt" style:text-underline-style="none" fo:font-weight="bold" officeooo:rsid="0085c0d3" officeooo:paragraph-rsid="0085c0d3" style:font-size-asian="12.25pt" style:font-weight-asian="bold" style:font-size-complex="14pt" style:font-weight-complex="bold"/>
    </style:style>
    <style:style style:name="P99" style:family="paragraph" style:parent-style-name="Standard">
      <style:text-properties style:text-position="0% 100%" fo:font-size="14pt" style:text-underline-style="none" fo:font-weight="bold" officeooo:rsid="0085c0d3" officeooo:paragraph-rsid="008b14b0" style:font-size-asian="12.25pt" style:font-weight-asian="bold" style:font-size-complex="14pt" style:font-weight-complex="bold"/>
    </style:style>
    <style:style style:name="P100" style:family="paragraph" style:parent-style-name="Standard">
      <style:text-properties style:text-position="0% 100%" fo:font-size="14pt" style:text-underline-style="none" fo:font-weight="bold" officeooo:rsid="0089e440" officeooo:paragraph-rsid="0089e440" style:font-size-asian="12.25pt" style:font-weight-asian="bold" style:font-size-complex="14pt" style:font-weight-complex="bold"/>
    </style:style>
    <style:style style:name="P101" style:family="paragraph" style:parent-style-name="Standard">
      <style:text-properties style:text-position="0% 100%" fo:font-size="14pt" style:text-underline-style="none" fo:font-weight="bold" officeooo:rsid="0089e440" officeooo:paragraph-rsid="008b14b0" style:font-size-asian="12.25pt" style:font-weight-asian="bold" style:font-size-complex="14pt" style:font-weight-complex="bold"/>
    </style:style>
    <style:style style:name="P102" style:family="paragraph" style:parent-style-name="Standard">
      <style:text-properties style:text-position="0% 100%" fo:font-size="14pt" style:text-underline-style="none" fo:font-weight="bold" officeooo:rsid="008b14b0" officeooo:paragraph-rsid="008b14b0" style:font-size-asian="12.25pt" style:font-weight-asian="bold" style:font-size-complex="14pt" style:font-weight-complex="bold"/>
    </style:style>
    <style:style style:name="P103" style:family="paragraph" style:parent-style-name="Standard">
      <style:text-properties style:text-position="0% 100%" fo:font-size="14pt" style:text-underline-style="none" fo:font-weight="bold" officeooo:rsid="008bc40f" officeooo:paragraph-rsid="008bc40f" style:font-size-asian="12.25pt" style:font-weight-asian="bold" style:font-size-complex="14pt" style:font-weight-complex="bold"/>
    </style:style>
    <style:style style:name="P104" style:family="paragraph" style:parent-style-name="Standard">
      <style:text-properties style:text-position="0% 100%" fo:font-size="14pt" style:text-underline-style="none" fo:font-weight="bold" officeooo:rsid="008d5eb0" officeooo:paragraph-rsid="008d5eb0" style:font-size-asian="12.25pt" style:font-weight-asian="bold" style:font-size-complex="14pt" style:font-weight-complex="bold"/>
    </style:style>
    <style:style style:name="P105" style:family="paragraph" style:parent-style-name="Standard">
      <style:text-properties style:text-position="0% 100%" fo:font-size="14pt" style:text-underline-style="none" fo:font-weight="bold" officeooo:rsid="008ddba7" officeooo:paragraph-rsid="008ddba7" style:font-size-asian="12.25pt" style:font-weight-asian="bold" style:font-size-complex="14pt" style:font-weight-complex="bold"/>
    </style:style>
    <style:style style:name="P106" style:family="paragraph" style:parent-style-name="Standard">
      <style:text-properties style:text-position="0% 100%" fo:font-size="14pt" style:text-underline-style="none" fo:font-weight="bold" officeooo:rsid="008e5d14" officeooo:paragraph-rsid="008e5d14" style:font-size-asian="12.25pt" style:font-weight-asian="bold" style:font-size-complex="14pt" style:font-weight-complex="bold"/>
    </style:style>
    <style:style style:name="P107" style:family="paragraph" style:parent-style-name="Standard">
      <style:text-properties style:text-position="0% 100%" fo:font-size="14pt" style:text-underline-style="none" fo:font-weight="normal" officeooo:rsid="00603866" officeooo:paragraph-rsid="00623564" style:font-size-asian="14pt" style:font-weight-asian="normal" style:font-size-complex="14pt" style:font-weight-complex="normal"/>
    </style:style>
    <style:style style:name="P108" style:family="paragraph" style:parent-style-name="Standard">
      <style:text-properties style:text-position="0% 100%" fo:font-size="14pt" style:text-underline-style="none" fo:font-weight="normal" officeooo:rsid="00603866" officeooo:paragraph-rsid="0065c018" style:font-size-asian="14pt" style:font-weight-asian="normal" style:font-size-complex="14pt" style:font-weight-complex="normal"/>
    </style:style>
    <style:style style:name="P109" style:family="paragraph" style:parent-style-name="Standard">
      <style:text-properties style:text-position="0% 100%" fo:font-size="14pt" style:text-underline-style="none" fo:font-weight="normal" officeooo:rsid="008d5eb0" officeooo:paragraph-rsid="008d5eb0" style:font-size-asian="14pt" style:font-weight-asian="normal" style:font-size-complex="14pt" style:font-weight-complex="normal"/>
    </style:style>
    <style:style style:name="P110" style:family="paragraph" style:parent-style-name="Standard">
      <style:text-properties style:text-position="0% 100%" fo:font-size="14pt" style:text-underline-style="none" fo:font-weight="normal" officeooo:rsid="00567bbf" officeooo:paragraph-rsid="00567bbf" style:font-size-asian="12.25pt" style:font-weight-asian="normal" style:font-size-complex="14pt" style:font-weight-complex="normal"/>
    </style:style>
    <style:style style:name="P111" style:family="paragraph" style:parent-style-name="Standard">
      <style:text-properties style:text-position="0% 100%" fo:font-size="14pt" style:text-underline-style="none" fo:font-weight="normal" officeooo:rsid="00839178" officeooo:paragraph-rsid="00839178" style:font-size-asian="12.25pt" style:font-weight-asian="normal" style:font-size-complex="14pt" style:font-weight-complex="normal"/>
    </style:style>
    <style:style style:name="P112" style:family="paragraph" style:parent-style-name="Standard">
      <style:text-properties style:text-position="0% 100%" fo:font-size="14pt" style:text-underline-style="none" fo:font-weight="normal" officeooo:rsid="008b14b0" officeooo:paragraph-rsid="008b14b0" style:font-size-asian="12.25pt" style:font-weight-asian="normal" style:font-size-complex="14pt" style:font-weight-complex="normal"/>
    </style:style>
    <style:style style:name="P113" style:family="paragraph" style:parent-style-name="Standard">
      <style:text-properties style:text-position="0% 100%" fo:font-size="14pt" style:text-underline-style="none" fo:font-weight="normal" officeooo:rsid="008bc40f" officeooo:paragraph-rsid="008bc40f" style:font-size-asian="12.25pt" style:font-weight-asian="normal" style:font-size-complex="14pt" style:font-weight-complex="normal"/>
    </style:style>
    <style:style style:name="P114" style:family="paragraph" style:parent-style-name="Standard">
      <style:text-properties style:text-position="0% 100%" fo:font-size="14pt" style:text-underline-style="none" fo:font-weight="normal" officeooo:rsid="008d5eb0" officeooo:paragraph-rsid="008d5eb0" style:font-size-asian="12.25pt" style:font-weight-asian="normal" style:font-size-complex="14pt" style:font-weight-complex="normal"/>
    </style:style>
    <style:style style:name="P115" style:family="paragraph" style:parent-style-name="Standard">
      <style:text-properties style:text-position="0% 100%" fo:font-size="12pt" style:text-underline-style="none" fo:font-weight="normal" officeooo:rsid="00525c3e" officeooo:paragraph-rsid="00525c3e" style:font-size-asian="10.5pt" style:font-weight-asian="normal" style:font-size-complex="12pt" style:font-weight-complex="normal"/>
    </style:style>
    <style:style style:name="P116" style:family="paragraph" style:parent-style-name="Standard">
      <style:text-properties style:text-position="0% 100%" fo:font-size="12pt" style:text-underline-style="none" fo:font-weight="normal" officeooo:rsid="00525c3e" officeooo:paragraph-rsid="005d49ab" style:font-size-asian="10.5pt" style:font-weight-asian="normal" style:font-size-complex="12pt" style:font-weight-complex="normal"/>
    </style:style>
    <style:style style:name="P117" style:family="paragraph" style:parent-style-name="Standard">
      <style:text-properties style:text-position="0% 100%" fo:font-size="12pt" style:text-underline-style="none" fo:font-weight="normal" officeooo:rsid="005588ad" officeooo:paragraph-rsid="005588ad" style:font-size-asian="10.5pt" style:font-weight-asian="normal" style:font-size-complex="12pt" style:font-weight-complex="normal"/>
    </style:style>
    <style:style style:name="P118" style:family="paragraph" style:parent-style-name="Standard">
      <style:text-properties style:text-position="0% 100%" fo:font-size="12pt" style:text-underline-style="none" fo:font-weight="normal" officeooo:rsid="005588ad" officeooo:paragraph-rsid="005fda63" style:font-size-asian="10.5pt" style:font-weight-asian="normal" style:font-size-complex="12pt" style:font-weight-complex="normal"/>
    </style:style>
    <style:style style:name="P119" style:family="paragraph" style:parent-style-name="Standard">
      <style:text-properties style:text-position="0% 100%" fo:font-size="12pt" style:text-underline-style="none" fo:font-weight="normal" officeooo:rsid="005d49ab" officeooo:paragraph-rsid="005d49ab" style:font-size-asian="10.5pt" style:font-weight-asian="normal" style:font-size-complex="12pt" style:font-weight-complex="normal"/>
    </style:style>
    <style:style style:name="P120" style:family="paragraph" style:parent-style-name="Standard">
      <style:text-properties style:text-position="0% 100%" fo:font-size="12pt" style:text-underline-style="none" fo:font-weight="normal" officeooo:rsid="0065c018" officeooo:paragraph-rsid="0065c018" style:font-size-asian="10.5pt" style:font-weight-asian="normal" style:font-size-complex="12pt" style:font-weight-complex="normal"/>
    </style:style>
    <style:style style:name="P121" style:family="paragraph" style:parent-style-name="Standard">
      <style:text-properties style:text-position="0% 100%" fo:font-size="12pt" style:text-underline-style="none" fo:font-weight="normal" officeooo:rsid="0066843f" officeooo:paragraph-rsid="0066843f" style:font-size-asian="10.5pt" style:font-weight-asian="normal" style:font-size-complex="12pt" style:font-weight-complex="normal"/>
    </style:style>
    <style:style style:name="P122" style:family="paragraph" style:parent-style-name="Standard">
      <style:text-properties style:text-position="0% 100%" fo:font-size="12pt" style:text-underline-style="none" fo:font-weight="normal" officeooo:rsid="0066843f" officeooo:paragraph-rsid="0068b479" style:font-size-asian="10.5pt" style:font-weight-asian="normal" style:font-size-complex="12pt" style:font-weight-complex="normal"/>
    </style:style>
    <style:style style:name="P123" style:family="paragraph" style:parent-style-name="Standard">
      <style:text-properties style:text-position="0% 100%" fo:font-size="12pt" style:text-underline-style="none" fo:font-weight="normal" officeooo:rsid="0068b479" officeooo:paragraph-rsid="0068b479" style:font-size-asian="10.5pt" style:font-weight-asian="normal" style:font-size-complex="12pt" style:font-weight-complex="normal"/>
    </style:style>
    <style:style style:name="P124" style:family="paragraph" style:parent-style-name="Standard">
      <style:text-properties style:text-position="0% 100%" fo:font-size="12pt" style:text-underline-style="none" fo:font-weight="normal" officeooo:rsid="006a91ee" officeooo:paragraph-rsid="006a91ee" style:font-size-asian="10.5pt" style:font-weight-asian="normal" style:font-size-complex="12pt" style:font-weight-complex="normal"/>
    </style:style>
    <style:style style:name="P125" style:family="paragraph" style:parent-style-name="Standard">
      <style:text-properties style:text-position="0% 100%" fo:font-size="12pt" style:text-underline-style="none" fo:font-weight="normal" officeooo:rsid="006d3d76" officeooo:paragraph-rsid="006d3d76" style:font-size-asian="10.5pt" style:font-weight-asian="normal" style:font-size-complex="12pt" style:font-weight-complex="normal"/>
    </style:style>
    <style:style style:name="P126" style:family="paragraph" style:parent-style-name="Standard">
      <style:text-properties style:text-position="0% 100%" fo:font-size="12pt" style:text-underline-style="none" fo:font-weight="normal" officeooo:rsid="006d3d76" officeooo:paragraph-rsid="006daf81" style:font-size-asian="10.5pt" style:font-weight-asian="normal" style:font-size-complex="12pt" style:font-weight-complex="normal"/>
    </style:style>
    <style:style style:name="P127" style:family="paragraph" style:parent-style-name="Standard">
      <style:text-properties style:text-position="0% 100%" fo:font-size="12pt" style:text-underline-style="none" fo:font-weight="normal" officeooo:rsid="006d3d76" officeooo:paragraph-rsid="006ea4aa" style:font-size-asian="10.5pt" style:font-weight-asian="normal" style:font-size-complex="12pt" style:font-weight-complex="normal"/>
    </style:style>
    <style:style style:name="P128" style:family="paragraph" style:parent-style-name="Standard">
      <style:text-properties style:text-position="0% 100%" fo:font-size="12pt" style:text-underline-style="none" fo:font-weight="normal" officeooo:rsid="006d3d76" officeooo:paragraph-rsid="00709556" style:font-size-asian="10.5pt" style:font-weight-asian="normal" style:font-size-complex="12pt" style:font-weight-complex="normal"/>
    </style:style>
    <style:style style:name="P129" style:family="paragraph" style:parent-style-name="Standard">
      <style:text-properties style:text-position="0% 100%" fo:font-size="12pt" style:text-underline-style="none" fo:font-weight="normal" officeooo:rsid="006d3d76" officeooo:paragraph-rsid="007230f7" style:font-size-asian="10.5pt" style:font-weight-asian="normal" style:font-size-complex="12pt" style:font-weight-complex="normal"/>
    </style:style>
    <style:style style:name="P130" style:family="paragraph" style:parent-style-name="Standard">
      <style:text-properties style:text-position="0% 100%" fo:font-size="12pt" style:text-underline-style="none" fo:font-weight="normal" officeooo:rsid="006d3d76" officeooo:paragraph-rsid="00926beb" style:font-size-asian="10.5pt" style:font-weight-asian="normal" style:font-size-complex="12pt" style:font-weight-complex="normal"/>
    </style:style>
    <style:style style:name="P131" style:family="paragraph" style:parent-style-name="Standard">
      <style:text-properties style:text-position="0% 100%" fo:font-size="12pt" style:text-underline-style="none" fo:font-weight="normal" officeooo:rsid="006d3d76" officeooo:paragraph-rsid="009314d5" style:font-size-asian="10.5pt" style:font-weight-asian="normal" style:font-size-complex="12pt" style:font-weight-complex="normal"/>
    </style:style>
    <style:style style:name="P132" style:family="paragraph" style:parent-style-name="Standard">
      <style:text-properties style:text-position="0% 100%" fo:font-size="12pt" style:text-underline-style="none" fo:font-weight="normal" officeooo:rsid="006daf81" officeooo:paragraph-rsid="006daf81" style:font-size-asian="10.5pt" style:font-weight-asian="normal" style:font-size-complex="12pt" style:font-weight-complex="normal"/>
    </style:style>
    <style:style style:name="P133" style:family="paragraph" style:parent-style-name="Standard">
      <style:text-properties style:text-position="0% 100%" fo:font-size="12pt" style:text-underline-style="none" fo:font-weight="normal" officeooo:rsid="006daf81" officeooo:paragraph-rsid="00926beb" style:font-size-asian="10.5pt" style:font-weight-asian="normal" style:font-size-complex="12pt" style:font-weight-complex="normal"/>
    </style:style>
    <style:style style:name="P134" style:family="paragraph" style:parent-style-name="Standard">
      <style:text-properties style:text-position="0% 100%" fo:font-size="12pt" style:text-underline-style="none" fo:font-weight="normal" officeooo:rsid="006ea4aa" officeooo:paragraph-rsid="006ea4aa" style:font-size-asian="10.5pt" style:font-weight-asian="normal" style:font-size-complex="12pt" style:font-weight-complex="normal"/>
    </style:style>
    <style:style style:name="P135" style:family="paragraph" style:parent-style-name="Standard">
      <style:text-properties style:text-position="0% 100%" fo:font-size="12pt" style:text-underline-style="none" fo:font-weight="normal" officeooo:rsid="006ea4aa" officeooo:paragraph-rsid="00709556" style:font-size-asian="10.5pt" style:font-weight-asian="normal" style:font-size-complex="12pt" style:font-weight-complex="normal"/>
    </style:style>
    <style:style style:name="P136" style:family="paragraph" style:parent-style-name="Standard">
      <style:text-properties style:text-position="0% 100%" fo:font-size="12pt" style:text-underline-style="none" fo:font-weight="normal" officeooo:rsid="006ea4aa" officeooo:paragraph-rsid="007230f7" style:font-size-asian="10.5pt" style:font-weight-asian="normal" style:font-size-complex="12pt" style:font-weight-complex="normal"/>
    </style:style>
    <style:style style:name="P137" style:family="paragraph" style:parent-style-name="Standard">
      <style:text-properties style:text-position="0% 100%" fo:font-size="12pt" style:text-underline-style="none" fo:font-weight="normal" officeooo:rsid="006ea4aa" officeooo:paragraph-rsid="00926beb" style:font-size-asian="10.5pt" style:font-weight-asian="normal" style:font-size-complex="12pt" style:font-weight-complex="normal"/>
    </style:style>
    <style:style style:name="P138" style:family="paragraph" style:parent-style-name="Standard">
      <style:text-properties style:text-position="0% 100%" fo:font-size="12pt" style:text-underline-style="none" fo:font-weight="normal" officeooo:rsid="006ea4aa" officeooo:paragraph-rsid="009314d5" style:font-size-asian="10.5pt" style:font-weight-asian="normal" style:font-size-complex="12pt" style:font-weight-complex="normal"/>
    </style:style>
    <style:style style:name="P139" style:family="paragraph" style:parent-style-name="Standard">
      <style:text-properties style:text-position="0% 100%" fo:font-size="12pt" style:text-underline-style="none" fo:font-weight="normal" officeooo:rsid="00785d47" officeooo:paragraph-rsid="00785d47" style:font-size-asian="10.5pt" style:font-weight-asian="normal" style:font-size-complex="12pt" style:font-weight-complex="normal"/>
    </style:style>
    <style:style style:name="P140" style:family="paragraph" style:parent-style-name="Standard">
      <style:text-properties style:text-position="0% 100%" fo:font-size="12pt" style:text-underline-style="none" fo:font-weight="normal" officeooo:rsid="00785d47" officeooo:paragraph-rsid="007e7776" style:font-size-asian="10.5pt" style:font-weight-asian="normal" style:font-size-complex="12pt" style:font-weight-complex="normal"/>
    </style:style>
    <style:style style:name="P141" style:family="paragraph" style:parent-style-name="Standard">
      <style:text-properties style:text-position="0% 100%" fo:font-size="12pt" style:text-underline-style="none" fo:font-weight="normal" officeooo:rsid="0080a2b4" officeooo:paragraph-rsid="0080a2b4" style:font-size-asian="10.5pt" style:font-weight-asian="normal" style:font-size-complex="12pt" style:font-weight-complex="normal"/>
    </style:style>
    <style:style style:name="P142" style:family="paragraph" style:parent-style-name="Standard">
      <style:text-properties style:text-position="0% 100%" fo:font-size="12pt" style:text-underline-style="none" fo:font-weight="normal" officeooo:rsid="0080a2b4" officeooo:paragraph-rsid="0085d692" style:font-size-asian="10.5pt" style:font-weight-asian="normal" style:font-size-complex="12pt" style:font-weight-complex="normal"/>
    </style:style>
    <style:style style:name="P143" style:family="paragraph" style:parent-style-name="Standard">
      <style:text-properties style:text-position="0% 100%" fo:font-size="12pt" style:text-underline-style="none" fo:font-weight="normal" officeooo:rsid="0085d692" officeooo:paragraph-rsid="0085d692" style:font-size-asian="10.5pt" style:font-weight-asian="normal" style:font-size-complex="12pt" style:font-weight-complex="normal"/>
    </style:style>
    <style:style style:name="P144" style:family="paragraph" style:parent-style-name="Standard">
      <style:text-properties style:text-position="0% 100%" fo:font-size="12pt" style:text-underline-style="none" fo:font-weight="normal" officeooo:rsid="0087910e" officeooo:paragraph-rsid="0087910e" style:font-size-asian="10.5pt" style:font-weight-asian="normal" style:font-size-complex="12pt" style:font-weight-complex="normal"/>
    </style:style>
    <style:style style:name="P145" style:family="paragraph" style:parent-style-name="Standard">
      <style:text-properties style:text-position="0% 100%" fo:font-size="12pt" style:text-underline-style="none" fo:font-weight="normal" officeooo:rsid="0087910e" officeooo:paragraph-rsid="00926beb" style:font-size-asian="10.5pt" style:font-weight-asian="normal" style:font-size-complex="12pt" style:font-weight-complex="normal"/>
    </style:style>
    <style:style style:name="P146" style:family="paragraph" style:parent-style-name="Standard">
      <style:text-properties style:text-position="0% 100%" fo:font-size="12pt" style:text-underline-style="none" fo:font-weight="normal" officeooo:rsid="0087910e" officeooo:paragraph-rsid="009314d5" style:font-size-asian="10.5pt" style:font-weight-asian="normal" style:font-size-complex="12pt" style:font-weight-complex="normal"/>
    </style:style>
    <style:style style:name="P147" style:family="paragraph" style:parent-style-name="Standard">
      <style:text-properties style:text-position="0% 100%" fo:font-size="12pt" style:text-underline-style="none" fo:font-weight="normal" officeooo:rsid="0089e440" officeooo:paragraph-rsid="0089e440" style:font-size-asian="10.5pt" style:font-weight-asian="normal" style:font-size-complex="12pt" style:font-weight-complex="normal"/>
    </style:style>
    <style:style style:name="P148" style:family="paragraph" style:parent-style-name="Standard">
      <style:text-properties style:text-position="0% 100%" fo:font-size="12pt" style:text-underline-style="none" fo:font-weight="normal" officeooo:rsid="0089e440" officeooo:paragraph-rsid="008b14b0" style:font-size-asian="10.5pt" style:font-weight-asian="normal" style:font-size-complex="12pt" style:font-weight-complex="normal"/>
    </style:style>
    <style:style style:name="P149" style:family="paragraph" style:parent-style-name="Standard">
      <style:text-properties style:text-position="0% 100%" fo:font-size="12pt" style:text-underline-style="none" fo:font-weight="normal" officeooo:rsid="009314d5" officeooo:paragraph-rsid="009314d5" style:font-size-asian="10.5pt" style:font-weight-asian="normal" style:font-size-complex="12pt" style:font-weight-complex="normal"/>
    </style:style>
    <style:style style:name="P150" style:family="paragraph" style:parent-style-name="Standard">
      <style:text-properties style:text-position="0% 100%" fo:font-size="12pt" style:text-underline-style="none" fo:font-weight="normal" officeooo:rsid="00567bbf" officeooo:paragraph-rsid="00567bbf" style:font-size-asian="12pt" style:font-weight-asian="normal" style:font-size-complex="12pt" style:font-weight-complex="normal"/>
    </style:style>
    <style:style style:name="P151" style:family="paragraph" style:parent-style-name="Standard">
      <style:text-properties style:text-position="0% 100%" fo:font-size="12pt" style:text-underline-style="none" fo:font-weight="normal" officeooo:rsid="00567bbf" officeooo:paragraph-rsid="00926beb" style:font-size-asian="12pt" style:font-weight-asian="normal" style:font-size-complex="12pt" style:font-weight-complex="normal"/>
    </style:style>
    <style:style style:name="P152" style:family="paragraph" style:parent-style-name="Standard">
      <style:text-properties style:text-position="0% 100%" fo:font-size="12pt" style:text-underline-style="none" fo:font-weight="bold" officeooo:rsid="00567bbf" officeooo:paragraph-rsid="00567bbf" style:font-size-asian="10.5pt" style:font-weight-asian="bold" style:font-size-complex="12pt" style:font-weight-complex="bold"/>
    </style:style>
    <style:style style:name="P153" style:family="paragraph" style:parent-style-name="Standard">
      <style:text-properties style:text-position="0% 100%" fo:font-size="12pt" style:text-underline-style="solid" style:text-underline-width="auto" style:text-underline-color="font-color" fo:font-weight="bold" officeooo:rsid="00567bbf" officeooo:paragraph-rsid="00567bbf" style:font-size-asian="12pt" style:font-weight-asian="bold" style:font-size-complex="12pt" style:font-weight-complex="bold"/>
    </style:style>
    <style:style style:name="P154" style:family="paragraph" style:parent-style-name="Standard">
      <style:text-properties style:text-position="0% 100%" fo:font-size="12pt" style:text-underline-style="solid" style:text-underline-width="auto" style:text-underline-color="font-color" fo:font-weight="bold" officeooo:rsid="0081f2c9" officeooo:paragraph-rsid="0081f2c9" style:font-size-asian="12pt" style:font-weight-asian="bold" style:font-size-complex="12pt" style:font-weight-complex="bold"/>
    </style:style>
    <style:style style:name="P155" style:family="paragraph" style:parent-style-name="Standard">
      <style:text-properties style:text-position="0% 100%" fo:font-size="12pt" style:text-underline-style="solid" style:text-underline-width="auto" style:text-underline-color="font-color" fo:font-weight="bold" officeooo:rsid="00839178" officeooo:paragraph-rsid="00839178" style:font-size-asian="12pt" style:font-weight-asian="bold" style:font-size-complex="12pt" style:font-weight-complex="bold"/>
    </style:style>
    <style:style style:name="P156" style:family="paragraph" style:parent-style-name="Standard">
      <style:text-properties style:text-position="0% 100%" fo:font-size="12pt" style:text-underline-style="solid" style:text-underline-width="auto" style:text-underline-color="font-color" fo:font-weight="bold" officeooo:rsid="008b14b0" officeooo:paragraph-rsid="008b14b0" style:font-size-asian="10.5pt" style:font-weight-asian="bold" style:font-size-complex="12pt" style:font-weight-complex="bold"/>
    </style:style>
    <style:style style:name="P157" style:family="paragraph" style:parent-style-name="Standard">
      <style:text-properties officeooo:rsid="004bf635" officeooo:paragraph-rsid="00623564"/>
    </style:style>
    <style:style style:name="P158" style:family="paragraph" style:parent-style-name="Standard">
      <style:text-properties officeooo:rsid="004ccf83" officeooo:paragraph-rsid="00623564"/>
    </style:style>
    <style:style style:name="P159" style:family="paragraph" style:parent-style-name="Table_20_Contents">
      <style:text-properties fo:font-size="14pt" officeooo:rsid="003cecb2" officeooo:paragraph-rsid="003cecb2" style:font-size-asian="12.25pt" style:font-size-complex="14pt"/>
    </style:style>
    <style:style style:name="P160" style:family="paragraph" style:parent-style-name="Table_20_Contents">
      <style:text-properties fo:font-size="14pt" officeooo:rsid="003cecb2" officeooo:paragraph-rsid="003d685d" style:font-size-asian="12.25pt" style:font-size-complex="14pt"/>
    </style:style>
    <style:style style:name="P161" style:family="paragraph" style:parent-style-name="Table_20_Contents">
      <style:text-properties fo:font-size="14pt" officeooo:rsid="003cecb2" officeooo:paragraph-rsid="00407ae1" style:font-size-asian="12.25pt" style:font-size-complex="14pt"/>
    </style:style>
    <style:style style:name="P162" style:family="paragraph" style:parent-style-name="Table_20_Contents">
      <style:text-properties fo:font-size="14pt" officeooo:rsid="003cecb2" officeooo:paragraph-rsid="004260df" style:font-size-asian="12.25pt" style:font-size-complex="14pt"/>
    </style:style>
    <style:style style:name="P163" style:family="paragraph" style:parent-style-name="Table_20_Contents">
      <style:text-properties fo:font-size="14pt" officeooo:rsid="003cecb2" officeooo:paragraph-rsid="0043be27" style:font-size-asian="12.25pt" style:font-size-complex="14pt"/>
    </style:style>
    <style:style style:name="P164" style:family="paragraph" style:parent-style-name="Table_20_Contents">
      <style:text-properties fo:font-size="14pt" officeooo:rsid="003cecb2" officeooo:paragraph-rsid="0048b934" style:font-size-asian="12.25pt" style:font-size-complex="14pt"/>
    </style:style>
    <style:style style:name="P165" style:family="paragraph" style:parent-style-name="Table_20_Contents">
      <style:text-properties fo:font-size="14pt" officeooo:rsid="003cecb2" officeooo:paragraph-rsid="004bf635" style:font-size-asian="12.25pt" style:font-size-complex="14pt"/>
    </style:style>
    <style:style style:name="P166" style:family="paragraph" style:parent-style-name="Table_20_Contents">
      <style:text-properties fo:font-size="14pt" officeooo:rsid="003cecb2" officeooo:paragraph-rsid="004ccf83" style:font-size-asian="12.25pt" style:font-size-complex="14pt"/>
    </style:style>
    <style:style style:name="P167" style:family="paragraph" style:parent-style-name="Table_20_Contents">
      <style:text-properties fo:font-size="14pt" officeooo:rsid="003cecb2" officeooo:paragraph-rsid="0058d357" style:font-size-asian="12.25pt" style:font-size-complex="14pt"/>
    </style:style>
    <style:style style:name="P168" style:family="paragraph" style:parent-style-name="Table_20_Contents">
      <style:text-properties fo:font-size="14pt" officeooo:rsid="003cecb2" officeooo:paragraph-rsid="006017bf" style:font-size-asian="12.25pt" style:font-size-complex="14pt"/>
    </style:style>
    <style:style style:name="P169" style:family="paragraph" style:parent-style-name="Table_20_Contents">
      <style:text-properties fo:font-size="14pt" officeooo:rsid="003cecb2" officeooo:paragraph-rsid="00623564" style:font-size-asian="12.25pt" style:font-size-complex="14pt"/>
    </style:style>
    <style:style style:name="P170" style:family="paragraph" style:parent-style-name="Table_20_Contents">
      <style:text-properties fo:font-size="14pt" officeooo:rsid="003d685d" officeooo:paragraph-rsid="003d685d" style:font-size-asian="12.25pt" style:font-size-complex="14pt"/>
    </style:style>
    <style:style style:name="P171" style:family="paragraph" style:parent-style-name="Table_20_Contents">
      <style:text-properties fo:font-size="14pt" officeooo:rsid="003d685d" officeooo:paragraph-rsid="00407ae1" style:font-size-asian="12.25pt" style:font-size-complex="14pt"/>
    </style:style>
    <style:style style:name="P172" style:family="paragraph" style:parent-style-name="Table_20_Contents">
      <style:text-properties fo:font-size="14pt" officeooo:rsid="003ea218" officeooo:paragraph-rsid="003ea218" style:font-size-asian="12.25pt" style:font-size-complex="14pt"/>
    </style:style>
    <style:style style:name="P173" style:family="paragraph" style:parent-style-name="Table_20_Contents">
      <style:text-properties fo:font-size="14pt" officeooo:rsid="003ea218" officeooo:paragraph-rsid="0043be27" style:font-size-asian="12.25pt" style:font-size-complex="14pt"/>
    </style:style>
    <style:style style:name="P174" style:family="paragraph" style:parent-style-name="Table_20_Contents">
      <style:text-properties fo:font-size="14pt" officeooo:rsid="003ea218" officeooo:paragraph-rsid="0048b934" style:font-size-asian="12.25pt" style:font-size-complex="14pt"/>
    </style:style>
    <style:style style:name="P175" style:family="paragraph" style:parent-style-name="Table_20_Contents">
      <style:text-properties fo:font-size="14pt" officeooo:rsid="003ea218" officeooo:paragraph-rsid="004bf635" style:font-size-asian="12.25pt" style:font-size-complex="14pt"/>
    </style:style>
    <style:style style:name="P176" style:family="paragraph" style:parent-style-name="Table_20_Contents">
      <style:text-properties fo:font-size="14pt" officeooo:rsid="003ea218" officeooo:paragraph-rsid="004ccf83" style:font-size-asian="12.25pt" style:font-size-complex="14pt"/>
    </style:style>
    <style:style style:name="P177" style:family="paragraph" style:parent-style-name="Table_20_Contents">
      <style:text-properties fo:font-size="14pt" officeooo:rsid="003ea218" officeooo:paragraph-rsid="0058d357" style:font-size-asian="12.25pt" style:font-size-complex="14pt"/>
    </style:style>
    <style:style style:name="P178" style:family="paragraph" style:parent-style-name="Table_20_Contents">
      <style:text-properties fo:font-size="14pt" officeooo:rsid="003ea218" officeooo:paragraph-rsid="006017bf" style:font-size-asian="12.25pt" style:font-size-complex="14pt"/>
    </style:style>
    <style:style style:name="P179" style:family="paragraph" style:parent-style-name="Table_20_Contents">
      <style:text-properties fo:font-size="14pt" officeooo:rsid="003ea218" officeooo:paragraph-rsid="00623564" style:font-size-asian="12.25pt" style:font-size-complex="14pt"/>
    </style:style>
    <style:style style:name="P180" style:family="paragraph" style:parent-style-name="Table_20_Contents">
      <style:text-properties fo:font-size="14pt" officeooo:rsid="00407ae1" officeooo:paragraph-rsid="00407ae1" style:font-size-asian="12.25pt" style:font-size-complex="14pt"/>
    </style:style>
    <style:style style:name="P181" style:family="paragraph" style:parent-style-name="Table_20_Contents">
      <style:text-properties fo:font-size="14pt" officeooo:rsid="00407ae1" officeooo:paragraph-rsid="004260df" style:font-size-asian="12.25pt" style:font-size-complex="14pt"/>
    </style:style>
    <style:style style:name="P182" style:family="paragraph" style:parent-style-name="Table_20_Contents">
      <style:text-properties fo:font-size="14pt" officeooo:rsid="004260df" officeooo:paragraph-rsid="004260df" style:font-size-asian="12.25pt" style:font-size-complex="14pt"/>
    </style:style>
    <style:style style:name="P183" style:family="paragraph" style:parent-style-name="Table_20_Contents">
      <style:text-properties fo:font-size="14pt" officeooo:rsid="0043be27" officeooo:paragraph-rsid="0043be27" style:font-size-asian="12.25pt" style:font-size-complex="14pt"/>
    </style:style>
    <style:style style:name="P184" style:family="paragraph" style:parent-style-name="Table_20_Contents">
      <style:text-properties fo:font-size="14pt" officeooo:rsid="0043be27" officeooo:paragraph-rsid="0048b934" style:font-size-asian="12.25pt" style:font-size-complex="14pt"/>
    </style:style>
    <style:style style:name="P185" style:family="paragraph" style:parent-style-name="Table_20_Contents">
      <style:text-properties fo:font-size="14pt" officeooo:rsid="0043be27" officeooo:paragraph-rsid="004bf635" style:font-size-asian="12.25pt" style:font-size-complex="14pt"/>
    </style:style>
    <style:style style:name="P186" style:family="paragraph" style:parent-style-name="Table_20_Contents">
      <style:text-properties fo:font-size="14pt" officeooo:rsid="0043be27" officeooo:paragraph-rsid="004ccf83" style:font-size-asian="12.25pt" style:font-size-complex="14pt"/>
    </style:style>
    <style:style style:name="P187" style:family="paragraph" style:parent-style-name="Table_20_Contents">
      <style:text-properties fo:font-size="14pt" officeooo:rsid="0043be27" officeooo:paragraph-rsid="0058d357" style:font-size-asian="12.25pt" style:font-size-complex="14pt"/>
    </style:style>
    <style:style style:name="P188" style:family="paragraph" style:parent-style-name="Table_20_Contents">
      <style:text-properties fo:font-size="14pt" officeooo:rsid="0043be27" officeooo:paragraph-rsid="006017bf" style:font-size-asian="12.25pt" style:font-size-complex="14pt"/>
    </style:style>
    <style:style style:name="P189" style:family="paragraph" style:parent-style-name="Table_20_Contents">
      <style:text-properties fo:font-size="14pt" officeooo:rsid="0043be27" officeooo:paragraph-rsid="00623564" style:font-size-asian="12.25pt" style:font-size-complex="14pt"/>
    </style:style>
    <style:style style:name="P190" style:family="paragraph" style:parent-style-name="Table_20_Contents">
      <style:text-properties fo:font-size="14pt" officeooo:rsid="00470254" officeooo:paragraph-rsid="00470254" style:font-size-asian="12.25pt" style:font-size-complex="14pt"/>
    </style:style>
    <style:style style:name="P191" style:family="paragraph" style:parent-style-name="Table_20_Contents">
      <style:text-properties fo:font-size="14pt" officeooo:rsid="00470254" officeooo:paragraph-rsid="0048b934" style:font-size-asian="12.25pt" style:font-size-complex="14pt"/>
    </style:style>
    <style:style style:name="P192" style:family="paragraph" style:parent-style-name="Table_20_Contents">
      <style:text-properties fo:font-size="14pt" officeooo:rsid="00470254" officeooo:paragraph-rsid="004bf635" style:font-size-asian="12.25pt" style:font-size-complex="14pt"/>
    </style:style>
    <style:style style:name="P193" style:family="paragraph" style:parent-style-name="Table_20_Contents">
      <style:text-properties fo:font-size="14pt" officeooo:rsid="00470254" officeooo:paragraph-rsid="004ccf83" style:font-size-asian="12.25pt" style:font-size-complex="14pt"/>
    </style:style>
    <style:style style:name="P194" style:family="paragraph" style:parent-style-name="Table_20_Contents">
      <style:text-properties fo:font-size="14pt" officeooo:rsid="00470254" officeooo:paragraph-rsid="006017bf" style:font-size-asian="12.25pt" style:font-size-complex="14pt"/>
    </style:style>
    <style:style style:name="P195" style:family="paragraph" style:parent-style-name="Table_20_Contents">
      <style:text-properties fo:font-size="14pt" officeooo:rsid="00470254" officeooo:paragraph-rsid="00623564" style:font-size-asian="12.25pt" style:font-size-complex="14pt"/>
    </style:style>
    <style:style style:name="P196" style:family="paragraph" style:parent-style-name="Table_20_Contents">
      <style:text-properties fo:font-size="14pt" officeooo:rsid="0048b934" officeooo:paragraph-rsid="0048b934" style:font-size-asian="12.25pt" style:font-size-complex="14pt"/>
    </style:style>
    <style:style style:name="P197" style:family="paragraph" style:parent-style-name="Table_20_Contents">
      <style:text-properties fo:font-size="14pt" officeooo:rsid="0048b934" officeooo:paragraph-rsid="004bf635" style:font-size-asian="12.25pt" style:font-size-complex="14pt"/>
    </style:style>
    <style:style style:name="P198" style:family="paragraph" style:parent-style-name="Table_20_Contents">
      <style:text-properties fo:font-size="14pt" officeooo:rsid="004bf635" officeooo:paragraph-rsid="004bf635" style:font-size-asian="12.25pt" style:font-size-complex="14pt"/>
    </style:style>
    <style:style style:name="P199" style:family="paragraph" style:parent-style-name="Table_20_Contents">
      <style:text-properties fo:font-size="14pt" officeooo:rsid="004ccf83" officeooo:paragraph-rsid="004ccf83" style:font-size-asian="12.25pt" style:font-size-complex="14pt"/>
    </style:style>
    <style:style style:name="P200" style:family="paragraph" style:parent-style-name="Table_20_Contents">
      <style:text-properties fo:font-size="14pt" officeooo:rsid="0058d357" officeooo:paragraph-rsid="0058d357" style:font-size-asian="12.25pt" style:font-size-complex="14pt"/>
    </style:style>
    <style:style style:name="P201" style:family="paragraph" style:parent-style-name="Table_20_Contents">
      <style:text-properties fo:font-size="14pt" officeooo:rsid="006017bf" officeooo:paragraph-rsid="006017bf" style:font-size-asian="12.25pt" style:font-size-complex="14pt"/>
    </style:style>
    <style:style style:name="P202" style:family="paragraph" style:parent-style-name="Table_20_Contents">
      <style:text-properties fo:font-size="14pt" officeooo:rsid="006017bf" officeooo:paragraph-rsid="00623564" style:font-size-asian="12.25pt" style:font-size-complex="14pt"/>
    </style:style>
    <style:style style:name="P203" style:family="paragraph" style:parent-style-name="Table_20_Contents">
      <style:text-properties fo:font-size="14pt" officeooo:rsid="00603866" officeooo:paragraph-rsid="00603866" style:font-size-asian="12.25pt" style:font-size-complex="14pt"/>
    </style:style>
    <style:style style:name="P204" style:family="paragraph" style:parent-style-name="Table_20_Contents">
      <style:text-properties fo:font-size="14pt" officeooo:rsid="00623564" officeooo:paragraph-rsid="00623564" style:font-size-asian="12.25pt" style:font-size-complex="14pt"/>
    </style:style>
    <style:style style:name="P205" style:family="paragraph" style:parent-style-name="Table_20_Contents">
      <style:text-properties fo:font-size="14pt" fo:font-weight="bold" officeooo:rsid="003cecb2" officeooo:paragraph-rsid="003cecb2" style:font-size-asian="12.25pt" style:font-weight-asian="bold" style:font-size-complex="14pt" style:font-weight-complex="bold"/>
    </style:style>
    <style:style style:name="P206" style:family="paragraph" style:parent-style-name="Table_20_Contents">
      <style:text-properties fo:font-size="14pt" fo:font-weight="bold" officeooo:rsid="003cecb2" officeooo:paragraph-rsid="003d685d" style:font-size-asian="12.25pt" style:font-weight-asian="bold" style:font-size-complex="14pt" style:font-weight-complex="bold"/>
    </style:style>
    <style:style style:name="P207" style:family="paragraph" style:parent-style-name="Table_20_Contents">
      <style:text-properties fo:font-size="14pt" fo:font-weight="bold" officeooo:rsid="003cecb2" officeooo:paragraph-rsid="00407ae1" style:font-size-asian="12.25pt" style:font-weight-asian="bold" style:font-size-complex="14pt" style:font-weight-complex="bold"/>
    </style:style>
    <style:style style:name="P208" style:family="paragraph" style:parent-style-name="Table_20_Contents">
      <style:text-properties fo:font-size="14pt" fo:font-weight="bold" officeooo:rsid="003cecb2" officeooo:paragraph-rsid="004260df" style:font-size-asian="12.25pt" style:font-weight-asian="bold" style:font-size-complex="14pt" style:font-weight-complex="bold"/>
    </style:style>
    <style:style style:name="P209" style:family="paragraph" style:parent-style-name="Table_20_Contents">
      <style:text-properties fo:font-size="14pt" fo:font-weight="bold" officeooo:rsid="003cecb2" officeooo:paragraph-rsid="0058d357" style:font-size-asian="12.25pt" style:font-weight-asian="bold" style:font-size-complex="14pt" style:font-weight-complex="bold"/>
    </style:style>
    <style:style style:name="P210" style:family="paragraph" style:parent-style-name="Table_20_Contents">
      <style:text-properties fo:font-size="14pt" fo:font-weight="bold" officeooo:rsid="0043be27" officeooo:paragraph-rsid="0043be27" style:font-size-asian="12.25pt" style:font-weight-asian="bold" style:font-size-complex="14pt" style:font-weight-complex="bold"/>
    </style:style>
    <style:style style:name="P211" style:family="paragraph" style:parent-style-name="Table_20_Contents">
      <style:text-properties fo:font-size="14pt" fo:font-weight="bold" officeooo:rsid="0043be27" officeooo:paragraph-rsid="00452cfb" style:font-size-asian="12.25pt" style:font-weight-asian="bold" style:font-size-complex="14pt" style:font-weight-complex="bold"/>
    </style:style>
    <style:style style:name="P212" style:family="paragraph" style:parent-style-name="Table_20_Contents">
      <style:text-properties fo:font-size="14pt" fo:font-weight="bold" officeooo:rsid="0043be27" officeooo:paragraph-rsid="0048b934" style:font-size-asian="12.25pt" style:font-weight-asian="bold" style:font-size-complex="14pt" style:font-weight-complex="bold"/>
    </style:style>
    <style:style style:name="P213" style:family="paragraph" style:parent-style-name="Table_20_Contents">
      <style:text-properties fo:font-size="14pt" fo:font-weight="bold" officeooo:rsid="0043be27" officeooo:paragraph-rsid="004bf635" style:font-size-asian="12.25pt" style:font-weight-asian="bold" style:font-size-complex="14pt" style:font-weight-complex="bold"/>
    </style:style>
    <style:style style:name="P214" style:family="paragraph" style:parent-style-name="Table_20_Contents">
      <style:text-properties fo:font-size="14pt" fo:font-weight="bold" officeooo:rsid="0043be27" officeooo:paragraph-rsid="004ccf83" style:font-size-asian="12.25pt" style:font-weight-asian="bold" style:font-size-complex="14pt" style:font-weight-complex="bold"/>
    </style:style>
    <style:style style:name="P215" style:family="paragraph" style:parent-style-name="Table_20_Contents">
      <style:text-properties fo:font-size="14pt" fo:font-weight="bold" officeooo:rsid="0043be27" officeooo:paragraph-rsid="006017bf" style:font-size-asian="12.25pt" style:font-weight-asian="bold" style:font-size-complex="14pt" style:font-weight-complex="bold"/>
    </style:style>
    <style:style style:name="P216" style:family="paragraph" style:parent-style-name="Table_20_Contents">
      <style:text-properties fo:font-size="14pt" fo:font-weight="bold" officeooo:rsid="0043be27" officeooo:paragraph-rsid="00623564" style:font-size-asian="12.25pt" style:font-weight-asian="bold" style:font-size-complex="14pt" style:font-weight-complex="bold"/>
    </style:style>
    <style:style style:name="P217" style:family="paragraph" style:parent-style-name="Table_20_Contents">
      <style:text-properties fo:font-size="14pt" fo:font-weight="bold" officeooo:rsid="00452cfb" officeooo:paragraph-rsid="00452cfb" style:font-size-asian="12.25pt" style:font-weight-asian="bold" style:font-size-complex="14pt" style:font-weight-complex="bold"/>
    </style:style>
    <style:style style:name="P218" style:family="paragraph" style:parent-style-name="Table_20_Contents">
      <style:text-properties fo:font-size="14pt" fo:font-weight="bold" officeooo:rsid="00452cfb" officeooo:paragraph-rsid="004ccf83" style:font-size-asian="12.25pt" style:font-weight-asian="bold" style:font-size-complex="14pt" style:font-weight-complex="bold"/>
    </style:style>
    <style:style style:name="P219" style:family="paragraph" style:parent-style-name="Table_20_Contents">
      <style:text-properties fo:font-size="14pt" fo:font-weight="bold" officeooo:rsid="00452cfb" officeooo:paragraph-rsid="006017bf" style:font-size-asian="12.25pt" style:font-weight-asian="bold" style:font-size-complex="14pt" style:font-weight-complex="bold"/>
    </style:style>
    <style:style style:name="P220" style:family="paragraph" style:parent-style-name="Table_20_Contents">
      <style:text-properties fo:font-size="14pt" fo:font-weight="bold" officeooo:rsid="00452cfb" officeooo:paragraph-rsid="00623564" style:font-size-asian="12.25pt" style:font-weight-asian="bold" style:font-size-complex="14pt" style:font-weight-complex="bold"/>
    </style:style>
    <style:style style:name="P221" style:family="paragraph" style:parent-style-name="Table_20_Contents">
      <style:text-properties fo:font-size="14pt" fo:font-weight="bold" officeooo:rsid="00470254" officeooo:paragraph-rsid="00452cfb" style:font-size-asian="12.25pt" style:font-weight-asian="bold" style:font-size-complex="14pt" style:font-weight-complex="bold"/>
    </style:style>
    <style:style style:name="P222" style:family="paragraph" style:parent-style-name="Table_20_Contents">
      <style:text-properties fo:font-size="14pt" fo:font-weight="bold" officeooo:rsid="00470254" officeooo:paragraph-rsid="0048b934" style:font-size-asian="12.25pt" style:font-weight-asian="bold" style:font-size-complex="14pt" style:font-weight-complex="bold"/>
    </style:style>
    <style:style style:name="P223" style:family="paragraph" style:parent-style-name="Table_20_Contents">
      <style:text-properties fo:font-size="14pt" fo:font-weight="bold" officeooo:rsid="00470254" officeooo:paragraph-rsid="004bf635" style:font-size-asian="12.25pt" style:font-weight-asian="bold" style:font-size-complex="14pt" style:font-weight-complex="bold"/>
    </style:style>
    <style:style style:name="P224" style:family="paragraph" style:parent-style-name="Table_20_Contents">
      <style:text-properties fo:font-size="14pt" fo:font-weight="bold" officeooo:rsid="00470254" officeooo:paragraph-rsid="004ccf83" style:font-size-asian="12.25pt" style:font-weight-asian="bold" style:font-size-complex="14pt" style:font-weight-complex="bold"/>
    </style:style>
    <style:style style:name="P225" style:family="paragraph" style:parent-style-name="Table_20_Contents">
      <style:text-properties fo:font-size="14pt" fo:font-weight="bold" officeooo:rsid="00470254" officeooo:paragraph-rsid="006017bf" style:font-size-asian="12.25pt" style:font-weight-asian="bold" style:font-size-complex="14pt" style:font-weight-complex="bold"/>
    </style:style>
    <style:style style:name="P226" style:family="paragraph" style:parent-style-name="Table_20_Contents">
      <style:text-properties fo:font-size="14pt" fo:font-weight="bold" officeooo:rsid="00470254" officeooo:paragraph-rsid="00623564" style:font-size-asian="12.25pt" style:font-weight-asian="bold" style:font-size-complex="14pt" style:font-weight-complex="bold"/>
    </style:style>
    <style:style style:name="P227" style:family="paragraph" style:parent-style-name="Table_20_Contents">
      <style:text-properties fo:font-size="14pt" fo:font-weight="bold" officeooo:rsid="004bf635" officeooo:paragraph-rsid="004bf635" style:font-size-asian="12.25pt" style:font-weight-asian="bold" style:font-size-complex="14pt" style:font-weight-complex="bold"/>
    </style:style>
    <style:style style:name="P228" style:family="paragraph" style:parent-style-name="Table_20_Contents">
      <style:text-properties fo:font-size="14pt" fo:font-style="normal" officeooo:rsid="003cecb2" officeooo:paragraph-rsid="003cecb2" style:font-size-asian="12.25pt" style:font-style-asian="normal" style:font-size-complex="14pt" style:font-style-complex="normal"/>
    </style:style>
    <style:style style:name="P229" style:family="paragraph" style:parent-style-name="Table_20_Contents">
      <style:text-properties fo:font-size="14pt" fo:font-style="normal" officeooo:rsid="003cecb2" officeooo:paragraph-rsid="003d685d" style:font-size-asian="12.25pt" style:font-style-asian="normal" style:font-size-complex="14pt" style:font-style-complex="normal"/>
    </style:style>
    <style:style style:name="P230" style:family="paragraph" style:parent-style-name="Table_20_Contents">
      <style:text-properties fo:font-size="14pt" fo:font-style="normal" officeooo:rsid="003cecb2" officeooo:paragraph-rsid="004260df" style:font-size-asian="12.25pt" style:font-style-asian="normal" style:font-size-complex="14pt" style:font-style-complex="normal"/>
    </style:style>
    <style:style style:name="P231" style:family="paragraph" style:parent-style-name="Table_20_Contents">
      <style:text-properties fo:font-size="14pt" fo:font-style="normal" officeooo:rsid="003cecb2" officeooo:paragraph-rsid="0043be27" style:font-size-asian="12.25pt" style:font-style-asian="normal" style:font-size-complex="14pt" style:font-style-complex="normal"/>
    </style:style>
    <style:style style:name="P232" style:family="paragraph" style:parent-style-name="Table_20_Contents">
      <style:text-properties fo:font-size="14pt" fo:font-style="normal" officeooo:rsid="003cecb2" officeooo:paragraph-rsid="0058d357" style:font-size-asian="12.25pt" style:font-style-asian="normal" style:font-size-complex="14pt" style:font-style-complex="normal"/>
    </style:style>
    <style:style style:name="P233" style:family="paragraph" style:parent-style-name="Table_20_Contents">
      <style:text-properties fo:font-size="14pt" fo:font-weight="normal" officeooo:rsid="003d685d" officeooo:paragraph-rsid="003d685d" style:font-size-asian="12.25pt" style:font-weight-asian="normal" style:font-size-complex="14pt" style:font-weight-complex="normal"/>
    </style:style>
    <style:style style:name="P234" style:family="paragraph" style:parent-style-name="Table_20_Contents">
      <style:text-properties fo:font-size="14pt" fo:font-weight="normal" officeooo:rsid="0043be27" officeooo:paragraph-rsid="0043be27" style:font-size-asian="12.25pt" style:font-weight-asian="normal" style:font-size-complex="14pt" style:font-weight-complex="normal"/>
    </style:style>
    <style:style style:name="P235" style:family="paragraph" style:parent-style-name="Table_20_Contents">
      <style:text-properties fo:font-size="14pt" fo:font-weight="normal" officeooo:rsid="0043be27" officeooo:paragraph-rsid="004ccf83" style:font-size-asian="12.25pt" style:font-weight-asian="normal" style:font-size-complex="14pt" style:font-weight-complex="normal"/>
    </style:style>
    <style:style style:name="P236" style:family="paragraph" style:parent-style-name="Table_20_Contents">
      <style:text-properties fo:font-size="14pt" fo:font-weight="normal" officeooo:rsid="0043be27" officeooo:paragraph-rsid="006017bf" style:font-size-asian="12.25pt" style:font-weight-asian="normal" style:font-size-complex="14pt" style:font-weight-complex="normal"/>
    </style:style>
    <style:style style:name="P237" style:family="paragraph" style:parent-style-name="Table_20_Contents">
      <style:text-properties fo:font-size="14pt" fo:font-weight="normal" officeooo:rsid="0043be27" officeooo:paragraph-rsid="00623564" style:font-size-asian="12.25pt" style:font-weight-asian="normal" style:font-size-complex="14pt" style:font-weight-complex="normal"/>
    </style:style>
    <style:style style:name="P238" style:family="paragraph" style:parent-style-name="Table_20_Contents">
      <style:text-properties fo:font-size="14pt" fo:font-weight="normal" officeooo:rsid="00452cfb" officeooo:paragraph-rsid="00452cfb" style:font-size-asian="12.25pt" style:font-weight-asian="normal" style:font-size-complex="14pt" style:font-weight-complex="normal"/>
    </style:style>
    <style:style style:name="P239" style:family="paragraph" style:parent-style-name="Table_20_Contents">
      <style:text-properties fo:font-size="14pt" fo:font-weight="normal" officeooo:rsid="00452cfb" officeooo:paragraph-rsid="004ccf83" style:font-size-asian="12.25pt" style:font-weight-asian="normal" style:font-size-complex="14pt" style:font-weight-complex="normal"/>
    </style:style>
    <style:style style:name="P240" style:family="paragraph" style:parent-style-name="Table_20_Contents">
      <style:text-properties fo:font-size="14pt" fo:font-weight="normal" officeooo:rsid="00452cfb" officeooo:paragraph-rsid="006017bf" style:font-size-asian="12.25pt" style:font-weight-asian="normal" style:font-size-complex="14pt" style:font-weight-complex="normal"/>
    </style:style>
    <style:style style:name="P241" style:family="paragraph" style:parent-style-name="Table_20_Contents">
      <style:text-properties fo:font-size="14pt" fo:font-weight="normal" officeooo:rsid="00452cfb" officeooo:paragraph-rsid="00623564" style:font-size-asian="12.25pt" style:font-weight-asian="normal" style:font-size-complex="14pt" style:font-weight-complex="normal"/>
    </style:style>
    <style:style style:name="P242" style:family="paragraph" style:parent-style-name="Table_20_Contents">
      <style:text-properties fo:font-size="14pt" fo:font-weight="normal" officeooo:rsid="00470254" officeooo:paragraph-rsid="00470254" style:font-size-asian="12.25pt" style:font-weight-asian="normal" style:font-size-complex="14pt" style:font-weight-complex="normal"/>
    </style:style>
    <style:style style:name="P243" style:family="paragraph" style:parent-style-name="Table_20_Contents">
      <style:text-properties fo:font-size="14pt" fo:font-weight="normal" officeooo:rsid="00470254" officeooo:paragraph-rsid="004ccf83" style:font-size-asian="12.25pt" style:font-weight-asian="normal" style:font-size-complex="14pt" style:font-weight-complex="normal"/>
    </style:style>
    <style:style style:name="P244" style:family="paragraph" style:parent-style-name="Table_20_Contents">
      <style:text-properties fo:font-size="14pt" fo:font-weight="normal" officeooo:rsid="00470254" officeooo:paragraph-rsid="006017bf" style:font-size-asian="12.25pt" style:font-weight-asian="normal" style:font-size-complex="14pt" style:font-weight-complex="normal"/>
    </style:style>
    <style:style style:name="P245" style:family="paragraph" style:parent-style-name="Table_20_Contents">
      <style:text-properties fo:font-size="14pt" fo:font-weight="normal" officeooo:rsid="00470254" officeooo:paragraph-rsid="00623564" style:font-size-asian="12.25pt" style:font-weight-asian="normal" style:font-size-complex="14pt" style:font-weight-complex="normal"/>
    </style:style>
    <style:style style:name="P246" style:family="paragraph" style:parent-style-name="Table_20_Contents">
      <style:text-properties fo:font-size="14pt" fo:font-weight="normal" officeooo:rsid="004bf635" officeooo:paragraph-rsid="004bf635" style:font-size-asian="12.25pt" style:font-weight-asian="normal" style:font-size-complex="14pt" style:font-weight-complex="normal"/>
    </style:style>
    <style:style style:name="P247" style:family="paragraph" style:parent-style-name="Table_20_Contents">
      <style:text-properties fo:font-weight="bold" officeooo:rsid="00486709" officeooo:paragraph-rsid="00486709" style:font-weight-asian="bold" style:font-weight-complex="bold"/>
    </style:style>
    <style:style style:name="P248" style:family="paragraph" style:parent-style-name="Table_20_Contents">
      <style:text-properties fo:font-weight="bold" officeooo:rsid="00486709" officeooo:paragraph-rsid="004bf635" style:font-weight-asian="bold" style:font-weight-complex="bold"/>
    </style:style>
    <style:style style:name="P249" style:family="paragraph" style:parent-style-name="Table_20_Contents">
      <style:text-properties fo:font-weight="bold" officeooo:rsid="0048b934" officeooo:paragraph-rsid="00486709" style:font-weight-asian="bold" style:font-weight-complex="bold"/>
    </style:style>
    <style:style style:name="P250" style:family="paragraph" style:parent-style-name="Table_20_Contents">
      <style:text-properties fo:font-weight="bold" officeooo:rsid="0048b934" officeooo:paragraph-rsid="004bf635" style:font-weight-asian="bold" style:font-weight-complex="bold"/>
    </style:style>
    <style:style style:name="P251" style:family="paragraph" style:parent-style-name="Table_20_Contents">
      <style:text-properties fo:font-weight="bold" officeooo:rsid="00749825" officeooo:paragraph-rsid="00749825" style:font-weight-asian="bold" style:font-weight-complex="bold"/>
    </style:style>
    <style:style style:name="P252" style:family="paragraph" style:parent-style-name="Table_20_Contents">
      <style:text-properties fo:font-weight="bold" officeooo:rsid="00749825" officeooo:paragraph-rsid="00775110" style:font-weight-asian="bold" style:font-weight-complex="bold"/>
    </style:style>
    <style:style style:name="P253" style:family="paragraph" style:parent-style-name="Table_20_Contents">
      <style:text-properties fo:font-weight="normal" officeooo:rsid="0048b934" officeooo:paragraph-rsid="0048b934" style:font-weight-asian="normal" style:font-weight-complex="normal"/>
    </style:style>
    <style:style style:name="P254" style:family="paragraph" style:parent-style-name="Table_20_Contents">
      <style:text-properties fo:font-weight="normal" officeooo:rsid="0048b934" officeooo:paragraph-rsid="004bf635" style:font-weight-asian="normal" style:font-weight-complex="normal"/>
    </style:style>
    <style:style style:name="P255" style:family="paragraph" style:parent-style-name="Table_20_Contents">
      <style:text-properties officeooo:rsid="00486709" officeooo:paragraph-rsid="00486709"/>
    </style:style>
    <style:style style:name="P256" style:family="paragraph" style:parent-style-name="Table_20_Contents">
      <style:text-properties officeooo:rsid="00486709" officeooo:paragraph-rsid="004bf635"/>
    </style:style>
    <style:style style:name="P257" style:family="paragraph" style:parent-style-name="Table_20_Contents">
      <style:text-properties officeooo:rsid="0048b934" officeooo:paragraph-rsid="0048b934"/>
    </style:style>
    <style:style style:name="P258" style:family="paragraph" style:parent-style-name="Table_20_Contents">
      <style:text-properties officeooo:rsid="0048b934" officeooo:paragraph-rsid="004bf635"/>
    </style:style>
    <style:style style:name="P259" style:family="paragraph" style:parent-style-name="Table_20_Contents">
      <style:text-properties officeooo:rsid="004ccf83" officeooo:paragraph-rsid="004ccf83"/>
    </style:style>
    <style:style style:name="P260" style:family="paragraph" style:parent-style-name="Table_20_Contents">
      <style:text-properties officeooo:rsid="004eaf80" officeooo:paragraph-rsid="004eaf80"/>
    </style:style>
    <style:style style:name="P261" style:family="paragraph" style:parent-style-name="Table_20_Contents">
      <style:text-properties officeooo:rsid="004f8f12" officeooo:paragraph-rsid="004f8f12"/>
    </style:style>
    <style:style style:name="P262" style:family="paragraph" style:parent-style-name="Table_20_Contents">
      <style:text-properties officeooo:rsid="0050d5a3" officeooo:paragraph-rsid="0050d5a3"/>
    </style:style>
    <style:style style:name="P263" style:family="paragraph" style:parent-style-name="Table_20_Contents">
      <style:text-properties officeooo:rsid="005169fa" officeooo:paragraph-rsid="005169fa"/>
    </style:style>
    <style:style style:name="P264" style:family="paragraph" style:parent-style-name="Table_20_Contents">
      <style:text-properties officeooo:rsid="005224e5" officeooo:paragraph-rsid="005224e5"/>
    </style:style>
    <style:style style:name="P265" style:family="paragraph" style:parent-style-name="Table_20_Contents">
      <style:text-properties fo:font-size="12pt" fo:font-weight="bold" officeooo:rsid="00543315" officeooo:paragraph-rsid="00543315" style:font-size-asian="10.5pt" style:font-weight-asian="bold" style:font-size-complex="12pt" style:font-weight-complex="bold"/>
    </style:style>
    <style:style style:name="P266" style:family="paragraph" style:parent-style-name="Table_20_Contents">
      <style:text-properties fo:font-size="12pt" fo:font-weight="bold" officeooo:rsid="00543315" officeooo:paragraph-rsid="005d49ab" style:font-size-asian="10.5pt" style:font-weight-asian="bold" style:font-size-complex="12pt" style:font-weight-complex="bold"/>
    </style:style>
    <style:style style:name="P267" style:family="paragraph" style:parent-style-name="Table_20_Contents">
      <style:text-properties fo:font-size="12pt" fo:font-weight="bold" officeooo:rsid="00543315" officeooo:paragraph-rsid="0066843f" style:font-size-asian="10.5pt" style:font-weight-asian="bold" style:font-size-complex="12pt" style:font-weight-complex="bold"/>
    </style:style>
    <style:style style:name="P268" style:family="paragraph" style:parent-style-name="Table_20_Contents">
      <style:text-properties fo:font-size="12pt" fo:font-weight="bold" officeooo:rsid="00543315" officeooo:paragraph-rsid="0068b479" style:font-size-asian="10.5pt" style:font-weight-asian="bold" style:font-size-complex="12pt" style:font-weight-complex="bold"/>
    </style:style>
    <style:style style:name="P269" style:family="paragraph" style:parent-style-name="Table_20_Contents">
      <style:text-properties fo:font-size="12pt" fo:font-weight="bold" officeooo:rsid="00543315" officeooo:paragraph-rsid="006a91ee" style:font-size-asian="10.5pt" style:font-weight-asian="bold" style:font-size-complex="12pt" style:font-weight-complex="bold"/>
    </style:style>
    <style:style style:name="P270" style:family="paragraph" style:parent-style-name="Table_20_Contents">
      <style:text-properties fo:font-size="12pt" fo:font-weight="bold" officeooo:rsid="00543315" officeooo:paragraph-rsid="006daf81" style:font-size-asian="10.5pt" style:font-weight-asian="bold" style:font-size-complex="12pt" style:font-weight-complex="bold"/>
    </style:style>
    <style:style style:name="P271" style:family="paragraph" style:parent-style-name="Table_20_Contents">
      <style:text-properties fo:font-size="12pt" fo:font-weight="bold" officeooo:rsid="00543315" officeooo:paragraph-rsid="00709556" style:font-size-asian="10.5pt" style:font-weight-asian="bold" style:font-size-complex="12pt" style:font-weight-complex="bold"/>
    </style:style>
    <style:style style:name="P272" style:family="paragraph" style:parent-style-name="Table_20_Contents">
      <style:text-properties fo:font-size="12pt" fo:font-weight="bold" officeooo:rsid="00543315" officeooo:paragraph-rsid="007230f7" style:font-size-asian="10.5pt" style:font-weight-asian="bold" style:font-size-complex="12pt" style:font-weight-complex="bold"/>
    </style:style>
    <style:style style:name="P273" style:family="paragraph" style:parent-style-name="Table_20_Contents">
      <style:text-properties fo:font-size="12pt" fo:font-weight="bold" officeooo:rsid="00543315" officeooo:paragraph-rsid="00785d47" style:font-size-asian="10.5pt" style:font-weight-asian="bold" style:font-size-complex="12pt" style:font-weight-complex="bold"/>
    </style:style>
    <style:style style:name="P274" style:family="paragraph" style:parent-style-name="Table_20_Contents">
      <style:text-properties fo:font-size="12pt" fo:font-weight="bold" officeooo:rsid="00543315" officeooo:paragraph-rsid="007e7776" style:font-size-asian="10.5pt" style:font-weight-asian="bold" style:font-size-complex="12pt" style:font-weight-complex="bold"/>
    </style:style>
    <style:style style:name="P275" style:family="paragraph" style:parent-style-name="Table_20_Contents">
      <style:text-properties fo:font-size="12pt" fo:font-weight="bold" officeooo:rsid="00543315" officeooo:paragraph-rsid="0080a2b4" style:font-size-asian="10.5pt" style:font-weight-asian="bold" style:font-size-complex="12pt" style:font-weight-complex="bold"/>
    </style:style>
    <style:style style:name="P276" style:family="paragraph" style:parent-style-name="Table_20_Contents">
      <style:text-properties fo:font-size="12pt" fo:font-weight="bold" officeooo:rsid="00543315" officeooo:paragraph-rsid="0085d692" style:font-size-asian="10.5pt" style:font-weight-asian="bold" style:font-size-complex="12pt" style:font-weight-complex="bold"/>
    </style:style>
    <style:style style:name="P277" style:family="paragraph" style:parent-style-name="Table_20_Contents">
      <style:text-properties fo:font-size="12pt" fo:font-weight="bold" officeooo:rsid="00543315" officeooo:paragraph-rsid="0087910e" style:font-size-asian="10.5pt" style:font-weight-asian="bold" style:font-size-complex="12pt" style:font-weight-complex="bold"/>
    </style:style>
    <style:style style:name="P278" style:family="paragraph" style:parent-style-name="Table_20_Contents">
      <style:text-properties fo:font-size="12pt" fo:font-weight="bold" officeooo:rsid="00543315" officeooo:paragraph-rsid="00926beb" style:font-size-asian="10.5pt" style:font-weight-asian="bold" style:font-size-complex="12pt" style:font-weight-complex="bold"/>
    </style:style>
    <style:style style:name="P279" style:family="paragraph" style:parent-style-name="Table_20_Contents">
      <style:text-properties fo:font-size="12pt" fo:font-weight="bold" officeooo:rsid="00543315" officeooo:paragraph-rsid="009314d5" style:font-size-asian="10.5pt" style:font-weight-asian="bold" style:font-size-complex="12pt" style:font-weight-complex="bold"/>
    </style:style>
    <style:style style:name="P280" style:family="paragraph" style:parent-style-name="Table_20_Contents">
      <style:text-properties fo:font-size="12pt" fo:font-weight="normal" officeooo:rsid="00543315" officeooo:paragraph-rsid="00543315" style:font-size-asian="10.5pt" style:font-weight-asian="normal" style:font-size-complex="12pt" style:font-weight-complex="normal"/>
    </style:style>
    <style:style style:name="P281" style:family="paragraph" style:parent-style-name="Table_20_Contents">
      <style:text-properties fo:font-size="12pt" fo:font-weight="normal" officeooo:rsid="00543315" officeooo:paragraph-rsid="005d49ab" style:font-size-asian="10.5pt" style:font-weight-asian="normal" style:font-size-complex="12pt" style:font-weight-complex="normal"/>
    </style:style>
    <style:style style:name="P282" style:family="paragraph" style:parent-style-name="Table_20_Contents">
      <style:text-properties fo:font-size="12pt" fo:font-weight="normal" officeooo:rsid="005d49ab" officeooo:paragraph-rsid="005d49ab" style:font-size-asian="10.5pt" style:font-weight-asian="normal" style:font-size-complex="12pt" style:font-weight-complex="normal"/>
    </style:style>
    <style:style style:name="P283" style:family="paragraph" style:parent-style-name="Table_20_Contents">
      <style:text-properties fo:font-size="12pt" fo:font-weight="normal" officeooo:rsid="005e9f22" officeooo:paragraph-rsid="005e9f22" style:font-size-asian="10.5pt" style:font-weight-asian="normal" style:font-size-complex="12pt" style:font-weight-complex="normal"/>
    </style:style>
    <style:style style:name="P284" style:family="paragraph" style:parent-style-name="Table_20_Contents">
      <style:text-properties fo:font-size="12pt" fo:font-weight="normal" officeooo:rsid="005fda63" officeooo:paragraph-rsid="005fda63" style:font-size-asian="10.5pt" style:font-weight-asian="normal" style:font-size-complex="12pt" style:font-weight-complex="normal"/>
    </style:style>
    <style:style style:name="P285" style:family="paragraph" style:parent-style-name="Table_20_Contents">
      <style:text-properties fo:font-size="12pt" fo:font-weight="normal" officeooo:rsid="0065c018" officeooo:paragraph-rsid="0065c018" style:font-size-asian="10.5pt" style:font-weight-asian="normal" style:font-size-complex="12pt" style:font-weight-complex="normal"/>
    </style:style>
    <style:style style:name="P286" style:family="paragraph" style:parent-style-name="Table_20_Contents">
      <style:text-properties fo:font-size="12pt" fo:font-weight="normal" officeooo:rsid="0066843f" officeooo:paragraph-rsid="0066843f" style:font-size-asian="10.5pt" style:font-weight-asian="normal" style:font-size-complex="12pt" style:font-weight-complex="normal"/>
    </style:style>
    <style:style style:name="P287" style:family="paragraph" style:parent-style-name="Table_20_Contents">
      <style:text-properties fo:font-size="12pt" fo:font-weight="normal" officeooo:rsid="0066843f" officeooo:paragraph-rsid="0068b479" style:font-size-asian="10.5pt" style:font-weight-asian="normal" style:font-size-complex="12pt" style:font-weight-complex="normal"/>
    </style:style>
    <style:style style:name="P288" style:family="paragraph" style:parent-style-name="Table_20_Contents">
      <style:text-properties fo:font-size="12pt" fo:font-weight="normal" officeooo:rsid="006868e5" officeooo:paragraph-rsid="006868e5" style:font-size-asian="10.5pt" style:font-weight-asian="normal" style:font-size-complex="12pt" style:font-weight-complex="normal"/>
    </style:style>
    <style:style style:name="P289" style:family="paragraph" style:parent-style-name="Table_20_Contents">
      <style:text-properties fo:font-size="12pt" fo:font-weight="normal" officeooo:rsid="006868e5" officeooo:paragraph-rsid="0068b479" style:font-size-asian="10.5pt" style:font-weight-asian="normal" style:font-size-complex="12pt" style:font-weight-complex="normal"/>
    </style:style>
    <style:style style:name="P290" style:family="paragraph" style:parent-style-name="Table_20_Contents">
      <style:text-properties fo:font-size="12pt" fo:font-weight="normal" officeooo:rsid="0068b479" officeooo:paragraph-rsid="0068b479" style:font-size-asian="10.5pt" style:font-weight-asian="normal" style:font-size-complex="12pt" style:font-weight-complex="normal"/>
    </style:style>
    <style:style style:name="P291" style:family="paragraph" style:parent-style-name="Table_20_Contents">
      <style:text-properties fo:font-size="12pt" fo:font-weight="normal" officeooo:rsid="006a91ee" officeooo:paragraph-rsid="006a91ee" style:font-size-asian="10.5pt" style:font-weight-asian="normal" style:font-size-complex="12pt" style:font-weight-complex="normal"/>
    </style:style>
    <style:style style:name="P292" style:family="paragraph" style:parent-style-name="Table_20_Contents">
      <style:text-properties fo:font-size="12pt" fo:font-weight="normal" officeooo:rsid="006a91ee" officeooo:paragraph-rsid="006daf81" style:font-size-asian="10.5pt" style:font-weight-asian="normal" style:font-size-complex="12pt" style:font-weight-complex="normal"/>
    </style:style>
    <style:style style:name="P293" style:family="paragraph" style:parent-style-name="Table_20_Contents">
      <style:text-properties fo:font-size="12pt" fo:font-weight="normal" officeooo:rsid="006a91ee" officeooo:paragraph-rsid="00709556" style:font-size-asian="10.5pt" style:font-weight-asian="normal" style:font-size-complex="12pt" style:font-weight-complex="normal"/>
    </style:style>
    <style:style style:name="P294" style:family="paragraph" style:parent-style-name="Table_20_Contents">
      <style:text-properties fo:font-size="12pt" fo:font-weight="normal" officeooo:rsid="006a91ee" officeooo:paragraph-rsid="007230f7" style:font-size-asian="10.5pt" style:font-weight-asian="normal" style:font-size-complex="12pt" style:font-weight-complex="normal"/>
    </style:style>
    <style:style style:name="P295" style:family="paragraph" style:parent-style-name="Table_20_Contents">
      <style:text-properties fo:font-size="12pt" fo:font-weight="normal" officeooo:rsid="006a91ee" officeooo:paragraph-rsid="00926beb" style:font-size-asian="10.5pt" style:font-weight-asian="normal" style:font-size-complex="12pt" style:font-weight-complex="normal"/>
    </style:style>
    <style:style style:name="P296" style:family="paragraph" style:parent-style-name="Table_20_Contents">
      <style:text-properties fo:font-size="12pt" fo:font-weight="normal" officeooo:rsid="006a91ee" officeooo:paragraph-rsid="009314d5" style:font-size-asian="10.5pt" style:font-weight-asian="normal" style:font-size-complex="12pt" style:font-weight-complex="normal"/>
    </style:style>
    <style:style style:name="P297" style:family="paragraph" style:parent-style-name="Table_20_Contents">
      <style:text-properties fo:font-size="12pt" fo:font-weight="normal" officeooo:rsid="006c00f6" officeooo:paragraph-rsid="006c00f6" style:font-size-asian="10.5pt" style:font-weight-asian="normal" style:font-size-complex="12pt" style:font-weight-complex="normal"/>
    </style:style>
    <style:style style:name="P298" style:family="paragraph" style:parent-style-name="Table_20_Contents">
      <style:text-properties fo:font-size="12pt" fo:font-weight="normal" officeooo:rsid="006daf81" officeooo:paragraph-rsid="006daf81" style:font-size-asian="10.5pt" style:font-weight-asian="normal" style:font-size-complex="12pt" style:font-weight-complex="normal"/>
    </style:style>
    <style:style style:name="P299" style:family="paragraph" style:parent-style-name="Table_20_Contents">
      <style:text-properties fo:font-size="12pt" fo:font-weight="normal" officeooo:rsid="006daf81" officeooo:paragraph-rsid="00926beb" style:font-size-asian="10.5pt" style:font-weight-asian="normal" style:font-size-complex="12pt" style:font-weight-complex="normal"/>
    </style:style>
    <style:style style:name="P300" style:family="paragraph" style:parent-style-name="Table_20_Contents">
      <style:text-properties fo:font-size="12pt" fo:font-weight="normal" officeooo:rsid="00709556" officeooo:paragraph-rsid="00709556" style:font-size-asian="10.5pt" style:font-weight-asian="normal" style:font-size-complex="12pt" style:font-weight-complex="normal"/>
    </style:style>
    <style:style style:name="P301" style:family="paragraph" style:parent-style-name="Table_20_Contents">
      <style:text-properties fo:font-size="12pt" fo:font-weight="normal" officeooo:rsid="00709556" officeooo:paragraph-rsid="007230f7" style:font-size-asian="10.5pt" style:font-weight-asian="normal" style:font-size-complex="12pt" style:font-weight-complex="normal"/>
    </style:style>
    <style:style style:name="P302" style:family="paragraph" style:parent-style-name="Table_20_Contents">
      <style:text-properties fo:font-size="12pt" fo:font-weight="normal" officeooo:rsid="00709556" officeooo:paragraph-rsid="00926beb" style:font-size-asian="10.5pt" style:font-weight-asian="normal" style:font-size-complex="12pt" style:font-weight-complex="normal"/>
    </style:style>
    <style:style style:name="P303" style:family="paragraph" style:parent-style-name="Table_20_Contents">
      <style:text-properties fo:font-size="12pt" fo:font-weight="normal" officeooo:rsid="00709556" officeooo:paragraph-rsid="009314d5" style:font-size-asian="10.5pt" style:font-weight-asian="normal" style:font-size-complex="12pt" style:font-weight-complex="normal"/>
    </style:style>
    <style:style style:name="P304" style:family="paragraph" style:parent-style-name="Table_20_Contents">
      <style:text-properties fo:font-size="12pt" fo:font-weight="normal" officeooo:rsid="007230f7" officeooo:paragraph-rsid="007230f7" style:font-size-asian="10.5pt" style:font-weight-asian="normal" style:font-size-complex="12pt" style:font-weight-complex="normal"/>
    </style:style>
    <style:style style:name="P305" style:family="paragraph" style:parent-style-name="Table_20_Contents">
      <style:text-properties fo:font-size="12pt" fo:font-weight="normal" officeooo:rsid="00785d47" officeooo:paragraph-rsid="00785d47" style:font-size-asian="10.5pt" style:font-weight-asian="normal" style:font-size-complex="12pt" style:font-weight-complex="normal"/>
    </style:style>
    <style:style style:name="P306" style:family="paragraph" style:parent-style-name="Table_20_Contents">
      <style:text-properties fo:font-size="12pt" fo:font-weight="normal" officeooo:rsid="00785d47" officeooo:paragraph-rsid="007e7776" style:font-size-asian="10.5pt" style:font-weight-asian="normal" style:font-size-complex="12pt" style:font-weight-complex="normal"/>
    </style:style>
    <style:style style:name="P307" style:family="paragraph" style:parent-style-name="Table_20_Contents">
      <style:text-properties fo:font-size="12pt" fo:font-weight="normal" officeooo:rsid="00785d47" officeooo:paragraph-rsid="0080a2b4" style:font-size-asian="10.5pt" style:font-weight-asian="normal" style:font-size-complex="12pt" style:font-weight-complex="normal"/>
    </style:style>
    <style:style style:name="P308" style:family="paragraph" style:parent-style-name="Table_20_Contents">
      <style:text-properties fo:font-size="12pt" fo:font-weight="normal" officeooo:rsid="00785d47" officeooo:paragraph-rsid="0085d692" style:font-size-asian="10.5pt" style:font-weight-asian="normal" style:font-size-complex="12pt" style:font-weight-complex="normal"/>
    </style:style>
    <style:style style:name="P309" style:family="paragraph" style:parent-style-name="Table_20_Contents">
      <style:text-properties fo:font-size="12pt" fo:font-weight="normal" officeooo:rsid="007b345e" officeooo:paragraph-rsid="007b345e" style:font-size-asian="10.5pt" style:font-weight-asian="normal" style:font-size-complex="12pt" style:font-weight-complex="normal"/>
    </style:style>
    <style:style style:name="P310" style:family="paragraph" style:parent-style-name="Table_20_Contents">
      <style:text-properties fo:font-size="12pt" fo:font-weight="normal" officeooo:rsid="007b345e" officeooo:paragraph-rsid="007e7776" style:font-size-asian="10.5pt" style:font-weight-asian="normal" style:font-size-complex="12pt" style:font-weight-complex="normal"/>
    </style:style>
    <style:style style:name="P311" style:family="paragraph" style:parent-style-name="Table_20_Contents">
      <style:text-properties fo:font-size="12pt" fo:font-weight="normal" officeooo:rsid="007c6c66" officeooo:paragraph-rsid="007c6c66" style:font-size-asian="10.5pt" style:font-weight-asian="normal" style:font-size-complex="12pt" style:font-weight-complex="normal"/>
    </style:style>
    <style:style style:name="P312" style:family="paragraph" style:parent-style-name="Table_20_Contents">
      <style:text-properties fo:font-size="12pt" fo:font-weight="normal" officeooo:rsid="007c6c66" officeooo:paragraph-rsid="007e7776" style:font-size-asian="10.5pt" style:font-weight-asian="normal" style:font-size-complex="12pt" style:font-weight-complex="normal"/>
    </style:style>
    <style:style style:name="P313" style:family="paragraph" style:parent-style-name="Table_20_Contents">
      <style:text-properties fo:font-size="12pt" fo:font-weight="normal" officeooo:rsid="007e7776" officeooo:paragraph-rsid="007e7776" style:font-size-asian="10.5pt" style:font-weight-asian="normal" style:font-size-complex="12pt" style:font-weight-complex="normal"/>
    </style:style>
    <style:style style:name="P314" style:family="paragraph" style:parent-style-name="Table_20_Contents">
      <style:text-properties fo:font-size="12pt" fo:font-weight="normal" officeooo:rsid="0080a2b4" officeooo:paragraph-rsid="0080a2b4" style:font-size-asian="10.5pt" style:font-weight-asian="normal" style:font-size-complex="12pt" style:font-weight-complex="normal"/>
    </style:style>
    <style:style style:name="P315" style:family="paragraph" style:parent-style-name="Table_20_Contents">
      <style:text-properties fo:font-size="12pt" fo:font-weight="normal" officeooo:rsid="0080a2b4" officeooo:paragraph-rsid="0085d692" style:font-size-asian="10.5pt" style:font-weight-asian="normal" style:font-size-complex="12pt" style:font-weight-complex="normal"/>
    </style:style>
    <style:style style:name="P316" style:family="paragraph" style:parent-style-name="Table_20_Contents">
      <style:text-properties fo:font-size="12pt" fo:font-weight="normal" officeooo:rsid="0087910e" officeooo:paragraph-rsid="0087910e" style:font-size-asian="10.5pt" style:font-weight-asian="normal" style:font-size-complex="12pt" style:font-weight-complex="normal"/>
    </style:style>
    <style:style style:name="P317" style:family="paragraph" style:parent-style-name="Table_20_Contents">
      <style:text-properties fo:font-size="12pt" fo:font-weight="normal" officeooo:rsid="0087910e" officeooo:paragraph-rsid="00926beb" style:font-size-asian="10.5pt" style:font-weight-asian="normal" style:font-size-complex="12pt" style:font-weight-complex="normal"/>
    </style:style>
    <style:style style:name="P318" style:family="paragraph" style:parent-style-name="Table_20_Contents">
      <style:text-properties fo:font-size="12pt" fo:font-weight="normal" officeooo:rsid="008884cc" officeooo:paragraph-rsid="008884cc" style:font-size-asian="10.5pt" style:font-weight-asian="normal" style:font-size-complex="12pt" style:font-weight-complex="normal"/>
    </style:style>
    <style:style style:name="P319" style:family="paragraph" style:parent-style-name="Table_20_Contents">
      <style:text-properties fo:font-size="12pt" fo:font-weight="normal" officeooo:rsid="008884cc" officeooo:paragraph-rsid="00926beb" style:font-size-asian="10.5pt" style:font-weight-asian="normal" style:font-size-complex="12pt" style:font-weight-complex="normal"/>
    </style:style>
    <style:style style:name="P320" style:family="paragraph" style:parent-style-name="Table_20_Contents">
      <style:text-properties fo:font-size="12pt" fo:font-weight="normal" officeooo:rsid="00926beb" officeooo:paragraph-rsid="00926beb" style:font-size-asian="10.5pt" style:font-weight-asian="normal" style:font-size-complex="12pt" style:font-weight-complex="normal"/>
    </style:style>
    <style:style style:name="P321" style:family="paragraph" style:parent-style-name="Table_20_Contents">
      <style:text-properties fo:font-size="12pt" fo:font-weight="normal" officeooo:rsid="009314d5" officeooo:paragraph-rsid="009314d5" style:font-size-asian="10.5pt" style:font-weight-asian="normal" style:font-size-complex="12pt" style:font-weight-complex="normal"/>
    </style:style>
    <style:style style:name="P322" style:family="paragraph" style:parent-style-name="Table_20_Contents">
      <style:text-properties fo:font-size="12pt" fo:font-weight="normal" officeooo:rsid="0094b636" officeooo:paragraph-rsid="0094b636" style:font-size-asian="10.5pt" style:font-weight-asian="normal" style:font-size-complex="12pt" style:font-weight-complex="normal"/>
    </style:style>
    <style:style style:name="P323" style:family="paragraph" style:parent-style-name="Table_20_Contents">
      <style:text-properties fo:font-size="12pt" fo:font-style="italic" fo:font-weight="normal" officeooo:rsid="00543315" officeooo:paragraph-rsid="00543315" style:font-size-asian="10.5pt" style:font-style-asian="italic" style:font-weight-asian="normal" style:font-size-complex="12pt" style:font-style-complex="italic" style:font-weight-complex="normal"/>
    </style:style>
    <style:style style:name="P324" style:family="paragraph" style:parent-style-name="Table_20_Contents">
      <style:text-properties fo:font-size="12pt" fo:font-style="italic" fo:font-weight="normal" officeooo:rsid="00543315" officeooo:paragraph-rsid="005d49ab" style:font-size-asian="10.5pt" style:font-style-asian="italic" style:font-weight-asian="normal" style:font-size-complex="12pt" style:font-style-complex="italic" style:font-weight-complex="normal"/>
    </style:style>
    <style:style style:name="P325" style:family="paragraph" style:parent-style-name="Table_20_Contents">
      <style:text-properties fo:font-size="12pt" fo:font-style="italic" fo:font-weight="normal" officeooo:rsid="005d49ab" officeooo:paragraph-rsid="005d49ab" style:font-size-asian="10.5pt" style:font-style-asian="italic" style:font-weight-asian="normal" style:font-size-complex="12pt" style:font-style-complex="italic" style:font-weight-complex="normal"/>
    </style:style>
    <style:style style:name="P326" style:family="paragraph" style:parent-style-name="Table_20_Contents">
      <style:text-properties fo:font-size="12pt" fo:font-style="italic" fo:font-weight="normal" officeooo:rsid="005e9f22" officeooo:paragraph-rsid="005e9f22" style:font-size-asian="10.5pt" style:font-style-asian="italic" style:font-weight-asian="normal" style:font-size-complex="12pt" style:font-style-complex="italic" style:font-weight-complex="normal"/>
    </style:style>
    <style:style style:name="P327" style:family="paragraph" style:parent-style-name="Table_20_Contents">
      <style:text-properties fo:font-size="12pt" fo:font-style="italic" fo:font-weight="normal" officeooo:rsid="005e9f22" officeooo:paragraph-rsid="006c00f6" style:font-size-asian="10.5pt" style:font-style-asian="italic" style:font-weight-asian="normal" style:font-size-complex="12pt" style:font-style-complex="italic" style:font-weight-complex="normal"/>
    </style:style>
    <style:style style:name="P328" style:family="paragraph" style:parent-style-name="Table_20_Contents">
      <style:text-properties fo:font-size="12pt" fo:font-style="italic" fo:font-weight="normal" officeooo:rsid="005e9f22" officeooo:paragraph-rsid="007e7776" style:font-size-asian="10.5pt" style:font-style-asian="italic" style:font-weight-asian="normal" style:font-size-complex="12pt" style:font-style-complex="italic" style:font-weight-complex="normal"/>
    </style:style>
    <style:style style:name="P329" style:family="paragraph" style:parent-style-name="Table_20_Contents">
      <style:text-properties fo:font-size="12pt" fo:font-style="italic" fo:font-weight="normal" officeooo:rsid="005fda63" officeooo:paragraph-rsid="005fda63" style:font-size-asian="10.5pt" style:font-style-asian="italic" style:font-weight-asian="normal" style:font-size-complex="12pt" style:font-style-complex="italic" style:font-weight-complex="normal"/>
    </style:style>
    <style:style style:name="P330" style:family="paragraph" style:parent-style-name="Table_20_Contents">
      <style:text-properties fo:font-size="12pt" fo:font-style="italic" fo:font-weight="normal" officeooo:rsid="005fda63" officeooo:paragraph-rsid="006c00f6" style:font-size-asian="10.5pt" style:font-style-asian="italic" style:font-weight-asian="normal" style:font-size-complex="12pt" style:font-style-complex="italic" style:font-weight-complex="normal"/>
    </style:style>
    <style:style style:name="P331" style:family="paragraph" style:parent-style-name="Table_20_Contents">
      <style:text-properties fo:font-size="12pt" fo:font-style="italic" fo:font-weight="normal" officeooo:rsid="005fda63" officeooo:paragraph-rsid="007e7776" style:font-size-asian="10.5pt" style:font-style-asian="italic" style:font-weight-asian="normal" style:font-size-complex="12pt" style:font-style-complex="italic" style:font-weight-complex="normal"/>
    </style:style>
    <style:style style:name="P332" style:family="paragraph" style:parent-style-name="Table_20_Contents">
      <style:text-properties fo:font-size="12pt" fo:font-style="italic" fo:font-weight="normal" officeooo:rsid="0066843f" officeooo:paragraph-rsid="0066843f" style:font-size-asian="10.5pt" style:font-style-asian="italic" style:font-weight-asian="normal" style:font-size-complex="12pt" style:font-style-complex="italic" style:font-weight-complex="normal"/>
    </style:style>
    <style:style style:name="P333" style:family="paragraph" style:parent-style-name="Table_20_Contents">
      <style:text-properties fo:font-size="12pt" fo:font-style="italic" fo:font-weight="normal" officeooo:rsid="0066843f" officeooo:paragraph-rsid="0068b479" style:font-size-asian="10.5pt" style:font-style-asian="italic" style:font-weight-asian="normal" style:font-size-complex="12pt" style:font-style-complex="italic" style:font-weight-complex="normal"/>
    </style:style>
    <style:style style:name="P334" style:family="paragraph" style:parent-style-name="Table_20_Contents">
      <style:text-properties fo:font-size="12pt" fo:font-style="italic" fo:font-weight="normal" officeooo:rsid="006a91ee" officeooo:paragraph-rsid="006a91ee" style:font-size-asian="10.5pt" style:font-style-asian="italic" style:font-weight-asian="normal" style:font-size-complex="12pt" style:font-style-complex="italic" style:font-weight-complex="normal"/>
    </style:style>
    <style:style style:name="P335" style:family="paragraph" style:parent-style-name="Table_20_Contents">
      <style:text-properties fo:font-size="12pt" fo:font-style="italic" fo:font-weight="normal" officeooo:rsid="006a91ee" officeooo:paragraph-rsid="00709556" style:font-size-asian="10.5pt" style:font-style-asian="italic" style:font-weight-asian="normal" style:font-size-complex="12pt" style:font-style-complex="italic" style:font-weight-complex="normal"/>
    </style:style>
    <style:style style:name="P336" style:family="paragraph" style:parent-style-name="Table_20_Contents">
      <style:text-properties fo:font-size="12pt" fo:font-style="italic" fo:font-weight="normal" officeooo:rsid="006a91ee" officeooo:paragraph-rsid="007230f7" style:font-size-asian="10.5pt" style:font-style-asian="italic" style:font-weight-asian="normal" style:font-size-complex="12pt" style:font-style-complex="italic" style:font-weight-complex="normal"/>
    </style:style>
    <style:style style:name="P337" style:family="paragraph" style:parent-style-name="Table_20_Contents">
      <style:text-properties fo:font-size="12pt" fo:font-style="italic" fo:font-weight="normal" officeooo:rsid="006a91ee" officeooo:paragraph-rsid="00926beb" style:font-size-asian="10.5pt" style:font-style-asian="italic" style:font-weight-asian="normal" style:font-size-complex="12pt" style:font-style-complex="italic" style:font-weight-complex="normal"/>
    </style:style>
    <style:style style:name="P338" style:family="paragraph" style:parent-style-name="Table_20_Contents">
      <style:text-properties fo:font-size="12pt" fo:font-style="italic" fo:font-weight="normal" officeooo:rsid="006a91ee" officeooo:paragraph-rsid="009314d5" style:font-size-asian="10.5pt" style:font-style-asian="italic" style:font-weight-asian="normal" style:font-size-complex="12pt" style:font-style-complex="italic" style:font-weight-complex="normal"/>
    </style:style>
    <style:style style:name="P339" style:family="paragraph" style:parent-style-name="Table_20_Contents">
      <style:text-properties fo:font-size="12pt" fo:font-style="italic" fo:font-weight="normal" officeooo:rsid="006c00f6" officeooo:paragraph-rsid="006c00f6" style:font-size-asian="10.5pt" style:font-style-asian="italic" style:font-weight-asian="normal" style:font-size-complex="12pt" style:font-style-complex="italic" style:font-weight-complex="normal"/>
    </style:style>
    <style:style style:name="P340" style:family="paragraph" style:parent-style-name="Table_20_Contents">
      <style:text-properties fo:font-size="12pt" fo:font-style="italic" fo:font-weight="normal" officeooo:rsid="00709556" officeooo:paragraph-rsid="00709556" style:font-size-asian="10.5pt" style:font-style-asian="italic" style:font-weight-asian="normal" style:font-size-complex="12pt" style:font-style-complex="italic" style:font-weight-complex="normal"/>
    </style:style>
    <style:style style:name="P341" style:family="paragraph" style:parent-style-name="Table_20_Contents">
      <style:text-properties fo:font-size="12pt" fo:font-style="italic" fo:font-weight="normal" officeooo:rsid="00709556" officeooo:paragraph-rsid="007230f7" style:font-size-asian="10.5pt" style:font-style-asian="italic" style:font-weight-asian="normal" style:font-size-complex="12pt" style:font-style-complex="italic" style:font-weight-complex="normal"/>
    </style:style>
    <style:style style:name="P342" style:family="paragraph" style:parent-style-name="Table_20_Contents">
      <style:text-properties fo:font-size="12pt" fo:font-style="italic" fo:font-weight="normal" officeooo:rsid="00709556" officeooo:paragraph-rsid="00926beb" style:font-size-asian="10.5pt" style:font-style-asian="italic" style:font-weight-asian="normal" style:font-size-complex="12pt" style:font-style-complex="italic" style:font-weight-complex="normal"/>
    </style:style>
    <style:style style:name="P343" style:family="paragraph" style:parent-style-name="Table_20_Contents">
      <style:text-properties fo:font-size="12pt" fo:font-style="italic" fo:font-weight="normal" officeooo:rsid="00709556" officeooo:paragraph-rsid="009314d5" style:font-size-asian="10.5pt" style:font-style-asian="italic" style:font-weight-asian="normal" style:font-size-complex="12pt" style:font-style-complex="italic" style:font-weight-complex="normal"/>
    </style:style>
    <style:style style:name="P344" style:family="paragraph" style:parent-style-name="Table_20_Contents">
      <style:text-properties fo:font-size="12pt" fo:font-style="italic" fo:font-weight="normal" officeooo:rsid="00785d47" officeooo:paragraph-rsid="00785d47" style:font-size-asian="10.5pt" style:font-style-asian="italic" style:font-weight-asian="normal" style:font-size-complex="12pt" style:font-style-complex="italic" style:font-weight-complex="normal"/>
    </style:style>
    <style:style style:name="P345" style:family="paragraph" style:parent-style-name="Table_20_Contents">
      <style:text-properties fo:font-size="12pt" fo:font-style="italic" fo:font-weight="normal" officeooo:rsid="00785d47" officeooo:paragraph-rsid="007e7776" style:font-size-asian="10.5pt" style:font-style-asian="italic" style:font-weight-asian="normal" style:font-size-complex="12pt" style:font-style-complex="italic" style:font-weight-complex="normal"/>
    </style:style>
    <style:style style:name="P346" style:family="paragraph" style:parent-style-name="Table_20_Contents">
      <style:text-properties fo:font-size="12pt" fo:font-style="italic" fo:font-weight="normal" officeooo:rsid="007b345e" officeooo:paragraph-rsid="007b345e" style:font-size-asian="10.5pt" style:font-style-asian="italic" style:font-weight-asian="normal" style:font-size-complex="12pt" style:font-style-complex="italic" style:font-weight-complex="normal"/>
    </style:style>
    <style:style style:name="P347" style:family="paragraph" style:parent-style-name="Table_20_Contents">
      <style:text-properties fo:font-size="12pt" fo:font-style="italic" fo:font-weight="normal" officeooo:rsid="007b345e" officeooo:paragraph-rsid="007e7776" style:font-size-asian="10.5pt" style:font-style-asian="italic" style:font-weight-asian="normal" style:font-size-complex="12pt" style:font-style-complex="italic" style:font-weight-complex="normal"/>
    </style:style>
    <style:style style:name="P348" style:family="paragraph" style:parent-style-name="Table_20_Contents">
      <style:text-properties fo:font-size="12pt" fo:font-style="italic" fo:font-weight="normal" officeooo:rsid="0080a2b4" officeooo:paragraph-rsid="0080a2b4" style:font-size-asian="10.5pt" style:font-style-asian="italic" style:font-weight-asian="normal" style:font-size-complex="12pt" style:font-style-complex="italic" style:font-weight-complex="normal"/>
    </style:style>
    <style:style style:name="P349" style:family="paragraph" style:parent-style-name="Table_20_Contents">
      <style:text-properties fo:font-size="12pt" fo:font-style="italic" fo:font-weight="normal" officeooo:rsid="0080a2b4" officeooo:paragraph-rsid="0085d692" style:font-size-asian="10.5pt" style:font-style-asian="italic" style:font-weight-asian="normal" style:font-size-complex="12pt" style:font-style-complex="italic" style:font-weight-complex="normal"/>
    </style:style>
    <style:style style:name="P350" style:family="paragraph" style:parent-style-name="Table_20_Contents">
      <style:text-properties fo:font-size="12pt" fo:font-style="italic" fo:font-weight="normal" officeooo:rsid="008884cc" officeooo:paragraph-rsid="00926beb" style:font-size-asian="10.5pt" style:font-style-asian="italic" style:font-weight-asian="normal" style:font-size-complex="12pt" style:font-style-complex="italic" style:font-weight-complex="normal"/>
    </style:style>
    <style:style style:name="P351" style:family="paragraph" style:parent-style-name="Table_20_Contents">
      <style:text-properties fo:font-size="12pt" fo:font-style="italic" fo:font-weight="normal" officeooo:rsid="008884cc" officeooo:paragraph-rsid="008884cc" style:font-size-asian="10.5pt" style:font-style-asian="italic" style:font-weight-asian="normal" style:font-size-complex="12pt" style:font-style-complex="italic" style:font-weight-complex="normal"/>
    </style:style>
    <style:style style:name="P352" style:family="paragraph" style:parent-style-name="Table_20_Contents">
      <style:text-properties fo:font-size="12pt" fo:font-style="italic" fo:font-weight="normal" officeooo:rsid="0087910e" officeooo:paragraph-rsid="00926beb" style:font-size-asian="10.5pt" style:font-style-asian="italic" style:font-weight-asian="normal" style:font-size-complex="12pt" style:font-style-complex="italic" style:font-weight-complex="normal"/>
    </style:style>
    <style:style style:name="P353" style:family="paragraph" style:parent-style-name="Table_20_Contents">
      <style:text-properties fo:font-size="12pt" fo:font-style="italic" fo:font-weight="normal" officeooo:rsid="0087910e" officeooo:paragraph-rsid="0087910e" style:font-size-asian="10.5pt" style:font-style-asian="italic" style:font-weight-asian="normal" style:font-size-complex="12pt" style:font-style-complex="italic" style:font-weight-complex="normal"/>
    </style:style>
    <style:style style:name="P354" style:family="paragraph" style:parent-style-name="Table_20_Contents">
      <style:text-properties fo:font-size="12pt" fo:font-style="italic" fo:font-weight="normal" officeooo:rsid="006daf81" officeooo:paragraph-rsid="00926beb" style:font-size-asian="10.5pt" style:font-style-asian="italic" style:font-weight-asian="normal" style:font-size-complex="12pt" style:font-style-complex="italic" style:font-weight-complex="normal"/>
    </style:style>
    <style:style style:name="P355" style:family="paragraph" style:parent-style-name="Table_20_Contents">
      <style:text-properties fo:font-size="12pt" fo:font-style="italic" fo:font-weight="normal" officeooo:rsid="0094b636" officeooo:paragraph-rsid="0094b636" style:font-size-asian="10.5pt" style:font-style-asian="italic" style:font-weight-asian="normal" style:font-size-complex="12pt" style:font-style-complex="italic" style:font-weight-complex="normal"/>
    </style:style>
    <style:style style:name="P356" style:family="paragraph" style:parent-style-name="Table_20_Contents">
      <style:text-properties officeooo:rsid="0058d357" officeooo:paragraph-rsid="0058d357"/>
    </style:style>
    <style:style style:name="P357" style:family="paragraph" style:parent-style-name="Table_20_Contents">
      <style:text-properties officeooo:rsid="005b8435" officeooo:paragraph-rsid="005b8435"/>
    </style:style>
    <style:style style:name="P358" style:family="paragraph" style:parent-style-name="Table_20_Contents">
      <style:text-properties officeooo:rsid="005d49ab" officeooo:paragraph-rsid="005d49ab"/>
    </style:style>
    <style:style style:name="P359" style:family="paragraph" style:parent-style-name="Table_20_Contents">
      <style:text-properties officeooo:rsid="00623564" officeooo:paragraph-rsid="00623564"/>
    </style:style>
    <style:style style:name="P360" style:family="paragraph" style:parent-style-name="Table_20_Contents">
      <style:text-properties officeooo:rsid="0066843f" officeooo:paragraph-rsid="0066843f"/>
    </style:style>
    <style:style style:name="P361" style:family="paragraph" style:parent-style-name="Table_20_Contents">
      <style:text-properties officeooo:rsid="006d4200" officeooo:paragraph-rsid="006d4200"/>
    </style:style>
    <style:style style:name="P362" style:family="paragraph" style:parent-style-name="Table_20_Contents">
      <style:text-properties officeooo:rsid="006d4200" officeooo:paragraph-rsid="0073b614"/>
    </style:style>
    <style:style style:name="P363" style:family="paragraph" style:parent-style-name="Table_20_Contents">
      <style:text-properties officeooo:rsid="0073b614" officeooo:paragraph-rsid="0073b614"/>
    </style:style>
    <style:style style:name="P364" style:family="paragraph" style:parent-style-name="Table_20_Contents">
      <style:text-properties officeooo:rsid="00749825" officeooo:paragraph-rsid="00775110"/>
    </style:style>
    <style:style style:name="P365" style:family="paragraph" style:parent-style-name="Table_20_Contents">
      <style:text-properties officeooo:rsid="00749825" officeooo:paragraph-rsid="00749825"/>
    </style:style>
    <style:style style:name="P366" style:family="paragraph" style:parent-style-name="Table_20_Contents">
      <style:text-properties officeooo:rsid="007674db" officeooo:paragraph-rsid="007674db"/>
    </style:style>
    <style:style style:name="P367" style:family="paragraph" style:parent-style-name="Table_20_Contents">
      <style:text-properties officeooo:rsid="007674db" officeooo:paragraph-rsid="00775110"/>
    </style:style>
    <style:style style:name="P368" style:family="paragraph" style:parent-style-name="Table_20_Contents">
      <style:text-properties officeooo:rsid="00775110" officeooo:paragraph-rsid="00775110"/>
    </style:style>
    <style:style style:name="P369" style:family="paragraph" style:parent-style-name="Table_20_Contents">
      <style:text-properties officeooo:rsid="00785d47" officeooo:paragraph-rsid="00785d47"/>
    </style:style>
    <style:style style:name="P370" style:family="paragraph" style:parent-style-name="Table_20_Contents">
      <style:text-properties officeooo:rsid="0095d742" officeooo:paragraph-rsid="0095d742"/>
    </style:style>
    <style:style style:name="P371" style:family="paragraph" style:parent-style-name="Table_20_Contents">
      <style:text-properties officeooo:rsid="0097c136" officeooo:paragraph-rsid="0097c136"/>
    </style:style>
    <style:style style:name="P372" style:family="paragraph" style:parent-style-name="Table_20_Contents">
      <style:text-properties officeooo:rsid="009819c4" officeooo:paragraph-rsid="009819c4"/>
    </style:style>
    <style:style style:name="P373" style:family="paragraph" style:parent-style-name="Table_20_Contents">
      <style:text-properties officeooo:rsid="00988083" officeooo:paragraph-rsid="00988083"/>
    </style:style>
    <style:style style:name="P374" style:family="paragraph" style:parent-style-name="Table_20_Contents">
      <style:text-properties officeooo:rsid="0098fbd0" officeooo:paragraph-rsid="0098fbd0"/>
    </style:style>
    <style:style style:name="P375" style:family="paragraph" style:parent-style-name="Table_20_Contents">
      <style:text-properties officeooo:rsid="0098fe29" officeooo:paragraph-rsid="0098fe29"/>
    </style:style>
    <style:style style:name="P376" style:family="paragraph" style:parent-style-name="Table_20_Contents">
      <style:text-properties officeooo:rsid="009a4d13" officeooo:paragraph-rsid="009a4d13"/>
    </style:style>
    <style:style style:name="P377" style:family="paragraph" style:parent-style-name="Table_20_Contents">
      <style:text-properties officeooo:rsid="009a8dc8" officeooo:paragraph-rsid="009a8dc8"/>
    </style:style>
    <style:style style:name="P378" style:family="paragraph" style:parent-style-name="Table_20_Contents">
      <style:text-properties officeooo:rsid="0083e5ca" officeooo:paragraph-rsid="0083e5ca"/>
    </style:style>
    <style:style style:name="P379" style:family="paragraph" style:parent-style-name="Table_20_Contents">
      <style:text-properties officeooo:rsid="009b327b" officeooo:paragraph-rsid="009b327b"/>
    </style:style>
    <style:style style:name="P380" style:family="paragraph" style:parent-style-name="Table_20_Contents">
      <style:text-properties officeooo:rsid="009c664b" officeooo:paragraph-rsid="009c664b"/>
    </style:style>
    <style:style style:name="P381" style:family="paragraph" style:parent-style-name="Table_20_Contents">
      <style:text-properties officeooo:rsid="0074dc75" officeooo:paragraph-rsid="00775110"/>
    </style:style>
    <style:style style:name="P382" style:family="paragraph" style:parent-style-name="Table_20_Contents">
      <style:text-properties officeooo:rsid="0074dc75" officeooo:paragraph-rsid="0074dc75"/>
    </style:style>
    <style:style style:name="P383" style:family="paragraph" style:parent-style-name="Table_20_Contents">
      <style:text-properties officeooo:rsid="009e3a0a" officeooo:paragraph-rsid="009e3a0a"/>
    </style:style>
    <style:style style:name="P384" style:family="paragraph" style:parent-style-name="Table_20_Contents">
      <style:text-properties officeooo:rsid="009ef59c" officeooo:paragraph-rsid="009ef59c"/>
    </style:style>
    <style:style style:name="P385" style:family="paragraph" style:parent-style-name="Table_20_Contents">
      <style:text-properties officeooo:rsid="00a018d3" officeooo:paragraph-rsid="00a018d3"/>
    </style:style>
    <style:style style:name="P386" style:family="paragraph" style:parent-style-name="Table_20_Contents">
      <style:text-properties officeooo:rsid="00a1e11d" officeooo:paragraph-rsid="00a1e11d"/>
    </style:style>
    <style:style style:name="P387" style:family="paragraph" style:parent-style-name="Standard">
      <style:text-properties fo:font-size="12pt" style:text-underline-style="none" fo:font-weight="normal" officeooo:rsid="003d685d" officeooo:paragraph-rsid="003d685d" style:font-size-asian="10.5pt" style:font-weight-asian="normal" style:font-size-complex="12pt" style:font-weight-complex="normal"/>
    </style:style>
    <style:style style:name="P388" style:family="paragraph" style:parent-style-name="Standard">
      <style:text-properties fo:font-size="12pt" style:text-underline-style="none" fo:font-weight="normal" officeooo:rsid="00a45163" officeooo:paragraph-rsid="00a45163" style:font-size-asian="10.5pt" style:font-weight-asian="normal" style:font-size-complex="12pt" style:font-weight-complex="normal"/>
    </style:style>
    <style:style style:name="P389" style:family="paragraph" style:parent-style-name="Standard">
      <style:text-properties fo:font-size="12pt" style:text-underline-style="solid" style:text-underline-width="auto" style:text-underline-color="font-color" fo:font-weight="bold" officeooo:rsid="004eaf80" officeooo:paragraph-rsid="004eaf80"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07456" style:font-weight-asian="normal" style:font-weight-complex="normal"/>
    </style:style>
    <style:style style:name="T3" style:family="text">
      <style:text-properties fo:font-weight="normal" officeooo:rsid="0017bf00" style:font-weight-asian="normal" style:font-weight-complex="normal"/>
    </style:style>
    <style:style style:name="T4" style:family="text">
      <style:text-properties fo:font-weight="normal" officeooo:rsid="0018fc3f" style:font-weight-asian="normal" style:font-weight-complex="normal"/>
    </style:style>
    <style:style style:name="T5" style:family="text">
      <style:text-properties fo:font-weight="normal" officeooo:rsid="001aedf6" style:font-weight-asian="normal" style:font-weight-complex="normal"/>
    </style:style>
    <style:style style:name="T6" style:family="text">
      <style:text-properties fo:font-weight="normal" officeooo:rsid="005b8435" style:font-weight-asian="normal" style:font-weight-complex="normal"/>
    </style:style>
    <style:style style:name="T7" style:family="text">
      <style:text-properties style:text-position="super 58%"/>
    </style:style>
    <style:style style:name="T8" style:family="text">
      <style:text-properties style:text-position="0% 100%"/>
    </style:style>
    <style:style style:name="T9" style:family="text">
      <style:text-properties style:text-position="0% 100%" officeooo:rsid="004ccf83"/>
    </style:style>
    <style:style style:name="T10" style:family="text">
      <style:text-properties style:text-position="0% 100%" officeooo:rsid="004f8f12"/>
    </style:style>
    <style:style style:name="T11" style:family="text">
      <style:text-properties style:text-position="0% 100%" fo:font-size="14pt" fo:font-weight="normal" officeooo:rsid="0043be27" style:font-size-asian="12.25pt" style:font-weight-asian="normal" style:font-size-complex="14pt" style:font-weight-complex="normal"/>
    </style:style>
    <style:style style:name="T12" style:family="text">
      <style:text-properties style:text-position="0% 100%" fo:font-size="12pt" style:text-underline-style="none" fo:font-weight="normal" officeooo:rsid="005b8435" style:font-size-asian="10.5pt" style:font-weight-asian="normal" style:font-size-complex="12pt" style:font-weight-complex="normal"/>
    </style:style>
    <style:style style:name="T13" style:family="text">
      <style:text-properties style:text-position="0% 100%" fo:font-size="12pt" style:text-underline-style="none" fo:font-weight="normal" officeooo:rsid="00623564" style:font-size-asian="10.5pt" style:font-weight-asian="normal" style:font-size-complex="12pt" style:font-weight-complex="normal"/>
    </style:style>
    <style:style style:name="T14" style:family="text">
      <style:text-properties style:text-position="0% 100%" fo:font-size="12pt" fo:font-weight="normal" officeooo:rsid="005b8435" style:font-size-asian="12pt" style:font-weight-asian="normal" style:font-size-complex="12pt" style:font-weight-complex="normal"/>
    </style:style>
    <style:style style:name="T15" style:family="text">
      <style:text-properties style:text-position="0% 100%" fo:font-size="12pt" fo:font-weight="normal" officeooo:rsid="0065c018" style:font-size-asian="12pt" style:font-weight-asian="normal" style:font-size-complex="12pt" style:font-weight-complex="normal"/>
    </style:style>
    <style:style style:name="T16" style:family="text">
      <style:text-properties style:text-position="0% 100%" style:text-underline-style="none" officeooo:rsid="006ea4aa"/>
    </style:style>
    <style:style style:name="T17" style:family="text">
      <style:text-properties style:text-position="0% 100%" style:text-underline-style="none" officeooo:rsid="00926beb"/>
    </style:style>
    <style:style style:name="T18" style:family="text">
      <style:text-properties officeooo:rsid="0017bf00"/>
    </style:style>
    <style:style style:name="T19" style:family="text">
      <style:text-properties officeooo:rsid="0018fc3f"/>
    </style:style>
    <style:style style:name="T20" style:family="text">
      <style:text-properties officeooo:rsid="003d685d"/>
    </style:style>
    <style:style style:name="T21" style:family="text">
      <style:text-properties officeooo:rsid="004260df"/>
    </style:style>
    <style:style style:name="T22" style:family="text">
      <style:text-properties officeooo:rsid="00470254"/>
    </style:style>
    <style:style style:name="T23" style:family="text">
      <style:text-properties officeooo:rsid="0048b934"/>
    </style:style>
    <style:style style:name="T24" style:family="text">
      <style:text-properties officeooo:rsid="0050d5a3"/>
    </style:style>
    <style:style style:name="T25" style:family="text">
      <style:text-properties officeooo:rsid="005722de"/>
    </style:style>
    <style:style style:name="T26" style:family="text">
      <style:text-properties officeooo:rsid="0058d357"/>
    </style:style>
    <style:style style:name="T27" style:family="text">
      <style:text-properties officeooo:rsid="005a7867"/>
    </style:style>
    <style:style style:name="T28" style:family="text">
      <style:text-properties officeooo:rsid="005b8435"/>
    </style:style>
    <style:style style:name="T29" style:family="text">
      <style:text-properties fo:font-size="14pt" fo:font-weight="normal" officeooo:rsid="0043be27" style:font-size-asian="12.25pt" style:font-weight-asian="normal" style:font-size-complex="14pt" style:font-weight-complex="normal"/>
    </style:style>
    <style:style style:name="T30" style:family="text">
      <style:text-properties fo:font-size="12pt" style:text-underline-style="none" officeooo:rsid="005b8435" style:font-size-asian="10.5pt" style:font-size-complex="12pt"/>
    </style:style>
    <style:style style:name="T31" style:family="text">
      <style:text-properties fo:font-size="12pt" style:text-underline-style="none" officeooo:rsid="00623564" style:font-size-asian="10.5pt" style:font-size-complex="12pt"/>
    </style:style>
    <style:style style:name="T32" style:family="text">
      <style:text-properties fo:font-size="12pt" style:text-underline-style="none" fo:font-weight="normal" officeooo:rsid="005b8435" style:font-size-asian="10.5pt" style:font-weight-asian="normal" style:font-size-complex="12pt" style:font-weight-complex="normal"/>
    </style:style>
    <style:style style:name="T33" style:family="text">
      <style:text-properties fo:font-size="12pt" style:text-underline-style="none" fo:font-weight="normal" officeooo:rsid="00623564" style:font-size-asian="10.5pt" style:font-weight-asian="normal" style:font-size-complex="12pt" style:font-weight-complex="normal"/>
    </style:style>
    <style:style style:name="T34" style:family="text">
      <style:text-properties fo:font-size="12pt" officeooo:rsid="005b8435" style:font-size-asian="12pt" style:font-size-complex="12pt"/>
    </style:style>
    <style:style style:name="T35" style:family="text">
      <style:text-properties fo:font-size="12pt" officeooo:rsid="0065c018" style:font-size-asian="12pt" style:font-size-complex="12pt"/>
    </style:style>
    <style:style style:name="T36" style:family="text">
      <style:text-properties fo:font-size="12pt" fo:font-weight="normal" officeooo:rsid="005b8435" style:font-size-asian="12pt" style:font-weight-asian="normal" style:font-size-complex="12pt" style:font-weight-complex="normal"/>
    </style:style>
    <style:style style:name="T37" style:family="text">
      <style:text-properties fo:font-size="12pt" fo:font-weight="normal" officeooo:rsid="0065c018" style:font-size-asian="12pt" style:font-weight-asian="normal" style:font-size-complex="12pt" style:font-weight-complex="normal"/>
    </style:style>
    <style:style style:name="T38" style:family="text">
      <style:text-properties fo:font-size="12pt" officeooo:rsid="005b8435" style:font-size-asian="10.5pt" style:font-size-complex="12pt"/>
    </style:style>
    <style:style style:name="T39" style:family="text">
      <style:text-properties fo:font-size="12pt" officeooo:rsid="00623564" style:font-size-asian="10.5pt" style:font-size-complex="12pt"/>
    </style:style>
    <style:style style:name="T40" style:family="text">
      <style:text-properties officeooo:rsid="005d49ab"/>
    </style:style>
    <style:style style:name="T41" style:family="text">
      <style:text-properties officeooo:rsid="005fda63"/>
    </style:style>
    <style:style style:name="T42" style:family="text">
      <style:text-properties officeooo:rsid="006017bf"/>
    </style:style>
    <style:style style:name="T43" style:family="text">
      <style:text-properties officeooo:rsid="00603866"/>
    </style:style>
    <style:style style:name="T44" style:family="text">
      <style:text-properties officeooo:rsid="00623564"/>
    </style:style>
    <style:style style:name="T45" style:family="text">
      <style:text-properties officeooo:rsid="0043be27" style:font-size-asian="12.25pt"/>
    </style:style>
    <style:style style:name="T46" style:family="text">
      <style:text-properties officeooo:rsid="0066843f"/>
    </style:style>
    <style:style style:name="T47" style:family="text">
      <style:text-properties officeooo:rsid="006868e5"/>
    </style:style>
    <style:style style:name="T48" style:family="text">
      <style:text-properties officeooo:rsid="0068b479"/>
    </style:style>
    <style:style style:name="T49" style:family="text">
      <style:text-properties officeooo:rsid="006a91ee"/>
    </style:style>
    <style:style style:name="T50" style:family="text">
      <style:text-properties officeooo:rsid="006d3d76"/>
    </style:style>
    <style:style style:name="T51" style:family="text">
      <style:text-properties officeooo:rsid="006daf81"/>
    </style:style>
    <style:style style:name="T52" style:family="text">
      <style:text-properties officeooo:rsid="00709556"/>
    </style:style>
    <style:style style:name="T53" style:family="text">
      <style:text-properties officeooo:rsid="007230f7"/>
    </style:style>
    <style:style style:name="T54" style:family="text">
      <style:text-properties officeooo:rsid="0073b614"/>
    </style:style>
    <style:style style:name="T55" style:family="text">
      <style:text-properties officeooo:rsid="00741713"/>
    </style:style>
    <style:style style:name="T56" style:family="text">
      <style:text-properties officeooo:rsid="00749825"/>
    </style:style>
    <style:style style:name="T57" style:family="text">
      <style:text-properties officeooo:rsid="0074dc75"/>
    </style:style>
    <style:style style:name="T58" style:family="text">
      <style:text-properties officeooo:rsid="00775110"/>
    </style:style>
    <style:style style:name="T59" style:family="text">
      <style:text-properties officeooo:rsid="00785d47"/>
    </style:style>
    <style:style style:name="T60" style:family="text">
      <style:text-properties officeooo:rsid="007a497c"/>
    </style:style>
    <style:style style:name="T61" style:family="text">
      <style:text-properties officeooo:rsid="007b345e"/>
    </style:style>
    <style:style style:name="T62" style:family="text">
      <style:text-properties officeooo:rsid="007c6c66"/>
    </style:style>
    <style:style style:name="T63" style:family="text">
      <style:text-properties officeooo:rsid="007dafbd"/>
    </style:style>
    <style:style style:name="T64" style:family="text">
      <style:text-properties officeooo:rsid="007e7776"/>
    </style:style>
    <style:style style:name="T65" style:family="text">
      <style:text-properties officeooo:rsid="0083e5ca"/>
    </style:style>
    <style:style style:name="T66" style:family="text">
      <style:text-properties officeooo:rsid="0085c0d3"/>
    </style:style>
    <style:style style:name="T67" style:family="text">
      <style:text-properties officeooo:rsid="0085d692"/>
    </style:style>
    <style:style style:name="T68" style:family="text">
      <style:text-properties officeooo:rsid="008884cc"/>
    </style:style>
    <style:style style:name="T69" style:family="text">
      <style:text-properties officeooo:rsid="0089e440"/>
    </style:style>
    <style:style style:name="T70" style:family="text">
      <style:text-properties officeooo:rsid="008b14b0"/>
    </style:style>
    <style:style style:name="T71" style:family="text">
      <style:text-properties officeooo:rsid="00926beb"/>
    </style:style>
    <style:style style:name="T72" style:family="text">
      <style:text-properties officeooo:rsid="009314d5"/>
    </style:style>
    <style:style style:name="T73" style:family="text">
      <style:text-properties officeooo:rsid="0094b636"/>
    </style:style>
    <style:style style:name="T74" style:family="text">
      <style:text-properties officeooo:rsid="009b327b"/>
    </style:style>
    <style:style style:name="T75" style:family="text">
      <style:text-properties officeooo:rsid="009c664b"/>
    </style:style>
    <style:style style:name="T76" style:family="text">
      <style:text-properties officeooo:rsid="009ef59c"/>
    </style:style>
    <style:style style:name="T77" style:family="text">
      <style:text-properties officeooo:rsid="00a1e11d"/>
    </style:style>
    <style:style style:name="T78" style:family="text">
      <style:text-properties officeooo:rsid="00a3980f"/>
    </style:style>
    <style:style style:name="T79" style:family="text">
      <style:text-properties officeooo:rsid="00a451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itto Virtual Machine</text:p>
      <text:p text:style-name="P2"/>
      <text:p text:style-name="P5">The Ditto Virtual Machine is a register based, 32/64 bit virtual computer system. The software has the following goals:</text:p>
      <text:p text:style-name="P5"/>
      <text:p text:style-name="P4"><text:span text:style-name="T1">- </text:span>Create a virtual system for cloud based applications that reduces power consumption, increases throughput, and gives more powerful and centralized tools to developers by creating a full computer system abstraction<text:span text:style-name="T1">. </text:span><text:span text:style-name="T3">For instance, a developer can utilize a DVM in a way that mimics a normal computer system, but treats the HTTP protocol as its primary I/O.</text:span></text:p>
      <text:p text:style-name="P6"/>
      <text:p text:style-name="P4"><text:span text:style-name="T3">- </text:span><text:span text:style-name="T18">Implement modern features that allow the software to function similarly to physical systems</text:span><text:span text:style-name="T3">, such as protected memory, paging, interrupts, “multi-core” abstractions, and an instruction sequencing scheme that mimics pipelining.</text:span></text:p>
      <text:p text:style-name="P6"/>
      <text:p text:style-name="P4"><text:span text:style-name="T3">- </text:span><text:span text:style-name="T18">Make the software open source. </text:span><text:span text:style-name="T3">By making this VM open source software, we give entities (especially cloud computing and web application developers) the ability to use the software on their own terms, hopefully providing a route for more sustainable server infrastructure by reducing the power usage of inefficient scripting languages and tools. Developers can also add their own improvements to the instruction set.</text:span></text:p>
      <text:p text:style-name="P6"/>
      <text:p text:style-name="P4"><text:span text:style-name="T3">- </text:span><text:span text:style-name="T18">Allow for expansion and adaptability. </text:span><text:span text:style-name="T3">Just like with a physical computer system, allow the VM to be expanded via the use of modules which act like virtual “hardware” peripherals.</text:span></text:p>
      <text:p text:style-name="P6"/>
      <text:p text:style-name="P4"><text:span text:style-name="T3">- </text:span><text:span text:style-name="T18">Create a platform that can be used in a variety of ways.</text:span><text:span text:style-name="T3"> For instance, the VM can be used as a web application server, and it can also be included into an existing project, which could be useful for making plug-ins. The virtual machine would communicate with the parent software via the use of custom peripheral modules.</text:span></text:p>
      <text:p text:style-name="P6"/>
      <text:p text:style-name="P4"><text:span text:style-name="T3">- </text:span><text:span text:style-name="T18">Achieve near machine code performance.</text:span><text:span text:style-name="T3"> This will be achieved by creating a non-greedy memory system, and by mapping many of the VM's instruction set to machine instructions. Non-typical operations in both the VM's C code, as well as it's assembly instructions, will attempt to squeeze out as much performance as possible. </text:span><text:span text:style-name="T5">Machine instruction mapping will be done based on the host platform (x86, AMD64, arm, etc..), meaning the virtual machine will have separate assembly procedures in separate libraries for each supported platform.</text:span></text:p>
      <text:p text:style-name="P6"/>
      <text:p text:style-name="P4"><text:span text:style-name="T3">- </text:span><text:span text:style-name="T18">Create a platform for education.</text:span><text:span text:style-name="T3"> By creating a virtual machine that mimics a physical system, and by making that open source, we can provide a tool for teaching those interested in a software engineering career, or for showing an interested person how computers work.</text:span></text:p>
      <text:p text:style-name="P6"/>
      <text:p text:style-name="P4"><text:span text:style-name="T3">- </text:span><text:span text:style-name="T18">Create a safe, portable, powerful, yet power efficient, and thus green environment. </text:span><text:span text:style-name="T3">With the previously mentioned features, it is easy to ask why there is a need for a system like this. Why can't we just do these things natively to the computer like we always have? The answer is simple. We want to take the power of a single computer system, and be able to run it microscopically on another system in order to provide safety shields for the host system (if software crashes in the VM, the host OS does not crash). We also want to take actual system architecture, and create a metaphor to enhance cloud computing </text:span><text:span text:style-name="T4">by allowing people to build self contained modules that behave like actual system software.</text:span></text:p>
      <text:p text:style-name="P7"><text:soft-page-break/></text:p>
      <text:p text:style-name="P4"><text:span text:style-name="T4">- </text:span><text:span text:style-name="T19">Easy setup.</text:span><text:span text:style-name="T4"> The virtual machine will be designed to install quickly on any system, allowing the organization to focus on their software, not on configurations.</text:span></text:p>
      <text:p text:style-name="P5"/>
      <text:p text:style-name="P4"><text:span text:style-name="T1">- </text:span><text:span text:style-name="T19">Make a better virtual machine.</text:span><text:span text:style-name="T4"> There are many virtual machines out there. We want to be better by being smaller, more efficient, backwards compatible, quiet, universal, and malleable. You can't rewire the CPU on your motherboard, but you can change the behavior of the virtual machine.</text:span></text:p>
      <text:p text:style-name="P7"/>
      <text:p text:style-name="P4"><text:span text:style-name="T4">- </text:span><text:span text:style-name="T19">Create a compilation toolkit.</text:span><text:span text:style-name="T4"> We want every language to compile for Ditto. To do that, we need to create a comprehensive compilation toolkit allowing developers to build compilers for any language of their choice. The toolkit would also make it easier to build compilers for scripting and garbage collection languages by utilizing dynamic allocation tables to monitor and log memory allocations, while preserving the language spec. By providing these compilation tools, we hope that any developer may be able to write applications for the ditto virtual machine regardless of which language they know. Languages are like toolboxes, each containing a myriad of tools. Some languages offer tools that others don't, but for the most part, we believe that we can create bridges. Just because you want to write for one platform, does not mean that you should need to learn an entirely new language.</text:span></text:p>
      <text:p text:style-name="P7"/>
      <text:p text:style-name="P5"/>
      <text:p text:style-name="P5"/>
      <text:p text:style-name="P17">Instruction Set Architecture</text:p>
      <text:p text:style-name="P17"/>
      <text:p text:style-name="P14">32 bits is one word. 64 bits is a double word.</text:p>
      <text:p text:style-name="P17"/>
      <text:p text:style-name="P8">Regardless of whether or not a system is 32 bits or 64 bits, the following applies:</text:p>
      <text:p text:style-name="P9"/>
      <text:p text:style-name="P10"/>
      <text:p text:style-name="P10"/>
      <text:p text:style-name="P11"/>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Instruction Formats</text:p>
      <text:p text:style-name="P16"/>
      <text:p text:style-name="P12">Instruction Format Reference:</text:p>
      <text:p text:style-name="P12">A = Architecture <text:span text:style-name="T78">Specifier</text:span></text:p>
      <text:p text:style-name="P12">E = <text:span text:style-name="T78">Opcode </text:span>Extension</text:p>
      <text:p text:style-name="P12">W = Write back</text:p>
      <text:p text:style-name="P12">Format = Operand specifier</text:p>
      <text:p text:style-name="P12">Wr1 = Write-to <text:span text:style-name="T27">general </text:span>register</text:p>
      <text:p text:style-name="P12">Wr2 = Write-to <text:span text:style-name="T27">general </text:span>register 2</text:p>
      <text:p text:style-name="P12">R1 = Read from <text:span text:style-name="T27">general </text:span>register</text:p>
      <text:p text:style-name="P12">R2 = Read from <text:span text:style-name="T27">general </text:span>register 2</text:p>
      <text:p text:style-name="P13"><text:span text:style-name="T27">S</text:span>Wr1 = Write-to <text:span text:style-name="T27">special </text:span>register <text:span text:style-name="T78">(SIMD, FPU, etc...)</text:span></text:p>
      <text:p text:style-name="P13"><text:span text:style-name="T27">S</text:span>Wr2 = Write-to <text:span text:style-name="T27">special </text:span>register 2 <text:span text:style-name="T78">(SIMD, FPU, etc...)</text:span></text:p>
      <text:p text:style-name="P13"><text:span text:style-name="T27">S</text:span>R1 = Read from <text:span text:style-name="T27">special </text:span>register <text:span text:style-name="T78">(SIMD, FPU, etc...)</text:span></text:p>
      <text:p text:style-name="P13"><text:span text:style-name="T27">S</text:span>R2 = Read from <text:span text:style-name="T27">special </text:span>register <text:span text:style-name="T79">(SIMD, FPU,etc...)</text:span></text:p>
      <text:p text:style-name="P12">Imm = Immediate value</text:p>
      <text:p text:style-name="P388">Off = Offset</text:p>
      <text:p text:style-name="P388">Oop = Offset operand</text:p>
      <text:p text:style-name="P12"/>
      <text:p text:style-name="P3"><text:span text:style-name="T1">32 bit</text:span><text:span text:style-name="T2">s</text:span><text:span text:style-name="T1"> (1 word, 0 operands) </text:span><text:span text:style-name="T6">E = 0, W = ?, A = 00, F/Add. M = 0x0</text:span></text:p>
      <table:table table:name="Table1" table:style-name="Table1">
        <table:table-column table:style-name="Table1.A" table:number-columns-repeated="2"/>
        <table:table-column table:style-name="Table1.C"/>
        <table:table-row>
          <table:table-cell table:style-name="Table1.A1" office:value-type="string">
            <text:p text:style-name="P205">Byte 3</text:p>
            <text:p text:style-name="P159">Opcode</text:p>
          </table:table-cell>
          <table:table-cell table:style-name="Table1.A1" office:value-type="string">
            <text:p text:style-name="P205">Byte 2 </text:p>
            <text:p text:style-name="P228">Flag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3">E</text:p>
                  <text:p text:style-name="P183">1</text:p>
                </table:table-cell>
                <table:table-cell table:style-name="Table2.A1" office:value-type="string">
                  <text:p text:style-name="P183">W</text:p>
                  <text:p text:style-name="P159">1</text:p>
                </table:table-cell>
                <table:table-cell table:style-name="Table2.A1" office:value-type="string">
                  <text:p text:style-name="P183">A</text:p>
                  <text:p text:style-name="P183">2</text:p>
                </table:table-cell>
                <table:table-cell table:style-name="Table2.D1" office:value-type="string">
                  <text:p text:style-name="P200">F/Add. M</text:p>
                  <text:p text:style-name="P172">4</text:p>
                </table:table-cell>
              </table:table-row>
            </table:table>
            <text:p text:style-name="P159"/>
          </table:table-cell>
          <table:table-cell table:style-name="Table1.C1" office:value-type="string">
            <text:p text:style-name="P205">Bytes 1 &amp; 0</text:p>
            <text:p text:style-name="P159">Unused</text:p>
          </table:table-cell>
        </table:table-row>
      </table:table>
      <text:p text:style-name="P18"/>
      <text:p text:style-name="P30">32 bits (1 word, operands consist of registers) <text:span text:style-name="T30">E = 0, W = ?, A = 00, </text:span><text:span text:style-name="T28">F/Add. M = 0x1</text:span></text:p>
      <table:table table:name="Table3" table:style-name="Table3">
        <table:table-column table:style-name="Table3.A" table:number-columns-repeated="3"/>
        <table:table-column table:style-name="Table3.D"/>
        <table:table-row>
          <table:table-cell table:style-name="Table3.A1" office:value-type="string">
            <text:p text:style-name="P205">Byte 3</text:p>
            <text:p text:style-name="P159">Opcode</text:p>
          </table:table-cell>
          <table:table-cell table:style-name="Table3.A1" office:value-type="string">
            <text:p text:style-name="P205">Byte 2</text:p>
            <text:p text:style-name="P228">Flag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3">E</text:p>
                  <text:p text:style-name="P183">1</text:p>
                </table:table-cell>
                <table:table-cell table:style-name="Table4.A1" office:value-type="string">
                  <text:p text:style-name="P183">W</text:p>
                  <text:p text:style-name="P163">1</text:p>
                </table:table-cell>
                <table:table-cell table:style-name="Table4.A1" office:value-type="string">
                  <text:p text:style-name="P183">A</text:p>
                  <text:p text:style-name="P183">2</text:p>
                </table:table-cell>
                <table:table-cell table:style-name="Table4.D1" office:value-type="string">
                  <text:p text:style-name="P200">F/Add. M</text:p>
                  <text:p text:style-name="P173">4</text:p>
                </table:table-cell>
              </table:table-row>
            </table:table>
            <text:p text:style-name="P163"/>
          </table:table-cell>
          <table:table-cell table:style-name="Table3.A1" office:value-type="string">
            <text:p text:style-name="P205">Byte 1</text:p>
            <text:p text:style-name="P205"/>
            <table:table table:name="Table5" table:style-name="Table5">
              <table:table-column table:style-name="Table5.A"/>
              <table:table-column table:style-name="Table5.B"/>
              <table:table-row>
                <table:table-cell table:style-name="Table5.A1" office:value-type="string">
                  <text:p text:style-name="P159">W<text:span text:style-name="T20">r</text:span>1</text:p>
                  <text:p text:style-name="P159">4</text:p>
                </table:table-cell>
                <table:table-cell table:style-name="Table5.B1" office:value-type="string">
                  <text:p text:style-name="P159">R1</text:p>
                  <text:p text:style-name="P159">4</text:p>
                </table:table-cell>
              </table:table-row>
            </table:table>
            <text:p text:style-name="P205"/>
          </table:table-cell>
          <table:table-cell table:style-name="Table3.D1" office:value-type="string">
            <text:p text:style-name="P205">Byte 0</text:p>
            <text:p text:style-name="P205"/>
            <table:table table:name="Table6" table:style-name="Table6">
              <table:table-column table:style-name="Table6.A"/>
              <table:table-column table:style-name="Table6.B"/>
              <table:table-row>
                <table:table-cell table:style-name="Table6.A1" office:value-type="string">
                  <text:p text:style-name="P159">W<text:span text:style-name="T20">r</text:span>2</text:p>
                  <text:p text:style-name="P159">4</text:p>
                </table:table-cell>
                <table:table-cell table:style-name="Table6.B1" office:value-type="string">
                  <text:p text:style-name="P159">R2</text:p>
                  <text:p text:style-name="P159">4</text:p>
                </table:table-cell>
              </table:table-row>
            </table:table>
            <text:p text:style-name="P205"/>
          </table:table-cell>
        </table:table-row>
      </table:table>
      <text:p text:style-name="P25"/>
      <text:p text:style-name="P33">32 bits (1 word, operands consist of registers + immediate value &lt; 16) <text:span text:style-name="T30">E = 0, W = ?, A = 00, </text:span><text:span text:style-name="T28">F/Add. M = 0x2</text:span></text:p>
      <table:table table:name="Table7" table:style-name="Table7">
        <table:table-column table:style-name="Table7.A" table:number-columns-repeated="3"/>
        <table:table-column table:style-name="Table7.D"/>
        <table:table-row>
          <table:table-cell table:style-name="Table7.A1" office:value-type="string">
            <text:p text:style-name="P206">Byte 3</text:p>
            <text:p text:style-name="P160">Opcode</text:p>
          </table:table-cell>
          <table:table-cell table:style-name="Table7.A1" office:value-type="string">
            <text:p text:style-name="P206">Byte 2</text:p>
            <text:p text:style-name="P229">Flag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83">E</text:p>
                  <text:p text:style-name="P183">1</text:p>
                </table:table-cell>
                <table:table-cell table:style-name="Table8.A1" office:value-type="string">
                  <text:p text:style-name="P183">W</text:p>
                  <text:p text:style-name="P163">1</text:p>
                </table:table-cell>
                <table:table-cell table:style-name="Table8.A1" office:value-type="string">
                  <text:p text:style-name="P183">A</text:p>
                  <text:p text:style-name="P183">2</text:p>
                </table:table-cell>
                <table:table-cell table:style-name="Table8.D1" office:value-type="string">
                  <text:p text:style-name="P200">F/Add. M</text:p>
                  <text:p text:style-name="P173">4</text:p>
                </table:table-cell>
              </table:table-row>
            </table:table>
            <text:p text:style-name="P163"/>
          </table:table-cell>
          <table:table-cell table:style-name="Table7.A1" office:value-type="string">
            <text:p text:style-name="P206">Byte 1</text:p>
            <text:p text:style-name="P206"/>
            <table:table table:name="Table9" table:style-name="Table9">
              <table:table-column table:style-name="Table9.A"/>
              <table:table-column table:style-name="Table9.B"/>
              <table:table-row>
                <table:table-cell table:style-name="Table9.A1" office:value-type="string">
                  <text:p text:style-name="P160">W<text:span text:style-name="T20">r</text:span>1</text:p>
                  <text:p text:style-name="P160">4</text:p>
                </table:table-cell>
                <table:table-cell table:style-name="Table9.B1" office:value-type="string">
                  <text:p text:style-name="P160">R1</text:p>
                  <text:p text:style-name="P160">4</text:p>
                </table:table-cell>
              </table:table-row>
            </table:table>
            <text:p text:style-name="P206"/>
          </table:table-cell>
          <table:table-cell table:style-name="Table7.D1" office:value-type="string">
            <text:p text:style-name="P206">Byte 0</text:p>
            <text:p text:style-name="P206"/>
            <table:table table:name="Table10" table:style-name="Table10">
              <table:table-column table:style-name="Table10.A"/>
              <table:table-column table:style-name="Table10.B"/>
              <table:table-row>
                <table:table-cell table:style-name="Table10.A1" office:value-type="string">
                  <text:p text:style-name="P160">W<text:span text:style-name="T20">r</text:span>2</text:p>
                  <text:p text:style-name="P160">4</text:p>
                </table:table-cell>
                <table:table-cell table:style-name="Table10.B1" office:value-type="string">
                  <text:p text:style-name="P170">Imm</text:p>
                  <text:p text:style-name="P160">4</text:p>
                </table:table-cell>
              </table:table-row>
            </table:table>
            <text:p text:style-name="P206"/>
          </table:table-cell>
        </table:table-row>
      </table:table>
      <text:p text:style-name="P26"/>
      <text:p text:style-name="P26"/>
      <text:p text:style-name="P26"/>
      <text:p text:style-name="P26"/>
      <text:p text:style-name="P26"/>
      <text:p text:style-name="P26"><text:soft-page-break/></text:p>
      <text:p text:style-name="P33">32 bits (1 word, operands consist of registers + immediate value &lt; 256) <text:span text:style-name="T30">E = 0, W = ?, A = 00, </text:span><text:span text:style-name="T28">F/Add. M = 0x3</text:span></text:p>
      <table:table table:name="Table11" table:style-name="Table11">
        <table:table-column table:style-name="Table11.A" table:number-columns-repeated="3"/>
        <table:table-column table:style-name="Table11.D"/>
        <table:table-row>
          <table:table-cell table:style-name="Table11.A1" office:value-type="string">
            <text:p text:style-name="P206">Byte 3</text:p>
            <text:p text:style-name="P160">Opcode</text:p>
          </table:table-cell>
          <table:table-cell table:style-name="Table11.A1" office:value-type="string">
            <text:p text:style-name="P206">Byte 2</text:p>
            <text:p text:style-name="P229">Flag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83">E</text:p>
                  <text:p text:style-name="P183">1</text:p>
                </table:table-cell>
                <table:table-cell table:style-name="Table12.A1" office:value-type="string">
                  <text:p text:style-name="P183">W</text:p>
                  <text:p text:style-name="P163">1</text:p>
                </table:table-cell>
                <table:table-cell table:style-name="Table12.A1" office:value-type="string">
                  <text:p text:style-name="P183">A</text:p>
                  <text:p text:style-name="P183">2</text:p>
                </table:table-cell>
                <table:table-cell table:style-name="Table12.D1" office:value-type="string">
                  <text:p text:style-name="P200">F/Add. M</text:p>
                  <text:p text:style-name="P173">4</text:p>
                </table:table-cell>
              </table:table-row>
            </table:table>
            <text:p text:style-name="P163"/>
          </table:table-cell>
          <table:table-cell table:style-name="Table11.A1" office:value-type="string">
            <text:p text:style-name="P206">Byte 1</text:p>
            <text:p text:style-name="P206"/>
            <table:table table:name="Table13" table:style-name="Table13">
              <table:table-column table:style-name="Table13.A"/>
              <table:table-column table:style-name="Table13.B"/>
              <table:table-row>
                <table:table-cell table:style-name="Table13.A1" office:value-type="string">
                  <text:p text:style-name="P160">W<text:span text:style-name="T20">r</text:span>1</text:p>
                  <text:p text:style-name="P160">4</text:p>
                </table:table-cell>
                <table:table-cell table:style-name="Table13.B1" office:value-type="string">
                  <text:p text:style-name="P160">R1</text:p>
                  <text:p text:style-name="P160">4</text:p>
                </table:table-cell>
              </table:table-row>
            </table:table>
            <text:p text:style-name="P206"/>
          </table:table-cell>
          <table:table-cell table:style-name="Table11.D1" office:value-type="string">
            <text:p text:style-name="P206">Byte 0</text:p>
            <text:p text:style-name="P206"/>
            <text:p text:style-name="P233">Imm</text:p>
          </table:table-cell>
        </table:table-row>
      </table:table>
      <text:p text:style-name="P32"/>
      <text:p text:style-name="P33">32 bits (1 word, single write register + immediate value &lt; 4096<text:span text:style-name="T28">) </text:span><text:span text:style-name="T30">E = 0, W = ?, A = 00, </text:span><text:span text:style-name="T28">F/Add. M = 0x4</text:span></text:p>
      <table:table table:name="Table14" table:style-name="Table14">
        <table:table-column table:style-name="Table14.A" table:number-columns-repeated="3"/>
        <table:table-column table:style-name="Table14.D"/>
        <table:table-row>
          <table:table-cell table:style-name="Table14.A1" office:value-type="string">
            <text:p text:style-name="P206">Byte 3</text:p>
            <text:p text:style-name="P160">Opcode</text:p>
          </table:table-cell>
          <table:table-cell table:style-name="Table14.A1" office:value-type="string">
            <text:p text:style-name="P206">Byte 2</text:p>
            <text:p text:style-name="P229">Flag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3">E</text:p>
                  <text:p text:style-name="P183">1</text:p>
                </table:table-cell>
                <table:table-cell table:style-name="Table15.A1" office:value-type="string">
                  <text:p text:style-name="P183">W</text:p>
                  <text:p text:style-name="P163">1</text:p>
                </table:table-cell>
                <table:table-cell table:style-name="Table15.A1" office:value-type="string">
                  <text:p text:style-name="P183">A</text:p>
                  <text:p text:style-name="P183">2</text:p>
                </table:table-cell>
                <table:table-cell table:style-name="Table15.D1" office:value-type="string">
                  <text:p text:style-name="P200">F/Add. M</text:p>
                  <text:p text:style-name="P173">4</text:p>
                </table:table-cell>
              </table:table-row>
            </table:table>
            <text:p text:style-name="P163"/>
          </table:table-cell>
          <table:table-cell table:style-name="Table14.A1" office:value-type="string">
            <text:p text:style-name="P206">Byte 1</text:p>
            <text:p text:style-name="P206"/>
            <table:table table:name="Table16" table:style-name="Table16">
              <table:table-column table:style-name="Table16.A"/>
              <table:table-column table:style-name="Table16.B"/>
              <table:table-row>
                <table:table-cell table:style-name="Table16.A1" office:value-type="string">
                  <text:p text:style-name="P160">W<text:span text:style-name="T20">r</text:span>1</text:p>
                  <text:p text:style-name="P160">4</text:p>
                </table:table-cell>
                <table:table-cell table:style-name="Table16.B1" office:value-type="string">
                  <text:p text:style-name="P170">Imm</text:p>
                  <text:p text:style-name="P170">(upper 4)</text:p>
                </table:table-cell>
              </table:table-row>
            </table:table>
            <text:p text:style-name="P206"/>
          </table:table-cell>
          <table:table-cell table:style-name="Table14.D1" office:value-type="string">
            <text:p text:style-name="P206">Byte 0</text:p>
            <text:p text:style-name="P206"/>
            <text:p text:style-name="P233">Imm (lower 8)</text:p>
          </table:table-cell>
        </table:table-row>
      </table:table>
      <text:p text:style-name="P26"/>
      <text:p text:style-name="P33">32 bits (1 word, immediate value &lt; 65536) <text:span text:style-name="T30">E = 0, W = ?, A = 00, </text:span><text:span text:style-name="T28">F/Add. M = 0x5</text:span></text:p>
      <table:table table:name="Table17" table:style-name="Table17">
        <table:table-column table:style-name="Table17.A" table:number-columns-repeated="3"/>
        <table:table-column table:style-name="Table17.D"/>
        <table:table-row>
          <table:table-cell table:style-name="Table17.A1" office:value-type="string">
            <text:p text:style-name="P206">Byte 3</text:p>
            <text:p text:style-name="P160">Opcode</text:p>
          </table:table-cell>
          <table:table-cell table:style-name="Table17.A1" office:value-type="string">
            <text:p text:style-name="P206">Byte 2</text:p>
            <text:p text:style-name="P229">Flag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83">E</text:p>
                  <text:p text:style-name="P183">1</text:p>
                </table:table-cell>
                <table:table-cell table:style-name="Table18.A1" office:value-type="string">
                  <text:p text:style-name="P183">W</text:p>
                  <text:p text:style-name="P163">1</text:p>
                </table:table-cell>
                <table:table-cell table:style-name="Table18.A1" office:value-type="string">
                  <text:p text:style-name="P183">A</text:p>
                  <text:p text:style-name="P183">2</text:p>
                </table:table-cell>
                <table:table-cell table:style-name="Table18.D1" office:value-type="string">
                  <text:p text:style-name="P200">F/Add. M</text:p>
                  <text:p text:style-name="P173">4</text:p>
                </table:table-cell>
              </table:table-row>
            </table:table>
            <text:p text:style-name="P163"/>
          </table:table-cell>
          <table:table-cell table:style-name="Table17.A1" office:value-type="string">
            <text:p text:style-name="P206">Byte 1</text:p>
            <text:p text:style-name="P206"/>
            <text:p text:style-name="P233">Imm (upper byte)</text:p>
          </table:table-cell>
          <table:table-cell table:style-name="Table17.D1" office:value-type="string">
            <text:p text:style-name="P206">Byte 0</text:p>
            <text:p text:style-name="P206"/>
            <text:p text:style-name="P233">Imm (lower byte)</text:p>
          </table:table-cell>
        </table:table-row>
      </table:table>
      <text:p text:style-name="P32"/>
      <text:p text:style-name="P33">32 bits (2 words, registers + immediate &lt; 2<text:span text:style-name="T7">32</text:span>) <text:span text:style-name="T30">E = 0, W = ?, A = 00, </text:span><text:span text:style-name="T28">F/Add. M = 0x6</text:span></text:p>
      <text:p text:style-name="P19"/>
      <text:p text:style-name="P19">Word 1</text:p>
      <table:table table:name="Table24" table:style-name="Table24">
        <table:table-column table:style-name="Table24.A" table:number-columns-repeated="3"/>
        <table:table-column table:style-name="Table24.D"/>
        <table:table-row>
          <table:table-cell table:style-name="Table24.A1" office:value-type="string">
            <text:p text:style-name="P206">Byte 3</text:p>
            <text:p text:style-name="P160">Opcode</text:p>
          </table:table-cell>
          <table:table-cell table:style-name="Table24.A1" office:value-type="string">
            <text:p text:style-name="P206">Byte 2</text:p>
            <text:p text:style-name="P229">Flags</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83">E</text:p>
                  <text:p text:style-name="P183">1</text:p>
                </table:table-cell>
                <table:table-cell table:style-name="Table25.A1" office:value-type="string">
                  <text:p text:style-name="P183">W</text:p>
                  <text:p text:style-name="P163">1</text:p>
                </table:table-cell>
                <table:table-cell table:style-name="Table25.A1" office:value-type="string">
                  <text:p text:style-name="P183">A</text:p>
                  <text:p text:style-name="P183">2</text:p>
                </table:table-cell>
                <table:table-cell table:style-name="Table25.D1" office:value-type="string">
                  <text:p text:style-name="P200">F/Add. M</text:p>
                  <text:p text:style-name="P173">4</text:p>
                </table:table-cell>
              </table:table-row>
            </table:table>
            <text:p text:style-name="P163"/>
          </table:table-cell>
          <table:table-cell table:style-name="Table24.A1" office:value-type="string">
            <text:p text:style-name="P206">Byte 1</text:p>
            <text:p text:style-name="P206"/>
            <table:table table:name="Table26" table:style-name="Table26">
              <table:table-column table:style-name="Table26.A"/>
              <table:table-column table:style-name="Table26.B"/>
              <table:table-row>
                <table:table-cell table:style-name="Table26.A1" office:value-type="string">
                  <text:p text:style-name="P160">W<text:span text:style-name="T20">r</text:span>1</text:p>
                  <text:p text:style-name="P160">4</text:p>
                </table:table-cell>
                <table:table-cell table:style-name="Table26.B1" office:value-type="string">
                  <text:p text:style-name="P182">R1</text:p>
                  <text:p text:style-name="P160">4</text:p>
                </table:table-cell>
              </table:table-row>
            </table:table>
            <text:p text:style-name="P206"/>
          </table:table-cell>
          <table:table-cell table:style-name="Table24.D1" office:value-type="string">
            <text:p text:style-name="P206">Byte 0</text:p>
            <text:p text:style-name="P206"/>
            <table:table table:name="Table27" table:style-name="Table27">
              <table:table-column table:style-name="Table27.A"/>
              <table:table-column table:style-name="Table27.B"/>
              <table:table-row>
                <table:table-cell table:style-name="Table27.A1" office:value-type="string">
                  <text:p text:style-name="P160">W<text:span text:style-name="T20">r</text:span>2</text:p>
                  <text:p text:style-name="P160">4</text:p>
                </table:table-cell>
                <table:table-cell table:style-name="Table27.B1" office:value-type="string">
                  <text:p text:style-name="P182">Unused</text:p>
                  <text:p text:style-name="P160">4</text:p>
                </table:table-cell>
              </table:table-row>
            </table:table>
            <text:p text:style-name="P206"/>
          </table:table-cell>
        </table:table-row>
      </table:table>
      <text:p text:style-name="P26"/>
      <text:p text:style-name="P19">Word 2</text:p>
      <table:table table:name="Table28" table:style-name="Table28">
        <table:table-column table:style-name="Table28.A"/>
        <table:table-row>
          <table:table-cell table:style-name="Table28.A1" office:value-type="string">
            <text:p text:style-name="P170">Immediate Value</text:p>
          </table:table-cell>
        </table:table-row>
      </table:table>
      <text:p text:style-name="P19"/>
      <text:p text:style-name="P19"/>
      <text:p text:style-name="P34"/>
      <text:p text:style-name="P34"/>
      <text:p text:style-name="P34"/>
      <text:p text:style-name="P34"/>
      <text:p text:style-name="P34"/>
      <text:p text:style-name="P34"/>
      <text:p text:style-name="P34"><text:soft-page-break/></text:p>
      <text:p text:style-name="P35">32 bits (3 words, registers + 2 immediates) <text:span text:style-name="T30">E = 0, W = ?, A = 00, </text:span><text:span text:style-name="T28">F/Add. M = 0x7</text:span></text:p>
      <text:p text:style-name="P34"/>
      <text:p text:style-name="P20">Word 1</text:p>
      <table:table table:name="Table35" table:style-name="Table35">
        <table:table-column table:style-name="Table35.A" table:number-columns-repeated="3"/>
        <table:table-column table:style-name="Table35.D"/>
        <table:table-row>
          <table:table-cell table:style-name="Table35.A1" office:value-type="string">
            <text:p text:style-name="P207">Byte 3</text:p>
            <text:p text:style-name="P161">Opcode</text:p>
          </table:table-cell>
          <table:table-cell table:style-name="Table35.A1" office:value-type="string">
            <text:p text:style-name="P207">Byte 2</text:p>
            <text:p text:style-name="P231">Flags</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183">E</text:p>
                  <text:p text:style-name="P183">1</text:p>
                </table:table-cell>
                <table:table-cell table:style-name="Table36.A1" office:value-type="string">
                  <text:p text:style-name="P183">W</text:p>
                  <text:p text:style-name="P163">1</text:p>
                </table:table-cell>
                <table:table-cell table:style-name="Table36.A1" office:value-type="string">
                  <text:p text:style-name="P183">A</text:p>
                  <text:p text:style-name="P183">2</text:p>
                </table:table-cell>
                <table:table-cell table:style-name="Table36.D1" office:value-type="string">
                  <text:p text:style-name="P200">F/Add. M</text:p>
                  <text:p text:style-name="P173">4</text:p>
                </table:table-cell>
              </table:table-row>
            </table:table>
            <text:p text:style-name="P231"/>
          </table:table-cell>
          <table:table-cell table:style-name="Table35.A1" office:value-type="string">
            <text:p text:style-name="P207">Byte 1</text:p>
            <text:p text:style-name="P207"/>
            <table:table table:name="Table37" table:style-name="Table37">
              <table:table-column table:style-name="Table37.A"/>
              <table:table-column table:style-name="Table37.B"/>
              <table:table-row>
                <table:table-cell table:style-name="Table37.A1" office:value-type="string">
                  <text:p text:style-name="P161">W<text:span text:style-name="T20">r</text:span>1</text:p>
                  <text:p text:style-name="P161">4</text:p>
                </table:table-cell>
                <table:table-cell table:style-name="Table37.B1" office:value-type="string">
                  <text:p text:style-name="P182">Unused</text:p>
                  <text:p text:style-name="P180"><text:span text:style-name="T21">4</text:span> </text:p>
                </table:table-cell>
              </table:table-row>
            </table:table>
            <text:p text:style-name="P207"/>
          </table:table-cell>
          <table:table-cell table:style-name="Table35.D1" office:value-type="string">
            <text:p text:style-name="P207">Byte 0</text:p>
            <text:p text:style-name="P207"/>
            <table:table table:name="Table38" table:style-name="Table38">
              <table:table-column table:style-name="Table38.A"/>
              <table:table-column table:style-name="Table38.B"/>
              <table:table-row>
                <table:table-cell table:style-name="Table38.A1" office:value-type="string">
                  <text:p text:style-name="P161">W<text:span text:style-name="T20">r</text:span>2</text:p>
                  <text:p text:style-name="P161">4</text:p>
                </table:table-cell>
                <table:table-cell table:style-name="Table38.B1" office:value-type="string">
                  <text:p text:style-name="P182">Unused</text:p>
                  <text:p text:style-name="P182">4</text:p>
                </table:table-cell>
              </table:table-row>
            </table:table>
            <text:p text:style-name="P207"/>
          </table:table-cell>
        </table:table-row>
      </table:table>
      <text:p text:style-name="P27"/>
      <text:p text:style-name="P20">Word 2</text:p>
      <table:table table:name="Table39" table:style-name="Table39">
        <table:table-column table:style-name="Table39.A"/>
        <table:table-row>
          <table:table-cell table:style-name="Table39.A1" office:value-type="string">
            <text:p text:style-name="P180">Immediate Value</text:p>
          </table:table-cell>
        </table:table-row>
      </table:table>
      <text:p text:style-name="P20"/>
      <text:p text:style-name="P20">Word 3</text:p>
      <table:table table:name="Table40" table:style-name="Table40">
        <table:table-column table:style-name="Table40.A"/>
        <table:table-row>
          <table:table-cell table:style-name="Table40.A1" office:value-type="string">
            <text:p text:style-name="P171">Immediate Value</text:p>
          </table:table-cell>
        </table:table-row>
      </table:table>
      <text:p text:style-name="P34"/>
      <text:p text:style-name="P37">32 bits (2 words, registers + memory write) <text:span text:style-name="T30">E = 0, W = ?, A = 00, </text:span><text:span text:style-name="T28">F/Add. M = 0x8</text:span></text:p>
      <text:p text:style-name="P36"/>
      <text:p text:style-name="P21">Word 1</text:p>
      <table:table table:name="Table19" table:style-name="Table19">
        <table:table-column table:style-name="Table19.A" table:number-columns-repeated="3"/>
        <table:table-column table:style-name="Table19.D"/>
        <table:table-row>
          <table:table-cell table:style-name="Table19.A1" office:value-type="string">
            <text:p text:style-name="P208">Byte 3</text:p>
            <text:p text:style-name="P162">Opcode</text:p>
          </table:table-cell>
          <table:table-cell table:style-name="Table19.A1" office:value-type="string">
            <text:p text:style-name="P208">Byte 2</text:p>
            <text:p text:style-name="P230">Flag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83">E</text:p>
                  <text:p text:style-name="P183">1</text:p>
                </table:table-cell>
                <table:table-cell table:style-name="Table20.A1" office:value-type="string">
                  <text:p text:style-name="P183">W</text:p>
                  <text:p text:style-name="P163">1</text:p>
                </table:table-cell>
                <table:table-cell table:style-name="Table20.A1" office:value-type="string">
                  <text:p text:style-name="P183">A</text:p>
                  <text:p text:style-name="P183">2</text:p>
                </table:table-cell>
                <table:table-cell table:style-name="Table20.D1" office:value-type="string">
                  <text:p text:style-name="P200">F/Add. M</text:p>
                  <text:p text:style-name="P173">4</text:p>
                </table:table-cell>
              </table:table-row>
            </table:table>
            <text:p text:style-name="P163"/>
          </table:table-cell>
          <table:table-cell table:style-name="Table19.A1" office:value-type="string">
            <text:p text:style-name="P208">Byte 1</text:p>
            <text:p text:style-name="P208"/>
            <table:table table:name="Table21" table:style-name="Table21">
              <table:table-column table:style-name="Table21.A"/>
              <table:table-column table:style-name="Table21.B"/>
              <table:table-row>
                <table:table-cell table:style-name="Table21.A1" office:value-type="string">
                  <text:p text:style-name="P182">Wr1</text:p>
                  <text:p text:style-name="P182">4</text:p>
                </table:table-cell>
                <table:table-cell table:style-name="Table21.B1" office:value-type="string">
                  <text:p text:style-name="P182">R1</text:p>
                  <text:p text:style-name="P181"><text:span text:style-name="T21">4</text:span> </text:p>
                </table:table-cell>
              </table:table-row>
            </table:table>
            <text:p text:style-name="P208"/>
          </table:table-cell>
          <table:table-cell table:style-name="Table19.D1" office:value-type="string">
            <text:p text:style-name="P208">Byte 0</text:p>
            <text:p text:style-name="P208"/>
            <table:table table:name="Table22" table:style-name="Table22">
              <table:table-column table:style-name="Table22.A"/>
              <table:table-column table:style-name="Table22.B"/>
              <table:table-row>
                <table:table-cell table:style-name="Table22.A1" office:value-type="string">
                  <text:p text:style-name="P182">Unused</text:p>
                  <text:p text:style-name="P162">4</text:p>
                </table:table-cell>
                <table:table-cell table:style-name="Table22.B1" office:value-type="string">
                  <text:p text:style-name="P182">R2</text:p>
                  <text:p text:style-name="P182">4</text:p>
                </table:table-cell>
              </table:table-row>
            </table:table>
            <text:p text:style-name="P208"/>
          </table:table-cell>
        </table:table-row>
      </table:table>
      <text:p text:style-name="P28"/>
      <text:p text:style-name="P21">Word 2</text:p>
      <table:table table:name="Table23" table:style-name="Table23">
        <table:table-column table:style-name="Table23.A"/>
        <table:table-row>
          <table:table-cell table:style-name="Table23.A1" office:value-type="string">
            <text:p text:style-name="P182">Memory Address</text:p>
          </table:table-cell>
        </table:table-row>
      </table:table>
      <text:p text:style-name="P21"/>
      <text:p text:style-name="P37">32 bits (2 words, registers + memory read) <text:span text:style-name="T30">E = 0, W = ?, A = 00, </text:span><text:span text:style-name="T28">F/Add. M = 0x9</text:span></text:p>
      <text:p text:style-name="P36"/>
      <text:p text:style-name="P21">Word 1</text:p>
      <table:table table:name="Table29" table:style-name="Table29">
        <table:table-column table:style-name="Table29.A" table:number-columns-repeated="3"/>
        <table:table-column table:style-name="Table29.D"/>
        <table:table-row>
          <table:table-cell table:style-name="Table29.A1" office:value-type="string">
            <text:p text:style-name="P208">Byte 3</text:p>
            <text:p text:style-name="P162">Opcode</text:p>
          </table:table-cell>
          <table:table-cell table:style-name="Table29.A1" office:value-type="string">
            <text:p text:style-name="P208">Byte 2</text:p>
            <text:p text:style-name="P230">Flags</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83">E</text:p>
                  <text:p text:style-name="P183">1</text:p>
                </table:table-cell>
                <table:table-cell table:style-name="Table30.A1" office:value-type="string">
                  <text:p text:style-name="P183">W</text:p>
                  <text:p text:style-name="P163">1</text:p>
                </table:table-cell>
                <table:table-cell table:style-name="Table30.A1" office:value-type="string">
                  <text:p text:style-name="P183">A</text:p>
                  <text:p text:style-name="P183">2</text:p>
                </table:table-cell>
                <table:table-cell table:style-name="Table30.D1" office:value-type="string">
                  <text:p text:style-name="P200">F/Add. M</text:p>
                  <text:p text:style-name="P173">4</text:p>
                </table:table-cell>
              </table:table-row>
            </table:table>
            <text:p text:style-name="P163"/>
          </table:table-cell>
          <table:table-cell table:style-name="Table29.A1" office:value-type="string">
            <text:p text:style-name="P208">Byte 1</text:p>
            <text:p text:style-name="P208"/>
            <table:table table:name="Table31" table:style-name="Table31">
              <table:table-column table:style-name="Table31.A"/>
              <table:table-column table:style-name="Table31.B"/>
              <table:table-row>
                <table:table-cell table:style-name="Table31.A1" office:value-type="string">
                  <text:p text:style-name="P182">Wr1</text:p>
                  <text:p text:style-name="P182">4</text:p>
                </table:table-cell>
                <table:table-cell table:style-name="Table31.B1" office:value-type="string">
                  <text:p text:style-name="P182">R1</text:p>
                  <text:p text:style-name="P181"><text:span text:style-name="T21">4</text:span> </text:p>
                </table:table-cell>
              </table:table-row>
            </table:table>
            <text:p text:style-name="P208"/>
          </table:table-cell>
          <table:table-cell table:style-name="Table29.D1" office:value-type="string">
            <text:p text:style-name="P208">Byte 0</text:p>
            <text:p text:style-name="P208"/>
            <table:table table:name="Table32" table:style-name="Table32">
              <table:table-column table:style-name="Table32.A"/>
              <table:table-column table:style-name="Table32.B"/>
              <table:table-row>
                <table:table-cell table:style-name="Table32.A1" office:value-type="string">
                  <text:p text:style-name="P162">W<text:span text:style-name="T20">r</text:span>2</text:p>
                  <text:p text:style-name="P162">4</text:p>
                </table:table-cell>
                <table:table-cell table:style-name="Table32.B1" office:value-type="string">
                  <text:p text:style-name="P182">Unused</text:p>
                  <text:p text:style-name="P182">4</text:p>
                </table:table-cell>
              </table:table-row>
            </table:table>
            <text:p text:style-name="P208"/>
          </table:table-cell>
        </table:table-row>
      </table:table>
      <text:p text:style-name="P28"/>
      <text:p text:style-name="P21">Word 2</text:p>
      <table:table table:name="Table33" table:style-name="Table33">
        <table:table-column table:style-name="Table33.A"/>
        <table:table-row>
          <table:table-cell table:style-name="Table33.A1" office:value-type="string">
            <text:p text:style-name="P182">Memory Address</text:p>
          </table:table-cell>
        </table:table-row>
      </table:table>
      <text:p text:style-name="P21"/>
      <text:p text:style-name="P37"/>
      <text:p text:style-name="P37"><text:soft-page-break/></text:p>
      <text:p text:style-name="P37">32 bits (2 words, registers, immediate + memory write) <text:span text:style-name="T30">E = 0, W = ?, A = 00, </text:span><text:span text:style-name="T28">F/Add. M = 0xA</text:span></text:p>
      <text:p text:style-name="P36"/>
      <text:p text:style-name="P21">Word 1</text:p>
      <table:table table:name="Table34" table:style-name="Table34">
        <table:table-column table:style-name="Table34.A" table:number-columns-repeated="3"/>
        <table:table-column table:style-name="Table34.D"/>
        <table:table-row>
          <table:table-cell table:style-name="Table34.A1" office:value-type="string">
            <text:p text:style-name="P208">Byte 3</text:p>
            <text:p text:style-name="P162">Opcode</text:p>
          </table:table-cell>
          <table:table-cell table:style-name="Table34.A1" office:value-type="string">
            <text:p text:style-name="P208">Byte 2</text:p>
            <text:p text:style-name="P230">Flags</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83">E</text:p>
                  <text:p text:style-name="P183">1</text:p>
                </table:table-cell>
                <table:table-cell table:style-name="Table41.A1" office:value-type="string">
                  <text:p text:style-name="P183">W</text:p>
                  <text:p text:style-name="P163">1</text:p>
                </table:table-cell>
                <table:table-cell table:style-name="Table41.A1" office:value-type="string">
                  <text:p text:style-name="P183">A</text:p>
                  <text:p text:style-name="P183">2</text:p>
                </table:table-cell>
                <table:table-cell table:style-name="Table41.D1" office:value-type="string">
                  <text:p text:style-name="P200">F/Add. M</text:p>
                  <text:p text:style-name="P173">4</text:p>
                </table:table-cell>
              </table:table-row>
            </table:table>
            <text:p text:style-name="P163"/>
          </table:table-cell>
          <table:table-cell table:style-name="Table34.A1" office:value-type="string">
            <text:p text:style-name="P208">Byte 1</text:p>
            <text:p text:style-name="P208"/>
            <table:table table:name="Table42" table:style-name="Table42">
              <table:table-column table:style-name="Table42.A"/>
              <table:table-column table:style-name="Table42.B"/>
              <table:table-row>
                <table:table-cell table:style-name="Table42.A1" office:value-type="string">
                  <text:p text:style-name="P182">Wr1</text:p>
                  <text:p text:style-name="P182">4</text:p>
                </table:table-cell>
                <table:table-cell table:style-name="Table42.B1" office:value-type="string">
                  <text:p text:style-name="P182">Unused</text:p>
                  <text:p text:style-name="P181"><text:span text:style-name="T21">4</text:span> </text:p>
                </table:table-cell>
              </table:table-row>
            </table:table>
            <text:p text:style-name="P208"/>
          </table:table-cell>
          <table:table-cell table:style-name="Table34.D1" office:value-type="string">
            <text:p text:style-name="P208">Byte 0</text:p>
            <text:p text:style-name="P208"/>
            <table:table table:name="Table43" table:style-name="Table43">
              <table:table-column table:style-name="Table43.A"/>
              <table:table-column table:style-name="Table43.B"/>
              <table:table-row>
                <table:table-cell table:style-name="Table43.A1" office:value-type="string">
                  <text:p text:style-name="P182">Unused</text:p>
                  <text:p text:style-name="P162">4</text:p>
                </table:table-cell>
                <table:table-cell table:style-name="Table43.B1" office:value-type="string">
                  <text:p text:style-name="P182">R2</text:p>
                  <text:p text:style-name="P182">4</text:p>
                </table:table-cell>
              </table:table-row>
            </table:table>
            <text:p text:style-name="P208"/>
          </table:table-cell>
        </table:table-row>
      </table:table>
      <text:p text:style-name="P28"/>
      <text:p text:style-name="P21">Word 2</text:p>
      <table:table table:name="Table44" table:style-name="Table44">
        <table:table-column table:style-name="Table44.A"/>
        <table:table-row>
          <table:table-cell table:style-name="Table44.A1" office:value-type="string">
            <text:p text:style-name="P182">Memory Address</text:p>
          </table:table-cell>
        </table:table-row>
      </table:table>
      <text:p text:style-name="P21"/>
      <text:p text:style-name="P22">Word 3</text:p>
      <table:table table:name="Table45" table:style-name="Table45">
        <table:table-column table:style-name="Table45.A"/>
        <table:table-row>
          <table:table-cell table:style-name="Table45.A1" office:value-type="string">
            <text:p text:style-name="P182">Immediate Value</text:p>
          </table:table-cell>
        </table:table-row>
      </table:table>
      <text:p text:style-name="P29"/>
      <text:p text:style-name="P30">32 bits (1 word, operands consist of <text:span text:style-name="T26">secondary </text:span>registers) <text:span text:style-name="T30">E = 0, W = ?, A = 00, </text:span><text:span text:style-name="T28">F/Add. M = 0xB</text:span></text:p>
      <table:table table:name="Table97" table:style-name="Table97">
        <table:table-column table:style-name="Table97.A" table:number-columns-repeated="3"/>
        <table:table-column table:style-name="Table97.D"/>
        <table:table-row>
          <table:table-cell table:style-name="Table97.A1" office:value-type="string">
            <text:p text:style-name="P209">Byte 3</text:p>
            <text:p text:style-name="P167">Opcode</text:p>
          </table:table-cell>
          <table:table-cell table:style-name="Table97.A1" office:value-type="string">
            <text:p text:style-name="P209">Byte 2</text:p>
            <text:p text:style-name="P232">Flags</text:p>
            <table:table table:name="Table98" table:style-name="Table98">
              <table:table-column table:style-name="Table98.A"/>
              <table:table-column table:style-name="Table98.B"/>
              <table:table-column table:style-name="Table98.C"/>
              <table:table-column table:style-name="Table98.D"/>
              <table:table-row table:style-name="Table98.1">
                <table:table-cell table:style-name="Table98.A1" office:value-type="string">
                  <text:p text:style-name="P187">E</text:p>
                  <text:p text:style-name="P187">1</text:p>
                </table:table-cell>
                <table:table-cell table:style-name="Table98.A1" office:value-type="string">
                  <text:p text:style-name="P187">W</text:p>
                  <text:p text:style-name="P167">1</text:p>
                </table:table-cell>
                <table:table-cell table:style-name="Table98.A1" office:value-type="string">
                  <text:p text:style-name="P187">A</text:p>
                  <text:p text:style-name="P187">2</text:p>
                </table:table-cell>
                <table:table-cell table:style-name="Table98.D1" office:value-type="string">
                  <text:p text:style-name="P200">F/Add. M</text:p>
                  <text:p text:style-name="P177">4</text:p>
                </table:table-cell>
              </table:table-row>
            </table:table>
            <text:p text:style-name="P167"/>
          </table:table-cell>
          <table:table-cell table:style-name="Table97.A1" office:value-type="string">
            <text:p text:style-name="P209">Byte 1</text:p>
            <text:p text:style-name="P209"/>
            <table:table table:name="Table99" table:style-name="Table99">
              <table:table-column table:style-name="Table99.A"/>
              <table:table-column table:style-name="Table99.B"/>
              <table:table-row>
                <table:table-cell table:style-name="Table99.A1" office:value-type="string">
                  <text:p text:style-name="P167"><text:span text:style-name="T26">S</text:span>W<text:span text:style-name="T20">r</text:span>1</text:p>
                  <text:p text:style-name="P167">4</text:p>
                </table:table-cell>
                <table:table-cell table:style-name="Table99.B1" office:value-type="string">
                  <text:p text:style-name="P167"><text:span text:style-name="T26">S</text:span>R1</text:p>
                  <text:p text:style-name="P167">4</text:p>
                </table:table-cell>
              </table:table-row>
            </table:table>
            <text:p text:style-name="P209"/>
          </table:table-cell>
          <table:table-cell table:style-name="Table97.D1" office:value-type="string">
            <text:p text:style-name="P209">Byte 0</text:p>
            <text:p text:style-name="P209"/>
            <table:table table:name="Table100" table:style-name="Table100">
              <table:table-column table:style-name="Table100.A"/>
              <table:table-column table:style-name="Table100.B"/>
              <table:table-row>
                <table:table-cell table:style-name="Table100.A1" office:value-type="string">
                  <text:p text:style-name="P167"><text:span text:style-name="T26">S</text:span>W<text:span text:style-name="T20">r</text:span>2</text:p>
                  <text:p text:style-name="P167">4</text:p>
                </table:table-cell>
                <table:table-cell table:style-name="Table100.B1" office:value-type="string">
                  <text:p text:style-name="P167"><text:span text:style-name="T26">S</text:span>R2</text:p>
                  <text:p text:style-name="P167">4</text:p>
                </table:table-cell>
              </table:table-row>
            </table:table>
            <text:p text:style-name="P209"/>
          </table:table-cell>
        </table:table-row>
      </table:table>
      <text:p text:style-name="P29"/>
      <text:p text:style-name="P31">32 bits (<text:span text:style-name="T26">1</text:span> word, operands consist of <text:span text:style-name="T26">secondary and regular </text:span>registers) <text:span text:style-name="T30">E = 0, W = ?, A = 00, </text:span><text:span text:style-name="T28">F/Add. M = 0xC</text:span></text:p>
      <table:table table:name="Table101" table:style-name="Table101">
        <table:table-column table:style-name="Table101.A" table:number-columns-repeated="3"/>
        <table:table-column table:style-name="Table101.D"/>
        <table:table-row>
          <table:table-cell table:style-name="Table101.A1" office:value-type="string">
            <text:p text:style-name="P209">Byte 3</text:p>
            <text:p text:style-name="P167">Opcode</text:p>
          </table:table-cell>
          <table:table-cell table:style-name="Table101.A1" office:value-type="string">
            <text:p text:style-name="P209">Byte 2</text:p>
            <text:p text:style-name="P232">Flags</text:p>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187">E</text:p>
                  <text:p text:style-name="P187">1</text:p>
                </table:table-cell>
                <table:table-cell table:style-name="Table102.A1" office:value-type="string">
                  <text:p text:style-name="P187">W</text:p>
                  <text:p text:style-name="P167">1</text:p>
                </table:table-cell>
                <table:table-cell table:style-name="Table102.A1" office:value-type="string">
                  <text:p text:style-name="P187">A</text:p>
                  <text:p text:style-name="P187">2</text:p>
                </table:table-cell>
                <table:table-cell table:style-name="Table102.D1" office:value-type="string">
                  <text:p text:style-name="P200">F/Add. M</text:p>
                  <text:p text:style-name="P177">4</text:p>
                </table:table-cell>
              </table:table-row>
            </table:table>
            <text:p text:style-name="P167"/>
          </table:table-cell>
          <table:table-cell table:style-name="Table101.A1" office:value-type="string">
            <text:p text:style-name="P209">Byte 1</text:p>
            <text:p text:style-name="P209"/>
            <table:table table:name="Table103" table:style-name="Table103">
              <table:table-column table:style-name="Table103.A"/>
              <table:table-column table:style-name="Table103.B"/>
              <table:table-row>
                <table:table-cell table:style-name="Table103.A1" office:value-type="string">
                  <text:p text:style-name="P167">W<text:span text:style-name="T20">r</text:span>1</text:p>
                  <text:p text:style-name="P167">4</text:p>
                </table:table-cell>
                <table:table-cell table:style-name="Table103.B1" office:value-type="string">
                  <text:p text:style-name="P167">R1</text:p>
                  <text:p text:style-name="P167">4</text:p>
                </table:table-cell>
              </table:table-row>
            </table:table>
            <text:p text:style-name="P209"/>
          </table:table-cell>
          <table:table-cell table:style-name="Table101.D1" office:value-type="string">
            <text:p text:style-name="P209">Byte 0</text:p>
            <text:p text:style-name="P209"/>
            <table:table table:name="Table104" table:style-name="Table104">
              <table:table-column table:style-name="Table104.A"/>
              <table:table-column table:style-name="Table104.B"/>
              <table:table-row>
                <table:table-cell table:style-name="Table104.A1" office:value-type="string">
                  <text:p text:style-name="P167"><text:span text:style-name="T26">S</text:span>W<text:span text:style-name="T20">r</text:span>2</text:p>
                  <text:p text:style-name="P167">4</text:p>
                </table:table-cell>
                <table:table-cell table:style-name="Table104.B1" office:value-type="string">
                  <text:p text:style-name="P200">SR2</text:p>
                  <text:p text:style-name="P167">4</text:p>
                </table:table-cell>
              </table:table-row>
            </table:table>
            <text:p text:style-name="P209"/>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30">32 bits (<text:span text:style-name="T26">2</text:span> word<text:span text:style-name="T26">s</text:span>, operands consist of <text:span text:style-name="T26">secondary r</text:span>egisters) <text:span text:style-name="T30">E = 0, W = ?, A = 00, </text:span><text:span text:style-name="T28">F/Add. M = 0xD</text:span></text:p>
      <text:p text:style-name="P29"/>
      <text:p text:style-name="P23">Word 1</text:p>
      <table:table table:name="Table105" table:style-name="Table105">
        <table:table-column table:style-name="Table105.A" table:number-columns-repeated="3"/>
        <table:table-column table:style-name="Table105.D"/>
        <table:table-row>
          <table:table-cell table:style-name="Table105.A1" office:value-type="string">
            <text:p text:style-name="P209">Byte 3</text:p>
            <text:p text:style-name="P167">Opcode</text:p>
          </table:table-cell>
          <table:table-cell table:style-name="Table105.A1" office:value-type="string">
            <text:p text:style-name="P209">Byte 2</text:p>
            <text:p text:style-name="P232">Flags</text:p>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187">E</text:p>
                  <text:p text:style-name="P187">1</text:p>
                </table:table-cell>
                <table:table-cell table:style-name="Table106.A1" office:value-type="string">
                  <text:p text:style-name="P187">W</text:p>
                  <text:p text:style-name="P167">1</text:p>
                </table:table-cell>
                <table:table-cell table:style-name="Table106.A1" office:value-type="string">
                  <text:p text:style-name="P187">A</text:p>
                  <text:p text:style-name="P187">2</text:p>
                </table:table-cell>
                <table:table-cell table:style-name="Table106.D1" office:value-type="string">
                  <text:p text:style-name="P200">F/Add. M</text:p>
                  <text:p text:style-name="P177">4</text:p>
                </table:table-cell>
              </table:table-row>
            </table:table>
            <text:p text:style-name="P167"/>
          </table:table-cell>
          <table:table-cell table:style-name="Table105.A1" office:value-type="string">
            <text:p text:style-name="P209">Byte 1</text:p>
            <text:p text:style-name="P209"/>
            <table:table table:name="Table107" table:style-name="Table107">
              <table:table-column table:style-name="Table107.A"/>
              <table:table-column table:style-name="Table107.B"/>
              <table:table-row>
                <table:table-cell table:style-name="Table107.A1" office:value-type="string">
                  <text:p text:style-name="P167"><text:span text:style-name="T26">S</text:span>W<text:span text:style-name="T20">r</text:span>1</text:p>
                  <text:p text:style-name="P167">4</text:p>
                </table:table-cell>
                <table:table-cell table:style-name="Table107.B1" office:value-type="string">
                  <text:p text:style-name="P167"><text:span text:style-name="T26">S</text:span>R1</text:p>
                  <text:p text:style-name="P167">4</text:p>
                </table:table-cell>
              </table:table-row>
            </table:table>
            <text:p text:style-name="P209"/>
          </table:table-cell>
          <table:table-cell table:style-name="Table105.D1" office:value-type="string">
            <text:p text:style-name="P209">Byte 0</text:p>
            <text:p text:style-name="P209"/>
            <table:table table:name="Table108" table:style-name="Table108">
              <table:table-column table:style-name="Table108.A"/>
              <table:table-column table:style-name="Table108.B"/>
              <table:table-row>
                <table:table-cell table:style-name="Table108.A1" office:value-type="string">
                  <text:p text:style-name="P167"><text:span text:style-name="T26">S</text:span>W<text:span text:style-name="T20">r</text:span>2</text:p>
                  <text:p text:style-name="P167">4</text:p>
                </table:table-cell>
                <table:table-cell table:style-name="Table108.B1" office:value-type="string">
                  <text:p text:style-name="P200">Unused</text:p>
                  <text:p text:style-name="P167">4</text:p>
                </table:table-cell>
              </table:table-row>
            </table:table>
            <text:p text:style-name="P209"/>
          </table:table-cell>
        </table:table-row>
      </table:table>
      <text:p text:style-name="P29"/>
      <text:p text:style-name="P23">Word 2</text:p>
      <table:table table:name="Table109" table:style-name="Table109">
        <table:table-column table:style-name="Table109.A"/>
        <table:table-row>
          <table:table-cell table:style-name="Table109.A1" office:value-type="string">
            <text:p text:style-name="P203">Immediate Value</text:p>
          </table:table-cell>
        </table:table-row>
      </table:table>
      <text:p text:style-name="P41"/>
      <text:p text:style-name="P31">32 bits (<text:span text:style-name="T26">2</text:span> word<text:span text:style-name="T26">s</text:span>, operands consist of <text:span text:style-name="T26">secondary r</text:span>egisters) <text:span text:style-name="T30">E = 0, W = ?, A = 00, </text:span><text:span text:style-name="T28">F/Add. M = 0xE</text:span></text:p>
      <text:p text:style-name="P29"/>
      <text:p text:style-name="P23">Word 1</text:p>
      <table:table table:name="Table110" table:style-name="Table110">
        <table:table-column table:style-name="Table110.A" table:number-columns-repeated="3"/>
        <table:table-column table:style-name="Table110.D"/>
        <table:table-row>
          <table:table-cell table:style-name="Table110.A1" office:value-type="string">
            <text:p text:style-name="P209">Byte 3</text:p>
            <text:p text:style-name="P167">Opcode</text:p>
          </table:table-cell>
          <table:table-cell table:style-name="Table110.A1" office:value-type="string">
            <text:p text:style-name="P209">Byte 2</text:p>
            <text:p text:style-name="P232">Flags</text:p>
            <table:table table:name="Table111" table:style-name="Table111">
              <table:table-column table:style-name="Table111.A"/>
              <table:table-column table:style-name="Table111.B"/>
              <table:table-column table:style-name="Table111.C"/>
              <table:table-column table:style-name="Table111.D"/>
              <table:table-row table:style-name="Table111.1">
                <table:table-cell table:style-name="Table111.A1" office:value-type="string">
                  <text:p text:style-name="P187">E</text:p>
                  <text:p text:style-name="P187">1</text:p>
                </table:table-cell>
                <table:table-cell table:style-name="Table111.A1" office:value-type="string">
                  <text:p text:style-name="P187">W</text:p>
                  <text:p text:style-name="P167">1</text:p>
                </table:table-cell>
                <table:table-cell table:style-name="Table111.A1" office:value-type="string">
                  <text:p text:style-name="P187">A</text:p>
                  <text:p text:style-name="P187">2</text:p>
                </table:table-cell>
                <table:table-cell table:style-name="Table111.D1" office:value-type="string">
                  <text:p text:style-name="P200">F/Add. M</text:p>
                  <text:p text:style-name="P177">4</text:p>
                </table:table-cell>
              </table:table-row>
            </table:table>
            <text:p text:style-name="P167"/>
          </table:table-cell>
          <table:table-cell table:style-name="Table110.A1" office:value-type="string">
            <text:p text:style-name="P209">Byte 1</text:p>
            <text:p text:style-name="P209"/>
            <table:table table:name="Table112" table:style-name="Table112">
              <table:table-column table:style-name="Table112.A"/>
              <table:table-column table:style-name="Table112.B"/>
              <table:table-row>
                <table:table-cell table:style-name="Table112.A1" office:value-type="string">
                  <text:p text:style-name="P167"><text:span text:style-name="T26">S</text:span>W<text:span text:style-name="T20">r</text:span>1</text:p>
                  <text:p text:style-name="P167">4</text:p>
                </table:table-cell>
                <table:table-cell table:style-name="Table112.B1" office:value-type="string">
                  <text:p text:style-name="P200">Unused</text:p>
                  <text:p text:style-name="P167">4</text:p>
                </table:table-cell>
              </table:table-row>
            </table:table>
            <text:p text:style-name="P209"/>
          </table:table-cell>
          <table:table-cell table:style-name="Table110.D1" office:value-type="string">
            <text:p text:style-name="P209">Byte 0</text:p>
            <text:p text:style-name="P209"/>
            <table:table table:name="Table113" table:style-name="Table113">
              <table:table-column table:style-name="Table113.A"/>
              <table:table-column table:style-name="Table113.B"/>
              <table:table-row>
                <table:table-cell table:style-name="Table113.A1" office:value-type="string">
                  <text:p text:style-name="P167"><text:span text:style-name="T26">S</text:span>W<text:span text:style-name="T20">r</text:span>2</text:p>
                  <text:p text:style-name="P167">4</text:p>
                </table:table-cell>
                <table:table-cell table:style-name="Table113.B1" office:value-type="string">
                  <text:p text:style-name="P200">Unused</text:p>
                  <text:p text:style-name="P167">4</text:p>
                </table:table-cell>
              </table:table-row>
            </table:table>
            <text:p text:style-name="P209"/>
          </table:table-cell>
        </table:table-row>
      </table:table>
      <text:p text:style-name="P29"/>
      <text:p text:style-name="P23">Word 2</text:p>
      <table:table table:name="Table114" table:style-name="Table114">
        <table:table-column table:style-name="Table114.A"/>
        <table:table-row>
          <table:table-cell table:style-name="Table114.A1" office:value-type="string">
            <text:p text:style-name="P200">Immediate <text:span text:style-name="T43">Value</text:span></text:p>
          </table:table-cell>
        </table:table-row>
      </table:table>
      <text:p text:style-name="P41"/>
      <text:p text:style-name="P23">Word 3</text:p>
      <table:table table:name="Table115" table:style-name="Table115">
        <table:table-column table:style-name="Table115.A"/>
        <table:table-row>
          <table:table-cell table:style-name="Table115.A1" office:value-type="string">
            <text:p text:style-name="P200">Immediate <text:span text:style-name="T43">Value</text:span></text:p>
          </table:table-cell>
        </table:table-row>
      </table:table>
      <text:p text:style-name="P41"/>
      <text:p text:style-name="P29"/>
      <text:p text:style-name="P40">64 bits (1 dword, 0 operands) <text:span text:style-name="T30">E = 0, W = ?, A = 0</text:span><text:span text:style-name="T31">1</text:span><text:span text:style-name="T30">, </text:span><text:span text:style-name="T34">F/Add. M = 0x</text:span><text:span text:style-name="T35">0</text:span></text:p>
      <table:table table:name="Table46" table:style-name="Table46">
        <table:table-column table:style-name="Table46.A" table:number-columns-repeated="2"/>
        <table:table-column table:style-name="Table46.C"/>
        <table:table-column table:style-name="Table46.D"/>
        <table:table-row>
          <table:table-cell table:style-name="Table46.A1" office:value-type="string">
            <text:p text:style-name="P210">Byte 7</text:p>
            <text:p text:style-name="P183">Opcode</text:p>
          </table:table-cell>
          <table:table-cell table:style-name="Table46.A1" office:value-type="string">
            <text:p text:style-name="P210">Byte 6</text:p>
            <text:p text:style-name="P183">Flags</text:p>
            <table:table table:name="Table47" table:style-name="Table47">
              <table:table-column table:style-name="Table47.A"/>
              <table:table-column table:style-name="Table47.B"/>
              <table:table-column table:style-name="Table47.A"/>
              <table:table-column table:style-name="Table47.D"/>
              <table:table-row table:style-name="Table47.1">
                <table:table-cell table:style-name="Table47.A1" office:value-type="string">
                  <text:p text:style-name="P183">E</text:p>
                  <text:p text:style-name="P183">1</text:p>
                </table:table-cell>
                <table:table-cell table:style-name="Table47.A1" office:value-type="string">
                  <text:p text:style-name="P183">W</text:p>
                  <text:p text:style-name="P163">1</text:p>
                </table:table-cell>
                <table:table-cell table:style-name="Table47.A1" office:value-type="string">
                  <text:p text:style-name="P183">A</text:p>
                  <text:p text:style-name="P183">2</text:p>
                </table:table-cell>
                <table:table-cell table:style-name="Table47.D1" office:value-type="string">
                  <text:p text:style-name="P163">F</text:p>
                  <text:p text:style-name="P173">4</text:p>
                </table:table-cell>
              </table:table-row>
            </table:table>
            <text:p text:style-name="P163"/>
          </table:table-cell>
          <table:table-cell table:style-name="Table46.A1" office:value-type="string">
            <text:p text:style-name="P210">Byte<text:span text:style-name="T22">s 5 - 1</text:span></text:p>
            <text:p text:style-name="P183">Unused</text:p>
          </table:table-cell>
          <table:table-cell table:style-name="Table46.D1" office:value-type="string">
            <text:p text:style-name="P210">Byte 0</text:p>
            <text:p text:style-name="P234">Ext</text:p>
          </table:table-cell>
        </table:table-row>
      </table:table>
      <text:p text:style-name="P38"/>
      <text:p text:style-name="P40"/>
      <text:p text:style-name="P40"/>
      <text:p text:style-name="P40"/>
      <text:p text:style-name="P40"><text:soft-page-break/></text:p>
      <text:p text:style-name="P40">64 bits (1 word, operands consist of registers) <text:span text:style-name="T30">E = 0, W = ?, A = 0</text:span><text:span text:style-name="T31">1</text:span><text:span text:style-name="T30">, </text:span><text:span text:style-name="T34">F/Add. M = 0x</text:span><text:span text:style-name="T35">1</text:span></text:p>
      <table:table table:name="Table48" table:style-name="Table48">
        <table:table-column table:style-name="Table48.A" table:number-columns-repeated="4"/>
        <table:table-column table:style-name="Table48.E"/>
        <table:table-column table:style-name="Table48.F"/>
        <table:table-row>
          <table:table-cell table:style-name="Table48.A1" office:value-type="string">
            <text:p text:style-name="P210">Byte 7</text:p>
            <text:p text:style-name="P183">Opcode</text:p>
          </table:table-cell>
          <table:table-cell table:style-name="Table48.A1" office:value-type="string">
            <text:p text:style-name="P210">Byte 6</text:p>
            <text:p text:style-name="P183">Flags</text:p>
            <table:table table:name="Table49" table:style-name="Table49">
              <table:table-column table:style-name="Table49.A"/>
              <table:table-column table:style-name="Table49.B"/>
              <table:table-column table:style-name="Table49.A"/>
              <table:table-column table:style-name="Table49.D"/>
              <table:table-row table:style-name="Table49.1">
                <table:table-cell table:style-name="Table49.A1" office:value-type="string">
                  <text:p text:style-name="P183">E</text:p>
                  <text:p text:style-name="P183">1</text:p>
                </table:table-cell>
                <table:table-cell table:style-name="Table49.A1" office:value-type="string">
                  <text:p text:style-name="P183">W</text:p>
                  <text:p text:style-name="P163">1</text:p>
                </table:table-cell>
                <table:table-cell table:style-name="Table49.A1" office:value-type="string">
                  <text:p text:style-name="P183">A</text:p>
                  <text:p text:style-name="P183">2</text:p>
                </table:table-cell>
                <table:table-cell table:style-name="Table49.D1" office:value-type="string">
                  <text:p text:style-name="P163">F</text:p>
                  <text:p text:style-name="P173">4</text:p>
                </table:table-cell>
              </table:table-row>
            </table:table>
            <text:p text:style-name="P163"/>
          </table:table-cell>
          <table:table-cell table:style-name="Table48.A1" office:value-type="string">
            <text:p text:style-name="P210">Byte 5</text:p>
            <text:p text:style-name="P221"/>
            <table:table table:name="Table50" table:style-name="Table50">
              <table:table-column table:style-name="Table50.A"/>
              <table:table-column table:style-name="Table50.B"/>
              <table:table-row>
                <table:table-cell table:style-name="Table50.A1" office:value-type="string">
                  <text:p text:style-name="P190">Wr</text:p>
                  <text:p text:style-name="P190">4</text:p>
                </table:table-cell>
                <table:table-cell table:style-name="Table50.B1" office:value-type="string">
                  <text:p text:style-name="P190">R</text:p>
                  <text:p text:style-name="P190">4</text:p>
                </table:table-cell>
              </table:table-row>
            </table:table>
            <text:p text:style-name="P211"/>
          </table:table-cell>
          <table:table-cell table:style-name="Table48.A1" office:value-type="string">
            <text:p text:style-name="P210">Byte 4</text:p>
            <text:p text:style-name="P217"/>
            <table:table table:name="Table51" table:style-name="Table51">
              <table:table-column table:style-name="Table51.A"/>
              <table:table-column table:style-name="Table51.B"/>
              <table:table-row>
                <table:table-cell table:style-name="Table51.A1" office:value-type="string">
                  <text:p text:style-name="P190">Wr</text:p>
                  <text:p text:style-name="P190">4</text:p>
                </table:table-cell>
                <table:table-cell table:style-name="Table51.B1" office:value-type="string">
                  <text:p text:style-name="P190">R</text:p>
                  <text:p text:style-name="P190">4</text:p>
                </table:table-cell>
              </table:table-row>
            </table:table>
            <text:p text:style-name="P217"/>
          </table:table-cell>
          <table:table-cell table:style-name="Table48.A1" office:value-type="string">
            <text:p text:style-name="P210">Byte<text:span text:style-name="T22">s 3 – 1</text:span></text:p>
            <text:p text:style-name="P242">Unused</text:p>
            <text:p text:style-name="P238"/>
          </table:table-cell>
          <table:table-cell table:style-name="Table48.F1" office:value-type="string">
            <text:p text:style-name="P210">Byte 0</text:p>
            <text:p text:style-name="P234">Ext</text:p>
          </table:table-cell>
        </table:table-row>
      </table:table>
      <text:p text:style-name="P43"/>
      <text:p text:style-name="P46">64 bits (1 word, operands consist of registers + immediate &lt; <text:span text:style-name="T23">268435456</text:span>) <text:span text:style-name="T29"><text:s/></text:span><text:span text:style-name="T32">E = 0, W = ?, A = 0</text:span><text:span text:style-name="T33">1</text:span><text:span text:style-name="T32">, </text:span><text:span text:style-name="T36">F/Add. M = 0x</text:span><text:span text:style-name="T37">2</text:span></text:p>
      <table:table table:name="Table52" table:style-name="Table52">
        <table:table-column table:style-name="Table52.A" table:number-columns-repeated="7"/>
        <table:table-column table:style-name="Table52.H"/>
        <table:table-row>
          <table:table-cell table:style-name="Table52.A1" office:value-type="string">
            <text:p text:style-name="P247">Byte 7</text:p>
            <text:p text:style-name="P255">Opcode</text:p>
          </table:table-cell>
          <table:table-cell table:style-name="Table52.A1" office:value-type="string">
            <text:p text:style-name="P247">Byte 6</text:p>
            <text:p text:style-name="P184">Flags</text:p>
            <table:table table:name="Table53" table:style-name="Table53">
              <table:table-column table:style-name="Table53.A"/>
              <table:table-column table:style-name="Table53.B"/>
              <table:table-column table:style-name="Table53.A"/>
              <table:table-column table:style-name="Table53.D"/>
              <table:table-row table:style-name="Table53.1">
                <table:table-cell table:style-name="Table53.A1" office:value-type="string">
                  <text:p text:style-name="P184">E</text:p>
                  <text:p text:style-name="P184">1</text:p>
                </table:table-cell>
                <table:table-cell table:style-name="Table53.A1" office:value-type="string">
                  <text:p text:style-name="P184">W</text:p>
                  <text:p text:style-name="P164">1</text:p>
                </table:table-cell>
                <table:table-cell table:style-name="Table53.A1" office:value-type="string">
                  <text:p text:style-name="P184">A</text:p>
                  <text:p text:style-name="P184">2</text:p>
                </table:table-cell>
                <table:table-cell table:style-name="Table53.D1" office:value-type="string">
                  <text:p text:style-name="P164">F</text:p>
                  <text:p text:style-name="P174">4</text:p>
                </table:table-cell>
              </table:table-row>
            </table:table>
            <text:p text:style-name="P164"/>
          </table:table-cell>
          <table:table-cell table:style-name="Table52.A1" office:value-type="string">
            <text:p text:style-name="P247">Byte 5</text:p>
            <text:p text:style-name="P222"/>
            <table:table table:name="Table54" table:style-name="Table54">
              <table:table-column table:style-name="Table54.A"/>
              <table:table-column table:style-name="Table54.B"/>
              <table:table-row>
                <table:table-cell table:style-name="Table54.A1" office:value-type="string">
                  <text:p text:style-name="P191">Wr</text:p>
                  <text:p text:style-name="P191">4</text:p>
                </table:table-cell>
                <table:table-cell table:style-name="Table54.B1" office:value-type="string">
                  <text:p text:style-name="P191">R</text:p>
                  <text:p text:style-name="P191">4</text:p>
                </table:table-cell>
              </table:table-row>
            </table:table>
            <text:p text:style-name="P212"/>
          </table:table-cell>
          <table:table-cell table:style-name="Table52.A1" office:value-type="string">
            <text:p text:style-name="P247">Byte 4</text:p>
            <text:p text:style-name="P222"/>
            <table:table table:name="Table55" table:style-name="Table55">
              <table:table-column table:style-name="Table55.A"/>
              <table:table-column table:style-name="Table55.B"/>
              <table:table-row>
                <table:table-cell table:style-name="Table55.A1" office:value-type="string">
                  <text:p text:style-name="P191">Wr</text:p>
                  <text:p text:style-name="P191">4</text:p>
                </table:table-cell>
                <table:table-cell table:style-name="Table55.B1" office:value-type="string">
                  <text:p text:style-name="P196">Im</text:p>
                  <text:p text:style-name="P191">4</text:p>
                </table:table-cell>
              </table:table-row>
            </table:table>
            <text:p text:style-name="P212"/>
          </table:table-cell>
          <table:table-cell table:style-name="Table52.A1" office:value-type="string">
            <text:p text:style-name="P247">Byte 3</text:p>
            <text:p text:style-name="P247"/>
            <text:p text:style-name="P253">imm (byte 2)</text:p>
          </table:table-cell>
          <table:table-cell table:style-name="Table52.A1" office:value-type="string">
            <text:p text:style-name="P247">Byte 2</text:p>
            <text:p text:style-name="P247"/>
            <text:p text:style-name="P253">imm (byte 1)</text:p>
          </table:table-cell>
          <table:table-cell table:style-name="Table52.A1" office:value-type="string">
            <text:p text:style-name="P247">Byte 1</text:p>
            <text:p text:style-name="P249"/>
            <text:p text:style-name="P253">imm (byte 0)</text:p>
          </table:table-cell>
          <table:table-cell table:style-name="Table52.H1" office:value-type="string">
            <text:p text:style-name="P247">Byte 0</text:p>
            <text:p text:style-name="P257">Ext</text:p>
          </table:table-cell>
        </table:table-row>
      </table:table>
      <text:p text:style-name="P44"/>
      <text:p text:style-name="P157">64 bits (1 word, operands consist of registers + immediate &lt; 2<text:span text:style-name="T7">32</text:span><text:span text:style-name="T8">) </text:span><text:span text:style-name="T11"><text:s/></text:span><text:span text:style-name="T12">E = 0, W = ?, A = 0</text:span><text:span text:style-name="T13">1</text:span><text:span text:style-name="T12">, </text:span><text:span text:style-name="T14">F/Add. M = 0x</text:span><text:span text:style-name="T15">3</text:span></text:p>
      <table:table table:name="Table56" table:style-name="Table56">
        <table:table-column table:style-name="Table56.A" table:number-columns-repeated="7"/>
        <table:table-column table:style-name="Table56.H"/>
        <table:table-row>
          <table:table-cell table:style-name="Table56.A1" office:value-type="string">
            <text:p text:style-name="P248">Byte 7</text:p>
            <text:p text:style-name="P256">Opcode</text:p>
          </table:table-cell>
          <table:table-cell table:style-name="Table56.A1" office:value-type="string">
            <text:p text:style-name="P248">Byte 6</text:p>
            <text:p text:style-name="P185">Flags</text:p>
            <table:table table:name="Table57" table:style-name="Table57">
              <table:table-column table:style-name="Table57.A"/>
              <table:table-column table:style-name="Table57.B"/>
              <table:table-column table:style-name="Table57.A"/>
              <table:table-column table:style-name="Table57.D"/>
              <table:table-row table:style-name="Table57.1">
                <table:table-cell table:style-name="Table57.A1" office:value-type="string">
                  <text:p text:style-name="P185">E</text:p>
                  <text:p text:style-name="P185">1</text:p>
                </table:table-cell>
                <table:table-cell table:style-name="Table57.A1" office:value-type="string">
                  <text:p text:style-name="P185">W</text:p>
                  <text:p text:style-name="P165">1</text:p>
                </table:table-cell>
                <table:table-cell table:style-name="Table57.A1" office:value-type="string">
                  <text:p text:style-name="P185">A</text:p>
                  <text:p text:style-name="P185">2</text:p>
                </table:table-cell>
                <table:table-cell table:style-name="Table57.D1" office:value-type="string">
                  <text:p text:style-name="P165">F</text:p>
                  <text:p text:style-name="P175">4</text:p>
                </table:table-cell>
              </table:table-row>
            </table:table>
            <text:p text:style-name="P165"/>
          </table:table-cell>
          <table:table-cell table:style-name="Table56.A1" office:value-type="string">
            <text:p text:style-name="P248">Byte 5</text:p>
            <text:p text:style-name="P223"/>
            <table:table table:name="Table58" table:style-name="Table58">
              <table:table-column table:style-name="Table58.A"/>
              <table:table-column table:style-name="Table58.B"/>
              <table:table-row>
                <table:table-cell table:style-name="Table58.A1" office:value-type="string">
                  <text:p text:style-name="P192">Wr</text:p>
                  <text:p text:style-name="P192">4</text:p>
                </table:table-cell>
                <table:table-cell table:style-name="Table58.B1" office:value-type="string">
                  <text:p text:style-name="P192">R</text:p>
                  <text:p text:style-name="P192">4</text:p>
                </table:table-cell>
              </table:table-row>
            </table:table>
            <text:p text:style-name="P213"/>
          </table:table-cell>
          <table:table-cell table:style-name="Table56.A1" office:value-type="string">
            <text:p text:style-name="P248">Byte 4</text:p>
            <text:p text:style-name="P223"/>
            <table:table table:name="Table59" table:style-name="Table59">
              <table:table-column table:style-name="Table59.A"/>
              <table:table-column table:style-name="Table59.B"/>
              <table:table-row>
                <table:table-cell table:style-name="Table59.A1" office:value-type="string">
                  <text:p text:style-name="P198">Im</text:p>
                  <text:p text:style-name="P192">4</text:p>
                </table:table-cell>
                <table:table-cell table:style-name="Table59.B1" office:value-type="string">
                  <text:p text:style-name="P197">Im</text:p>
                  <text:p text:style-name="P192">4</text:p>
                </table:table-cell>
              </table:table-row>
            </table:table>
            <text:p text:style-name="P213"/>
          </table:table-cell>
          <table:table-cell table:style-name="Table56.A1" office:value-type="string">
            <text:p text:style-name="P248">Byte 3</text:p>
            <text:p text:style-name="P248"/>
            <text:p text:style-name="P254">imm (byte 2)</text:p>
          </table:table-cell>
          <table:table-cell table:style-name="Table56.A1" office:value-type="string">
            <text:p text:style-name="P248">Byte 2</text:p>
            <text:p text:style-name="P248"/>
            <text:p text:style-name="P254">imm (byte 1)</text:p>
          </table:table-cell>
          <table:table-cell table:style-name="Table56.A1" office:value-type="string">
            <text:p text:style-name="P248">Byte 1</text:p>
            <text:p text:style-name="P250"/>
            <text:p text:style-name="P254">imm (byte 0)</text:p>
          </table:table-cell>
          <table:table-cell table:style-name="Table56.H1" office:value-type="string">
            <text:p text:style-name="P248">Byte 0</text:p>
            <text:p text:style-name="P258">Ext</text:p>
          </table:table-cell>
        </table:table-row>
      </table:table>
      <text:p text:style-name="P45"/>
      <text:p text:style-name="P157">64 bits (1 word, operands consist of single read register + immediate &lt; 2<text:span text:style-name="T7">36</text:span><text:span text:style-name="T8">)</text:span><text:span text:style-name="T11"> </text:span><text:span text:style-name="T12">E = 0, W = ?, A = 0</text:span><text:span text:style-name="T13">1</text:span><text:span text:style-name="T12">, </text:span><text:span text:style-name="T14">F/Add. M = 0x</text:span><text:span text:style-name="T15">4</text:span></text:p>
      <table:table table:name="Table60" table:style-name="Table60">
        <table:table-column table:style-name="Table60.A" table:number-columns-repeated="7"/>
        <table:table-column table:style-name="Table60.H"/>
        <table:table-row>
          <table:table-cell table:style-name="Table60.A1" office:value-type="string">
            <text:p text:style-name="P248">Byte 7</text:p>
            <text:p text:style-name="P256">Opcode</text:p>
          </table:table-cell>
          <table:table-cell table:style-name="Table60.A1" office:value-type="string">
            <text:p text:style-name="P248">Byte 6</text:p>
            <text:p text:style-name="P185">Flags</text:p>
            <table:table table:name="Table61" table:style-name="Table61">
              <table:table-column table:style-name="Table61.A"/>
              <table:table-column table:style-name="Table61.B"/>
              <table:table-column table:style-name="Table61.A"/>
              <table:table-column table:style-name="Table61.D"/>
              <table:table-row table:style-name="Table61.1">
                <table:table-cell table:style-name="Table61.A1" office:value-type="string">
                  <text:p text:style-name="P185">E</text:p>
                  <text:p text:style-name="P185">1</text:p>
                </table:table-cell>
                <table:table-cell table:style-name="Table61.A1" office:value-type="string">
                  <text:p text:style-name="P185">W</text:p>
                  <text:p text:style-name="P165">1</text:p>
                </table:table-cell>
                <table:table-cell table:style-name="Table61.A1" office:value-type="string">
                  <text:p text:style-name="P185">A</text:p>
                  <text:p text:style-name="P185">2</text:p>
                </table:table-cell>
                <table:table-cell table:style-name="Table61.D1" office:value-type="string">
                  <text:p text:style-name="P165">F</text:p>
                  <text:p text:style-name="P175">4</text:p>
                </table:table-cell>
              </table:table-row>
            </table:table>
            <text:p text:style-name="P165"/>
          </table:table-cell>
          <table:table-cell table:style-name="Table60.A1" office:value-type="string">
            <text:p text:style-name="P248">Byte 5</text:p>
            <text:p text:style-name="P223"/>
            <table:table table:name="Table62" table:style-name="Table62">
              <table:table-column table:style-name="Table62.A"/>
              <table:table-column table:style-name="Table62.B"/>
              <table:table-row>
                <table:table-cell table:style-name="Table62.A1" office:value-type="string">
                  <text:p text:style-name="P192">Wr</text:p>
                  <text:p text:style-name="P192">4</text:p>
                </table:table-cell>
                <table:table-cell table:style-name="Table62.B1" office:value-type="string">
                  <text:p text:style-name="P198">Im</text:p>
                  <text:p text:style-name="P192">4</text:p>
                </table:table-cell>
              </table:table-row>
            </table:table>
            <text:p text:style-name="P227"/>
          </table:table-cell>
          <table:table-cell table:style-name="Table60.A1" office:value-type="string">
            <text:p text:style-name="P248">Byte 4</text:p>
            <text:p text:style-name="P223"/>
            <text:p text:style-name="P246">imm (byte 3)</text:p>
          </table:table-cell>
          <table:table-cell table:style-name="Table60.A1" office:value-type="string">
            <text:p text:style-name="P248">Byte 3</text:p>
            <text:p text:style-name="P248"/>
            <text:p text:style-name="P254">imm (byte 2)</text:p>
          </table:table-cell>
          <table:table-cell table:style-name="Table60.A1" office:value-type="string">
            <text:p text:style-name="P248">Byte 2</text:p>
            <text:p text:style-name="P248"/>
            <text:p text:style-name="P254">imm (byte 1)</text:p>
          </table:table-cell>
          <table:table-cell table:style-name="Table60.A1" office:value-type="string">
            <text:p text:style-name="P248">Byte 1</text:p>
            <text:p text:style-name="P250"/>
            <text:p text:style-name="P254">imm (byte 0)</text:p>
          </table:table-cell>
          <table:table-cell table:style-name="Table60.H1" office:value-type="string">
            <text:p text:style-name="P248">Byte 0</text:p>
            <text:p text:style-name="P258">Ext</text:p>
          </table:table-cell>
        </table:table-row>
      </table:table>
      <text:p text:style-name="P45"/>
      <text:p text:style-name="P157">64 bits (1 word, operand consists of immediate &lt; 2<text:span text:style-name="T7">40</text:span><text:span text:style-name="T8">)</text:span><text:span text:style-name="T11"> </text:span><text:span text:style-name="T12">E = 0, W = ?, A = 0</text:span><text:span text:style-name="T13">1</text:span><text:span text:style-name="T12">, </text:span><text:span text:style-name="T14">F/Add. M = 0x</text:span><text:span text:style-name="T15">5</text:span></text:p>
      <table:table table:name="Table63" table:style-name="Table63">
        <table:table-column table:style-name="Table63.A" table:number-columns-repeated="7"/>
        <table:table-column table:style-name="Table63.H"/>
        <table:table-row>
          <table:table-cell table:style-name="Table63.A1" office:value-type="string">
            <text:p text:style-name="P248">Byte 7</text:p>
            <text:p text:style-name="P256">Opcode</text:p>
          </table:table-cell>
          <table:table-cell table:style-name="Table63.A1" office:value-type="string">
            <text:p text:style-name="P248">Byte 6</text:p>
            <text:p text:style-name="P185">Flags</text:p>
            <table:table table:name="Table64" table:style-name="Table64">
              <table:table-column table:style-name="Table64.A"/>
              <table:table-column table:style-name="Table64.B"/>
              <table:table-column table:style-name="Table64.A"/>
              <table:table-column table:style-name="Table64.D"/>
              <table:table-row table:style-name="Table64.1">
                <table:table-cell table:style-name="Table64.A1" office:value-type="string">
                  <text:p text:style-name="P185">E</text:p>
                  <text:p text:style-name="P185">1</text:p>
                </table:table-cell>
                <table:table-cell table:style-name="Table64.A1" office:value-type="string">
                  <text:p text:style-name="P185">W</text:p>
                  <text:p text:style-name="P165">1</text:p>
                </table:table-cell>
                <table:table-cell table:style-name="Table64.A1" office:value-type="string">
                  <text:p text:style-name="P185">A</text:p>
                  <text:p text:style-name="P185">2</text:p>
                </table:table-cell>
                <table:table-cell table:style-name="Table64.D1" office:value-type="string">
                  <text:p text:style-name="P165">F</text:p>
                  <text:p text:style-name="P175">4</text:p>
                </table:table-cell>
              </table:table-row>
            </table:table>
            <text:p text:style-name="P165"/>
          </table:table-cell>
          <table:table-cell table:style-name="Table63.A1" office:value-type="string">
            <text:p text:style-name="P248">Byte 5</text:p>
            <text:p text:style-name="P223"/>
            <text:p text:style-name="P246">imm (byte 4)</text:p>
          </table:table-cell>
          <table:table-cell table:style-name="Table63.A1" office:value-type="string">
            <text:p text:style-name="P248">Byte 4</text:p>
            <text:p text:style-name="P223"/>
            <text:p text:style-name="P246">imm (byte 3)</text:p>
          </table:table-cell>
          <table:table-cell table:style-name="Table63.A1" office:value-type="string">
            <text:p text:style-name="P248">Byte 3</text:p>
            <text:p text:style-name="P248"/>
            <text:p text:style-name="P254">imm (byte 2)</text:p>
          </table:table-cell>
          <table:table-cell table:style-name="Table63.A1" office:value-type="string">
            <text:p text:style-name="P248">Byte 2</text:p>
            <text:p text:style-name="P248"/>
            <text:p text:style-name="P254">imm (byte 1)</text:p>
          </table:table-cell>
          <table:table-cell table:style-name="Table63.A1" office:value-type="string">
            <text:p text:style-name="P248">Byte 1</text:p>
            <text:p text:style-name="P250"/>
            <text:p text:style-name="P254">imm (byte 0)</text:p>
          </table:table-cell>
          <table:table-cell table:style-name="Table63.H1" office:value-type="string">
            <text:p text:style-name="P248">Byte 0</text:p>
            <text:p text:style-name="P258">Ext</text:p>
          </table:table-cell>
        </table:table-row>
      </table:table>
      <text:p text:style-name="P48"/>
      <text:p text:style-name="P157"><text:span text:style-name="T8">64 bits (</text:span><text:span text:style-name="T9">2 words</text:span><text:span text:style-name="T8">, registers + immediate &lt; 2</text:span><text:span text:style-name="T7">64</text:span><text:span text:style-name="T8">)</text:span><text:span text:style-name="T11"> </text:span><text:span text:style-name="T12">E = 0, W = ?, A = 0</text:span><text:span text:style-name="T13">1</text:span><text:span text:style-name="T12">, </text:span><text:span text:style-name="T14">F/Add. M = 0x</text:span><text:span text:style-name="T15">6</text:span></text:p>
      <text:p text:style-name="P39"/>
      <text:p text:style-name="P15">Dword 1</text:p>
      <table:table table:name="Table65" table:style-name="Table65">
        <table:table-column table:style-name="Table65.A" table:number-columns-repeated="4"/>
        <table:table-column table:style-name="Table65.E"/>
        <table:table-column table:style-name="Table65.F"/>
        <table:table-row>
          <table:table-cell table:style-name="Table65.A1" office:value-type="string">
            <text:p text:style-name="P214">Byte 7</text:p>
            <text:p text:style-name="P186">Opcode</text:p>
          </table:table-cell>
          <table:table-cell table:style-name="Table65.A1" office:value-type="string">
            <text:p text:style-name="P214">Byte 6</text:p>
            <text:p text:style-name="P186">Flags</text:p>
            <table:table table:name="Table66" table:style-name="Table66">
              <table:table-column table:style-name="Table66.A"/>
              <table:table-column table:style-name="Table66.B"/>
              <table:table-column table:style-name="Table66.A"/>
              <table:table-column table:style-name="Table66.D"/>
              <table:table-row table:style-name="Table66.1">
                <table:table-cell table:style-name="Table66.A1" office:value-type="string">
                  <text:p text:style-name="P186">E</text:p>
                  <text:p text:style-name="P186"><text:soft-page-break/>1</text:p>
                </table:table-cell>
                <table:table-cell table:style-name="Table66.A1" office:value-type="string">
                  <text:p text:style-name="P186">W</text:p>
                  <text:p text:style-name="P166">1</text:p>
                </table:table-cell>
                <table:table-cell table:style-name="Table66.A1" office:value-type="string">
                  <text:p text:style-name="P186">A</text:p>
                  <text:p text:style-name="P186">2</text:p>
                </table:table-cell>
                <table:table-cell table:style-name="Table66.D1" office:value-type="string">
                  <text:p text:style-name="P166">F</text:p>
                  <text:p text:style-name="P176">4</text:p>
                </table:table-cell>
              </table:table-row>
            </table:table>
            <text:p text:style-name="P166"/>
          </table:table-cell>
          <table:table-cell table:style-name="Table65.A1" office:value-type="string">
            <text:p text:style-name="P214">Byte 5</text:p>
            <text:p text:style-name="P224"/>
            <table:table table:name="Table67" table:style-name="Table67">
              <table:table-column table:style-name="Table67.A"/>
              <table:table-column table:style-name="Table67.B"/>
              <table:table-row>
                <table:table-cell table:style-name="Table67.A1" office:value-type="string">
                  <text:p text:style-name="P193">Wr</text:p>
                  <text:p text:style-name="P193"><text:soft-page-break/>4</text:p>
                </table:table-cell>
                <table:table-cell table:style-name="Table67.B1" office:value-type="string">
                  <text:p text:style-name="P193">R</text:p>
                  <text:p text:style-name="P193">4</text:p>
                </table:table-cell>
              </table:table-row>
            </table:table>
            <text:p text:style-name="P214"/>
          </table:table-cell>
          <table:table-cell table:style-name="Table65.A1" office:value-type="string">
            <text:p text:style-name="P214">Byte 4</text:p>
            <text:p text:style-name="P218"/>
            <table:table table:name="Table68" table:style-name="Table68">
              <table:table-column table:style-name="Table68.A"/>
              <table:table-column table:style-name="Table68.B"/>
              <table:table-row>
                <table:table-cell table:style-name="Table68.A1" office:value-type="string">
                  <text:p text:style-name="P193">Wr</text:p>
                  <text:p text:style-name="P193"><text:soft-page-break/>4</text:p>
                </table:table-cell>
                <table:table-cell table:style-name="Table68.B1" office:value-type="string">
                  <text:p text:style-name="P199">Un</text:p>
                  <text:p text:style-name="P193">4</text:p>
                </table:table-cell>
              </table:table-row>
            </table:table>
            <text:p text:style-name="P218"/>
          </table:table-cell>
          <table:table-cell table:style-name="Table65.A1" office:value-type="string">
            <text:p text:style-name="P214">Byte<text:span text:style-name="T22">s 3 – 1</text:span></text:p>
            <text:p text:style-name="P243">Unused</text:p>
            <text:p text:style-name="P239"/>
          </table:table-cell>
          <table:table-cell table:style-name="Table65.F1" office:value-type="string">
            <text:p text:style-name="P214">Byte 0</text:p>
            <text:p text:style-name="P235">Ext</text:p>
          </table:table-cell>
        </table:table-row>
      </table:table>
      <text:p text:style-name="P47"/>
      <text:p text:style-name="P50">Dword 2</text:p>
      <table:table table:name="Table69" table:style-name="Table69">
        <table:table-column table:style-name="Table69.A"/>
        <table:table-row>
          <table:table-cell table:style-name="Table69.A1" office:value-type="string">
            <text:p text:style-name="P259">Immediate Value</text:p>
          </table:table-cell>
        </table:table-row>
      </table:table>
      <text:p text:style-name="P47"/>
      <text:p text:style-name="P51"/>
      <text:p text:style-name="P51"/>
      <text:p text:style-name="P51"/>
      <text:p text:style-name="P51"/>
      <text:p text:style-name="P51"/>
      <text:p text:style-name="P158"><text:span text:style-name="T8">64 bits (3 words, registers + 2 immediates &lt; 2</text:span><text:span text:style-name="T7">64</text:span><text:span text:style-name="T8">)</text:span><text:span text:style-name="T11"> </text:span><text:span text:style-name="T12">E = 0, W = ?, A = 0</text:span><text:span text:style-name="T13">1</text:span><text:span text:style-name="T12">, </text:span><text:span text:style-name="T14">F/Add. M = 0x</text:span><text:span text:style-name="T15">7</text:span></text:p>
      <text:p text:style-name="P51"/>
      <text:p text:style-name="P15">Dword 1</text:p>
      <table:table table:name="Table70" table:style-name="Table70">
        <table:table-column table:style-name="Table70.A" table:number-columns-repeated="4"/>
        <table:table-column table:style-name="Table70.E"/>
        <table:table-column table:style-name="Table70.F"/>
        <table:table-row>
          <table:table-cell table:style-name="Table70.A1" office:value-type="string">
            <text:p text:style-name="P214">Byte 7</text:p>
            <text:p text:style-name="P186">Opcode</text:p>
          </table:table-cell>
          <table:table-cell table:style-name="Table70.A1" office:value-type="string">
            <text:p text:style-name="P214">Byte 6</text:p>
            <text:p text:style-name="P186">Flags</text:p>
            <table:table table:name="Table71" table:style-name="Table71">
              <table:table-column table:style-name="Table71.A"/>
              <table:table-column table:style-name="Table71.B"/>
              <table:table-column table:style-name="Table71.A"/>
              <table:table-column table:style-name="Table71.D"/>
              <table:table-row table:style-name="Table71.1">
                <table:table-cell table:style-name="Table71.A1" office:value-type="string">
                  <text:p text:style-name="P186">E</text:p>
                  <text:p text:style-name="P186">1</text:p>
                </table:table-cell>
                <table:table-cell table:style-name="Table71.A1" office:value-type="string">
                  <text:p text:style-name="P186">W</text:p>
                  <text:p text:style-name="P166">1</text:p>
                </table:table-cell>
                <table:table-cell table:style-name="Table71.A1" office:value-type="string">
                  <text:p text:style-name="P186">A</text:p>
                  <text:p text:style-name="P186">2</text:p>
                </table:table-cell>
                <table:table-cell table:style-name="Table71.D1" office:value-type="string">
                  <text:p text:style-name="P166">F</text:p>
                  <text:p text:style-name="P176">4</text:p>
                </table:table-cell>
              </table:table-row>
            </table:table>
            <text:p text:style-name="P166"/>
          </table:table-cell>
          <table:table-cell table:style-name="Table70.A1" office:value-type="string">
            <text:p text:style-name="P214">Byte 5</text:p>
            <text:p text:style-name="P224"/>
            <table:table table:name="Table72" table:style-name="Table72">
              <table:table-column table:style-name="Table72.A"/>
              <table:table-column table:style-name="Table72.B"/>
              <table:table-row>
                <table:table-cell table:style-name="Table72.A1" office:value-type="string">
                  <text:p text:style-name="P193">Wr</text:p>
                  <text:p text:style-name="P193">4</text:p>
                </table:table-cell>
                <table:table-cell table:style-name="Table72.B1" office:value-type="string">
                  <text:p text:style-name="P199">Un</text:p>
                  <text:p text:style-name="P193">4</text:p>
                </table:table-cell>
              </table:table-row>
            </table:table>
            <text:p text:style-name="P214"/>
          </table:table-cell>
          <table:table-cell table:style-name="Table70.A1" office:value-type="string">
            <text:p text:style-name="P214">Byte 4</text:p>
            <text:p text:style-name="P218"/>
            <table:table table:name="Table73" table:style-name="Table73">
              <table:table-column table:style-name="Table73.A"/>
              <table:table-column table:style-name="Table73.B"/>
              <table:table-row>
                <table:table-cell table:style-name="Table73.A1" office:value-type="string">
                  <text:p text:style-name="P193">Wr</text:p>
                  <text:p text:style-name="P193">4</text:p>
                </table:table-cell>
                <table:table-cell table:style-name="Table73.B1" office:value-type="string">
                  <text:p text:style-name="P199">Un</text:p>
                  <text:p text:style-name="P193">4</text:p>
                </table:table-cell>
              </table:table-row>
            </table:table>
            <text:p text:style-name="P218"/>
          </table:table-cell>
          <table:table-cell table:style-name="Table70.A1" office:value-type="string">
            <text:p text:style-name="P214">Byte<text:span text:style-name="T22">s 3 – 1</text:span></text:p>
            <text:p text:style-name="P243">Unused</text:p>
            <text:p text:style-name="P239"/>
          </table:table-cell>
          <table:table-cell table:style-name="Table70.F1" office:value-type="string">
            <text:p text:style-name="P214">Byte 0</text:p>
            <text:p text:style-name="P235">Ext</text:p>
          </table:table-cell>
        </table:table-row>
      </table:table>
      <text:p text:style-name="P47"/>
      <text:p text:style-name="P50">Dword 2</text:p>
      <table:table table:name="Table74" table:style-name="Table74">
        <table:table-column table:style-name="Table74.A"/>
        <table:table-row>
          <table:table-cell table:style-name="Table74.A1" office:value-type="string">
            <text:p text:style-name="P259">Immediate Value</text:p>
          </table:table-cell>
        </table:table-row>
      </table:table>
      <text:p text:style-name="P47"/>
      <text:p text:style-name="P50">Dword 3</text:p>
      <table:table table:name="Table75" table:style-name="Table75">
        <table:table-column table:style-name="Table75.A"/>
        <table:table-row>
          <table:table-cell table:style-name="Table75.A1" office:value-type="string">
            <text:p text:style-name="P259">Immediate Value</text:p>
          </table:table-cell>
        </table:table-row>
      </table:table>
      <text:p text:style-name="P47"/>
      <text:p text:style-name="P52">64 bits (2 words, registers + memory write)<text:span text:style-name="T29"> </text:span><text:span text:style-name="T32">E = 0, W = ?, A = 0</text:span><text:span text:style-name="T33">1</text:span><text:span text:style-name="T32">, </text:span><text:span text:style-name="T36">F/Add. M = 0x</text:span><text:span text:style-name="T37">8</text:span></text:p>
      <text:p text:style-name="P15">Dword 1</text:p>
      <table:table table:name="Table76" table:style-name="Table76">
        <table:table-column table:style-name="Table76.A" table:number-columns-repeated="4"/>
        <table:table-column table:style-name="Table76.E"/>
        <table:table-column table:style-name="Table76.F"/>
        <table:table-row>
          <table:table-cell table:style-name="Table76.A1" office:value-type="string">
            <text:p text:style-name="P214">Byte 7</text:p>
            <text:p text:style-name="P186">Opcode</text:p>
          </table:table-cell>
          <table:table-cell table:style-name="Table76.A1" office:value-type="string">
            <text:p text:style-name="P214">Byte 6</text:p>
            <text:p text:style-name="P186">Flags</text:p>
            <table:table table:name="Table77" table:style-name="Table77">
              <table:table-column table:style-name="Table77.A"/>
              <table:table-column table:style-name="Table77.B"/>
              <table:table-column table:style-name="Table77.A"/>
              <table:table-column table:style-name="Table77.D"/>
              <table:table-row table:style-name="Table77.1">
                <table:table-cell table:style-name="Table77.A1" office:value-type="string">
                  <text:p text:style-name="P186">E</text:p>
                  <text:p text:style-name="P186">1</text:p>
                </table:table-cell>
                <table:table-cell table:style-name="Table77.A1" office:value-type="string">
                  <text:p text:style-name="P186">W</text:p>
                  <text:p text:style-name="P166">1</text:p>
                </table:table-cell>
                <table:table-cell table:style-name="Table77.A1" office:value-type="string">
                  <text:p text:style-name="P186">A</text:p>
                  <text:p text:style-name="P186">2</text:p>
                </table:table-cell>
                <table:table-cell table:style-name="Table77.D1" office:value-type="string">
                  <text:p text:style-name="P166">F</text:p>
                  <text:p text:style-name="P176">4</text:p>
                </table:table-cell>
              </table:table-row>
            </table:table>
            <text:p text:style-name="P166"/>
          </table:table-cell>
          <table:table-cell table:style-name="Table76.A1" office:value-type="string">
            <text:p text:style-name="P214">Byte 5</text:p>
            <text:p text:style-name="P224"/>
            <table:table table:name="Table78" table:style-name="Table78">
              <table:table-column table:style-name="Table78.A"/>
              <table:table-column table:style-name="Table78.B"/>
              <table:table-row>
                <table:table-cell table:style-name="Table78.A1" office:value-type="string">
                  <text:p text:style-name="P193">Wr</text:p>
                  <text:p text:style-name="P193">4</text:p>
                </table:table-cell>
                <table:table-cell table:style-name="Table78.B1" office:value-type="string">
                  <text:p text:style-name="P193">R</text:p>
                  <text:p text:style-name="P193">4</text:p>
                </table:table-cell>
              </table:table-row>
            </table:table>
            <text:p text:style-name="P214"/>
          </table:table-cell>
          <table:table-cell table:style-name="Table76.A1" office:value-type="string">
            <text:p text:style-name="P214">Byte 4</text:p>
            <text:p text:style-name="P218"/>
            <table:table table:name="Table79" table:style-name="Table79">
              <table:table-column table:style-name="Table79.A"/>
              <table:table-column table:style-name="Table79.B"/>
              <table:table-row>
                <table:table-cell table:style-name="Table79.A1" office:value-type="string">
                  <text:p text:style-name="P199">Un</text:p>
                  <text:p text:style-name="P193">4</text:p>
                </table:table-cell>
                <table:table-cell table:style-name="Table79.B1" office:value-type="string">
                  <text:p text:style-name="P199">R</text:p>
                  <text:p text:style-name="P193">4</text:p>
                </table:table-cell>
              </table:table-row>
            </table:table>
            <text:p text:style-name="P218"/>
          </table:table-cell>
          <table:table-cell table:style-name="Table76.A1" office:value-type="string">
            <text:p text:style-name="P214">Byte<text:span text:style-name="T22">s 3 – 1</text:span></text:p>
            <text:p text:style-name="P243">Unused</text:p>
            <text:p text:style-name="P239"/>
          </table:table-cell>
          <table:table-cell table:style-name="Table76.F1" office:value-type="string">
            <text:p text:style-name="P214">Byte 0</text:p>
            <text:p text:style-name="P235">Ext</text:p>
          </table:table-cell>
        </table:table-row>
      </table:table>
      <text:p text:style-name="P47"/>
      <text:p text:style-name="P50">Dword 2</text:p>
      <table:table table:name="Table80" table:style-name="Table80">
        <table:table-column table:style-name="Table80.A"/>
        <table:table-row>
          <table:table-cell table:style-name="Table80.A1" office:value-type="string">
            <text:p text:style-name="P259">Memory Address</text:p>
          </table:table-cell>
        </table:table-row>
      </table:table>
      <text:p text:style-name="P51"/>
      <text:p text:style-name="P51"/>
      <text:p text:style-name="P52"/>
      <text:p text:style-name="P52"/>
      <text:p text:style-name="P52"/>
      <text:p text:style-name="P52"/>
      <text:p text:style-name="P52"/>
      <text:p text:style-name="P52"/>
      <text:p text:style-name="P52"/>
      <text:p text:style-name="P52"/>
      <text:p text:style-name="P52"><text:soft-page-break/></text:p>
      <text:p text:style-name="P52"/>
      <text:p text:style-name="P52">64 bits (2 words, registers + memory read)<text:span text:style-name="T29"> </text:span><text:span text:style-name="T32">E = 0, W = ?, A = 0</text:span><text:span text:style-name="T33">1</text:span><text:span text:style-name="T32">, </text:span><text:span text:style-name="T36">F/Add. M = 0x</text:span><text:span text:style-name="T37">9</text:span></text:p>
      <text:p text:style-name="P15">Dword 1</text:p>
      <table:table table:name="Table81" table:style-name="Table81">
        <table:table-column table:style-name="Table81.A" table:number-columns-repeated="4"/>
        <table:table-column table:style-name="Table81.E"/>
        <table:table-column table:style-name="Table81.F"/>
        <table:table-row>
          <table:table-cell table:style-name="Table81.A1" office:value-type="string">
            <text:p text:style-name="P214">Byte 7</text:p>
            <text:p text:style-name="P186">Opcode</text:p>
          </table:table-cell>
          <table:table-cell table:style-name="Table81.A1" office:value-type="string">
            <text:p text:style-name="P214">Byte 6</text:p>
            <text:p text:style-name="P186">Flags</text:p>
            <table:table table:name="Table82" table:style-name="Table82">
              <table:table-column table:style-name="Table82.A"/>
              <table:table-column table:style-name="Table82.B"/>
              <table:table-column table:style-name="Table82.A"/>
              <table:table-column table:style-name="Table82.D"/>
              <table:table-row table:style-name="Table82.1">
                <table:table-cell table:style-name="Table82.A1" office:value-type="string">
                  <text:p text:style-name="P186">E</text:p>
                  <text:p text:style-name="P186">1</text:p>
                </table:table-cell>
                <table:table-cell table:style-name="Table82.A1" office:value-type="string">
                  <text:p text:style-name="P186">W</text:p>
                  <text:p text:style-name="P166">1</text:p>
                </table:table-cell>
                <table:table-cell table:style-name="Table82.A1" office:value-type="string">
                  <text:p text:style-name="P186">A</text:p>
                  <text:p text:style-name="P186">2</text:p>
                </table:table-cell>
                <table:table-cell table:style-name="Table82.D1" office:value-type="string">
                  <text:p text:style-name="P166">F</text:p>
                  <text:p text:style-name="P176">4</text:p>
                </table:table-cell>
              </table:table-row>
            </table:table>
            <text:p text:style-name="P166"/>
          </table:table-cell>
          <table:table-cell table:style-name="Table81.A1" office:value-type="string">
            <text:p text:style-name="P214">Byte 5</text:p>
            <text:p text:style-name="P224"/>
            <table:table table:name="Table83" table:style-name="Table83">
              <table:table-column table:style-name="Table83.A"/>
              <table:table-column table:style-name="Table83.B"/>
              <table:table-row>
                <table:table-cell table:style-name="Table83.A1" office:value-type="string">
                  <text:p text:style-name="P193">Wr</text:p>
                  <text:p text:style-name="P193">4</text:p>
                </table:table-cell>
                <table:table-cell table:style-name="Table83.B1" office:value-type="string">
                  <text:p text:style-name="P193">R</text:p>
                  <text:p text:style-name="P193">4</text:p>
                </table:table-cell>
              </table:table-row>
            </table:table>
            <text:p text:style-name="P214"/>
          </table:table-cell>
          <table:table-cell table:style-name="Table81.A1" office:value-type="string">
            <text:p text:style-name="P214">Byte 4</text:p>
            <text:p text:style-name="P218"/>
            <table:table table:name="Table84" table:style-name="Table84">
              <table:table-column table:style-name="Table84.A"/>
              <table:table-column table:style-name="Table84.B"/>
              <table:table-row>
                <table:table-cell table:style-name="Table84.A1" office:value-type="string">
                  <text:p text:style-name="P199">Wr</text:p>
                  <text:p text:style-name="P193">4</text:p>
                </table:table-cell>
                <table:table-cell table:style-name="Table84.B1" office:value-type="string">
                  <text:p text:style-name="P199">Un</text:p>
                  <text:p text:style-name="P193">4</text:p>
                </table:table-cell>
              </table:table-row>
            </table:table>
            <text:p text:style-name="P218"/>
          </table:table-cell>
          <table:table-cell table:style-name="Table81.A1" office:value-type="string">
            <text:p text:style-name="P214">Byte<text:span text:style-name="T22">s 3 – 1</text:span></text:p>
            <text:p text:style-name="P243">Unused</text:p>
            <text:p text:style-name="P239"/>
          </table:table-cell>
          <table:table-cell table:style-name="Table81.F1" office:value-type="string">
            <text:p text:style-name="P214">Byte 0</text:p>
            <text:p text:style-name="P235">Ext</text:p>
          </table:table-cell>
        </table:table-row>
      </table:table>
      <text:p text:style-name="P47"/>
      <text:p text:style-name="P50">Dword 2</text:p>
      <table:table table:name="Table85" table:style-name="Table85">
        <table:table-column table:style-name="Table85.A"/>
        <table:table-row>
          <table:table-cell table:style-name="Table85.A1" office:value-type="string">
            <text:p text:style-name="P259">Memory Address</text:p>
          </table:table-cell>
        </table:table-row>
      </table:table>
      <text:p text:style-name="P51"/>
      <text:p text:style-name="P52">64 bits (3 words, registers + <text:s/>immediate + memory write)<text:span text:style-name="T29"> </text:span><text:span text:style-name="T32">E = 0, W = ?, A = 0</text:span><text:span text:style-name="T33">1</text:span><text:span text:style-name="T32">, </text:span><text:span text:style-name="T36">F/Add. M = 0x</text:span><text:span text:style-name="T37">A</text:span></text:p>
      <text:p text:style-name="P51"/>
      <text:p text:style-name="P15">Dword 1</text:p>
      <table:table table:name="Table86" table:style-name="Table86">
        <table:table-column table:style-name="Table86.A" table:number-columns-repeated="4"/>
        <table:table-column table:style-name="Table86.E"/>
        <table:table-column table:style-name="Table86.F"/>
        <table:table-row>
          <table:table-cell table:style-name="Table86.A1" office:value-type="string">
            <text:p text:style-name="P214">Byte 7</text:p>
            <text:p text:style-name="P186">Opcode</text:p>
          </table:table-cell>
          <table:table-cell table:style-name="Table86.A1" office:value-type="string">
            <text:p text:style-name="P214">Byte 6</text:p>
            <text:p text:style-name="P186">Flags</text:p>
            <table:table table:name="Table87" table:style-name="Table87">
              <table:table-column table:style-name="Table87.A"/>
              <table:table-column table:style-name="Table87.B"/>
              <table:table-column table:style-name="Table87.A"/>
              <table:table-column table:style-name="Table87.D"/>
              <table:table-row table:style-name="Table87.1">
                <table:table-cell table:style-name="Table87.A1" office:value-type="string">
                  <text:p text:style-name="P186">E</text:p>
                  <text:p text:style-name="P186">1</text:p>
                </table:table-cell>
                <table:table-cell table:style-name="Table87.A1" office:value-type="string">
                  <text:p text:style-name="P186">W</text:p>
                  <text:p text:style-name="P166">1</text:p>
                </table:table-cell>
                <table:table-cell table:style-name="Table87.A1" office:value-type="string">
                  <text:p text:style-name="P186">A</text:p>
                  <text:p text:style-name="P186">2</text:p>
                </table:table-cell>
                <table:table-cell table:style-name="Table87.D1" office:value-type="string">
                  <text:p text:style-name="P166">F</text:p>
                  <text:p text:style-name="P176">4</text:p>
                </table:table-cell>
              </table:table-row>
            </table:table>
            <text:p text:style-name="P166"/>
          </table:table-cell>
          <table:table-cell table:style-name="Table86.A1" office:value-type="string">
            <text:p text:style-name="P214">Byte 5</text:p>
            <text:p text:style-name="P224"/>
            <table:table table:name="Table88" table:style-name="Table88">
              <table:table-column table:style-name="Table88.A"/>
              <table:table-column table:style-name="Table88.B"/>
              <table:table-row>
                <table:table-cell table:style-name="Table88.A1" office:value-type="string">
                  <text:p text:style-name="P193">Wr</text:p>
                  <text:p text:style-name="P193">4</text:p>
                </table:table-cell>
                <table:table-cell table:style-name="Table88.B1" office:value-type="string">
                  <text:p text:style-name="P199">Un</text:p>
                  <text:p text:style-name="P193">4</text:p>
                </table:table-cell>
              </table:table-row>
            </table:table>
            <text:p text:style-name="P214"/>
          </table:table-cell>
          <table:table-cell table:style-name="Table86.A1" office:value-type="string">
            <text:p text:style-name="P214">Byte 4</text:p>
            <text:p text:style-name="P218"/>
            <table:table table:name="Table89" table:style-name="Table89">
              <table:table-column table:style-name="Table89.A"/>
              <table:table-column table:style-name="Table89.B"/>
              <table:table-row>
                <table:table-cell table:style-name="Table89.A1" office:value-type="string">
                  <text:p text:style-name="P199">Un</text:p>
                  <text:p text:style-name="P193">4</text:p>
                </table:table-cell>
                <table:table-cell table:style-name="Table89.B1" office:value-type="string">
                  <text:p text:style-name="P199">R</text:p>
                  <text:p text:style-name="P193">4</text:p>
                </table:table-cell>
              </table:table-row>
            </table:table>
            <text:p text:style-name="P218"/>
          </table:table-cell>
          <table:table-cell table:style-name="Table86.A1" office:value-type="string">
            <text:p text:style-name="P214">Byte<text:span text:style-name="T22">s 3 – 1</text:span></text:p>
            <text:p text:style-name="P243">Unused</text:p>
            <text:p text:style-name="P239"/>
          </table:table-cell>
          <table:table-cell table:style-name="Table86.F1" office:value-type="string">
            <text:p text:style-name="P214">Byte 0</text:p>
            <text:p text:style-name="P235">Ext</text:p>
          </table:table-cell>
        </table:table-row>
      </table:table>
      <text:p text:style-name="P47"/>
      <text:p text:style-name="P50">Dword 2</text:p>
      <table:table table:name="Table90" table:style-name="Table90">
        <table:table-column table:style-name="Table90.A"/>
        <table:table-row table:style-name="Table90.1">
          <table:table-cell table:style-name="Table90.A1" office:value-type="string">
            <text:p text:style-name="P259">Memory Address</text:p>
          </table:table-cell>
        </table:table-row>
      </table:table>
      <text:p text:style-name="P47"/>
      <text:p text:style-name="P50">Dword 3</text:p>
      <table:table table:name="Table91" table:style-name="Table91">
        <table:table-column table:style-name="Table91.A"/>
        <table:table-row>
          <table:table-cell table:style-name="Table91.A1" office:value-type="string">
            <text:p text:style-name="P259">Immediate Value</text:p>
          </table:table-cell>
        </table:table-row>
      </table:table>
      <text:p text:style-name="P47"/>
      <text:p text:style-name="P40">64 bits (1 word, operands consist of <text:span text:style-name="T42">secondary registers</text:span>) <text:span text:style-name="T30">E = 0, W = ?, A = 0</text:span><text:span text:style-name="T31">1</text:span><text:span text:style-name="T30">, </text:span><text:span text:style-name="T34">F/Add. M = 0x</text:span><text:span text:style-name="T35">B</text:span></text:p>
      <table:table table:name="Table118" table:style-name="Table118">
        <table:table-column table:style-name="Table118.A" table:number-columns-repeated="4"/>
        <table:table-column table:style-name="Table118.E"/>
        <table:table-column table:style-name="Table118.F"/>
        <table:table-row>
          <table:table-cell table:style-name="Table118.A1" office:value-type="string">
            <text:p text:style-name="P215">Byte 7</text:p>
            <text:p text:style-name="P188">Opcode</text:p>
          </table:table-cell>
          <table:table-cell table:style-name="Table118.A1" office:value-type="string">
            <text:p text:style-name="P215">Byte 6</text:p>
            <text:p text:style-name="P188">Flags</text:p>
            <table:table table:name="Table119" table:style-name="Table119">
              <table:table-column table:style-name="Table119.A"/>
              <table:table-column table:style-name="Table119.B"/>
              <table:table-column table:style-name="Table119.A"/>
              <table:table-column table:style-name="Table119.D"/>
              <table:table-row table:style-name="Table119.1">
                <table:table-cell table:style-name="Table119.A1" office:value-type="string">
                  <text:p text:style-name="P188">E</text:p>
                  <text:p text:style-name="P188">1</text:p>
                </table:table-cell>
                <table:table-cell table:style-name="Table119.A1" office:value-type="string">
                  <text:p text:style-name="P188">W</text:p>
                  <text:p text:style-name="P168">1</text:p>
                </table:table-cell>
                <table:table-cell table:style-name="Table119.A1" office:value-type="string">
                  <text:p text:style-name="P188">A</text:p>
                  <text:p text:style-name="P188">2</text:p>
                </table:table-cell>
                <table:table-cell table:style-name="Table119.D1" office:value-type="string">
                  <text:p text:style-name="P168">F</text:p>
                  <text:p text:style-name="P178">4</text:p>
                </table:table-cell>
              </table:table-row>
            </table:table>
            <text:p text:style-name="P168"/>
          </table:table-cell>
          <table:table-cell table:style-name="Table118.A1" office:value-type="string">
            <text:p text:style-name="P215">Byte 5</text:p>
            <text:p text:style-name="P225"/>
            <table:table table:name="Table120" table:style-name="Table120">
              <table:table-column table:style-name="Table120.A"/>
              <table:table-column table:style-name="Table120.B"/>
              <table:table-row>
                <table:table-cell table:style-name="Table120.A1" office:value-type="string">
                  <text:p text:style-name="P194"><text:span text:style-name="T42">S</text:span>W</text:p>
                  <text:p text:style-name="P194">4</text:p>
                </table:table-cell>
                <table:table-cell table:style-name="Table120.B1" office:value-type="string">
                  <text:p text:style-name="P194"><text:span text:style-name="T42">S</text:span>R</text:p>
                  <text:p text:style-name="P194">4</text:p>
                </table:table-cell>
              </table:table-row>
            </table:table>
            <text:p text:style-name="P215"/>
          </table:table-cell>
          <table:table-cell table:style-name="Table118.A1" office:value-type="string">
            <text:p text:style-name="P215">Byte 4</text:p>
            <text:p text:style-name="P219"/>
            <table:table table:name="Table121" table:style-name="Table121">
              <table:table-column table:style-name="Table121.A"/>
              <table:table-column table:style-name="Table121.B"/>
              <table:table-row>
                <table:table-cell table:style-name="Table121.A1" office:value-type="string">
                  <text:p text:style-name="P201">SW</text:p>
                  <text:p text:style-name="P194">4</text:p>
                </table:table-cell>
                <table:table-cell table:style-name="Table121.B1" office:value-type="string">
                  <text:p text:style-name="P194"><text:span text:style-name="T42">S</text:span>R</text:p>
                  <text:p text:style-name="P194">4</text:p>
                </table:table-cell>
              </table:table-row>
            </table:table>
            <text:p text:style-name="P219"/>
          </table:table-cell>
          <table:table-cell table:style-name="Table118.A1" office:value-type="string">
            <text:p text:style-name="P215">Byte<text:span text:style-name="T22">s 3 – 1</text:span></text:p>
            <text:p text:style-name="P244">Unused</text:p>
            <text:p text:style-name="P240"/>
          </table:table-cell>
          <table:table-cell table:style-name="Table118.F1" office:value-type="string">
            <text:p text:style-name="P215">Byte 0</text:p>
            <text:p text:style-name="P236">Ext</text:p>
          </table:table-cell>
        </table:table-row>
      </table:table>
      <text:p text:style-name="P49"/>
      <text:p text:style-name="P53"/>
      <text:p text:style-name="P53"/>
      <text:p text:style-name="P40">64 bits (1 word, operands consist of <text:span text:style-name="T42">secondary and general </text:span>registers) <text:span text:style-name="T30">E = 0, W = ?, A = 0</text:span><text:span text:style-name="T31">1</text:span><text:span text:style-name="T30">, </text:span><text:span text:style-name="T34">F/Add. M = 0x</text:span><text:span text:style-name="T35">C</text:span></text:p>
      <table:table table:name="Table122" table:style-name="Table122">
        <table:table-column table:style-name="Table122.A" table:number-columns-repeated="4"/>
        <table:table-column table:style-name="Table122.E"/>
        <table:table-column table:style-name="Table122.F"/>
        <table:table-row>
          <table:table-cell table:style-name="Table122.A1" office:value-type="string">
            <text:p text:style-name="P215">Byte 7</text:p>
            <text:p text:style-name="P188">Opcode</text:p>
          </table:table-cell>
          <table:table-cell table:style-name="Table122.A1" office:value-type="string">
            <text:p text:style-name="P215">Byte 6</text:p>
            <text:p text:style-name="P188">Flags</text:p>
            <table:table table:name="Table123" table:style-name="Table123">
              <table:table-column table:style-name="Table123.A"/>
              <table:table-column table:style-name="Table123.B"/>
              <table:table-column table:style-name="Table123.A"/>
              <table:table-column table:style-name="Table123.D"/>
              <table:table-row table:style-name="Table123.1">
                <table:table-cell table:style-name="Table123.A1" office:value-type="string">
                  <text:p text:style-name="P188">E</text:p>
                  <text:p text:style-name="P188">1</text:p>
                </table:table-cell>
                <table:table-cell table:style-name="Table123.A1" office:value-type="string">
                  <text:p text:style-name="P188">W</text:p>
                  <text:p text:style-name="P168">1</text:p>
                </table:table-cell>
                <table:table-cell table:style-name="Table123.A1" office:value-type="string">
                  <text:p text:style-name="P188">A</text:p>
                  <text:p text:style-name="P188">2</text:p>
                </table:table-cell>
                <table:table-cell table:style-name="Table123.D1" office:value-type="string">
                  <text:p text:style-name="P168">F</text:p>
                  <text:p text:style-name="P178">4</text:p>
                </table:table-cell>
              </table:table-row>
            </table:table>
            <text:p text:style-name="P168"/>
          </table:table-cell>
          <table:table-cell table:style-name="Table122.A1" office:value-type="string">
            <text:p text:style-name="P215">Byte 5</text:p>
            <text:p text:style-name="P225"/>
            <table:table table:name="Table124" table:style-name="Table124">
              <table:table-column table:style-name="Table124.A"/>
              <table:table-column table:style-name="Table124.B"/>
              <table:table-row>
                <table:table-cell table:style-name="Table124.A1" office:value-type="string">
                  <text:p text:style-name="P194">Wr</text:p>
                  <text:p text:style-name="P194">4</text:p>
                </table:table-cell>
                <table:table-cell table:style-name="Table124.B1" office:value-type="string">
                  <text:p text:style-name="P194">R</text:p>
                  <text:p text:style-name="P194">4</text:p>
                </table:table-cell>
              </table:table-row>
            </table:table>
            <text:p text:style-name="P215"/>
          </table:table-cell>
          <table:table-cell table:style-name="Table122.A1" office:value-type="string">
            <text:p text:style-name="P215">Byte 4</text:p>
            <text:p text:style-name="P219"/>
            <table:table table:name="Table125" table:style-name="Table125">
              <table:table-column table:style-name="Table125.A"/>
              <table:table-column table:style-name="Table125.B"/>
              <table:table-row>
                <table:table-cell table:style-name="Table125.A1" office:value-type="string">
                  <text:p text:style-name="P201">SW</text:p>
                  <text:p text:style-name="P194">4</text:p>
                </table:table-cell>
                <table:table-cell table:style-name="Table125.B1" office:value-type="string">
                  <text:p text:style-name="P194"><text:span text:style-name="T42">S</text:span>R</text:p>
                  <text:p text:style-name="P194">4</text:p>
                </table:table-cell>
              </table:table-row>
            </table:table>
            <text:p text:style-name="P219"/>
          </table:table-cell>
          <table:table-cell table:style-name="Table122.A1" office:value-type="string">
            <text:p text:style-name="P215">Byte<text:span text:style-name="T22">s 3 – 1</text:span></text:p>
            <text:p text:style-name="P244">Unused</text:p>
            <text:p text:style-name="P240"/>
          </table:table-cell>
          <table:table-cell table:style-name="Table122.F1" office:value-type="string">
            <text:p text:style-name="P215">Byte 0</text:p>
            <text:p text:style-name="P236">Ext</text:p>
          </table:table-cell>
        </table:table-row>
      </table:table>
      <text:p text:style-name="P54"><text:soft-page-break/></text:p>
      <text:p text:style-name="P53"/>
      <text:p text:style-name="P53"/>
      <text:p text:style-name="P107">64 bits (2 words, operands <text:span text:style-name="T44">consists of secondary registers and immediate values)</text:span><text:span text:style-name="T45"> </text:span><text:span text:style-name="T38">E = 0, W = ?, A = 0</text:span><text:span text:style-name="T39">1</text:span><text:span text:style-name="T38">, </text:span><text:span text:style-name="T34">F/Add. M = 0x</text:span><text:span text:style-name="T35">D</text:span></text:p>
      <text:p text:style-name="P40"/>
      <text:p text:style-name="P24">Dword 1</text:p>
      <table:table table:name="Table126" table:style-name="Table126">
        <table:table-column table:style-name="Table126.A" table:number-columns-repeated="4"/>
        <table:table-column table:style-name="Table126.E"/>
        <table:table-column table:style-name="Table126.F"/>
        <table:table-row>
          <table:table-cell table:style-name="Table126.A1" office:value-type="string">
            <text:p text:style-name="P216">Byte 7</text:p>
            <text:p text:style-name="P189">Opcode</text:p>
          </table:table-cell>
          <table:table-cell table:style-name="Table126.A1" office:value-type="string">
            <text:p text:style-name="P216">Byte 6</text:p>
            <text:p text:style-name="P189">Flags</text:p>
            <table:table table:name="Table127" table:style-name="Table127">
              <table:table-column table:style-name="Table127.A"/>
              <table:table-column table:style-name="Table127.B"/>
              <table:table-column table:style-name="Table127.A"/>
              <table:table-column table:style-name="Table127.D"/>
              <table:table-row table:style-name="Table127.1">
                <table:table-cell table:style-name="Table127.A1" office:value-type="string">
                  <text:p text:style-name="P189">E</text:p>
                  <text:p text:style-name="P189">1</text:p>
                </table:table-cell>
                <table:table-cell table:style-name="Table127.A1" office:value-type="string">
                  <text:p text:style-name="P189">W</text:p>
                  <text:p text:style-name="P169">1</text:p>
                </table:table-cell>
                <table:table-cell table:style-name="Table127.A1" office:value-type="string">
                  <text:p text:style-name="P189">A</text:p>
                  <text:p text:style-name="P189">2</text:p>
                </table:table-cell>
                <table:table-cell table:style-name="Table127.D1" office:value-type="string">
                  <text:p text:style-name="P169">F</text:p>
                  <text:p text:style-name="P179">4</text:p>
                </table:table-cell>
              </table:table-row>
            </table:table>
            <text:p text:style-name="P169"/>
          </table:table-cell>
          <table:table-cell table:style-name="Table126.A1" office:value-type="string">
            <text:p text:style-name="P216">Byte 5</text:p>
            <text:p text:style-name="P226"/>
            <table:table table:name="Table128" table:style-name="Table128">
              <table:table-column table:style-name="Table128.A"/>
              <table:table-column table:style-name="Table128.B"/>
              <table:table-row>
                <table:table-cell table:style-name="Table128.A1" office:value-type="string">
                  <text:p text:style-name="P204">SW</text:p>
                  <text:p text:style-name="P195">4</text:p>
                </table:table-cell>
                <table:table-cell table:style-name="Table128.B1" office:value-type="string">
                  <text:p text:style-name="P195"><text:span text:style-name="T44">S</text:span>R</text:p>
                  <text:p text:style-name="P195">4</text:p>
                </table:table-cell>
              </table:table-row>
            </table:table>
            <text:p text:style-name="P216"/>
          </table:table-cell>
          <table:table-cell table:style-name="Table126.A1" office:value-type="string">
            <text:p text:style-name="P216">Byte 4</text:p>
            <text:p text:style-name="P220"/>
            <table:table table:name="Table129" table:style-name="Table129">
              <table:table-column table:style-name="Table129.A"/>
              <table:table-column table:style-name="Table129.B"/>
              <table:table-row>
                <table:table-cell table:style-name="Table129.A1" office:value-type="string">
                  <text:p text:style-name="P202">SW</text:p>
                  <text:p text:style-name="P195">4</text:p>
                </table:table-cell>
                <table:table-cell table:style-name="Table129.B1" office:value-type="string">
                  <text:p text:style-name="P204">Un</text:p>
                  <text:p text:style-name="P195">4</text:p>
                </table:table-cell>
              </table:table-row>
            </table:table>
            <text:p text:style-name="P220"/>
          </table:table-cell>
          <table:table-cell table:style-name="Table126.A1" office:value-type="string">
            <text:p text:style-name="P216">Byte<text:span text:style-name="T22">s 3 – 1</text:span></text:p>
            <text:p text:style-name="P245">Unused</text:p>
            <text:p text:style-name="P241"/>
          </table:table-cell>
          <table:table-cell table:style-name="Table126.F1" office:value-type="string">
            <text:p text:style-name="P216">Byte 0</text:p>
            <text:p text:style-name="P237">Ext</text:p>
          </table:table-cell>
        </table:table-row>
      </table:table>
      <text:p text:style-name="P55"/>
      <text:p text:style-name="P79">Dword 2</text:p>
      <table:table table:name="Table130" table:style-name="Table130">
        <table:table-column table:style-name="Table130.A"/>
        <table:table-row>
          <table:table-cell table:style-name="Table130.A1" office:value-type="string">
            <text:p text:style-name="P359">Immediate Value</text:p>
          </table:table-cell>
        </table:table-row>
      </table:table>
      <text:p text:style-name="P107"/>
      <text:p text:style-name="P107"/>
      <text:p text:style-name="P108">64 bits (<text:span text:style-name="T44">3</text:span> words, operands <text:span text:style-name="T44">consists of secondary registers and immediate values) </text:span><text:span text:style-name="T38">E = 0, W = ?, A = 0</text:span><text:span text:style-name="T39">1</text:span><text:span text:style-name="T38">, </text:span><text:span text:style-name="T34">F/Add. M = 0x</text:span><text:span text:style-name="T35">E</text:span></text:p>
      <text:p text:style-name="P40"/>
      <table:table table:name="Table131" table:style-name="Table131">
        <table:table-column table:style-name="Table131.A" table:number-columns-repeated="4"/>
        <table:table-column table:style-name="Table131.E"/>
        <table:table-column table:style-name="Table131.F"/>
        <table:table-row>
          <table:table-cell table:style-name="Table131.A1" office:value-type="string">
            <text:p text:style-name="P216">Byte 7</text:p>
            <text:p text:style-name="P189">Opcode</text:p>
          </table:table-cell>
          <table:table-cell table:style-name="Table131.A1" office:value-type="string">
            <text:p text:style-name="P216">Byte 6</text:p>
            <text:p text:style-name="P189">Flags</text:p>
            <table:table table:name="Table132" table:style-name="Table132">
              <table:table-column table:style-name="Table132.A"/>
              <table:table-column table:style-name="Table132.B"/>
              <table:table-column table:style-name="Table132.A"/>
              <table:table-column table:style-name="Table132.D"/>
              <table:table-row table:style-name="Table132.1">
                <table:table-cell table:style-name="Table132.A1" office:value-type="string">
                  <text:p text:style-name="P189">E</text:p>
                  <text:p text:style-name="P189">1</text:p>
                </table:table-cell>
                <table:table-cell table:style-name="Table132.A1" office:value-type="string">
                  <text:p text:style-name="P189">W</text:p>
                  <text:p text:style-name="P169">1</text:p>
                </table:table-cell>
                <table:table-cell table:style-name="Table132.A1" office:value-type="string">
                  <text:p text:style-name="P189">A</text:p>
                  <text:p text:style-name="P189">2</text:p>
                </table:table-cell>
                <table:table-cell table:style-name="Table132.D1" office:value-type="string">
                  <text:p text:style-name="P169">F</text:p>
                  <text:p text:style-name="P179">4</text:p>
                </table:table-cell>
              </table:table-row>
            </table:table>
            <text:p text:style-name="P169"/>
          </table:table-cell>
          <table:table-cell table:style-name="Table131.A1" office:value-type="string">
            <text:p text:style-name="P216">Byte 5</text:p>
            <text:p text:style-name="P226"/>
            <table:table table:name="Table133" table:style-name="Table133">
              <table:table-column table:style-name="Table133.A"/>
              <table:table-column table:style-name="Table133.B"/>
              <table:table-row>
                <table:table-cell table:style-name="Table133.A1" office:value-type="string">
                  <text:p text:style-name="P204">SW</text:p>
                  <text:p text:style-name="P195">4</text:p>
                </table:table-cell>
                <table:table-cell table:style-name="Table133.B1" office:value-type="string">
                  <text:p text:style-name="P204">Un</text:p>
                  <text:p text:style-name="P195">4</text:p>
                </table:table-cell>
              </table:table-row>
            </table:table>
            <text:p text:style-name="P216"/>
          </table:table-cell>
          <table:table-cell table:style-name="Table131.A1" office:value-type="string">
            <text:p text:style-name="P216">Byte 4</text:p>
            <text:p text:style-name="P220"/>
            <table:table table:name="Table134" table:style-name="Table134">
              <table:table-column table:style-name="Table134.A"/>
              <table:table-column table:style-name="Table134.B"/>
              <table:table-row>
                <table:table-cell table:style-name="Table134.A1" office:value-type="string">
                  <text:p text:style-name="P202">SW</text:p>
                  <text:p text:style-name="P195">4</text:p>
                </table:table-cell>
                <table:table-cell table:style-name="Table134.B1" office:value-type="string">
                  <text:p text:style-name="P204">Un</text:p>
                  <text:p text:style-name="P195">4</text:p>
                </table:table-cell>
              </table:table-row>
            </table:table>
            <text:p text:style-name="P220"/>
          </table:table-cell>
          <table:table-cell table:style-name="Table131.A1" office:value-type="string">
            <text:p text:style-name="P216">Byte<text:span text:style-name="T22">s 3 – 1</text:span></text:p>
            <text:p text:style-name="P245">Unused</text:p>
            <text:p text:style-name="P241"/>
          </table:table-cell>
          <table:table-cell table:style-name="Table131.F1" office:value-type="string">
            <text:p text:style-name="P216">Byte 0</text:p>
            <text:p text:style-name="P237">Ext</text:p>
          </table:table-cell>
        </table:table-row>
      </table:table>
      <text:p text:style-name="P55"/>
      <text:p text:style-name="P55"/>
      <table:table table:name="Table135" table:style-name="Table135">
        <table:table-column table:style-name="Table135.A"/>
        <table:table-row>
          <table:table-cell table:style-name="Table135.A1" office:value-type="string">
            <text:p text:style-name="P359">Immediate Value</text:p>
          </table:table-cell>
        </table:table-row>
      </table:table>
      <text:p text:style-name="P55"/>
      <table:table table:name="Table136" table:style-name="Table136">
        <table:table-column table:style-name="Table136.A"/>
        <table:table-row>
          <table:table-cell table:style-name="Table136.A1" office:value-type="string">
            <text:p text:style-name="P359">Immediate Value</text:p>
          </table:table-cell>
        </table:table-row>
      </table:table>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3">Registers</text:p>
      <text:p text:style-name="P53"/>
      <text:p text:style-name="P42"><text:span text:style-name="T8">General Purpose </text:span><text:span text:style-name="T10">(All run levels)</text:span></text:p>
      <table:table table:name="Table92" table:style-name="Table92">
        <table:table-column table:style-name="Table92.A"/>
        <table:table-column table:style-name="Table92.B"/>
        <table:table-column table:style-name="Table92.C"/>
        <table:table-column table:style-name="Table92.A"/>
        <text:soft-page-break/>
        <table:table-row>
          <table:table-cell table:style-name="Table92.A1" office:value-type="string">
            <text:p text:style-name="P260">32 bit</text:p>
            <text:p text:style-name="P260"/>
            <text:p text:style-name="P260">RWA/RW1</text:p>
            <text:p text:style-name="P260">RWB/RW2</text:p>
            <text:p text:style-name="P260">RWC/RW3</text:p>
            <text:p text:style-name="P260">RWD/RW4</text:p>
            <text:p text:style-name="P260">RWE/RW5</text:p>
            <text:p text:style-name="P260">RWF/RW6</text:p>
            <text:p text:style-name="P260">RWG/RW7</text:p>
            <text:p text:style-name="P260">RWH/RW8</text:p>
            <text:p text:style-name="P260">RWI/RW9</text:p>
            <text:p text:style-name="P260">RWJ/RW10</text:p>
            <text:p text:style-name="P260">RWK/RW11</text:p>
            <text:p text:style-name="P260">RWL/RW12</text:p>
            <text:p text:style-name="P260">RWM/RW13</text:p>
            <text:p text:style-name="P260">RWN/RW14</text:p>
            <text:p text:style-name="P260"/>
            <text:p text:style-name="P260">CWS</text:p>
            <text:p text:style-name="P260">CWB</text:p>
          </table:table-cell>
          <table:table-cell table:style-name="Table92.A1" office:value-type="string">
            <text:p text:style-name="P260">64 bit</text:p>
            <text:p text:style-name="P260"/>
            <text:p text:style-name="P260">RDA/RD1</text:p>
            <text:p text:style-name="P260">RDB/RD2</text:p>
            <text:p text:style-name="P260">RDC/RD3</text:p>
            <text:p text:style-name="P260">RDD/RD4</text:p>
            <text:p text:style-name="P260">RDE/RD5</text:p>
            <text:p text:style-name="P260">RDF/RD6</text:p>
            <text:p text:style-name="P260">RDG/RD7</text:p>
            <text:p text:style-name="P260">RDH/RD8</text:p>
            <text:p text:style-name="P260">RDI/RD9</text:p>
            <text:p text:style-name="P260">RDJ/RD10</text:p>
            <text:p text:style-name="P260">RDK/RD11</text:p>
            <text:p text:style-name="P260">RDL/RD12</text:p>
            <text:p text:style-name="P260">RDM/RD13</text:p>
            <text:p text:style-name="P260">RDN/RW14</text:p>
            <text:p text:style-name="P260"/>
            <text:p text:style-name="P260">CDS</text:p>
            <text:p text:style-name="P260">CDB</text:p>
          </table:table-cell>
          <table:table-cell table:style-name="Table92.A1" office:value-type="string">
            <text:p text:style-name="P260"/>
            <text:p text:style-name="P260"/>
            <text:p text:style-name="P357">GP Register 1</text:p>
            <text:p text:style-name="P357">GP Register 2</text:p>
            <text:p text:style-name="P357">GP Register 3</text:p>
            <text:p text:style-name="P357">GP Register 4</text:p>
            <text:p text:style-name="P357">GP Register 5</text:p>
            <text:p text:style-name="P357">GP Register 6</text:p>
            <text:p text:style-name="P357">GP Register 7</text:p>
            <text:p text:style-name="P357">GP Register 8</text:p>
            <text:p text:style-name="P357">GP Register 9</text:p>
            <text:p text:style-name="P357">GP Register 10</text:p>
            <text:p text:style-name="P357">GP Register 11</text:p>
            <text:p text:style-name="P357">GP Register 12</text:p>
            <text:p text:style-name="P357">GP Register 13</text:p>
            <text:p text:style-name="P357">GP Register 14</text:p>
            <text:p text:style-name="P357"/>
            <text:p text:style-name="P357">Stack Pointer</text:p>
            <text:p text:style-name="P357">Base Pointer</text:p>
          </table:table-cell>
          <table:table-cell table:style-name="Table92.D1" office:value-type="string">
            <text:p text:style-name="P260"/>
            <text:p text:style-name="P260"/>
            <text:p text:style-name="P358">0x0</text:p>
            <text:p text:style-name="P358">0x1</text:p>
            <text:p text:style-name="P358">0x2</text:p>
            <text:p text:style-name="P358">0x3</text:p>
            <text:p text:style-name="P358">0x4</text:p>
            <text:p text:style-name="P358">0x5</text:p>
            <text:p text:style-name="P358">0x6</text:p>
            <text:p text:style-name="P358">0x7</text:p>
            <text:p text:style-name="P358">0x8</text:p>
            <text:p text:style-name="P358">0x9</text:p>
            <text:p text:style-name="P358">0xA</text:p>
            <text:p text:style-name="P358">0xB</text:p>
            <text:p text:style-name="P358">0xC</text:p>
            <text:p text:style-name="P358">0xD</text:p>
            <text:p text:style-name="P358"/>
            <text:p text:style-name="P358">0xE</text:p>
            <text:p text:style-name="P358">0xF</text:p>
          </table:table-cell>
        </table:table-row>
      </table:table>
      <text:p text:style-name="P61"><text:tab/><text:tab/><text:tab/></text:p>
      <text:p text:style-name="P65">Specialty Registers (All run levels)<text:tab/><text:tab/><text:tab/></text:p>
      <table:table table:name="Table116" table:style-name="Table116">
        <table:table-column table:style-name="Table116.A"/>
        <table:table-column table:style-name="Table116.B"/>
        <table:table-column table:style-name="Table116.C"/>
        <table:table-row>
          <table:table-cell table:style-name="Table116.A1" office:value-type="string">
            <text:p text:style-name="P356">SIMD1</text:p>
            <text:p text:style-name="P356">SIMD2</text:p>
            <text:p text:style-name="P356">SIMD3</text:p>
            <text:p text:style-name="P356">SIMD4</text:p>
            <text:p text:style-name="P356">SIMD5</text:p>
            <text:p text:style-name="P356">FLT1</text:p>
            <text:p text:style-name="P356">FLT2</text:p>
            <text:p text:style-name="P356">FLT3</text:p>
            <text:p text:style-name="P356">FLT4</text:p>
            <text:p text:style-name="P356">FLT5</text:p>
            <text:p text:style-name="P356"><text:span text:style-name="T28">D</text:span>FLT1</text:p>
            <text:p text:style-name="P356"><text:span text:style-name="T28">D</text:span>FLT2</text:p>
            <text:p text:style-name="P356"><text:span text:style-name="T28">D</text:span>FLT3</text:p>
            <text:p text:style-name="P356"><text:span text:style-name="T28">D</text:span>FLT4</text:p>
            <text:p text:style-name="P356"><text:span text:style-name="T28">D</text:span>FLT5</text:p>
          </table:table-cell>
          <table:table-cell table:style-name="Table116.A1" office:value-type="string">
            <text:p text:style-name="P357">Single Instruction, Multiple Data 1</text:p>
            <text:p text:style-name="P357">Single Instruction, Multiple Data 2</text:p>
            <text:p text:style-name="P357">Single Instruction, Multiple Data 3</text:p>
            <text:p text:style-name="P357">Single Instruction, Multiple Data 4</text:p>
            <text:p text:style-name="P357">Single Instruction, Multiple Data 5</text:p>
            <text:p text:style-name="P357">Single Precision Floating Point 1</text:p>
            <text:p text:style-name="P357">Single Precision Floating Point 2</text:p>
            <text:p text:style-name="P357">Single Precision Floating Point 3</text:p>
            <text:p text:style-name="P357">Single Precision Floating Point 4</text:p>
            <text:p text:style-name="P357">Single Precision Floating Point 5</text:p>
            <text:p text:style-name="P357">Double Precision Floating Point 1</text:p>
            <text:p text:style-name="P357">Double Precision Floating Point 2</text:p>
            <text:p text:style-name="P357">Double Precision Floating Point 3</text:p>
            <text:p text:style-name="P357">Double Precision Floating Point 4</text:p>
            <text:p text:style-name="P357">Double Precision Floating Point 5</text:p>
          </table:table-cell>
          <table:table-cell table:style-name="Table116.C1" office:value-type="string">
            <text:p text:style-name="P357">0x0</text:p>
            <text:p text:style-name="P357">0x1</text:p>
            <text:p text:style-name="P357">0x2</text:p>
            <text:p text:style-name="P357">0x3</text:p>
            <text:p text:style-name="P357">0x4</text:p>
            <text:p text:style-name="P357">0x5</text:p>
            <text:p text:style-name="P357">0x6</text:p>
            <text:p text:style-name="P357">0x7</text:p>
            <text:p text:style-name="P357">0x8</text:p>
            <text:p text:style-name="P357">0x9</text:p>
            <text:p text:style-name="P357">0xA</text:p>
            <text:p text:style-name="P357">0xB</text:p>
            <text:p text:style-name="P357">0xC</text:p>
            <text:p text:style-name="P357">0xD</text:p>
            <text:p text:style-name="P357">0xE</text:p>
          </table:table-cell>
        </table:table-row>
      </table:table>
      <text:p text:style-name="P65"/>
      <text:p text:style-name="P62"/>
      <text:p text:style-name="P62"/>
      <text:p text:style-name="P62"/>
      <text:p text:style-name="P62"/>
      <text:p text:style-name="P62"/>
      <text:p text:style-name="P62"/>
      <text:p text:style-name="P62"/>
      <text:p text:style-name="P62">FLAGS Register</text:p>
      <table:table table:name="Table93" table:style-name="Table93">
        <table:table-column table:style-name="Table93.A"/>
        <table:table-column table:style-name="Table93.B"/>
        <table:table-column table:style-name="Table93.C"/>
        <table:table-column table:style-name="Table93.D"/>
        <table:table-row>
          <table:table-cell table:style-name="Table93.A1" office:value-type="string">
            <text:p text:style-name="P261">Bit</text:p>
          </table:table-cell>
          <table:table-cell table:style-name="Table93.A1" office:value-type="string">
            <text:p text:style-name="P261">Name</text:p>
          </table:table-cell>
          <table:table-cell table:style-name="Table93.A1" office:value-type="string">
            <text:p text:style-name="P261">Description</text:p>
          </table:table-cell>
          <table:table-cell table:style-name="Table93.D1" office:value-type="string">
            <text:p text:style-name="P262">Mode</text:p>
          </table:table-cell>
        </table:table-row>
        <table:table-row>
          <table:table-cell table:style-name="Table93.A2" office:value-type="string">
            <text:p text:style-name="P261">0</text:p>
          </table:table-cell>
          <table:table-cell table:style-name="Table93.A2" office:value-type="string">
            <text:p text:style-name="P261">ZF (Zero Flag)</text:p>
          </table:table-cell>
          <table:table-cell table:style-name="Table93.A2" office:value-type="string">
            <text:p text:style-name="P261">1 if operation results in zero</text:p>
            <text:p text:style-name="P261"><text:soft-page-break/>0 if operation does results in non-zero</text:p>
          </table:table-cell>
          <table:table-cell table:style-name="Table93.D2" office:value-type="string">
            <text:p text:style-name="P262">Protected <text:soft-page-break/>&amp; Privileged</text:p>
          </table:table-cell>
        </table:table-row>
        <table:table-row>
          <table:table-cell table:style-name="Table93.A2" office:value-type="string">
            <text:p text:style-name="P261">1</text:p>
          </table:table-cell>
          <table:table-cell table:style-name="Table93.A2" office:value-type="string">
            <text:p text:style-name="P261">OF (Overflow Flag)</text:p>
          </table:table-cell>
          <table:table-cell table:style-name="Table93.A2" office:value-type="string">
            <text:p text:style-name="P261">1 if an overflow has occurred</text:p>
            <text:p text:style-name="P261">0 if an overflow has not occurred</text:p>
          </table:table-cell>
          <table:table-cell table:style-name="Table93.D2" office:value-type="string">
            <text:p text:style-name="P262">Protected &amp; Privileged</text:p>
          </table:table-cell>
        </table:table-row>
        <table:table-row>
          <table:table-cell table:style-name="Table93.A2" office:value-type="string">
            <text:p text:style-name="P261">2</text:p>
          </table:table-cell>
          <table:table-cell table:style-name="Table93.A2" office:value-type="string">
            <text:p text:style-name="P261">SD (Stack Direction)</text:p>
          </table:table-cell>
          <table:table-cell table:style-name="Table93.A2" office:value-type="string">
            <text:p text:style-name="P261">1 if low to high memory.</text:p>
            <text:p text:style-name="P261">0 if high to low memory.</text:p>
          </table:table-cell>
          <table:table-cell table:style-name="Table93.D2" office:value-type="string">
            <text:p text:style-name="P262">Protected &amp; Privileged</text:p>
          </table:table-cell>
        </table:table-row>
        <table:table-row>
          <table:table-cell table:style-name="Table93.A2" office:value-type="string">
            <text:p text:style-name="P261">3</text:p>
          </table:table-cell>
          <table:table-cell table:style-name="Table93.A2" office:value-type="string">
            <text:p text:style-name="P261">GT (Greater Than)</text:p>
          </table:table-cell>
          <table:table-cell table:style-name="Table93.A2" office:value-type="string">
            <text:p text:style-name="P261">1 if comparison yielded greater than.</text:p>
            <text:p text:style-name="P261">0 if comparison did not yield greater than</text:p>
          </table:table-cell>
          <table:table-cell table:style-name="Table93.D2" office:value-type="string">
            <text:p text:style-name="P262">Protected &amp; Privileged</text:p>
          </table:table-cell>
        </table:table-row>
        <table:table-row>
          <table:table-cell table:style-name="Table93.A2" office:value-type="string">
            <text:p text:style-name="P261">4</text:p>
          </table:table-cell>
          <table:table-cell table:style-name="Table93.A2" office:value-type="string">
            <text:p text:style-name="P261">LT (Less Than)</text:p>
          </table:table-cell>
          <table:table-cell table:style-name="Table93.A2" office:value-type="string">
            <text:p text:style-name="P261">1 if comparison yielded less than.</text:p>
            <text:p text:style-name="P261">0 if comparison did not yield less than.</text:p>
          </table:table-cell>
          <table:table-cell table:style-name="Table93.D2" office:value-type="string">
            <text:p text:style-name="P262">Protected &amp; Privileged</text:p>
          </table:table-cell>
        </table:table-row>
        <table:table-row>
          <table:table-cell table:style-name="Table93.A2" office:value-type="string">
            <text:p text:style-name="P261">5</text:p>
          </table:table-cell>
          <table:table-cell table:style-name="Table93.A2" office:value-type="string">
            <text:p text:style-name="P263">NE (Negative)</text:p>
          </table:table-cell>
          <table:table-cell table:style-name="Table93.A2" office:value-type="string">
            <text:p text:style-name="P263">1 if operation resulted in a negative. </text:p>
            <text:p text:style-name="P263">0 if operation resulted in a positive.</text:p>
          </table:table-cell>
          <table:table-cell table:style-name="Table93.D2" office:value-type="string">
            <text:p text:style-name="P264">Protected &amp; Privileged</text:p>
          </table:table-cell>
        </table:table-row>
        <table:table-row>
          <table:table-cell table:style-name="Table93.A2" office:value-type="string">
            <text:p text:style-name="P261">6</text:p>
          </table:table-cell>
          <table:table-cell table:style-name="Table93.A2" office:value-type="string">
            <text:p text:style-name="P369">CA <text:span text:style-name="T60">(Carry)</text:span></text:p>
          </table:table-cell>
          <table:table-cell table:style-name="Table93.A2" office:value-type="string">
            <text:p text:style-name="P369">1 if operation resulted in a carry.</text:p>
            <text:p text:style-name="P369">0 if operation did not result in a carry.</text:p>
          </table:table-cell>
          <table:table-cell table:style-name="Table93.D2" office:value-type="string">
            <text:p text:style-name="P369">Protected &amp; Privileged</text:p>
          </table:table-cell>
        </table:table-row>
        <table:table-row>
          <table:table-cell table:style-name="Table93.A2" office:value-type="string">
            <text:p text:style-name="P261">7</text:p>
          </table:table-cell>
          <table:table-cell table:style-name="Table93.A2" office:value-type="string">
            <text:p text:style-name="P261">Not in use</text:p>
          </table:table-cell>
          <table:table-cell table:style-name="Table93.A2" office:value-type="string">
            <text:p text:style-name="P261">-</text:p>
          </table:table-cell>
          <table:table-cell table:style-name="Table93.D2" office:value-type="string">
            <text:p text:style-name="P261"/>
          </table:table-cell>
        </table:table-row>
        <table:table-row>
          <table:table-cell table:style-name="Table93.A2" office:value-type="string">
            <text:p text:style-name="P261">8</text:p>
          </table:table-cell>
          <table:table-cell table:style-name="Table93.A2" office:value-type="string">
            <text:p text:style-name="P261">Not in use</text:p>
          </table:table-cell>
          <table:table-cell table:style-name="Table93.A2" office:value-type="string">
            <text:p text:style-name="Table_20_Contents">-</text:p>
          </table:table-cell>
          <table:table-cell table:style-name="Table93.D2" office:value-type="string">
            <text:p text:style-name="Table_20_Contents"/>
          </table:table-cell>
        </table:table-row>
        <table:table-row>
          <table:table-cell table:style-name="Table93.A2" office:value-type="string">
            <text:p text:style-name="P261">9</text:p>
          </table:table-cell>
          <table:table-cell table:style-name="Table93.A2" office:value-type="string">
            <text:p text:style-name="P261">SI (Software Interrupt Enable)</text:p>
          </table:table-cell>
          <table:table-cell table:style-name="Table93.A2" office:value-type="string">
            <text:p text:style-name="P261">1 if software interrupts enabled.</text:p>
            <text:p text:style-name="P261">0 if software interrupts are not enabled.</text:p>
          </table:table-cell>
          <table:table-cell table:style-name="Table93.D2" office:value-type="string">
            <text:p text:style-name="P262">Privileged</text:p>
          </table:table-cell>
        </table:table-row>
        <table:table-row>
          <table:table-cell table:style-name="Table93.A2" office:value-type="string">
            <text:p text:style-name="P261">10</text:p>
          </table:table-cell>
          <table:table-cell table:style-name="Table93.A2" office:value-type="string">
            <text:p text:style-name="P261">HI (Hardware Interrupt Enable)</text:p>
          </table:table-cell>
          <table:table-cell table:style-name="Table93.A2" office:value-type="string">
            <text:p text:style-name="P261">1 if hardware interrupts enabled.</text:p>
            <text:p text:style-name="P261">0 if hardware interrupts are not enabled.</text:p>
          </table:table-cell>
          <table:table-cell table:style-name="Table93.D2" office:value-type="string">
            <text:p text:style-name="P262">Privileged</text:p>
          </table:table-cell>
        </table:table-row>
        <table:table-row>
          <table:table-cell table:style-name="Table93.A2" office:value-type="string">
            <text:p text:style-name="P261">11</text:p>
          </table:table-cell>
          <table:table-cell table:style-name="Table93.A2" office:value-type="string">
            <text:p text:style-name="P261">PE (Paging Enabled)</text:p>
          </table:table-cell>
          <table:table-cell table:style-name="Table93.A2" office:value-type="string">
            <text:p text:style-name="P261">1 if paging is enabled.</text:p>
            <text:p text:style-name="P261">0 if paging is disabled.</text:p>
          </table:table-cell>
          <table:table-cell table:style-name="Table93.D2" office:value-type="string">
            <text:p text:style-name="P262">Privileged</text:p>
          </table:table-cell>
        </table:table-row>
        <table:table-row>
          <table:table-cell table:style-name="Table93.A2" office:value-type="string">
            <text:p text:style-name="P261">12</text:p>
          </table:table-cell>
          <table:table-cell table:style-name="Table93.A2" office:value-type="string">
            <text:p text:style-name="P261">SE (Segmentation Enabled)</text:p>
          </table:table-cell>
          <table:table-cell table:style-name="Table93.A2" office:value-type="string">
            <text:p text:style-name="P261">1 if segmentation enabled.</text:p>
            <text:p text:style-name="P261">0 if segmentation disabled.</text:p>
          </table:table-cell>
          <table:table-cell table:style-name="Table93.D2" office:value-type="string">
            <text:p text:style-name="P262">Privileged</text:p>
          </table:table-cell>
        </table:table-row>
        <table:table-row>
          <table:table-cell table:style-name="Table93.A2" office:value-type="string">
            <text:p text:style-name="P261">13</text:p>
          </table:table-cell>
          <table:table-cell table:style-name="Table93.A2" office:value-type="string">
            <text:p text:style-name="P261">PR (Protected Mode)</text:p>
          </table:table-cell>
          <table:table-cell table:style-name="Table93.A2" office:value-type="string">
            <text:p text:style-name="P261">1 if protected mode enabled.</text:p>
            <text:p text:style-name="P261">0 if protected mode disabled.</text:p>
          </table:table-cell>
          <table:table-cell table:style-name="Table93.D2" office:value-type="string">
            <text:p text:style-name="P262">Privileged</text:p>
          </table:table-cell>
        </table:table-row>
        <table:table-row>
          <table:table-cell table:style-name="Table93.A2" office:value-type="string">
            <text:p text:style-name="P262">14</text:p>
          </table:table-cell>
          <table:table-cell table:style-name="Table93.A2" office:value-type="string">
            <text:p text:style-name="P262">PT (Protected Mode Preemption)</text:p>
          </table:table-cell>
          <table:table-cell table:style-name="Table93.A2" office:value-type="string">
            <text:p text:style-name="P262">1 if preemption enabled.</text:p>
            <text:p text:style-name="P262"><text:soft-page-break/>0 if preemption disabled.</text:p>
          </table:table-cell>
          <table:table-cell table:style-name="Table93.D2" office:value-type="string">
            <text:p text:style-name="P262">Privileged</text:p>
          </table:table-cell>
        </table:table-row>
        <table:table-row>
          <table:table-cell table:style-name="Table93.A2" office:value-type="string">
            <text:p text:style-name="P262">15</text:p>
          </table:table-cell>
          <table:table-cell table:style-name="Table93.A2" office:value-type="string">
            <text:p text:style-name="P262">RO (Read Only)</text:p>
          </table:table-cell>
          <table:table-cell table:style-name="Table93.A2" office:value-type="string">
            <text:p text:style-name="P262">1 to enable read only memory in protected mode (triggers fault if program attempts to use PUSH or STR.</text:p>
            <text:p text:style-name="P262">0 if read only memory is disabled.</text:p>
          </table:table-cell>
          <table:table-cell table:style-name="Table93.D2" office:value-type="string">
            <text:p text:style-name="P262">Privileged</text:p>
          </table:table-cell>
        </table:table-row>
        <table:table-row>
          <table:table-cell table:style-name="Table93.A2" office:value-type="string">
            <text:p text:style-name="P261">1<text:span text:style-name="T24">6</text:span></text:p>
          </table:table-cell>
          <table:table-cell table:style-name="Table93.A2" office:value-type="string">
            <text:p text:style-name="P261">FZ (Zero Fault)</text:p>
          </table:table-cell>
          <table:table-cell table:style-name="Table93.A2" office:value-type="string">
            <text:p text:style-name="P261">1 if attempt to divide by zero.</text:p>
            <text:p text:style-name="P261">0 if fault has not occurred.</text:p>
          </table:table-cell>
          <table:table-cell table:style-name="Table93.D2" office:value-type="string">
            <text:p text:style-name="P262">Privileged</text:p>
          </table:table-cell>
        </table:table-row>
        <table:table-row>
          <table:table-cell table:style-name="Table93.A2" office:value-type="string">
            <text:p text:style-name="P261">1<text:span text:style-name="T24">7</text:span></text:p>
          </table:table-cell>
          <table:table-cell table:style-name="Table93.A2" office:value-type="string">
            <text:p text:style-name="P261">IF (Invalid Instruction)</text:p>
          </table:table-cell>
          <table:table-cell table:style-name="Table93.A2" office:value-type="string">
            <text:p text:style-name="P261">1 if invalid instruction.</text:p>
            <text:p text:style-name="P261">0 if fault has not occurred.</text:p>
          </table:table-cell>
          <table:table-cell table:style-name="Table93.D2" office:value-type="string">
            <text:p text:style-name="P262">Privileged</text:p>
          </table:table-cell>
        </table:table-row>
        <table:table-row>
          <table:table-cell table:style-name="Table93.A2" office:value-type="string">
            <text:p text:style-name="P262">18</text:p>
          </table:table-cell>
          <table:table-cell table:style-name="Table93.A2" office:value-type="string">
            <text:p text:style-name="P262">FP (Floating point fault)</text:p>
          </table:table-cell>
          <table:table-cell table:style-name="Table93.A2" office:value-type="string">
            <text:p text:style-name="P262">1 if a floating point error occurred</text:p>
            <text:p text:style-name="P262">0 if fault has not occurred.</text:p>
          </table:table-cell>
          <table:table-cell table:style-name="Table93.D2" office:value-type="string">
            <text:p text:style-name="P262">Privileged</text:p>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row>
          <table:table-cell table:style-name="Table93.A2" office:value-type="string">
            <text:p text:style-name="Table_20_Contents"/>
          </table:table-cell>
          <table:table-cell table:style-name="Table93.A2" office:value-type="string">
            <text:p text:style-name="Table_20_Contents"/>
          </table:table-cell>
          <table:table-cell table:style-name="Table93.A2" office:value-type="string">
            <text:p text:style-name="Table_20_Contents"/>
          </table:table-cell>
          <table:table-cell table:style-name="Table93.D2" office:value-type="string">
            <text:p text:style-name="Table_20_Contents"/>
          </table:table-cell>
        </table:table-row>
      </table:table>
      <text:p text:style-name="P62"/>
      <text:p text:style-name="P63"/>
      <text:p text:style-name="P63">Flow Control Registers (privileged mode)</text:p>
      <table:table table:name="Table94" table:style-name="Table94">
        <table:table-column table:style-name="Table94.A"/>
        <table:table-column table:style-name="Table94.B"/>
        <table:table-row>
          <table:table-cell table:style-name="Table94.A1" office:value-type="string">
            <text:p text:style-name="P264">PRIN</text:p>
          </table:table-cell>
          <table:table-cell table:style-name="Table94.B1" office:value-type="string">
            <text:p text:style-name="P264">Preemption: Sets the total number of instructions to execute in protected mode before returning to privileged mode. </text:p>
          </table:table-cell>
        </table:table-row>
        <table:table-row>
          <table:table-cell table:style-name="Table94.A2" office:value-type="string">
            <text:p text:style-name="P264">PRRE</text:p>
          </table:table-cell>
          <table:table-cell table:style-name="Table94.B2" office:value-type="string">
            <text:p text:style-name="P264"><text:span text:style-name="T56">Protected</text:span> Mode Interrupt Return: Tells the VPU where to execute code after returning from <text:span text:style-name="T56">protected</text:span> mode.</text:p>
          </table:table-cell>
        </table:table-row>
        <table:table-row>
          <table:table-cell table:style-name="Table94.A2" office:value-type="string">
            <text:p text:style-name="P264">RETI</text:p>
          </table:table-cell>
          <table:table-cell table:style-name="Table94.B2" office:value-type="string">
            <text:p text:style-name="P264">Protected Mode Return Instruction Pointer: This register holds the address following the address in <text:soft-page-break/>which protected mode was interrupted.</text:p>
          </table:table-cell>
        </table:table-row>
      </table:table>
      <text:p text:style-name="P56"/>
      <text:p text:style-name="P63">MMU Control Registers (privileged mode)</text:p>
      <table:table table:name="Table95" table:style-name="Table95">
        <table:table-column table:style-name="Table95.A"/>
        <table:table-column table:style-name="Table95.B"/>
        <table:table-row>
          <table:table-cell table:style-name="Table95.A1" office:value-type="string">
            <text:p text:style-name="P360">VMSZ</text:p>
          </table:table-cell>
          <table:table-cell table:style-name="Table95.B1" office:value-type="string">
            <text:p text:style-name="P360">Virtual Memory Size (Specifies page size when paging is enabled)</text:p>
          </table:table-cell>
        </table:table-row>
        <table:table-row>
          <table:table-cell table:style-name="Table95.A2" office:value-type="string">
            <text:p text:style-name="P264">PRPF</text:p>
          </table:table-cell>
          <table:table-cell table:style-name="Table95.B2" office:value-type="string">
            <text:p text:style-name="P264">Page Fault Handler</text:p>
          </table:table-cell>
        </table:table-row>
        <table:table-row>
          <table:table-cell table:style-name="Table95.A2" office:value-type="string">
            <text:p text:style-name="P264">PR<text:span text:style-name="T46">TP</text:span></text:p>
          </table:table-cell>
          <table:table-cell table:style-name="Table95.B2" office:value-type="string">
            <text:p text:style-name="P360">Virtual Memory Table</text:p>
          </table:table-cell>
        </table:table-row>
        <table:table-row>
          <table:table-cell table:style-name="Table95.A2" office:value-type="string">
            <text:p text:style-name="P264">PRSF</text:p>
          </table:table-cell>
          <table:table-cell table:style-name="Table95.B2" office:value-type="string">
            <text:p text:style-name="P264">Segmentation Fault Pointer</text:p>
          </table:table-cell>
        </table:table-row>
        <table:table-row>
          <table:table-cell table:style-name="Table95.A2" office:value-type="string">
            <text:p text:style-name="P264">HVEC</text:p>
          </table:table-cell>
          <table:table-cell table:style-name="Table95.B2" office:value-type="string">
            <text:p text:style-name="P264">Hardware Interrupt Vector Table</text:p>
          </table:table-cell>
        </table:table-row>
        <table:table-row>
          <table:table-cell table:style-name="Table95.A2" office:value-type="string">
            <text:p text:style-name="P264">SVEC</text:p>
          </table:table-cell>
          <table:table-cell table:style-name="Table95.B2" office:value-type="string">
            <text:p text:style-name="P264">Software Interrupt Vector Table</text:p>
          </table:table-cell>
        </table:table-row>
        <table:table-row>
          <table:table-cell table:style-name="Table95.A2" office:value-type="string">
            <text:p text:style-name="P264">MMIO</text:p>
          </table:table-cell>
          <table:table-cell table:style-name="Table95.B2" office:value-type="string">
            <text:p text:style-name="P264">Memory Mapped IO Region</text:p>
          </table:table-cell>
        </table:table-row>
      </table:table>
      <text:p text:style-name="P63"><text:tab/><text:tab/><text:tab/></text:p>
      <text:p text:style-name="P63"/>
      <text:p text:style-name="P63"/>
      <text:p text:style-name="P63"/>
      <text:p text:style-name="P60">Physical Register Mappings</text:p>
      <text:p text:style-name="P60"/>
      <text:p text:style-name="P66">ARM</text:p>
      <table:table table:name="Table140" table:style-name="Table140">
        <table:table-column table:style-name="Table140.A"/>
        <table:table-column table:style-name="Table140.B"/>
        <table:table-row>
          <table:table-cell table:style-name="Table140.A1" office:value-type="string">
            <text:p text:style-name="P361">R0</text:p>
          </table:table-cell>
          <table:table-cell table:style-name="Table140.B1" office:value-type="string">
            <text:p text:style-name="P361">Instruction Register</text:p>
          </table:table-cell>
        </table:table-row>
        <table:table-row>
          <table:table-cell table:style-name="Table140.A2" office:value-type="string">
            <text:p text:style-name="P361">R1</text:p>
          </table:table-cell>
          <table:table-cell table:style-name="Table140.B2" office:value-type="string">
            <text:p text:style-name="P361">Read 0</text:p>
          </table:table-cell>
        </table:table-row>
        <table:table-row>
          <table:table-cell table:style-name="Table140.A2" office:value-type="string">
            <text:p text:style-name="P361">R2</text:p>
          </table:table-cell>
          <table:table-cell table:style-name="Table140.B2" office:value-type="string">
            <text:p text:style-name="P361">Read 1</text:p>
          </table:table-cell>
        </table:table-row>
        <table:table-row>
          <table:table-cell table:style-name="Table140.A2" office:value-type="string">
            <text:p text:style-name="P361">R3</text:p>
          </table:table-cell>
          <table:table-cell table:style-name="Table140.B2" office:value-type="string">
            <text:p text:style-name="P361">Write 0</text:p>
          </table:table-cell>
        </table:table-row>
        <table:table-row>
          <table:table-cell table:style-name="Table140.A2" office:value-type="string">
            <text:p text:style-name="P361">R4</text:p>
          </table:table-cell>
          <table:table-cell table:style-name="Table140.B2" office:value-type="string">
            <text:p text:style-name="P361">Write 1</text:p>
          </table:table-cell>
        </table:table-row>
        <table:table-row>
          <table:table-cell table:style-name="Table140.A2" office:value-type="string">
            <text:p text:style-name="P361">R5</text:p>
          </table:table-cell>
          <table:table-cell table:style-name="Table140.B2" office:value-type="string">
            <text:p text:style-name="P361">FLAGS</text:p>
          </table:table-cell>
        </table:table-row>
        <table:table-row>
          <table:table-cell table:style-name="Table140.A2" office:value-type="string">
            <text:p text:style-name="P361">R6</text:p>
          </table:table-cell>
          <table:table-cell table:style-name="Table140.B2" office:value-type="string">
            <text:p text:style-name="P361">RW1</text:p>
          </table:table-cell>
        </table:table-row>
        <table:table-row>
          <table:table-cell table:style-name="Table140.A2" office:value-type="string">
            <text:p text:style-name="P361">R7</text:p>
          </table:table-cell>
          <table:table-cell table:style-name="Table140.B2" office:value-type="string">
            <text:p text:style-name="P361">RW2</text:p>
          </table:table-cell>
        </table:table-row>
        <table:table-row>
          <table:table-cell table:style-name="Table140.A2" office:value-type="string">
            <text:p text:style-name="P361">R8</text:p>
          </table:table-cell>
          <table:table-cell table:style-name="Table140.B2" office:value-type="string">
            <text:p text:style-name="P361">RW3</text:p>
          </table:table-cell>
        </table:table-row>
        <table:table-row>
          <table:table-cell table:style-name="Table140.A2" office:value-type="string">
            <text:p text:style-name="P361">R9</text:p>
          </table:table-cell>
          <table:table-cell table:style-name="Table140.B2" office:value-type="string">
            <text:p text:style-name="P361">RW4</text:p>
          </table:table-cell>
        </table:table-row>
        <table:table-row>
          <table:table-cell table:style-name="Table140.A2" office:value-type="string">
            <text:p text:style-name="P361">R10</text:p>
          </table:table-cell>
          <table:table-cell table:style-name="Table140.B2" office:value-type="string">
            <text:p text:style-name="P361">RW5</text:p>
          </table:table-cell>
        </table:table-row>
        <table:table-row>
          <table:table-cell table:style-name="Table140.A2" office:value-type="string">
            <text:p text:style-name="P361">R11</text:p>
          </table:table-cell>
          <table:table-cell table:style-name="Table140.B2" office:value-type="string">
            <text:p text:style-name="P375">Memory</text:p>
          </table:table-cell>
        </table:table-row>
        <table:table-row>
          <table:table-cell table:style-name="Table140.A2" office:value-type="string">
            <text:p text:style-name="P361">R12</text:p>
          </table:table-cell>
          <table:table-cell table:style-name="Table140.B2" office:value-type="string">
            <text:p text:style-name="P370">VPU Vector</text:p>
          </table:table-cell>
        </table:table-row>
        <table:table-row>
          <table:table-cell table:style-name="Table140.A2" office:value-type="string">
            <text:p text:style-name="P361">R13</text:p>
          </table:table-cell>
          <table:table-cell table:style-name="Table140.B2" office:value-type="string">
            <text:p text:style-name="P361">CWS</text:p>
          </table:table-cell>
        </table:table-row>
        <table:table-row>
          <table:table-cell table:style-name="Table140.A2" office:value-type="string">
            <text:p text:style-name="P361">R14</text:p>
          </table:table-cell>
          <table:table-cell table:style-name="Table140.B2" office:value-type="string">
            <text:p text:style-name="P366">PRIN</text:p>
          </table:table-cell>
        </table:table-row>
      </table:table>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Intel x86</text:p>
      <table:table table:name="Table141" table:style-name="Table141">
        <table:table-column table:style-name="Table141.A"/>
        <table:table-column table:style-name="Table141.B"/>
        <table:table-row>
          <table:table-cell table:style-name="Table141.A1" office:value-type="string">
            <text:p text:style-name="P361">EDI</text:p>
          </table:table-cell>
          <table:table-cell table:style-name="Table141.B1" office:value-type="string">
            <text:p text:style-name="P361">Instruction Register</text:p>
          </table:table-cell>
        </table:table-row>
        <table:table-row>
          <table:table-cell table:style-name="Table141.A2" office:value-type="string">
            <text:p text:style-name="P361">EBX</text:p>
          </table:table-cell>
          <table:table-cell table:style-name="Table141.B2" office:value-type="string">
            <text:p text:style-name="P361">Read 0</text:p>
          </table:table-cell>
        </table:table-row>
        <table:table-row>
          <table:table-cell table:style-name="Table141.A2" office:value-type="string">
            <text:p text:style-name="P361">ECX</text:p>
          </table:table-cell>
          <table:table-cell table:style-name="Table141.B2" office:value-type="string">
            <text:p text:style-name="P361">Read 1</text:p>
          </table:table-cell>
        </table:table-row>
        <table:table-row>
          <table:table-cell table:style-name="Table141.A2" office:value-type="string">
            <text:p text:style-name="P361">EAX</text:p>
          </table:table-cell>
          <table:table-cell table:style-name="Table141.B2" office:value-type="string">
            <text:p text:style-name="P361">Write 0</text:p>
          </table:table-cell>
        </table:table-row>
        <table:table-row>
          <table:table-cell table:style-name="Table141.A2" office:value-type="string">
            <text:p text:style-name="P361">EDX</text:p>
          </table:table-cell>
          <table:table-cell table:style-name="Table141.B2" office:value-type="string">
            <text:p text:style-name="P361">Write 1</text:p>
          </table:table-cell>
        </table:table-row>
        <table:table-row>
          <table:table-cell table:style-name="Table141.A2" office:value-type="string">
            <text:p text:style-name="P361">ESI</text:p>
          </table:table-cell>
          <table:table-cell table:style-name="Table141.B2" office:value-type="string">
            <text:p text:style-name="P361">FLAGS</text:p>
          </table:table-cell>
        </table:table-row>
        <table:table-row>
          <table:table-cell table:style-name="Table141.A2" office:value-type="string">
            <text:p text:style-name="P361">R8<text:span text:style-name="T54">D</text:span></text:p>
          </table:table-cell>
          <table:table-cell table:style-name="Table141.B2" office:value-type="string">
            <text:p text:style-name="P361">RW1</text:p>
          </table:table-cell>
        </table:table-row>
        <table:table-row>
          <table:table-cell table:style-name="Table141.A2" office:value-type="string">
            <text:p text:style-name="P361">R9<text:span text:style-name="T54">D</text:span></text:p>
          </table:table-cell>
          <table:table-cell table:style-name="Table141.B2" office:value-type="string">
            <text:p text:style-name="P361">RW2</text:p>
          </table:table-cell>
        </table:table-row>
        <table:table-row>
          <table:table-cell table:style-name="Table141.A2" office:value-type="string">
            <text:p text:style-name="P361">R10<text:span text:style-name="T54">D</text:span></text:p>
          </table:table-cell>
          <table:table-cell table:style-name="Table141.B2" office:value-type="string">
            <text:p text:style-name="P361">RW3</text:p>
          </table:table-cell>
        </table:table-row>
        <table:table-row>
          <table:table-cell table:style-name="Table141.A2" office:value-type="string">
            <text:p text:style-name="P361">R11<text:span text:style-name="T54">D</text:span></text:p>
          </table:table-cell>
          <table:table-cell table:style-name="Table141.B2" office:value-type="string">
            <text:p text:style-name="P361">RW4</text:p>
          </table:table-cell>
        </table:table-row>
        <table:table-row>
          <table:table-cell table:style-name="Table141.A2" office:value-type="string">
            <text:p text:style-name="P361">R12<text:span text:style-name="T54">D</text:span></text:p>
          </table:table-cell>
          <table:table-cell table:style-name="Table141.B2" office:value-type="string">
            <text:p text:style-name="P361">RW5</text:p>
          </table:table-cell>
        </table:table-row>
        <table:table-row>
          <table:table-cell table:style-name="Table141.A2" office:value-type="string">
            <text:p text:style-name="P361">R13<text:span text:style-name="T54">D</text:span></text:p>
          </table:table-cell>
          <table:table-cell table:style-name="Table141.B2" office:value-type="string">
            <text:p text:style-name="P376">Memory</text:p>
          </table:table-cell>
        </table:table-row>
        <table:table-row>
          <table:table-cell table:style-name="Table141.A2" office:value-type="string">
            <text:p text:style-name="P361">R14<text:span text:style-name="T54">D</text:span></text:p>
          </table:table-cell>
          <table:table-cell table:style-name="Table141.B2" office:value-type="string">
            <text:p text:style-name="P371">VPU Vector</text:p>
          </table:table-cell>
        </table:table-row>
        <table:table-row>
          <table:table-cell table:style-name="Table141.A2" office:value-type="string">
            <text:p text:style-name="P361">ESP</text:p>
          </table:table-cell>
          <table:table-cell table:style-name="Table141.B2" office:value-type="string">
            <text:p text:style-name="P361">CWS</text:p>
          </table:table-cell>
        </table:table-row>
        <table:table-row>
          <table:table-cell table:style-name="Table141.A2" office:value-type="string">
            <text:p text:style-name="P361">R15<text:span text:style-name="T54">D</text:span></text:p>
          </table:table-cell>
          <table:table-cell table:style-name="Table141.B2" office:value-type="string">
            <text:p text:style-name="P366">PRIN</text:p>
          </table:table-cell>
        </table:table-row>
      </table:table>
      <text:p text:style-name="P66"/>
      <text:p text:style-name="P66"/>
      <text:p text:style-name="P67">Intel x86_64</text:p>
      <text:p text:style-name="P67"/>
      <table:table table:name="Table146" table:style-name="Table146">
        <table:table-column table:style-name="Table146.A"/>
        <table:table-column table:style-name="Table146.B"/>
        <table:table-row>
          <table:table-cell table:style-name="Table146.A1" office:value-type="string">
            <text:p text:style-name="P363">RDI</text:p>
          </table:table-cell>
          <table:table-cell table:style-name="Table146.B1" office:value-type="string">
            <text:p text:style-name="P362">Instruction Register</text:p>
          </table:table-cell>
        </table:table-row>
        <table:table-row>
          <table:table-cell table:style-name="Table146.A2" office:value-type="string">
            <text:p text:style-name="P363">RBX</text:p>
          </table:table-cell>
          <table:table-cell table:style-name="Table146.B2" office:value-type="string">
            <text:p text:style-name="P362">Read 0</text:p>
          </table:table-cell>
        </table:table-row>
        <table:table-row>
          <table:table-cell table:style-name="Table146.A2" office:value-type="string">
            <text:p text:style-name="P362"><text:span text:style-name="T54">R</text:span>CX</text:p>
          </table:table-cell>
          <table:table-cell table:style-name="Table146.B2" office:value-type="string">
            <text:p text:style-name="P362">Read 1</text:p>
          </table:table-cell>
        </table:table-row>
        <table:table-row>
          <table:table-cell table:style-name="Table146.A2" office:value-type="string">
            <text:p text:style-name="P363">RAX</text:p>
          </table:table-cell>
          <table:table-cell table:style-name="Table146.B2" office:value-type="string">
            <text:p text:style-name="P362">Write 0</text:p>
          </table:table-cell>
        </table:table-row>
        <table:table-row>
          <table:table-cell table:style-name="Table146.A2" office:value-type="string">
            <text:p text:style-name="P362"><text:span text:style-name="T55">R</text:span>DX</text:p>
          </table:table-cell>
          <table:table-cell table:style-name="Table146.B2" office:value-type="string">
            <text:p text:style-name="P362">Write 1</text:p>
          </table:table-cell>
        </table:table-row>
        <table:table-row>
          <table:table-cell table:style-name="Table146.A2" office:value-type="string">
            <text:p text:style-name="P362"><text:span text:style-name="T54">R</text:span>SI</text:p>
          </table:table-cell>
          <table:table-cell table:style-name="Table146.B2" office:value-type="string">
            <text:p text:style-name="P362">FLAGS</text:p>
          </table:table-cell>
        </table:table-row>
        <table:table-row>
          <table:table-cell table:style-name="Table146.A2" office:value-type="string">
            <text:p text:style-name="P362">R8</text:p>
          </table:table-cell>
          <table:table-cell table:style-name="Table146.B2" office:value-type="string">
            <text:p text:style-name="P362">RW1</text:p>
          </table:table-cell>
        </table:table-row>
        <table:table-row>
          <table:table-cell table:style-name="Table146.A2" office:value-type="string">
            <text:p text:style-name="P362">R9</text:p>
          </table:table-cell>
          <table:table-cell table:style-name="Table146.B2" office:value-type="string">
            <text:p text:style-name="P362">RW2</text:p>
          </table:table-cell>
        </table:table-row>
        <table:table-row>
          <table:table-cell table:style-name="Table146.A2" office:value-type="string">
            <text:p text:style-name="P362">R10</text:p>
          </table:table-cell>
          <table:table-cell table:style-name="Table146.B2" office:value-type="string">
            <text:p text:style-name="P362">RW3</text:p>
          </table:table-cell>
        </table:table-row>
        <table:table-row>
          <table:table-cell table:style-name="Table146.A2" office:value-type="string">
            <text:p text:style-name="P362">R11</text:p>
          </table:table-cell>
          <table:table-cell table:style-name="Table146.B2" office:value-type="string">
            <text:p text:style-name="P362">RW4</text:p>
          </table:table-cell>
        </table:table-row>
        <table:table-row>
          <table:table-cell table:style-name="Table146.A2" office:value-type="string">
            <text:p text:style-name="P362">R12</text:p>
          </table:table-cell>
          <table:table-cell table:style-name="Table146.B2" office:value-type="string">
            <text:p text:style-name="P362">RW5</text:p>
          </table:table-cell>
        </table:table-row>
        <table:table-row>
          <table:table-cell table:style-name="Table146.A2" office:value-type="string">
            <text:p text:style-name="P362">R13</text:p>
          </table:table-cell>
          <table:table-cell table:style-name="Table146.B2" office:value-type="string">
            <text:p text:style-name="P377">Memory</text:p>
          </table:table-cell>
        </table:table-row>
        <text:soft-page-break/>
        <table:table-row>
          <table:table-cell table:style-name="Table146.A2" office:value-type="string">
            <text:p text:style-name="P362">R14</text:p>
          </table:table-cell>
          <table:table-cell table:style-name="Table146.B2" office:value-type="string">
            <text:p text:style-name="P372">VPU Vector</text:p>
          </table:table-cell>
        </table:table-row>
        <table:table-row>
          <table:table-cell table:style-name="Table146.A2" office:value-type="string">
            <text:p text:style-name="P362"><text:span text:style-name="T54">R</text:span>SP</text:p>
          </table:table-cell>
          <table:table-cell table:style-name="Table146.B2" office:value-type="string">
            <text:p text:style-name="P362">C<text:span text:style-name="T56">D</text:span>S</text:p>
          </table:table-cell>
        </table:table-row>
        <table:table-row>
          <table:table-cell table:style-name="Table146.A2" office:value-type="string">
            <text:p text:style-name="P362">R15</text:p>
          </table:table-cell>
          <table:table-cell table:style-name="Table146.B2" office:value-type="string">
            <text:p text:style-name="P366">PRIN</text:p>
          </table:table-cell>
        </table:table-row>
      </table:table>
      <text:p text:style-name="P64"/>
      <text:p text:style-name="P57"/>
      <text:p text:style-name="P68">VPU Vector (32 bit systems)</text:p>
      <table:table table:name="Table147" table:style-name="Table147">
        <table:table-column table:style-name="Table147.A" table:number-columns-repeated="3"/>
        <table:table-row>
          <table:table-cell table:style-name="Table147.A1" office:value-type="string">
            <text:p text:style-name="P251">Index</text:p>
          </table:table-cell>
          <table:table-cell table:style-name="Table147.A1" office:value-type="string">
            <text:p text:style-name="P251">Item</text:p>
          </table:table-cell>
          <table:table-cell table:style-name="Table147.C1" office:value-type="string">
            <text:p text:style-name="P251">Description</text:p>
          </table:table-cell>
        </table:table-row>
        <table:table-row>
          <table:table-cell table:style-name="Table147.A2" office:value-type="string">
            <text:p text:style-name="P385">0</text:p>
          </table:table-cell>
          <table:table-cell table:style-name="Table147.A2" office:value-type="string">
            <text:p text:style-name="P385">RS1</text:p>
          </table:table-cell>
          <table:table-cell table:style-name="Table147.C2" office:value-type="string">
            <text:p text:style-name="P385">Register Store 1</text:p>
          </table:table-cell>
        </table:table-row>
        <table:table-row>
          <table:table-cell table:style-name="Table147.A2" office:value-type="string">
            <text:p text:style-name="P385">4</text:p>
          </table:table-cell>
          <table:table-cell table:style-name="Table147.A2" office:value-type="string">
            <text:p text:style-name="P385">RS2</text:p>
          </table:table-cell>
          <table:table-cell table:style-name="Table147.C2" office:value-type="string">
            <text:p text:style-name="P385">Register Store 2</text:p>
          </table:table-cell>
        </table:table-row>
        <table:table-row>
          <table:table-cell table:style-name="Table147.A2" office:value-type="string">
            <text:p text:style-name="P385">8</text:p>
          </table:table-cell>
          <table:table-cell table:style-name="Table147.A2" office:value-type="string">
            <text:p text:style-name="P385">RS3</text:p>
          </table:table-cell>
          <table:table-cell table:style-name="Table147.C2" office:value-type="string">
            <text:p text:style-name="P385">Register Store 3</text:p>
          </table:table-cell>
        </table:table-row>
        <table:table-row>
          <table:table-cell table:style-name="Table147.A2" office:value-type="string">
            <text:p text:style-name="P385">12</text:p>
          </table:table-cell>
          <table:table-cell table:style-name="Table147.A2" office:value-type="string">
            <text:p text:style-name="P385">RS4</text:p>
          </table:table-cell>
          <table:table-cell table:style-name="Table147.C2" office:value-type="string">
            <text:p text:style-name="P385">Register Store 4</text:p>
          </table:table-cell>
        </table:table-row>
        <table:table-row>
          <table:table-cell table:style-name="Table147.A2" office:value-type="string">
            <text:p text:style-name="P385">16</text:p>
          </table:table-cell>
          <table:table-cell table:style-name="Table147.A2" office:value-type="string">
            <text:p text:style-name="P385">RS5</text:p>
          </table:table-cell>
          <table:table-cell table:style-name="Table147.C2" office:value-type="string">
            <text:p text:style-name="P385">Register Store 5</text:p>
          </table:table-cell>
        </table:table-row>
        <table:table-row>
          <table:table-cell table:style-name="Table147.A2" office:value-type="string">
            <text:p text:style-name="P385">20</text:p>
          </table:table-cell>
          <table:table-cell table:style-name="Table147.A2" office:value-type="string">
            <text:p text:style-name="P385">RS6</text:p>
          </table:table-cell>
          <table:table-cell table:style-name="Table147.C2" office:value-type="string">
            <text:p text:style-name="P385">Register Store 6</text:p>
          </table:table-cell>
        </table:table-row>
        <table:table-row>
          <table:table-cell table:style-name="Table147.A2" office:value-type="string">
            <text:p text:style-name="P385">24</text:p>
          </table:table-cell>
          <table:table-cell table:style-name="Table147.A2" office:value-type="string">
            <text:p text:style-name="P385">RS7</text:p>
          </table:table-cell>
          <table:table-cell table:style-name="Table147.C2" office:value-type="string">
            <text:p text:style-name="P385">Register Store 7</text:p>
          </table:table-cell>
        </table:table-row>
        <table:table-row>
          <table:table-cell table:style-name="Table147.A2" office:value-type="string">
            <text:p text:style-name="P385">28</text:p>
          </table:table-cell>
          <table:table-cell table:style-name="Table147.A2" office:value-type="string">
            <text:p text:style-name="P385">RS8</text:p>
          </table:table-cell>
          <table:table-cell table:style-name="Table147.C2" office:value-type="string">
            <text:p text:style-name="P385">Register Store 8</text:p>
          </table:table-cell>
        </table:table-row>
        <table:table-row>
          <table:table-cell table:style-name="Table147.A2" office:value-type="string">
            <text:p text:style-name="P385">32</text:p>
          </table:table-cell>
          <table:table-cell table:style-name="Table147.A2" office:value-type="string">
            <text:p text:style-name="P385">RS9</text:p>
          </table:table-cell>
          <table:table-cell table:style-name="Table147.C2" office:value-type="string">
            <text:p text:style-name="P385">Register Store 9</text:p>
          </table:table-cell>
        </table:table-row>
        <table:table-row>
          <table:table-cell table:style-name="Table147.A2" office:value-type="string">
            <text:p text:style-name="P386">36</text:p>
          </table:table-cell>
          <table:table-cell table:style-name="Table147.A2" office:value-type="string">
            <text:p text:style-name="P386">RS10</text:p>
          </table:table-cell>
          <table:table-cell table:style-name="Table147.C2" office:value-type="string">
            <text:p text:style-name="P386">Register Store 10</text:p>
          </table:table-cell>
        </table:table-row>
        <table:table-row>
          <table:table-cell table:style-name="Table147.A2" office:value-type="string">
            <text:p text:style-name="P386">40</text:p>
          </table:table-cell>
          <table:table-cell table:style-name="Table147.A2" office:value-type="string">
            <text:p text:style-name="P386">RS11</text:p>
          </table:table-cell>
          <table:table-cell table:style-name="Table147.C2" office:value-type="string">
            <text:p text:style-name="P386">Register Store 11</text:p>
          </table:table-cell>
        </table:table-row>
        <table:table-row>
          <table:table-cell table:style-name="Table147.A2" office:value-type="string">
            <text:p text:style-name="P386">44</text:p>
          </table:table-cell>
          <table:table-cell table:style-name="Table147.A2" office:value-type="string">
            <text:p text:style-name="P386">RS12</text:p>
          </table:table-cell>
          <table:table-cell table:style-name="Table147.C2" office:value-type="string">
            <text:p text:style-name="P386">Register Store 12</text:p>
          </table:table-cell>
        </table:table-row>
        <table:table-row>
          <table:table-cell table:style-name="Table147.A2" office:value-type="string">
            <text:p text:style-name="P386">48</text:p>
          </table:table-cell>
          <table:table-cell table:style-name="Table147.A2" office:value-type="string">
            <text:p text:style-name="P386">RS13</text:p>
          </table:table-cell>
          <table:table-cell table:style-name="Table147.C2" office:value-type="string">
            <text:p text:style-name="P386">Register Store 13</text:p>
          </table:table-cell>
        </table:table-row>
        <table:table-row>
          <table:table-cell table:style-name="Table147.A2" office:value-type="string">
            <text:p text:style-name="P386">52</text:p>
          </table:table-cell>
          <table:table-cell table:style-name="Table147.A2" office:value-type="string">
            <text:p text:style-name="P386">RS14</text:p>
          </table:table-cell>
          <table:table-cell table:style-name="Table147.C2" office:value-type="string">
            <text:p text:style-name="P386">Register Store 14</text:p>
          </table:table-cell>
        </table:table-row>
        <table:table-row>
          <table:table-cell table:style-name="Table147.A2" office:value-type="string">
            <text:p text:style-name="P386">56</text:p>
          </table:table-cell>
          <table:table-cell table:style-name="Table147.A2" office:value-type="string">
            <text:p text:style-name="P386">RS15</text:p>
          </table:table-cell>
          <table:table-cell table:style-name="Table147.C2" office:value-type="string">
            <text:p text:style-name="P386">Register Store 15</text:p>
          </table:table-cell>
        </table:table-row>
        <table:table-row>
          <table:table-cell table:style-name="Table147.A2" office:value-type="string">
            <text:p text:style-name="P386">60</text:p>
          </table:table-cell>
          <table:table-cell table:style-name="Table147.A2" office:value-type="string">
            <text:p text:style-name="P386">RS16</text:p>
          </table:table-cell>
          <table:table-cell table:style-name="Table147.C2" office:value-type="string">
            <text:p text:style-name="P386">Register Store 16</text:p>
          </table:table-cell>
        </table:table-row>
        <table:table-row>
          <table:table-cell table:style-name="Table147.A2" office:value-type="string">
            <text:p text:style-name="P365"><text:span text:style-name="T76">64</text:span> – 10<text:span text:style-name="T77">88</text:span></text:p>
          </table:table-cell>
          <table:table-cell table:style-name="Table147.A2" office:value-type="string">
            <text:p text:style-name="P365">Opcodes</text:p>
          </table:table-cell>
          <table:table-cell table:style-name="Table147.C2" office:value-type="string">
            <text:p text:style-name="P365">Opcode Mappings</text:p>
          </table:table-cell>
        </table:table-row>
        <table:table-row>
          <table:table-cell table:style-name="Table147.A2" office:value-type="string">
            <text:p text:style-name="P384">109<text:span text:style-name="T77">2</text:span></text:p>
          </table:table-cell>
          <table:table-cell table:style-name="Table147.A2" office:value-type="string">
            <text:p text:style-name="P365">IP</text:p>
          </table:table-cell>
          <table:table-cell table:style-name="Table147.C2" office:value-type="string">
            <text:p text:style-name="P365">Instruction Pointer <text:span text:style-name="T57">Register</text:span></text:p>
          </table:table-cell>
        </table:table-row>
        <table:table-row>
          <table:table-cell table:style-name="Table147.A2" office:value-type="string">
            <text:p text:style-name="P386">1096</text:p>
          </table:table-cell>
          <table:table-cell table:style-name="Table147.A2" office:value-type="string">
            <text:p text:style-name="P365">HVEC</text:p>
          </table:table-cell>
          <table:table-cell table:style-name="Table147.C2" office:value-type="string">
            <text:p text:style-name="P365">Hardware Interrupt Vector Table <text:span text:style-name="T57">Register</text:span></text:p>
          </table:table-cell>
        </table:table-row>
        <table:table-row>
          <table:table-cell table:style-name="Table147.A2" office:value-type="string">
            <text:p text:style-name="P384">1100</text:p>
          </table:table-cell>
          <table:table-cell table:style-name="Table147.A2" office:value-type="string">
            <text:p text:style-name="P365">SVEC</text:p>
          </table:table-cell>
          <table:table-cell table:style-name="Table147.C2" office:value-type="string">
            <text:p text:style-name="P365">Software Interrupt Vector Table <text:span text:style-name="T57">Register</text:span></text:p>
          </table:table-cell>
        </table:table-row>
        <table:table-row>
          <table:table-cell table:style-name="Table147.A2" office:value-type="string">
            <text:p text:style-name="P384">1104</text:p>
          </table:table-cell>
          <table:table-cell table:style-name="Table147.A2" office:value-type="string">
            <text:p text:style-name="P382">MMIO</text:p>
          </table:table-cell>
          <table:table-cell table:style-name="Table147.C2" office:value-type="string">
            <text:p text:style-name="P382">Memory Mapped IO Region Register</text:p>
          </table:table-cell>
        </table:table-row>
        <table:table-row>
          <table:table-cell table:style-name="Table147.A2" office:value-type="string">
            <text:p text:style-name="P384">1108</text:p>
          </table:table-cell>
          <table:table-cell table:style-name="Table147.A2" office:value-type="string">
            <text:p text:style-name="P382">PRRE</text:p>
          </table:table-cell>
          <table:table-cell table:style-name="Table147.C2" office:value-type="string">
            <text:p text:style-name="P382">Protected Mode Return Pointer Register</text:p>
          </table:table-cell>
        </table:table-row>
        <table:table-row>
          <table:table-cell table:style-name="Table147.A2" office:value-type="string">
            <text:p text:style-name="P384">1112</text:p>
          </table:table-cell>
          <table:table-cell table:style-name="Table147.A2" office:value-type="string">
            <text:p text:style-name="P382">RETI</text:p>
          </table:table-cell>
          <table:table-cell table:style-name="Table147.C2" office:value-type="string">
            <text:p text:style-name="P382">Protected Mode Instruction Pointer Register</text:p>
          </table:table-cell>
        </table:table-row>
        <table:table-row>
          <table:table-cell table:style-name="Table147.A2" office:value-type="string">
            <text:p text:style-name="P384">1116</text:p>
          </table:table-cell>
          <table:table-cell table:style-name="Table147.A2" office:value-type="string">
            <text:p text:style-name="P382">VMSZ</text:p>
          </table:table-cell>
          <table:table-cell table:style-name="Table147.C2" office:value-type="string">
            <text:p text:style-name="P382">Virtual Memory Size Register</text:p>
          </table:table-cell>
        </table:table-row>
        <table:table-row>
          <table:table-cell table:style-name="Table147.A2" office:value-type="string">
            <text:p text:style-name="P384">1120</text:p>
          </table:table-cell>
          <table:table-cell table:style-name="Table147.A2" office:value-type="string">
            <text:p text:style-name="P382">PRPF</text:p>
          </table:table-cell>
          <table:table-cell table:style-name="Table147.C2" office:value-type="string">
            <text:p text:style-name="P382">Page Fault Handler Register</text:p>
          </table:table-cell>
        </table:table-row>
        <text:soft-page-break/>
        <table:table-row>
          <table:table-cell table:style-name="Table147.A2" office:value-type="string">
            <text:p text:style-name="P384">1124</text:p>
          </table:table-cell>
          <table:table-cell table:style-name="Table147.A2" office:value-type="string">
            <text:p text:style-name="P382">PRTP</text:p>
          </table:table-cell>
          <table:table-cell table:style-name="Table147.C2" office:value-type="string">
            <text:p text:style-name="P382">Virtual Memory Table Register</text:p>
          </table:table-cell>
        </table:table-row>
        <table:table-row>
          <table:table-cell table:style-name="Table147.A2" office:value-type="string">
            <text:p text:style-name="P384">1128</text:p>
          </table:table-cell>
          <table:table-cell table:style-name="Table147.A2" office:value-type="string">
            <text:p text:style-name="P382">PRSF</text:p>
          </table:table-cell>
          <table:table-cell table:style-name="Table147.C2" office:value-type="string">
            <text:p text:style-name="P382">Segment Fault Pointer Register</text:p>
          </table:table-cell>
        </table:table-row>
        <table:table-row>
          <table:table-cell table:style-name="Table147.A2" office:value-type="string">
            <text:p text:style-name="P384">1132</text:p>
          </table:table-cell>
          <table:table-cell table:style-name="Table147.A2" office:value-type="string">
            <text:p text:style-name="P366">RW8</text:p>
          </table:table-cell>
          <table:table-cell table:style-name="Table147.C2" office:value-type="string">
            <text:p text:style-name="P366">General Register 8</text:p>
          </table:table-cell>
        </table:table-row>
        <table:table-row>
          <table:table-cell table:style-name="Table147.A2" office:value-type="string">
            <text:p text:style-name="P384">1136</text:p>
          </table:table-cell>
          <table:table-cell table:style-name="Table147.A2" office:value-type="string">
            <text:p text:style-name="P366">RW9</text:p>
          </table:table-cell>
          <table:table-cell table:style-name="Table147.C2" office:value-type="string">
            <text:p text:style-name="P366">General Register 9</text:p>
          </table:table-cell>
        </table:table-row>
        <table:table-row>
          <table:table-cell table:style-name="Table147.A2" office:value-type="string">
            <text:p text:style-name="P384">1140</text:p>
          </table:table-cell>
          <table:table-cell table:style-name="Table147.A2" office:value-type="string">
            <text:p text:style-name="P366">RW10</text:p>
          </table:table-cell>
          <table:table-cell table:style-name="Table147.C2" office:value-type="string">
            <text:p text:style-name="P366">General Register 10</text:p>
          </table:table-cell>
        </table:table-row>
        <table:table-row>
          <table:table-cell table:style-name="Table147.A2" office:value-type="string">
            <text:p text:style-name="P384">1144</text:p>
          </table:table-cell>
          <table:table-cell table:style-name="Table147.A2" office:value-type="string">
            <text:p text:style-name="P366">RW11</text:p>
          </table:table-cell>
          <table:table-cell table:style-name="Table147.C2" office:value-type="string">
            <text:p text:style-name="P366">General Register 11</text:p>
          </table:table-cell>
        </table:table-row>
        <table:table-row>
          <table:table-cell table:style-name="Table147.A2" office:value-type="string">
            <text:p text:style-name="P384">1148</text:p>
          </table:table-cell>
          <table:table-cell table:style-name="Table147.A2" office:value-type="string">
            <text:p text:style-name="P366">RW12</text:p>
          </table:table-cell>
          <table:table-cell table:style-name="Table147.C2" office:value-type="string">
            <text:p text:style-name="P366">General Register 12</text:p>
          </table:table-cell>
        </table:table-row>
        <table:table-row>
          <table:table-cell table:style-name="Table147.A2" office:value-type="string">
            <text:p text:style-name="P384">1152</text:p>
          </table:table-cell>
          <table:table-cell table:style-name="Table147.A2" office:value-type="string">
            <text:p text:style-name="P378">FDOCK</text:p>
          </table:table-cell>
          <table:table-cell table:style-name="Table147.C2" office:value-type="string">
            <text:p text:style-name="P378">Floating Point Dock Register</text:p>
          </table:table-cell>
        </table:table-row>
        <table:table-row>
          <table:table-cell table:style-name="Table147.A2" office:value-type="string">
            <text:p text:style-name="P384">1156</text:p>
          </table:table-cell>
          <table:table-cell table:style-name="Table147.A2" office:value-type="string">
            <text:p text:style-name="P374">R<text:span text:style-name="T74">W6</text:span></text:p>
          </table:table-cell>
          <table:table-cell table:style-name="Table147.C2" office:value-type="string">
            <text:p text:style-name="P374">General Register <text:span text:style-name="T74">6</text:span></text:p>
          </table:table-cell>
        </table:table-row>
        <table:table-row>
          <table:table-cell table:style-name="Table147.A2" office:value-type="string">
            <text:p text:style-name="P384">1160</text:p>
          </table:table-cell>
          <table:table-cell table:style-name="Table147.A2" office:value-type="string">
            <text:p text:style-name="P379">RW7</text:p>
          </table:table-cell>
          <table:table-cell table:style-name="Table147.C2" office:value-type="string">
            <text:p text:style-name="P379">General Register 7</text:p>
          </table:table-cell>
        </table:table-row>
      </table:table>
      <text:p text:style-name="P57"/>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VPU Vector (64 bit systems)</text:p>
      <table:table table:name="Table148" table:style-name="Table148">
        <table:table-column table:style-name="Table148.A" table:number-columns-repeated="3"/>
        <table:table-row>
          <table:table-cell table:style-name="Table148.A1" office:value-type="string">
            <text:p text:style-name="P252">Index</text:p>
          </table:table-cell>
          <table:table-cell table:style-name="Table148.A1" office:value-type="string">
            <text:p text:style-name="P252">Item</text:p>
          </table:table-cell>
          <table:table-cell table:style-name="Table148.C1" office:value-type="string">
            <text:p text:style-name="P252">Description</text:p>
          </table:table-cell>
        </table:table-row>
        <table:table-row>
          <table:table-cell table:style-name="Table148.A2" office:value-type="string">
            <text:p text:style-name="P364">0 – <text:span text:style-name="T58">2040</text:span></text:p>
          </table:table-cell>
          <table:table-cell table:style-name="Table148.A2" office:value-type="string">
            <text:p text:style-name="P364">Opcodes</text:p>
          </table:table-cell>
          <table:table-cell table:style-name="Table148.C2" office:value-type="string">
            <text:p text:style-name="P364">Opcode Mappings</text:p>
          </table:table-cell>
        </table:table-row>
        <table:table-row>
          <table:table-cell table:style-name="Table148.A2" office:value-type="string">
            <text:p text:style-name="P368">2048</text:p>
          </table:table-cell>
          <table:table-cell table:style-name="Table148.A2" office:value-type="string">
            <text:p text:style-name="P383">Memory End</text:p>
          </table:table-cell>
          <table:table-cell table:style-name="Table148.C2" office:value-type="string">
            <text:p text:style-name="P383">Memory End Address</text:p>
          </table:table-cell>
        </table:table-row>
        <table:table-row>
          <table:table-cell table:style-name="Table148.A2" office:value-type="string">
            <text:p text:style-name="P368">2056</text:p>
          </table:table-cell>
          <table:table-cell table:style-name="Table148.A2" office:value-type="string">
            <text:p text:style-name="P364">IP</text:p>
          </table:table-cell>
          <table:table-cell table:style-name="Table148.C2" office:value-type="string">
            <text:p text:style-name="P364">Instruction Pointer <text:span text:style-name="T57">Register</text:span></text:p>
          </table:table-cell>
        </table:table-row>
        <table:table-row>
          <table:table-cell table:style-name="Table148.A2" office:value-type="string">
            <text:p text:style-name="P368">2064</text:p>
          </table:table-cell>
          <table:table-cell table:style-name="Table148.A2" office:value-type="string">
            <text:p text:style-name="P364">HVEC</text:p>
          </table:table-cell>
          <table:table-cell table:style-name="Table148.C2" office:value-type="string">
            <text:p text:style-name="P364">Hardware Interrupt Vector Table <text:span text:style-name="T57">Register</text:span></text:p>
          </table:table-cell>
        </table:table-row>
        <table:table-row>
          <table:table-cell table:style-name="Table148.A2" office:value-type="string">
            <text:p text:style-name="P368">2072</text:p>
          </table:table-cell>
          <table:table-cell table:style-name="Table148.A2" office:value-type="string">
            <text:p text:style-name="P364">SVEC</text:p>
          </table:table-cell>
          <table:table-cell table:style-name="Table148.C2" office:value-type="string">
            <text:p text:style-name="P364">Software Interrupt Vector Table <text:span text:style-name="T57">Register</text:span></text:p>
          </table:table-cell>
        </table:table-row>
        <table:table-row>
          <table:table-cell table:style-name="Table148.A2" office:value-type="string">
            <text:p text:style-name="P368">2080</text:p>
          </table:table-cell>
          <table:table-cell table:style-name="Table148.A2" office:value-type="string">
            <text:p text:style-name="P381">MMIO</text:p>
          </table:table-cell>
          <table:table-cell table:style-name="Table148.C2" office:value-type="string">
            <text:p text:style-name="P381">Memory Mapped IO Region Register</text:p>
          </table:table-cell>
        </table:table-row>
        <table:table-row>
          <table:table-cell table:style-name="Table148.A2" office:value-type="string">
            <text:p text:style-name="P368">2088</text:p>
          </table:table-cell>
          <table:table-cell table:style-name="Table148.A2" office:value-type="string">
            <text:p text:style-name="P381">PRRE</text:p>
          </table:table-cell>
          <table:table-cell table:style-name="Table148.C2" office:value-type="string">
            <text:p text:style-name="P381">Protected Mode Return Pointer <text:soft-page-break/>Register</text:p>
          </table:table-cell>
        </table:table-row>
        <table:table-row>
          <table:table-cell table:style-name="Table148.A2" office:value-type="string">
            <text:p text:style-name="P368">2096</text:p>
          </table:table-cell>
          <table:table-cell table:style-name="Table148.A2" office:value-type="string">
            <text:p text:style-name="P381">RETI</text:p>
          </table:table-cell>
          <table:table-cell table:style-name="Table148.C2" office:value-type="string">
            <text:p text:style-name="P381">Protected Mode Instruction Pointer Register</text:p>
          </table:table-cell>
        </table:table-row>
        <table:table-row>
          <table:table-cell table:style-name="Table148.A2" office:value-type="string">
            <text:p text:style-name="P368">2104</text:p>
          </table:table-cell>
          <table:table-cell table:style-name="Table148.A2" office:value-type="string">
            <text:p text:style-name="P381">VMSZ</text:p>
          </table:table-cell>
          <table:table-cell table:style-name="Table148.C2" office:value-type="string">
            <text:p text:style-name="P381">Virtual Memory Size Register</text:p>
          </table:table-cell>
        </table:table-row>
        <table:table-row>
          <table:table-cell table:style-name="Table148.A2" office:value-type="string">
            <text:p text:style-name="P368">2112</text:p>
          </table:table-cell>
          <table:table-cell table:style-name="Table148.A2" office:value-type="string">
            <text:p text:style-name="P381">PRPF</text:p>
          </table:table-cell>
          <table:table-cell table:style-name="Table148.C2" office:value-type="string">
            <text:p text:style-name="P381">Page Fault Handler Register</text:p>
          </table:table-cell>
        </table:table-row>
        <table:table-row>
          <table:table-cell table:style-name="Table148.A2" office:value-type="string">
            <text:p text:style-name="P368">2120</text:p>
          </table:table-cell>
          <table:table-cell table:style-name="Table148.A2" office:value-type="string">
            <text:p text:style-name="P381">PRTP</text:p>
          </table:table-cell>
          <table:table-cell table:style-name="Table148.C2" office:value-type="string">
            <text:p text:style-name="P381">Virtual Memory Table Register</text:p>
          </table:table-cell>
        </table:table-row>
        <table:table-row>
          <table:table-cell table:style-name="Table148.A2" office:value-type="string">
            <text:p text:style-name="P368">2128</text:p>
          </table:table-cell>
          <table:table-cell table:style-name="Table148.A2" office:value-type="string">
            <text:p text:style-name="P381">PRSF</text:p>
          </table:table-cell>
          <table:table-cell table:style-name="Table148.C2" office:value-type="string">
            <text:p text:style-name="P381">Segment Fault Pointer Register</text:p>
          </table:table-cell>
        </table:table-row>
        <table:table-row>
          <table:table-cell table:style-name="Table148.A2" office:value-type="string">
            <text:p text:style-name="P368">2136</text:p>
          </table:table-cell>
          <table:table-cell table:style-name="Table148.A2" office:value-type="string">
            <text:p text:style-name="P367">RW8</text:p>
          </table:table-cell>
          <table:table-cell table:style-name="Table148.C2" office:value-type="string">
            <text:p text:style-name="P367">General Register 8</text:p>
          </table:table-cell>
        </table:table-row>
        <table:table-row>
          <table:table-cell table:style-name="Table148.A2" office:value-type="string">
            <text:p text:style-name="P368">2144</text:p>
          </table:table-cell>
          <table:table-cell table:style-name="Table148.A2" office:value-type="string">
            <text:p text:style-name="P367">RW9</text:p>
          </table:table-cell>
          <table:table-cell table:style-name="Table148.C2" office:value-type="string">
            <text:p text:style-name="P367">General Register 9</text:p>
          </table:table-cell>
        </table:table-row>
        <table:table-row>
          <table:table-cell table:style-name="Table148.A2" office:value-type="string">
            <text:p text:style-name="P368">2152</text:p>
          </table:table-cell>
          <table:table-cell table:style-name="Table148.A2" office:value-type="string">
            <text:p text:style-name="P367">RW10</text:p>
          </table:table-cell>
          <table:table-cell table:style-name="Table148.C2" office:value-type="string">
            <text:p text:style-name="P367">General Register 10</text:p>
          </table:table-cell>
        </table:table-row>
        <table:table-row>
          <table:table-cell table:style-name="Table148.A2" office:value-type="string">
            <text:p text:style-name="P368">2160</text:p>
          </table:table-cell>
          <table:table-cell table:style-name="Table148.A2" office:value-type="string">
            <text:p text:style-name="P367">RW11</text:p>
          </table:table-cell>
          <table:table-cell table:style-name="Table148.C2" office:value-type="string">
            <text:p text:style-name="P367">General Register 11</text:p>
          </table:table-cell>
        </table:table-row>
        <table:table-row>
          <table:table-cell table:style-name="Table148.A2" office:value-type="string">
            <text:p text:style-name="P378">2164</text:p>
          </table:table-cell>
          <table:table-cell table:style-name="Table148.A2" office:value-type="string">
            <text:p text:style-name="P367">RW12</text:p>
          </table:table-cell>
          <table:table-cell table:style-name="Table148.C2" office:value-type="string">
            <text:p text:style-name="P367">General Register 12</text:p>
          </table:table-cell>
        </table:table-row>
        <table:table-row>
          <table:table-cell table:style-name="Table148.A2" office:value-type="string">
            <text:p text:style-name="P378">2196</text:p>
          </table:table-cell>
          <table:table-cell table:style-name="Table148.A2" office:value-type="string">
            <text:p text:style-name="P378">FDOCK</text:p>
          </table:table-cell>
          <table:table-cell table:style-name="Table148.C2" office:value-type="string">
            <text:p text:style-name="P378">Floating Point Dock Register</text:p>
          </table:table-cell>
        </table:table-row>
        <table:table-row>
          <table:table-cell table:style-name="Table148.A2" office:value-type="string">
            <text:p text:style-name="P380">2204</text:p>
          </table:table-cell>
          <table:table-cell table:style-name="Table148.A2" office:value-type="string">
            <text:p text:style-name="P373">R<text:span text:style-name="T75">W6</text:span></text:p>
          </table:table-cell>
          <table:table-cell table:style-name="Table148.C2" office:value-type="string">
            <text:p text:style-name="P373">General Register <text:span text:style-name="T75">6</text:span></text:p>
          </table:table-cell>
        </table:table-row>
        <table:table-row>
          <table:table-cell table:style-name="Table148.A2" office:value-type="string">
            <text:p text:style-name="P383">2212</text:p>
          </table:table-cell>
          <table:table-cell table:style-name="Table148.A2" office:value-type="string">
            <text:p text:style-name="P380">RW7</text:p>
          </table:table-cell>
          <table:table-cell table:style-name="Table148.C2" office:value-type="string">
            <text:p text:style-name="P380">General Register 7</text:p>
          </table:table-cell>
        </table:table-row>
      </table:table>
      <text:p text:style-name="P59"/>
      <text:p text:style-name="P58"/>
      <text:p text:style-name="P57"/>
      <text:p text:style-name="P57">Data Movement Instructions</text:p>
      <text:p text:style-name="P57"/>
      <text:p text:style-name="P70"/>
      <text:p text:style-name="P70"/>
      <text:p text:style-name="P70"/>
      <text:p text:style-name="P70"/>
      <text:p text:style-name="P70"/>
      <text:p text:style-name="P70"/>
      <text:p text:style-name="P70"/>
      <text:p text:style-name="P70"/>
      <text:p text:style-name="P70"/>
      <text:p text:style-name="P70"/>
      <text:p text:style-name="P70">LD (Load)</text:p>
      <text:p text:style-name="P78"/>
      <text:p text:style-name="P115">This instruction moves data from a given memory location to <text:s/>a specified register.</text:p>
      <text:p text:style-name="P115"/>
      <text:p text:style-name="P120">Under privileged mode, the LD instruction contains no restraints. It can copy the value at any memory address into the given <text:span text:style-name="T46">general purpose </text:span>regist<text:span text:style-name="T46">er. Under protected mode, LD has a number of constraints. First, if a segment of code attempts to access a virtual address outside of the specified range, a memory protection fault is triggered, and the privileged mode code takes over. Second, if paging is enabled, and the memory address corresponds to a page that has not been loaded into a frame, a page fault is triggered.</text:span></text:p>
      <text:p text:style-name="P115"/>
      <text:p text:style-name="P115"><text:soft-page-break/>Syntax <text:span text:style-name="T40">(LD destination register, source memory address)</text:span></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row>
          <table:table-cell table:style-name="Table96.A1" office:value-type="string">
            <text:p text:style-name="P265">Mnemonic</text:p>
          </table:table-cell>
          <table:table-cell table:style-name="Table96.A1" office:value-type="string">
            <text:p text:style-name="P265">Formats</text:p>
          </table:table-cell>
          <table:table-cell table:style-name="Table96.A1" office:value-type="string">
            <text:p text:style-name="P265">Opcode</text:p>
          </table:table-cell>
          <table:table-cell table:style-name="Table96.A1" office:value-type="string">
            <text:p text:style-name="P265">Inst. Flags</text:p>
          </table:table-cell>
          <table:table-cell table:style-name="Table96.A1" office:value-type="string">
            <text:p text:style-name="P265">Size</text:p>
          </table:table-cell>
          <table:table-cell table:style-name="Table96.F1" office:value-type="string">
            <text:p text:style-name="P265">Flags Set</text:p>
          </table:table-cell>
        </table:table-row>
        <table:table-row>
          <table:table-cell table:style-name="Table96.A2" table:number-rows-spanned="4" office:value-type="string">
            <text:p text:style-name="P280">LD</text:p>
          </table:table-cell>
          <table:table-cell table:style-name="Table96.A2" office:value-type="string">
            <text:p text:style-name="P323">LD reg32, reg32</text:p>
          </table:table-cell>
          <table:table-cell table:style-name="Table96.A2" table:number-rows-spanned="4" office:value-type="string">
            <text:p text:style-name="P280">0x1</text:p>
          </table:table-cell>
          <table:table-cell table:style-name="Table96.A2" office:value-type="string">
            <text:p text:style-name="P282">0x1</text:p>
          </table:table-cell>
          <table:table-cell table:style-name="Table96.A2" office:value-type="string">
            <text:p text:style-name="P280">1w</text:p>
          </table:table-cell>
          <table:table-cell table:style-name="Table96.F2" table:number-rows-spanned="4" office:value-type="string">
            <text:p text:style-name="P265">-</text:p>
          </table:table-cell>
        </table:table-row>
        <table:table-row>
          <table:covered-table-cell/>
          <table:table-cell table:style-name="Table96.A2" office:value-type="string">
            <text:p text:style-name="P323">LD reg32, mem</text:p>
          </table:table-cell>
          <table:covered-table-cell/>
          <table:table-cell table:style-name="Table96.A2" office:value-type="string">
            <text:p text:style-name="P282">0x9</text:p>
          </table:table-cell>
          <table:table-cell table:style-name="Table96.A2" office:value-type="string">
            <text:p text:style-name="P280">2w</text:p>
          </table:table-cell>
          <table:covered-table-cell/>
        </table:table-row>
        <table:table-row>
          <table:covered-table-cell/>
          <table:table-cell table:style-name="Table96.A2" office:value-type="string">
            <text:p text:style-name="P323">LD reg64, reg64</text:p>
          </table:table-cell>
          <table:covered-table-cell/>
          <table:table-cell table:style-name="Table96.A2" office:value-type="string">
            <text:p text:style-name="P286">0x11</text:p>
          </table:table-cell>
          <table:table-cell table:style-name="Table96.A2" office:value-type="string">
            <text:p text:style-name="P280">1dw</text:p>
          </table:table-cell>
          <table:covered-table-cell/>
        </table:table-row>
        <table:table-row>
          <table:covered-table-cell/>
          <table:table-cell table:style-name="Table96.A2" office:value-type="string">
            <text:p text:style-name="P323">LD reg64, mem</text:p>
          </table:table-cell>
          <table:covered-table-cell/>
          <table:table-cell table:style-name="Table96.A2" office:value-type="string">
            <text:p text:style-name="P286">0x19</text:p>
          </table:table-cell>
          <table:table-cell table:style-name="Table96.A2" office:value-type="string">
            <text:p text:style-name="P280">2dw</text:p>
          </table:table-cell>
          <table:covered-table-cell/>
        </table:table-row>
      </table:table>
      <text:p text:style-name="P115"/>
      <text:p text:style-name="P115"/>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STR (Store)</text:p>
      <text:p text:style-name="P71"/>
      <text:p text:style-name="P117">This instruction moves data into memory.</text:p>
      <text:p text:style-name="P119"/>
      <text:p text:style-name="P119">Syntax (STR destination memory address, source register/immediate)</text:p>
      <table:table table:name="Table117" table:style-name="Table117">
        <table:table-column table:style-name="Table117.A"/>
        <table:table-column table:style-name="Table117.B"/>
        <table:table-column table:style-name="Table117.C"/>
        <table:table-column table:style-name="Table117.D"/>
        <table:table-column table:style-name="Table117.E"/>
        <table:table-column table:style-name="Table117.F"/>
        <table:table-row>
          <table:table-cell table:style-name="Table117.A1" office:value-type="string">
            <text:p text:style-name="P266">Mnemonic</text:p>
          </table:table-cell>
          <table:table-cell table:style-name="Table117.A1" office:value-type="string">
            <text:p text:style-name="P266">Formats</text:p>
          </table:table-cell>
          <table:table-cell table:style-name="Table117.A1" office:value-type="string">
            <text:p text:style-name="P266">Opcode</text:p>
          </table:table-cell>
          <table:table-cell table:style-name="Table117.A1" office:value-type="string">
            <text:p text:style-name="P266">Inst. Flags <text:span text:style-name="T41">(A &amp; F)</text:span></text:p>
          </table:table-cell>
          <table:table-cell table:style-name="Table117.A1" office:value-type="string">
            <text:p text:style-name="P266">Size</text:p>
          </table:table-cell>
          <table:table-cell table:style-name="Table117.F1" office:value-type="string">
            <text:p text:style-name="P266">Flags Set</text:p>
          </table:table-cell>
        </table:table-row>
        <table:table-row>
          <table:table-cell table:style-name="Table117.A2" table:number-rows-spanned="14" office:value-type="string">
            <text:p text:style-name="P282">STR</text:p>
          </table:table-cell>
          <table:table-cell table:style-name="Table117.A2" office:value-type="string">
            <text:p text:style-name="P324"><text:span text:style-name="T40">STR</text:span> reg32, reg32</text:p>
          </table:table-cell>
          <table:table-cell table:style-name="Table117.A2" table:number-rows-spanned="14" office:value-type="string">
            <text:p text:style-name="P281">0x<text:span text:style-name="T40">2</text:span></text:p>
          </table:table-cell>
          <table:table-cell table:style-name="Table117.A2" office:value-type="string">
            <text:p text:style-name="P282">0x1</text:p>
          </table:table-cell>
          <table:table-cell table:style-name="Table117.A2" office:value-type="string">
            <text:p text:style-name="P281">1w</text:p>
          </table:table-cell>
          <table:table-cell table:style-name="Table117.F2" table:number-rows-spanned="14" office:value-type="string">
            <text:p text:style-name="P266">-</text:p>
          </table:table-cell>
        </table:table-row>
        <table:table-row>
          <table:covered-table-cell/>
          <table:table-cell table:style-name="Table117.A2" office:value-type="string">
            <text:p text:style-name="P324"><text:span text:style-name="T40">STR</text:span> reg32, mem</text:p>
          </table:table-cell>
          <table:covered-table-cell/>
          <table:table-cell table:style-name="Table117.A2" office:value-type="string">
            <text:p text:style-name="P282">0x9</text:p>
          </table:table-cell>
          <table:table-cell table:style-name="Table117.A2" office:value-type="string">
            <text:p text:style-name="P281">2w</text:p>
          </table:table-cell>
          <table:covered-table-cell/>
        </table:table-row>
        <table:table-row>
          <table:covered-table-cell/>
          <table:table-cell table:style-name="Table117.A2" office:value-type="string">
            <text:p text:style-name="P325">STR reg32, imm &lt; 16</text:p>
          </table:table-cell>
          <table:covered-table-cell/>
          <table:table-cell table:style-name="Table117.A2" office:value-type="string">
            <text:p text:style-name="P283">0x2</text:p>
          </table:table-cell>
          <table:table-cell table:style-name="Table117.A2" table:number-rows-spanned="4" office:value-type="string">
            <text:p text:style-name="P284">1w</text:p>
          </table:table-cell>
          <table:covered-table-cell/>
        </table:table-row>
        <table:table-row>
          <table:covered-table-cell/>
          <table:table-cell table:style-name="Table117.A2" office:value-type="string">
            <text:p text:style-name="P325">STR reg32, imm &lt; 256</text:p>
          </table:table-cell>
          <table:covered-table-cell/>
          <table:table-cell table:style-name="Table117.A2" office:value-type="string">
            <text:p text:style-name="P283">0x3</text:p>
          </table:table-cell>
          <table:covered-table-cell/>
          <table:covered-table-cell/>
        </table:table-row>
        <table:table-row>
          <table:covered-table-cell/>
          <table:table-cell table:style-name="Table117.A2" office:value-type="string">
            <text:p text:style-name="P325">STR reg32, imm &lt; 4096</text:p>
          </table:table-cell>
          <table:covered-table-cell/>
          <table:table-cell table:style-name="Table117.A2" office:value-type="string">
            <text:p text:style-name="P283">0x4</text:p>
          </table:table-cell>
          <table:covered-table-cell/>
          <table:covered-table-cell/>
        </table:table-row>
        <table:table-row>
          <table:covered-table-cell/>
          <table:table-cell table:style-name="Table117.A2" office:value-type="string">
            <text:p text:style-name="P329">STR reg32, imm &lt; 65536</text:p>
          </table:table-cell>
          <table:covered-table-cell/>
          <table:table-cell table:style-name="Table117.A2" office:value-type="string">
            <text:p text:style-name="P284">0x5</text:p>
          </table:table-cell>
          <table:covered-table-cell/>
          <table:covered-table-cell/>
        </table:table-row>
        <table:table-row>
          <table:covered-table-cell/>
          <table:table-cell table:style-name="Table117.A2" office:value-type="string">
            <text:p text:style-name="P325">STR reg32, imm &lt; 2<text:span text:style-name="T7">32</text:span></text:p>
          </table:table-cell>
          <table:covered-table-cell/>
          <table:table-cell table:style-name="Table117.A2" office:value-type="string">
            <text:p text:style-name="P284">0x6</text:p>
          </table:table-cell>
          <table:table-cell table:style-name="Table117.A2" office:value-type="string">
            <text:p text:style-name="P284">2w</text:p>
          </table:table-cell>
          <table:covered-table-cell/>
        </table:table-row>
        <table:table-row>
          <table:covered-table-cell/>
          <table:table-cell table:style-name="Table117.A2" office:value-type="string">
            <text:p text:style-name="P324"><text:span text:style-name="T40">STR</text:span> reg64, reg64</text:p>
          </table:table-cell>
          <table:covered-table-cell/>
          <table:table-cell table:style-name="Table117.A2" office:value-type="string">
            <text:p text:style-name="P285">0x11</text:p>
          </table:table-cell>
          <table:table-cell table:style-name="Table117.A2" office:value-type="string">
            <text:p text:style-name="P281">1dw</text:p>
          </table:table-cell>
          <table:covered-table-cell/>
        </table:table-row>
        <table:table-row>
          <table:covered-table-cell/>
          <table:table-cell table:style-name="Table117.A2" office:value-type="string">
            <text:p text:style-name="P324"><text:span text:style-name="T40">STR</text:span> reg64, mem</text:p>
          </table:table-cell>
          <table:covered-table-cell/>
          <table:table-cell table:style-name="Table117.A2" office:value-type="string">
            <text:p text:style-name="P285">0x19</text:p>
          </table:table-cell>
          <table:table-cell table:style-name="Table117.A2" office:value-type="string">
            <text:p text:style-name="P281">2dw</text:p>
          </table:table-cell>
          <table:covered-table-cell/>
        </table:table-row>
        <table:table-row>
          <table:covered-table-cell/>
          <table:table-cell table:style-name="Table117.A2" office:value-type="string">
            <text:p text:style-name="P326">STR reg64, imm &lt; <text:s/><text:span text:style-name="T23">268435456</text:span></text:p>
          </table:table-cell>
          <table:covered-table-cell/>
          <table:table-cell table:style-name="Table117.A2" office:value-type="string">
            <text:p text:style-name="P285">0x12</text:p>
          </table:table-cell>
          <table:table-cell table:style-name="Table117.A2" table:number-rows-spanned="4" office:value-type="string">
            <text:p text:style-name="P284">1dw</text:p>
          </table:table-cell>
          <table:covered-table-cell/>
        </table:table-row>
        <table:table-row table:style-name="Table117.12">
          <table:covered-table-cell/>
          <table:table-cell table:style-name="Table117.A2" office:value-type="string">
            <text:p text:style-name="P326">STR reg64, imm &lt; 2<text:span text:style-name="T7">32</text:span></text:p>
          </table:table-cell>
          <table:covered-table-cell/>
          <table:table-cell table:style-name="Table117.A2" office:value-type="string">
            <text:p text:style-name="P285">0x13</text:p>
          </table:table-cell>
          <table:covered-table-cell/>
          <table:covered-table-cell/>
        </table:table-row>
        <table:table-row table:style-name="Table117.12">
          <table:covered-table-cell/>
          <table:table-cell table:style-name="Table117.A2" office:value-type="string">
            <text:p text:style-name="P326">STR reg64, imm &lt; 2<text:span text:style-name="T7">36</text:span></text:p>
          </table:table-cell>
          <table:covered-table-cell/>
          <table:table-cell table:style-name="Table117.A2" office:value-type="string">
            <text:p text:style-name="P285">0x14</text:p>
          </table:table-cell>
          <table:covered-table-cell/>
          <table:covered-table-cell/>
        </table:table-row>
        <table:table-row table:style-name="Table117.12">
          <table:covered-table-cell/>
          <table:table-cell table:style-name="Table117.A2" office:value-type="string">
            <text:p text:style-name="P329">STR reg64, imm &lt; 2<text:span text:style-name="T7">40</text:span></text:p>
          </table:table-cell>
          <table:covered-table-cell/>
          <table:table-cell table:style-name="Table117.A2" office:value-type="string">
            <text:p text:style-name="P285">0x15</text:p>
          </table:table-cell>
          <table:covered-table-cell/>
          <table:covered-table-cell/>
        </table:table-row>
        <table:table-row table:style-name="Table117.12">
          <table:covered-table-cell/>
          <table:table-cell table:style-name="Table117.A2" office:value-type="string">
            <text:p text:style-name="P329">STR reg64, imm &lt; 2<text:span text:style-name="T7">64</text:span></text:p>
          </table:table-cell>
          <table:covered-table-cell/>
          <table:table-cell table:style-name="Table117.A2" office:value-type="string">
            <text:p text:style-name="P285">0x16</text:p>
          </table:table-cell>
          <table:table-cell table:style-name="Table117.A2" office:value-type="string">
            <text:p text:style-name="P284">2dw</text:p>
          </table:table-cell>
          <table:covered-table-cell/>
        </table:table-row>
      </table:table>
      <text:p text:style-name="P116"/>
      <text:p text:style-name="P118"/>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PUSH (Push <text:span text:style-name="T25">to stack</text:span>)</text:p>
      <text:p text:style-name="P72"/>
      <text:p text:style-name="P121">This instruction pushes an item <text:span text:style-name="T47">on</text:span>to the stack.</text:p>
      <text:p text:style-name="P121"/>
      <text:p text:style-name="P121"/>
      <text:p text:style-name="P121">Syntax (PUSH source)</text:p>
      <table:table table:name="Table137" table:style-name="Table137">
        <table:table-column table:style-name="Table137.A"/>
        <table:table-column table:style-name="Table137.B"/>
        <table:table-column table:style-name="Table137.C"/>
        <table:table-column table:style-name="Table137.D"/>
        <table:table-column table:style-name="Table137.E"/>
        <table:table-column table:style-name="Table137.F"/>
        <table:table-row>
          <table:table-cell table:style-name="Table137.A1" office:value-type="string">
            <text:p text:style-name="P267">Mnemonic</text:p>
          </table:table-cell>
          <table:table-cell table:style-name="Table137.A1" office:value-type="string">
            <text:p text:style-name="P267">Formats</text:p>
          </table:table-cell>
          <table:table-cell table:style-name="Table137.A1" office:value-type="string">
            <text:p text:style-name="P267">Opcode</text:p>
          </table:table-cell>
          <table:table-cell table:style-name="Table137.A1" office:value-type="string">
            <text:p text:style-name="P267">Inst. Flags <text:span text:style-name="T41">(A &amp; F)</text:span></text:p>
          </table:table-cell>
          <table:table-cell table:style-name="Table137.A1" office:value-type="string">
            <text:p text:style-name="P267">Size</text:p>
          </table:table-cell>
          <table:table-cell table:style-name="Table137.F1" office:value-type="string">
            <text:p text:style-name="P267">Flags Set</text:p>
          </table:table-cell>
        </table:table-row>
        <table:table-row>
          <table:table-cell table:style-name="Table137.A2" table:number-rows-spanned="12" office:value-type="string">
            <text:p text:style-name="P286">PUSH</text:p>
          </table:table-cell>
          <table:table-cell table:style-name="Table137.A2" office:value-type="string">
            <text:p text:style-name="P332">PUSH reg32</text:p>
          </table:table-cell>
          <table:table-cell table:style-name="Table137.A2" table:number-rows-spanned="12" office:value-type="string">
            <text:p text:style-name="P286">0x3</text:p>
          </table:table-cell>
          <table:table-cell table:style-name="Table137.A2" office:value-type="string">
            <text:p text:style-name="P286">0x1</text:p>
          </table:table-cell>
          <table:table-cell table:style-name="Table137.A2" office:value-type="string">
            <text:p text:style-name="P286">1w</text:p>
          </table:table-cell>
          <table:table-cell table:style-name="Table137.F2" table:number-rows-spanned="12" office:value-type="string">
            <text:p text:style-name="P267">-</text:p>
          </table:table-cell>
        </table:table-row>
        <table:table-row>
          <table:covered-table-cell/>
          <table:table-cell table:style-name="Table137.A2" office:value-type="string">
            <text:p text:style-name="P332">PUSH imm &lt; 16</text:p>
          </table:table-cell>
          <table:covered-table-cell/>
          <table:table-cell table:style-name="Table137.A2" office:value-type="string">
            <text:p text:style-name="P288">0x2</text:p>
          </table:table-cell>
          <table:table-cell table:style-name="Table137.A2" office:value-type="string">
            <text:p text:style-name="P288">1w</text:p>
          </table:table-cell>
          <table:covered-table-cell/>
        </table:table-row>
        <table:table-row>
          <table:covered-table-cell/>
          <table:table-cell table:style-name="Table137.A2" office:value-type="string">
            <text:p text:style-name="P332">PUSH imm &lt; 256</text:p>
          </table:table-cell>
          <table:covered-table-cell/>
          <table:table-cell table:style-name="Table137.A2" office:value-type="string">
            <text:p text:style-name="P288">0x3</text:p>
          </table:table-cell>
          <table:table-cell table:style-name="Table137.A2" office:value-type="string">
            <text:p text:style-name="P288">1w</text:p>
          </table:table-cell>
          <table:covered-table-cell/>
        </table:table-row>
        <table:table-row>
          <table:covered-table-cell/>
          <table:table-cell table:style-name="Table137.A2" office:value-type="string">
            <text:p text:style-name="P332">PUSH imm &lt; 4096</text:p>
          </table:table-cell>
          <table:covered-table-cell/>
          <table:table-cell table:style-name="Table137.A2" office:value-type="string">
            <text:p text:style-name="P288">0x4</text:p>
          </table:table-cell>
          <table:table-cell table:style-name="Table137.A2" office:value-type="string">
            <text:p text:style-name="P288">1w</text:p>
          </table:table-cell>
          <table:covered-table-cell/>
        </table:table-row>
        <table:table-row>
          <table:covered-table-cell/>
          <table:table-cell table:style-name="Table137.A2" office:value-type="string">
            <text:p text:style-name="P332">PUSH imm &lt; 65536</text:p>
          </table:table-cell>
          <table:covered-table-cell/>
          <table:table-cell table:style-name="Table137.A2" office:value-type="string">
            <text:p text:style-name="P288">0x5</text:p>
          </table:table-cell>
          <table:table-cell table:style-name="Table137.A2" office:value-type="string">
            <text:p text:style-name="P288">1w</text:p>
          </table:table-cell>
          <table:covered-table-cell/>
        </table:table-row>
        <table:table-row>
          <table:covered-table-cell/>
          <table:table-cell table:style-name="Table137.A2" office:value-type="string">
            <text:p text:style-name="P332">PUSH imm &lt; 2<text:span text:style-name="T7">32</text:span></text:p>
          </table:table-cell>
          <table:covered-table-cell/>
          <table:table-cell table:style-name="Table137.A2" office:value-type="string">
            <text:p text:style-name="P288">0x6</text:p>
          </table:table-cell>
          <table:table-cell table:style-name="Table137.A2" office:value-type="string">
            <text:p text:style-name="P288">2w</text:p>
          </table:table-cell>
          <table:covered-table-cell/>
        </table:table-row>
        <table:table-row>
          <table:covered-table-cell/>
          <table:table-cell table:style-name="Table137.A2" office:value-type="string">
            <text:p text:style-name="P332">PUSH reg64</text:p>
          </table:table-cell>
          <table:covered-table-cell/>
          <table:table-cell table:style-name="Table137.A2" office:value-type="string">
            <text:p text:style-name="P288">0x11</text:p>
          </table:table-cell>
          <table:table-cell table:style-name="Table137.A2" office:value-type="string">
            <text:p text:style-name="P288">1dw</text:p>
          </table:table-cell>
          <table:covered-table-cell/>
        </table:table-row>
        <table:table-row>
          <table:covered-table-cell/>
          <table:table-cell table:style-name="Table137.A2" office:value-type="string">
            <text:p text:style-name="P326"><text:span text:style-name="T46">PUSH </text:span>imm &lt; <text:s/><text:span text:style-name="T23">268435456</text:span></text:p>
          </table:table-cell>
          <table:covered-table-cell/>
          <table:table-cell table:style-name="Table137.A2" office:value-type="string">
            <text:p text:style-name="P288">0x12</text:p>
          </table:table-cell>
          <table:table-cell table:style-name="Table137.A2" office:value-type="string">
            <text:p text:style-name="P288">1dw</text:p>
          </table:table-cell>
          <table:covered-table-cell/>
        </table:table-row>
        <table:table-row>
          <table:covered-table-cell/>
          <table:table-cell table:style-name="Table137.A2" office:value-type="string">
            <text:p text:style-name="P326"><text:span text:style-name="T46">PUSH </text:span>imm &lt; 2<text:span text:style-name="T7">32</text:span></text:p>
          </table:table-cell>
          <table:covered-table-cell/>
          <table:table-cell table:style-name="Table137.A2" office:value-type="string">
            <text:p text:style-name="P288">0x13</text:p>
          </table:table-cell>
          <table:table-cell table:style-name="Table137.A2" office:value-type="string">
            <text:p text:style-name="P288">1dw</text:p>
          </table:table-cell>
          <table:covered-table-cell/>
        </table:table-row>
        <table:table-row>
          <table:covered-table-cell/>
          <table:table-cell table:style-name="Table137.A2" office:value-type="string">
            <text:p text:style-name="P326"><text:span text:style-name="T46">PUSH </text:span>imm &lt; 2<text:span text:style-name="T7">36</text:span></text:p>
          </table:table-cell>
          <table:covered-table-cell/>
          <table:table-cell table:style-name="Table137.A2" office:value-type="string">
            <text:p text:style-name="P288">0x14</text:p>
          </table:table-cell>
          <table:table-cell table:style-name="Table137.A2" office:value-type="string">
            <text:p text:style-name="P288">1dw</text:p>
          </table:table-cell>
          <table:covered-table-cell/>
        </table:table-row>
        <table:table-row>
          <table:covered-table-cell/>
          <table:table-cell table:style-name="Table137.A2" office:value-type="string">
            <text:p text:style-name="P329"><text:span text:style-name="T46">PUSH </text:span>imm &lt; 2<text:span text:style-name="T7">40</text:span></text:p>
          </table:table-cell>
          <table:covered-table-cell/>
          <table:table-cell table:style-name="Table137.A2" office:value-type="string">
            <text:p text:style-name="P288">0x15</text:p>
          </table:table-cell>
          <table:table-cell table:style-name="Table137.A2" office:value-type="string">
            <text:p text:style-name="P288">1dw</text:p>
          </table:table-cell>
          <table:covered-table-cell/>
        </table:table-row>
        <table:table-row>
          <table:covered-table-cell/>
          <table:table-cell table:style-name="Table137.A2" office:value-type="string">
            <text:p text:style-name="P329"><text:span text:style-name="T47">PUSH </text:span>imm &lt; 2<text:span text:style-name="T7">64</text:span></text:p>
          </table:table-cell>
          <table:covered-table-cell/>
          <table:table-cell table:style-name="Table137.A2" office:value-type="string">
            <text:p text:style-name="P288">0x16</text:p>
          </table:table-cell>
          <table:table-cell table:style-name="Table137.A2" office:value-type="string">
            <text:p text:style-name="P288">2dw</text:p>
          </table:table-cell>
          <table:covered-table-cell/>
        </table:table-row>
      </table:table>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POP (Pop <text:span text:style-name="T25">from stack</text:span>)</text:p>
      <text:p text:style-name="P73"/>
      <text:p text:style-name="P123">This instruction pops an item off the stack.</text:p>
      <text:p text:style-name="P123"/>
      <text:p text:style-name="P122">Syntax (<text:span text:style-name="T48">POP</text:span> <text:span text:style-name="T48">destination</text:span>)</text:p>
      <table:table table:name="Table138" table:style-name="Table138">
        <table:table-column table:style-name="Table138.A"/>
        <table:table-column table:style-name="Table138.B"/>
        <table:table-column table:style-name="Table138.C"/>
        <table:table-column table:style-name="Table138.D"/>
        <table:table-column table:style-name="Table138.E"/>
        <table:table-column table:style-name="Table138.F"/>
        <table:table-row>
          <table:table-cell table:style-name="Table138.A1" office:value-type="string">
            <text:p text:style-name="P268">Mnemonic</text:p>
          </table:table-cell>
          <table:table-cell table:style-name="Table138.A1" office:value-type="string">
            <text:p text:style-name="P268">Formats</text:p>
          </table:table-cell>
          <table:table-cell table:style-name="Table138.A1" office:value-type="string">
            <text:p text:style-name="P268">Opcode</text:p>
          </table:table-cell>
          <table:table-cell table:style-name="Table138.A1" office:value-type="string">
            <text:p text:style-name="P268">Inst. Flags <text:span text:style-name="T41">(A &amp; F)</text:span></text:p>
          </table:table-cell>
          <table:table-cell table:style-name="Table138.A1" office:value-type="string">
            <text:p text:style-name="P268">Size</text:p>
          </table:table-cell>
          <table:table-cell table:style-name="Table138.F1" office:value-type="string">
            <text:p text:style-name="P268">Flags Set</text:p>
          </table:table-cell>
        </table:table-row>
        <table:table-row>
          <table:table-cell table:style-name="Table138.A2" table:number-rows-spanned="2" office:value-type="string">
            <text:p text:style-name="P290">POP</text:p>
          </table:table-cell>
          <table:table-cell table:style-name="Table138.A2" office:value-type="string">
            <text:p text:style-name="P333"><text:span text:style-name="T48">POP</text:span> reg32</text:p>
          </table:table-cell>
          <table:table-cell table:style-name="Table138.A2" table:number-rows-spanned="2" office:value-type="string">
            <text:p text:style-name="P287">0x<text:span text:style-name="T48">4</text:span></text:p>
          </table:table-cell>
          <table:table-cell table:style-name="Table138.A2" office:value-type="string">
            <text:p text:style-name="P287">0x1</text:p>
          </table:table-cell>
          <table:table-cell table:style-name="Table138.A2" office:value-type="string">
            <text:p text:style-name="P287">1w</text:p>
          </table:table-cell>
          <table:table-cell table:style-name="Table138.F2" table:number-rows-spanned="2" office:value-type="string">
            <text:p text:style-name="P268">-</text:p>
          </table:table-cell>
        </table:table-row>
        <table:table-row>
          <table:covered-table-cell/>
          <table:table-cell table:style-name="Table138.A2" office:value-type="string">
            <text:p text:style-name="P333"><text:span text:style-name="T48">POP</text:span> reg64</text:p>
          </table:table-cell>
          <table:covered-table-cell/>
          <table:table-cell table:style-name="Table138.A2" office:value-type="string">
            <text:p text:style-name="P289">0x11</text:p>
          </table:table-cell>
          <table:table-cell table:style-name="Table138.A2" office:value-type="string">
            <text:p text:style-name="P289">1dw</text:p>
          </table:table-cell>
          <table:covered-table-cell/>
        </table:table-row>
      </table:table>
      <text:p text:style-name="P74"><text:soft-page-break/></text:p>
      <text:p text:style-name="P12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MOV (Move <text:span text:style-name="T25">between registers</text:span>)</text:p>
      <text:p text:style-name="P72"/>
      <text:p text:style-name="P124">This instruction moves data between two data sources. This transfer can occur between registers, or can occur between a register and immediate data.</text:p>
      <text:p text:style-name="P124"/>
      <text:p text:style-name="P124">Syntax (MOV destination, source)</text:p>
      <text:p text:style-name="P124"/>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row>
          <table:table-cell table:style-name="Table139.A1" office:value-type="string">
            <text:p text:style-name="P269">Mnemonic</text:p>
          </table:table-cell>
          <table:table-cell table:style-name="Table139.A1" office:value-type="string">
            <text:p text:style-name="P269">Formats</text:p>
          </table:table-cell>
          <table:table-cell table:style-name="Table139.A1" office:value-type="string">
            <text:p text:style-name="P269">Opcode</text:p>
          </table:table-cell>
          <table:table-cell table:style-name="Table139.A1" office:value-type="string">
            <text:p text:style-name="P269">Inst. Flags <text:span text:style-name="T41">(A &amp; F)</text:span></text:p>
          </table:table-cell>
          <table:table-cell table:style-name="Table139.A1" office:value-type="string">
            <text:p text:style-name="P269">Size</text:p>
          </table:table-cell>
          <table:table-cell table:style-name="Table139.F1" office:value-type="string">
            <text:p text:style-name="P269">Flags Set</text:p>
          </table:table-cell>
        </table:table-row>
        <text:soft-page-break/>
        <table:table-row>
          <table:table-cell table:style-name="Table139.A2" table:number-rows-spanned="12" office:value-type="string">
            <text:p text:style-name="P291">MOV</text:p>
          </table:table-cell>
          <table:table-cell table:style-name="Table139.A2" office:value-type="string">
            <text:p text:style-name="P334">MOV reg32, reg32</text:p>
          </table:table-cell>
          <table:table-cell table:style-name="Table139.A2" table:number-rows-spanned="12" office:value-type="string">
            <text:p text:style-name="P291">0x5</text:p>
          </table:table-cell>
          <table:table-cell table:style-name="Table139.A2" office:value-type="string">
            <text:p text:style-name="P291">0x1</text:p>
          </table:table-cell>
          <table:table-cell table:style-name="Table139.A2" table:number-rows-spanned="5" office:value-type="string">
            <text:p text:style-name="P291">1w</text:p>
          </table:table-cell>
          <table:table-cell table:style-name="Table139.F2" table:number-rows-spanned="12" office:value-type="string">
            <text:p text:style-name="P269">-</text:p>
          </table:table-cell>
        </table:table-row>
        <table:table-row>
          <table:covered-table-cell/>
          <table:table-cell table:style-name="Table139.A2" office:value-type="string">
            <text:p text:style-name="P334">MOV reg32, imm &lt; 16</text:p>
          </table:table-cell>
          <table:covered-table-cell/>
          <table:table-cell table:style-name="Table139.A2" office:value-type="string">
            <text:p text:style-name="P297">0x2</text:p>
          </table:table-cell>
          <table:covered-table-cell/>
          <table:covered-table-cell/>
        </table:table-row>
        <table:table-row>
          <table:covered-table-cell/>
          <table:table-cell table:style-name="Table139.A2" office:value-type="string">
            <text:p text:style-name="P334">MOV reg32, imm &lt; 256</text:p>
          </table:table-cell>
          <table:covered-table-cell/>
          <table:table-cell table:style-name="Table139.A2" office:value-type="string">
            <text:p text:style-name="P297">0x3</text:p>
          </table:table-cell>
          <table:covered-table-cell/>
          <table:covered-table-cell/>
        </table:table-row>
        <table:table-row>
          <table:covered-table-cell/>
          <table:table-cell table:style-name="Table139.A2" office:value-type="string">
            <text:p text:style-name="P334">MOV reg32, imm &lt; 4096</text:p>
          </table:table-cell>
          <table:covered-table-cell/>
          <table:table-cell table:style-name="Table139.A2" office:value-type="string">
            <text:p text:style-name="P297">0x4</text:p>
          </table:table-cell>
          <table:covered-table-cell/>
          <table:covered-table-cell/>
        </table:table-row>
        <table:table-row>
          <table:covered-table-cell/>
          <table:table-cell table:style-name="Table139.A2" office:value-type="string">
            <text:p text:style-name="P334">MOV reg32, imm &lt; 65536</text:p>
          </table:table-cell>
          <table:covered-table-cell/>
          <table:table-cell table:style-name="Table139.A2" office:value-type="string">
            <text:p text:style-name="P297">0x5</text:p>
          </table:table-cell>
          <table:covered-table-cell/>
          <table:covered-table-cell/>
        </table:table-row>
        <table:table-row>
          <table:covered-table-cell/>
          <table:table-cell table:style-name="Table139.A2" office:value-type="string">
            <text:p text:style-name="P339">MOV reg32, imm &lt; 2<text:span text:style-name="T7">32</text:span></text:p>
          </table:table-cell>
          <table:covered-table-cell/>
          <table:table-cell table:style-name="Table139.A2" office:value-type="string">
            <text:p text:style-name="P297">0x6</text:p>
          </table:table-cell>
          <table:table-cell table:style-name="Table139.A2" office:value-type="string">
            <text:p text:style-name="P297">2w</text:p>
          </table:table-cell>
          <table:covered-table-cell/>
        </table:table-row>
        <table:table-row>
          <table:covered-table-cell/>
          <table:table-cell table:style-name="Table139.A2" office:value-type="string">
            <text:p text:style-name="P334">MOV reg64, reg64</text:p>
          </table:table-cell>
          <table:covered-table-cell/>
          <table:table-cell table:style-name="Table139.A2" office:value-type="string">
            <text:p text:style-name="P297">0x11</text:p>
          </table:table-cell>
          <table:table-cell table:style-name="Table139.A2" table:number-rows-spanned="5" office:value-type="string">
            <text:p text:style-name="P297">1w</text:p>
          </table:table-cell>
          <table:covered-table-cell/>
        </table:table-row>
        <table:table-row>
          <table:covered-table-cell/>
          <table:table-cell table:style-name="Table139.A2" office:value-type="string">
            <text:p text:style-name="P327"><text:span text:style-name="T49">MOV reg64, </text:span>imm &lt; <text:s/><text:span text:style-name="T23">268435456</text:span></text:p>
          </table:table-cell>
          <table:covered-table-cell/>
          <table:table-cell table:style-name="Table139.A2" office:value-type="string">
            <text:p text:style-name="P297">0x12</text:p>
          </table:table-cell>
          <table:covered-table-cell/>
          <table:covered-table-cell/>
        </table:table-row>
        <table:table-row>
          <table:covered-table-cell/>
          <table:table-cell table:style-name="Table139.A2" office:value-type="string">
            <text:p text:style-name="P327"><text:span text:style-name="T49">MOV reg64, </text:span>imm &lt; 2<text:span text:style-name="T7">32</text:span></text:p>
          </table:table-cell>
          <table:covered-table-cell/>
          <table:table-cell table:style-name="Table139.A2" office:value-type="string">
            <text:p text:style-name="P297">0x13</text:p>
          </table:table-cell>
          <table:covered-table-cell/>
          <table:covered-table-cell/>
        </table:table-row>
        <table:table-row>
          <table:covered-table-cell/>
          <table:table-cell table:style-name="Table139.A2" office:value-type="string">
            <text:p text:style-name="P327"><text:span text:style-name="T49">MOV reg64, </text:span>imm &lt; 2<text:span text:style-name="T7">36</text:span></text:p>
          </table:table-cell>
          <table:covered-table-cell/>
          <table:table-cell table:style-name="Table139.A2" office:value-type="string">
            <text:p text:style-name="P297">0x14</text:p>
          </table:table-cell>
          <table:covered-table-cell/>
          <table:covered-table-cell/>
        </table:table-row>
        <table:table-row>
          <table:covered-table-cell/>
          <table:table-cell table:style-name="Table139.A2" office:value-type="string">
            <text:p text:style-name="P330"><text:span text:style-name="T49">MOV reg64, </text:span>imm &lt; 2<text:span text:style-name="T7">40</text:span></text:p>
          </table:table-cell>
          <table:covered-table-cell/>
          <table:table-cell table:style-name="Table139.A2" office:value-type="string">
            <text:p text:style-name="P297">0x15</text:p>
          </table:table-cell>
          <table:covered-table-cell/>
          <table:covered-table-cell/>
        </table:table-row>
        <table:table-row>
          <table:covered-table-cell/>
          <table:table-cell table:style-name="Table139.A2" office:value-type="string">
            <text:p text:style-name="P330"><text:span text:style-name="T49">MOV reg64, </text:span>imm &lt; 2<text:span text:style-name="T7">64</text:span></text:p>
          </table:table-cell>
          <table:covered-table-cell/>
          <table:table-cell table:style-name="Table139.A2" office:value-type="string">
            <text:p text:style-name="P297">0x16</text:p>
          </table:table-cell>
          <table:table-cell table:style-name="Table139.A2" office:value-type="string">
            <text:p text:style-name="P297">2w</text:p>
          </table:table-cell>
          <table:covered-table-cell/>
        </table:table-row>
      </table:table>
      <text:p text:style-name="P12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MOVW (Move word <text:span text:style-name="T25">between registers</text:span>)</text:p>
      <text:p text:style-name="P72"/>
      <text:p text:style-name="P150">*<text:span text:style-name="T50">Only available in 64 bit architecture</text:span></text:p>
      <text:p text:style-name="P72"/>
      <text:p text:style-name="P125">This instruction <text:span text:style-name="T51">moves a given word between two registers. The first two operands are the destination and source registers, while the third operand must consist of either a 0 (low order word) or a 1(high order word).</text:span></text:p>
      <text:p text:style-name="P125"/>
      <text:p text:style-name="P132">Syntax (MOVW destination reg, source reg, 0/1)</text:p>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row>
          <table:table-cell table:style-name="Table142.A1" office:value-type="string">
            <text:p text:style-name="P270">Mnemonic</text:p>
          </table:table-cell>
          <table:table-cell table:style-name="Table142.A1" office:value-type="string">
            <text:p text:style-name="P270">Formats</text:p>
          </table:table-cell>
          <table:table-cell table:style-name="Table142.A1" office:value-type="string">
            <text:p text:style-name="P270">Opcode</text:p>
          </table:table-cell>
          <table:table-cell table:style-name="Table142.A1" office:value-type="string">
            <text:p text:style-name="P270">Inst. <text:soft-page-break/>Flags <text:span text:style-name="T41">(A &amp; F)</text:span></text:p>
          </table:table-cell>
          <table:table-cell table:style-name="Table142.A1" office:value-type="string">
            <text:p text:style-name="P270">Size</text:p>
          </table:table-cell>
          <table:table-cell table:style-name="Table142.F1" office:value-type="string">
            <text:p text:style-name="P270">Flags Set</text:p>
          </table:table-cell>
        </table:table-row>
        <table:table-row>
          <table:table-cell table:style-name="Table142.A2" office:value-type="string">
            <text:p text:style-name="P292">MOV<text:span text:style-name="T51">W</text:span></text:p>
          </table:table-cell>
          <table:table-cell table:style-name="Table142.A2" office:value-type="string">
            <text:p text:style-name="P337">MOV<text:span text:style-name="T51">W</text:span> reg<text:span text:style-name="T51">64</text:span>, reg<text:span text:style-name="T51">64, imm &lt; 2</text:span></text:p>
          </table:table-cell>
          <table:table-cell table:style-name="Table142.A2" table:number-rows-spanned="2" office:value-type="string">
            <text:p text:style-name="P292">0x<text:span text:style-name="T51">6</text:span></text:p>
          </table:table-cell>
          <table:table-cell table:style-name="Table142.A2" office:value-type="string">
            <text:p text:style-name="P292">0x1<text:span text:style-name="T51">2</text:span></text:p>
          </table:table-cell>
          <table:table-cell table:style-name="Table142.A2" table:number-rows-spanned="2" office:value-type="string">
            <text:p text:style-name="P292">1w</text:p>
          </table:table-cell>
          <table:table-cell table:style-name="Table142.F2" office:value-type="string">
            <text:p text:style-name="P270">-</text:p>
          </table:table-cell>
        </table:table-row>
        <table:table-row>
          <table:table-cell table:style-name="Table142.A2" office:value-type="string">
            <text:p text:style-name="P298">MOVW</text:p>
          </table:table-cell>
          <table:table-cell table:style-name="Table142.A2" office:value-type="string">
            <text:p text:style-name="P354"><text:span text:style-name="T49">MOV</text:span>W reg64, reg64, reg64</text:p>
          </table:table-cell>
          <table:covered-table-cell/>
          <table:table-cell table:style-name="Table142.A2" office:value-type="string">
            <text:p text:style-name="P298">0x11</text:p>
          </table:table-cell>
          <table:covered-table-cell/>
          <table:table-cell table:style-name="Table142.F2" office:value-type="string">
            <text:p text:style-name="P270">-</text:p>
          </table:table-cell>
        </table:table-row>
      </table:table>
      <text:p text:style-name="P126"/>
      <text:p text:style-name="P125"/>
      <text:p text:style-name="P125"/>
      <text:p text:style-name="P81">*MOVWS (Move signed word)</text:p>
      <text:p text:style-name="P125"/>
      <text:p text:style-name="P151">*<text:span text:style-name="T50">Only available in 64 bit architecture</text:span></text:p>
      <text:p text:style-name="P76"/>
      <text:p text:style-name="P130">This instruction <text:span text:style-name="T51">moves a given word between two registers. The first two operands are the destination and source registers, while the third operand must consist of either a 0 (low order word) or a 1(high order word). This instruction will ensure that signage is kept.</text:span></text:p>
      <text:p text:style-name="P130"/>
      <text:p text:style-name="P133">Syntax (MOVW destination reg, source reg, 0/1)</text:p>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row>
          <table:table-cell table:style-name="Table155.A1" office:value-type="string">
            <text:p text:style-name="P278">Mnemonic</text:p>
          </table:table-cell>
          <table:table-cell table:style-name="Table155.A1" office:value-type="string">
            <text:p text:style-name="P278">Formats</text:p>
          </table:table-cell>
          <table:table-cell table:style-name="Table155.A1" office:value-type="string">
            <text:p text:style-name="P278">Opcode</text:p>
          </table:table-cell>
          <table:table-cell table:style-name="Table155.A1" office:value-type="string">
            <text:p text:style-name="P278">Inst. Flags <text:span text:style-name="T41">(A &amp; F)</text:span></text:p>
          </table:table-cell>
          <table:table-cell table:style-name="Table155.A1" office:value-type="string">
            <text:p text:style-name="P278">Size</text:p>
          </table:table-cell>
          <table:table-cell table:style-name="Table155.F1" office:value-type="string">
            <text:p text:style-name="P278">Flags Set</text:p>
          </table:table-cell>
        </table:table-row>
        <table:table-row>
          <table:table-cell table:style-name="Table155.A2" office:value-type="string">
            <text:p text:style-name="P295">MOV<text:span text:style-name="T51">WS</text:span></text:p>
          </table:table-cell>
          <table:table-cell table:style-name="Table155.A2" office:value-type="string">
            <text:p text:style-name="P337">MOV<text:span text:style-name="T71">WS </text:span>reg<text:span text:style-name="T51">64</text:span>, reg<text:span text:style-name="T51">64, imm &lt; 2</text:span></text:p>
          </table:table-cell>
          <table:table-cell table:style-name="Table155.A2" table:number-rows-spanned="2" office:value-type="string">
            <text:p text:style-name="P295">0x<text:span text:style-name="T71">7</text:span></text:p>
          </table:table-cell>
          <table:table-cell table:style-name="Table155.A2" office:value-type="string">
            <text:p text:style-name="P295">0x1<text:span text:style-name="T51">2</text:span></text:p>
          </table:table-cell>
          <table:table-cell table:style-name="Table155.A2" table:number-rows-spanned="2" office:value-type="string">
            <text:p text:style-name="P295">1w</text:p>
          </table:table-cell>
          <table:table-cell table:style-name="Table155.F2" office:value-type="string">
            <text:p text:style-name="P278">-</text:p>
          </table:table-cell>
        </table:table-row>
        <table:table-row>
          <table:table-cell table:style-name="Table155.A2" office:value-type="string">
            <text:p text:style-name="P299">MOVW<text:span text:style-name="T71">S</text:span></text:p>
          </table:table-cell>
          <table:table-cell table:style-name="Table155.A2" office:value-type="string">
            <text:p text:style-name="P354">MOV<text:span text:style-name="T71">WS</text:span> reg64, reg64, reg64</text:p>
          </table:table-cell>
          <table:covered-table-cell/>
          <table:table-cell table:style-name="Table155.A2" office:value-type="string">
            <text:p text:style-name="P299">0x11</text:p>
          </table:table-cell>
          <table:covered-table-cell/>
          <table:table-cell table:style-name="Table155.F2" office:value-type="string">
            <text:p text:style-name="P278">-</text:p>
          </table:table-cell>
        </table:table-row>
      </table:table>
      <text:p text:style-name="P13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MOVH (Move half word <text:span text:style-name="T25">between registers</text:span>)</text:p>
      <text:p text:style-name="P72"/>
      <text:p text:style-name="P127">This instruction <text:span text:style-name="T51">moves a given half word (16 bit segment) between two registers. The first two operands are the destination and source registers, while the third operand specifies which half word to move.</text:span></text:p>
      <text:p text:style-name="P127"/>
      <text:p text:style-name="P134">Syntax (MOVH destination reg, source reg, half word specifier)</text:p>
      <table:table table:name="Table143" table:style-name="Table143">
        <table:table-column table:style-name="Table143.A"/>
        <table:table-column table:style-name="Table143.B"/>
        <table:table-column table:style-name="Table143.C"/>
        <table:table-column table:style-name="Table143.D"/>
        <table:table-column table:style-name="Table143.E"/>
        <table:table-column table:style-name="Table143.F"/>
        <table:table-row>
          <table:table-cell table:style-name="Table143.A1" office:value-type="string">
            <text:p text:style-name="P271">Mnemonic</text:p>
          </table:table-cell>
          <table:table-cell table:style-name="Table143.A1" office:value-type="string">
            <text:p text:style-name="P271">Formats</text:p>
          </table:table-cell>
          <table:table-cell table:style-name="Table143.A1" office:value-type="string">
            <text:p text:style-name="P271">Opcode</text:p>
          </table:table-cell>
          <table:table-cell table:style-name="Table143.A1" office:value-type="string">
            <text:p text:style-name="P271">Inst. Flags <text:span text:style-name="T41">(A &amp; F)</text:span></text:p>
          </table:table-cell>
          <table:table-cell table:style-name="Table143.A1" office:value-type="string">
            <text:p text:style-name="P271">Size</text:p>
          </table:table-cell>
          <table:table-cell table:style-name="Table143.F1" office:value-type="string">
            <text:p text:style-name="P271">Flags Set</text:p>
          </table:table-cell>
        </table:table-row>
        <table:table-row>
          <table:table-cell table:style-name="Table143.A2" table:number-rows-spanned="4" office:value-type="string">
            <text:p text:style-name="P300">MOVH</text:p>
          </table:table-cell>
          <table:table-cell table:style-name="Table143.A2" office:value-type="string">
            <text:p text:style-name="P335">MOV<text:span text:style-name="T52">H</text:span> <text:span text:style-name="T52">reg32</text:span>, <text:span text:style-name="T52">reg32, imm &lt; 2</text:span></text:p>
          </table:table-cell>
          <table:table-cell table:style-name="Table143.A2" office:value-type="string">
            <text:p text:style-name="P293">0x<text:span text:style-name="T71">8</text:span></text:p>
          </table:table-cell>
          <table:table-cell table:style-name="Table143.A2" office:value-type="string">
            <text:p text:style-name="P293">0x<text:span text:style-name="T52">2</text:span></text:p>
          </table:table-cell>
          <table:table-cell table:style-name="Table143.A2" table:number-rows-spanned="4" office:value-type="string">
            <text:p text:style-name="P293">1w</text:p>
            <text:p text:style-name="P300"/>
          </table:table-cell>
          <table:table-cell table:style-name="Table143.F2" office:value-type="string">
            <text:p text:style-name="P271">-</text:p>
          </table:table-cell>
        </table:table-row>
        <table:table-row>
          <table:covered-table-cell/>
          <table:table-cell table:style-name="Table143.A2" office:value-type="string">
            <text:p text:style-name="P340">MOVH reg32, reg32, reg32</text:p>
          </table:table-cell>
          <table:table-cell table:style-name="Table143.A2" office:value-type="string">
            <text:p text:style-name="P293"/>
          </table:table-cell>
          <table:table-cell table:style-name="Table143.A2" office:value-type="string">
            <text:p text:style-name="P300">0x1</text:p>
          </table:table-cell>
          <table:covered-table-cell/>
          <table:table-cell table:style-name="Table143.F2" office:value-type="string">
            <text:p text:style-name="P271">-</text:p>
          </table:table-cell>
        </table:table-row>
        <table:table-row>
          <table:covered-table-cell/>
          <table:table-cell table:style-name="Table143.A2" office:value-type="string">
            <text:p text:style-name="P340">MOVH reg64, reg64, imm &lt; 4</text:p>
          </table:table-cell>
          <table:table-cell table:style-name="Table143.A2" office:value-type="string">
            <text:p text:style-name="P300"/>
          </table:table-cell>
          <table:table-cell table:style-name="Table143.A2" office:value-type="string">
            <text:p text:style-name="P300">0x12</text:p>
          </table:table-cell>
          <table:covered-table-cell/>
          <table:table-cell table:style-name="Table143.F2" office:value-type="string">
            <text:p text:style-name="P271">-</text:p>
          </table:table-cell>
        </table:table-row>
        <table:table-row>
          <table:covered-table-cell/>
          <table:table-cell table:style-name="Table143.A2" office:value-type="string">
            <text:p text:style-name="P340">MOVH reg64, reg64, reg64</text:p>
          </table:table-cell>
          <table:table-cell table:style-name="Table143.A2" office:value-type="string">
            <text:p text:style-name="P300"/>
          </table:table-cell>
          <table:table-cell table:style-name="Table143.A2" office:value-type="string">
            <text:p text:style-name="P300">0x11</text:p>
          </table:table-cell>
          <table:covered-table-cell/>
          <table:table-cell table:style-name="Table143.F2" office:value-type="string">
            <text:p text:style-name="P271">-</text:p>
          </table:table-cell>
        </table:table-row>
      </table:table>
      <text:p text:style-name="P75"/>
      <text:p text:style-name="P72"/>
      <text:p text:style-name="P72"/>
      <text:p text:style-name="P76"/>
      <text:p text:style-name="P76"/>
      <text:p text:style-name="P76"/>
      <text:p text:style-name="P76"/>
      <text:p text:style-name="P76"/>
      <text:p text:style-name="P76"/>
      <text:p text:style-name="P76"/>
      <text:p text:style-name="P76"/>
      <text:p text:style-name="P76"/>
      <text:p text:style-name="P76">MOVH<text:span text:style-name="T71">S</text:span> (Move <text:span text:style-name="T71">signed </text:span>half word <text:span text:style-name="T25">between registers</text:span>)</text:p>
      <text:p text:style-name="P76"/>
      <text:p text:style-name="P130">This instruction <text:span text:style-name="T51">moves a given half word (16 bit segment) between two registers. The first two operands are the destination and source registers, while the third operand specifies which half word to move.</text:span></text:p>
      <text:p text:style-name="P130"/>
      <text:p text:style-name="P137">Syntax (MOVH<text:span text:style-name="T71">S</text:span> destination reg, source reg, half word specifier)</text:p>
      <table:table table:name="Table156" table:style-name="Table156">
        <table:table-column table:style-name="Table156.A"/>
        <table:table-column table:style-name="Table156.B"/>
        <table:table-column table:style-name="Table156.C"/>
        <table:table-column table:style-name="Table156.D"/>
        <table:table-column table:style-name="Table156.E"/>
        <table:table-column table:style-name="Table156.F"/>
        <table:table-row>
          <table:table-cell table:style-name="Table156.A1" office:value-type="string">
            <text:p text:style-name="P278">Mnemonic</text:p>
          </table:table-cell>
          <table:table-cell table:style-name="Table156.A1" office:value-type="string">
            <text:p text:style-name="P278">Formats</text:p>
          </table:table-cell>
          <table:table-cell table:style-name="Table156.A1" office:value-type="string">
            <text:p text:style-name="P278">Opcode</text:p>
          </table:table-cell>
          <table:table-cell table:style-name="Table156.A1" office:value-type="string">
            <text:p text:style-name="P278">Inst. Flags <text:span text:style-name="T41">(A &amp; F)</text:span></text:p>
          </table:table-cell>
          <table:table-cell table:style-name="Table156.A1" office:value-type="string">
            <text:p text:style-name="P278">Size</text:p>
          </table:table-cell>
          <table:table-cell table:style-name="Table156.F1" office:value-type="string">
            <text:p text:style-name="P278">Flags Set</text:p>
          </table:table-cell>
        </table:table-row>
        <table:table-row>
          <table:table-cell table:style-name="Table156.A2" table:number-rows-spanned="4" office:value-type="string">
            <text:p text:style-name="P137">MOVH<text:span text:style-name="T71">S</text:span></text:p>
          </table:table-cell>
          <table:table-cell table:style-name="Table156.A2" office:value-type="string">
            <text:p text:style-name="P337"><text:span text:style-name="T16">MOVH</text:span><text:span text:style-name="T17">S</text:span> <text:span text:style-name="T52">reg32</text:span>, <text:span text:style-name="T52">reg32, imm &lt; 2</text:span></text:p>
          </table:table-cell>
          <table:table-cell table:style-name="Table156.A2" office:value-type="string">
            <text:p text:style-name="P295">0x<text:span text:style-name="T71">9</text:span></text:p>
          </table:table-cell>
          <table:table-cell table:style-name="Table156.A2" office:value-type="string">
            <text:p text:style-name="P295">0x<text:span text:style-name="T52">2</text:span></text:p>
          </table:table-cell>
          <table:table-cell table:style-name="Table156.A2" table:number-rows-spanned="4" office:value-type="string">
            <text:p text:style-name="P295">1w</text:p>
            <text:p text:style-name="P302"/>
          </table:table-cell>
          <table:table-cell table:style-name="Table156.F2" office:value-type="string">
            <text:p text:style-name="P278">-</text:p>
          </table:table-cell>
        </table:table-row>
        <table:table-row>
          <table:covered-table-cell/>
          <table:table-cell table:style-name="Table156.A2" office:value-type="string">
            <text:p text:style-name="P342"><text:span text:style-name="T16">MOVH</text:span><text:span text:style-name="T17">S</text:span> reg32, reg32, reg32</text:p>
          </table:table-cell>
          <table:table-cell table:style-name="Table156.A2" office:value-type="string">
            <text:p text:style-name="P295"/>
          </table:table-cell>
          <table:table-cell table:style-name="Table156.A2" office:value-type="string">
            <text:p text:style-name="P302">0x1</text:p>
          </table:table-cell>
          <table:covered-table-cell/>
          <table:table-cell table:style-name="Table156.F2" office:value-type="string">
            <text:p text:style-name="P278">-</text:p>
          </table:table-cell>
        </table:table-row>
        <table:table-row>
          <table:covered-table-cell/>
          <table:table-cell table:style-name="Table156.A2" office:value-type="string">
            <text:p text:style-name="P342"><text:span text:style-name="T16">MOVH</text:span><text:span text:style-name="T17">S</text:span> reg64, reg64, imm &lt; 4</text:p>
          </table:table-cell>
          <table:table-cell table:style-name="Table156.A2" office:value-type="string">
            <text:p text:style-name="P302"/>
          </table:table-cell>
          <table:table-cell table:style-name="Table156.A2" office:value-type="string">
            <text:p text:style-name="P302">0x12</text:p>
          </table:table-cell>
          <table:covered-table-cell/>
          <table:table-cell table:style-name="Table156.F2" office:value-type="string">
            <text:p text:style-name="P278">-</text:p>
          </table:table-cell>
        </table:table-row>
        <table:table-row>
          <table:covered-table-cell/>
          <table:table-cell table:style-name="Table156.A2" office:value-type="string">
            <text:p text:style-name="P342"><text:span text:style-name="T16">MOVH</text:span><text:span text:style-name="T17">S</text:span> reg64, reg64, reg64</text:p>
          </table:table-cell>
          <table:table-cell table:style-name="Table156.A2" office:value-type="string">
            <text:p text:style-name="P302"/>
          </table:table-cell>
          <table:table-cell table:style-name="Table156.A2" office:value-type="string">
            <text:p text:style-name="P302">0x11</text:p>
          </table:table-cell>
          <table:covered-table-cell/>
          <table:table-cell table:style-name="Table156.F2" office:value-type="string">
            <text:p text:style-name="P278">-</text:p>
          </table:table-cell>
        </table:table-row>
      </table:table>
      <text:p text:style-name="P76"><text:soft-page-break/></text:p>
      <text:p text:style-name="P72"/>
      <text:p text:style-name="P72"/>
      <text:p text:style-name="P72">MOVB (Move byte <text:span text:style-name="T25">between registers</text:span>)</text:p>
      <text:p text:style-name="P72"/>
      <text:p text:style-name="P128">This instruction <text:span text:style-name="T51">moves a given byte between two registers. The first two operands are the destination and source registers, while the third operand specifies which byte to move.</text:span></text:p>
      <text:p text:style-name="P128"/>
      <text:p text:style-name="P135">Syntax (MOVH destination reg, source reg, half word specifier)</text:p>
      <table:table table:name="Table144" table:style-name="Table144">
        <table:table-column table:style-name="Table144.A"/>
        <table:table-column table:style-name="Table144.B"/>
        <table:table-column table:style-name="Table144.C"/>
        <table:table-column table:style-name="Table144.D"/>
        <table:table-column table:style-name="Table144.E"/>
        <table:table-column table:style-name="Table144.F"/>
        <table:table-row>
          <table:table-cell table:style-name="Table144.A1" office:value-type="string">
            <text:p text:style-name="P271">Mnemonic</text:p>
          </table:table-cell>
          <table:table-cell table:style-name="Table144.A1" office:value-type="string">
            <text:p text:style-name="P271">Formats</text:p>
          </table:table-cell>
          <table:table-cell table:style-name="Table144.A1" office:value-type="string">
            <text:p text:style-name="P271">Opcode</text:p>
          </table:table-cell>
          <table:table-cell table:style-name="Table144.A1" office:value-type="string">
            <text:p text:style-name="P271">Inst. Flags <text:span text:style-name="T41">(A &amp; F)</text:span></text:p>
          </table:table-cell>
          <table:table-cell table:style-name="Table144.A1" office:value-type="string">
            <text:p text:style-name="P271">Size</text:p>
          </table:table-cell>
          <table:table-cell table:style-name="Table144.F1" office:value-type="string">
            <text:p text:style-name="P271">Flags Set</text:p>
          </table:table-cell>
        </table:table-row>
        <table:table-row>
          <table:table-cell table:style-name="Table144.A2" table:number-rows-spanned="4" office:value-type="string">
            <text:p text:style-name="P300">MOVB</text:p>
          </table:table-cell>
          <table:table-cell table:style-name="Table144.A2" office:value-type="string">
            <text:p text:style-name="P335"><text:span text:style-name="T52">MOVB</text:span> <text:span text:style-name="T52">reg32</text:span>, <text:span text:style-name="T52">reg32, imm &lt; 4</text:span></text:p>
          </table:table-cell>
          <table:table-cell table:style-name="Table144.A2" office:value-type="string">
            <text:p text:style-name="P293">0x<text:span text:style-name="T72">A</text:span></text:p>
          </table:table-cell>
          <table:table-cell table:style-name="Table144.A2" office:value-type="string">
            <text:p text:style-name="P293">0x<text:span text:style-name="T52">2</text:span></text:p>
          </table:table-cell>
          <table:table-cell table:style-name="Table144.A2" table:number-rows-spanned="4" office:value-type="string">
            <text:p text:style-name="P293">1w</text:p>
            <text:p text:style-name="P300"/>
          </table:table-cell>
          <table:table-cell table:style-name="Table144.F2" office:value-type="string">
            <text:p text:style-name="P271">-</text:p>
          </table:table-cell>
        </table:table-row>
        <table:table-row>
          <table:covered-table-cell/>
          <table:table-cell table:style-name="Table144.A2" office:value-type="string">
            <text:p text:style-name="P340">MOVB reg32, reg32, reg32</text:p>
          </table:table-cell>
          <table:table-cell table:style-name="Table144.A2" office:value-type="string">
            <text:p text:style-name="P293"/>
          </table:table-cell>
          <table:table-cell table:style-name="Table144.A2" office:value-type="string">
            <text:p text:style-name="P300">0x1</text:p>
          </table:table-cell>
          <table:covered-table-cell/>
          <table:table-cell table:style-name="Table144.F2" office:value-type="string">
            <text:p text:style-name="P271">-</text:p>
          </table:table-cell>
        </table:table-row>
        <table:table-row>
          <table:covered-table-cell/>
          <table:table-cell table:style-name="Table144.A2" office:value-type="string">
            <text:p text:style-name="P340">MOVB reg64, reg64, imm &lt; 8</text:p>
          </table:table-cell>
          <table:table-cell table:style-name="Table144.A2" office:value-type="string">
            <text:p text:style-name="P300"/>
          </table:table-cell>
          <table:table-cell table:style-name="Table144.A2" office:value-type="string">
            <text:p text:style-name="P300">0x12</text:p>
          </table:table-cell>
          <table:covered-table-cell/>
          <table:table-cell table:style-name="Table144.F2" office:value-type="string">
            <text:p text:style-name="P271">-</text:p>
          </table:table-cell>
        </table:table-row>
        <table:table-row>
          <table:covered-table-cell/>
          <table:table-cell table:style-name="Table144.A2" office:value-type="string">
            <text:p text:style-name="P340">MOVB reg64, reg64, reg64</text:p>
          </table:table-cell>
          <table:table-cell table:style-name="Table144.A2" office:value-type="string">
            <text:p text:style-name="P300"/>
          </table:table-cell>
          <table:table-cell table:style-name="Table144.A2" office:value-type="string">
            <text:p text:style-name="P300">0x11</text:p>
          </table:table-cell>
          <table:covered-table-cell/>
          <table:table-cell table:style-name="Table144.F2" office:value-type="string">
            <text:p text:style-name="P271">-</text:p>
          </table:table-cell>
        </table:table-row>
      </table:table>
      <text:p text:style-name="P75"/>
      <text:p text:style-name="P75"/>
      <text:p text:style-name="P75"/>
      <text:p text:style-name="P77"/>
      <text:p text:style-name="P77"/>
      <text:p text:style-name="P77"/>
      <text:p text:style-name="P77"/>
      <text:p text:style-name="P77"/>
      <text:p text:style-name="P77"/>
      <text:p text:style-name="P77"/>
      <text:p text:style-name="P77"/>
      <text:p text:style-name="P77">MOVB<text:span text:style-name="T72">S</text:span> (Move <text:span text:style-name="T72">signed </text:span>byte <text:span text:style-name="T25">between registers</text:span>)</text:p>
      <text:p text:style-name="P77"/>
      <text:p text:style-name="P131">This instruction <text:span text:style-name="T51">moves a given byte between two registers. The first two operands are the destination and source registers, while the third operand specifies which byte to move.</text:span></text:p>
      <text:p text:style-name="P131"/>
      <text:p text:style-name="P138">Syntax (MOVH destination reg, source reg, half word specifier)</text:p>
      <table:table table:name="Table157" table:style-name="Table157">
        <table:table-column table:style-name="Table157.A"/>
        <table:table-column table:style-name="Table157.B"/>
        <table:table-column table:style-name="Table157.C"/>
        <table:table-column table:style-name="Table157.D"/>
        <table:table-column table:style-name="Table157.E"/>
        <table:table-column table:style-name="Table157.F"/>
        <table:table-row>
          <table:table-cell table:style-name="Table157.A1" office:value-type="string">
            <text:p text:style-name="P279">Mnemonic</text:p>
          </table:table-cell>
          <table:table-cell table:style-name="Table157.A1" office:value-type="string">
            <text:p text:style-name="P279">Formats</text:p>
          </table:table-cell>
          <table:table-cell table:style-name="Table157.A1" office:value-type="string">
            <text:p text:style-name="P279">Opcode</text:p>
          </table:table-cell>
          <table:table-cell table:style-name="Table157.A1" office:value-type="string">
            <text:p text:style-name="P279">Inst. Flags <text:span text:style-name="T41">(A &amp; F)</text:span></text:p>
          </table:table-cell>
          <table:table-cell table:style-name="Table157.A1" office:value-type="string">
            <text:p text:style-name="P279">Size</text:p>
          </table:table-cell>
          <table:table-cell table:style-name="Table157.F1" office:value-type="string">
            <text:p text:style-name="P279">Flags Set</text:p>
          </table:table-cell>
        </table:table-row>
        <table:table-row>
          <table:table-cell table:style-name="Table157.A2" table:number-rows-spanned="4" office:value-type="string">
            <text:p text:style-name="P303">MOVB<text:span text:style-name="T72">S</text:span></text:p>
          </table:table-cell>
          <table:table-cell table:style-name="Table157.A2" office:value-type="string">
            <text:p text:style-name="P338"><text:span text:style-name="T52">MOVBS</text:span> <text:span text:style-name="T52">reg32</text:span>, <text:span text:style-name="T52">reg32, imm &lt; 4</text:span></text:p>
          </table:table-cell>
          <table:table-cell table:style-name="Table157.A2" office:value-type="string">
            <text:p text:style-name="P296">0x<text:span text:style-name="T72">B</text:span></text:p>
          </table:table-cell>
          <table:table-cell table:style-name="Table157.A2" office:value-type="string">
            <text:p text:style-name="P296">0x<text:span text:style-name="T52">2</text:span></text:p>
          </table:table-cell>
          <table:table-cell table:style-name="Table157.A2" table:number-rows-spanned="4" office:value-type="string">
            <text:p text:style-name="P296">1w</text:p>
            <text:p text:style-name="P303"/>
          </table:table-cell>
          <table:table-cell table:style-name="Table157.F2" office:value-type="string">
            <text:p text:style-name="P279">-</text:p>
          </table:table-cell>
        </table:table-row>
        <table:table-row>
          <table:covered-table-cell/>
          <table:table-cell table:style-name="Table157.A2" office:value-type="string">
            <text:p text:style-name="P343">MOVB<text:span text:style-name="T72">S</text:span> reg32, reg32, reg32</text:p>
          </table:table-cell>
          <table:table-cell table:style-name="Table157.A2" office:value-type="string">
            <text:p text:style-name="P296"/>
          </table:table-cell>
          <table:table-cell table:style-name="Table157.A2" office:value-type="string">
            <text:p text:style-name="P303">0x1</text:p>
          </table:table-cell>
          <table:covered-table-cell/>
          <table:table-cell table:style-name="Table157.F2" office:value-type="string">
            <text:p text:style-name="P279">-</text:p>
          </table:table-cell>
        </table:table-row>
        <table:table-row>
          <table:covered-table-cell/>
          <table:table-cell table:style-name="Table157.A2" office:value-type="string">
            <text:p text:style-name="P343">MOVB<text:span text:style-name="T72">S</text:span> reg64, reg64, imm &lt; 8</text:p>
          </table:table-cell>
          <table:table-cell table:style-name="Table157.A2" office:value-type="string">
            <text:p text:style-name="P303"/>
          </table:table-cell>
          <table:table-cell table:style-name="Table157.A2" office:value-type="string">
            <text:p text:style-name="P303">0x12</text:p>
          </table:table-cell>
          <table:covered-table-cell/>
          <table:table-cell table:style-name="Table157.F2" office:value-type="string">
            <text:p text:style-name="P279">-</text:p>
          </table:table-cell>
        </table:table-row>
        <table:table-row>
          <table:covered-table-cell/>
          <table:table-cell table:style-name="Table157.A2" office:value-type="string">
            <text:p text:style-name="P343">MOVB<text:span text:style-name="T72">S</text:span> reg64, reg64, reg64</text:p>
          </table:table-cell>
          <table:table-cell table:style-name="Table157.A2" office:value-type="string">
            <text:p text:style-name="P303"/>
          </table:table-cell>
          <table:table-cell table:style-name="Table157.A2" office:value-type="string">
            <text:p text:style-name="P303">0x11</text:p>
          </table:table-cell>
          <table:covered-table-cell/>
          <table:table-cell table:style-name="Table157.F2" office:value-type="string">
            <text:p text:style-name="P279">-</text:p>
          </table:table-cell>
        </table:table-row>
      </table:table>
      <text:p text:style-name="P77"/>
      <text:p text:style-name="P72"><text:soft-page-break/></text:p>
      <text:p text:style-name="P72"/>
      <text:p text:style-name="P72">MOVN (Move n<text:span text:style-name="T59">i</text:span>bble <text:span text:style-name="T25">between registers</text:span>)</text:p>
      <text:p text:style-name="P72"/>
      <text:p text:style-name="P129">This instruction <text:span text:style-name="T51">moves a given nibble between two registers. The first two operands are the destination and source registers, while the third operand specifies which nibble to move.</text:span></text:p>
      <text:p text:style-name="P129"/>
      <text:p text:style-name="P136">Syntax (MOVH destination reg, source reg, half word specifier)</text:p>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row>
          <table:table-cell table:style-name="Table145.A1" office:value-type="string">
            <text:p text:style-name="P272">Mnemonic</text:p>
          </table:table-cell>
          <table:table-cell table:style-name="Table145.A1" office:value-type="string">
            <text:p text:style-name="P272">Formats</text:p>
          </table:table-cell>
          <table:table-cell table:style-name="Table145.A1" office:value-type="string">
            <text:p text:style-name="P272">Opcode</text:p>
          </table:table-cell>
          <table:table-cell table:style-name="Table145.A1" office:value-type="string">
            <text:p text:style-name="P272">Inst. Flags <text:span text:style-name="T41">(A &amp; F)</text:span></text:p>
          </table:table-cell>
          <table:table-cell table:style-name="Table145.A1" office:value-type="string">
            <text:p text:style-name="P272">Size</text:p>
          </table:table-cell>
          <table:table-cell table:style-name="Table145.F1" office:value-type="string">
            <text:p text:style-name="P272">Flags Set</text:p>
          </table:table-cell>
        </table:table-row>
        <table:table-row>
          <table:table-cell table:style-name="Table145.A2" table:number-rows-spanned="4" office:value-type="string">
            <text:p text:style-name="P304">MOVN</text:p>
          </table:table-cell>
          <table:table-cell table:style-name="Table145.A2" office:value-type="string">
            <text:p text:style-name="P336"><text:span text:style-name="T53">MOVN</text:span> <text:span text:style-name="T52">reg32</text:span>, <text:span text:style-name="T52">reg32, imm &lt; 8</text:span></text:p>
          </table:table-cell>
          <table:table-cell table:style-name="Table145.A2" office:value-type="string">
            <text:p text:style-name="P294">0x<text:span text:style-name="T72">C</text:span></text:p>
          </table:table-cell>
          <table:table-cell table:style-name="Table145.A2" office:value-type="string">
            <text:p text:style-name="P294">0x<text:span text:style-name="T52">2</text:span></text:p>
          </table:table-cell>
          <table:table-cell table:style-name="Table145.A2" table:number-rows-spanned="4" office:value-type="string">
            <text:p text:style-name="P294">1w</text:p>
            <text:p text:style-name="P301"/>
          </table:table-cell>
          <table:table-cell table:style-name="Table145.F2" office:value-type="string">
            <text:p text:style-name="P272">-</text:p>
          </table:table-cell>
        </table:table-row>
        <table:table-row>
          <table:covered-table-cell/>
          <table:table-cell table:style-name="Table145.A2" office:value-type="string">
            <text:p text:style-name="P341"><text:span text:style-name="T53">MOVN</text:span> reg32, reg32, reg32</text:p>
          </table:table-cell>
          <table:table-cell table:style-name="Table145.A2" office:value-type="string">
            <text:p text:style-name="P294"/>
          </table:table-cell>
          <table:table-cell table:style-name="Table145.A2" office:value-type="string">
            <text:p text:style-name="P301">0x1</text:p>
          </table:table-cell>
          <table:covered-table-cell/>
          <table:table-cell table:style-name="Table145.F2" office:value-type="string">
            <text:p text:style-name="P272">-</text:p>
          </table:table-cell>
        </table:table-row>
        <table:table-row>
          <table:covered-table-cell/>
          <table:table-cell table:style-name="Table145.A2" office:value-type="string">
            <text:p text:style-name="P341"><text:span text:style-name="T53">MOVN</text:span> reg64, reg64, imm &lt; <text:span text:style-name="T53">16</text:span></text:p>
          </table:table-cell>
          <table:table-cell table:style-name="Table145.A2" office:value-type="string">
            <text:p text:style-name="P301"/>
          </table:table-cell>
          <table:table-cell table:style-name="Table145.A2" office:value-type="string">
            <text:p text:style-name="P301">0x12</text:p>
          </table:table-cell>
          <table:covered-table-cell/>
          <table:table-cell table:style-name="Table145.F2" office:value-type="string">
            <text:p text:style-name="P272">-</text:p>
          </table:table-cell>
        </table:table-row>
        <table:table-row>
          <table:covered-table-cell/>
          <table:table-cell table:style-name="Table145.A2" office:value-type="string">
            <text:p text:style-name="P341"><text:span text:style-name="T53">MOVN</text:span> reg64, reg64, reg64</text:p>
          </table:table-cell>
          <table:table-cell table:style-name="Table145.A2" office:value-type="string">
            <text:p text:style-name="P301"/>
          </table:table-cell>
          <table:table-cell table:style-name="Table145.A2" office:value-type="string">
            <text:p text:style-name="P301">0x11</text:p>
          </table:table-cell>
          <table:covered-table-cell/>
          <table:table-cell table:style-name="Table145.F2" office:value-type="string">
            <text:p text:style-name="P272">-</text:p>
          </table:table-cell>
        </table:table-row>
      </table:table>
      <text:p text:style-name="P82"/>
      <text:p text:style-name="P80"/>
      <text:p text:style-name="P80"/>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Arithmetic Instructions</text:p>
      <text:p text:style-name="P153"/>
      <text:p text:style-name="P15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ADD (Perform Addition)</text:p>
      <text:p text:style-name="P89"/>
      <text:p text:style-name="P139">This operation performs addition.</text:p>
      <text:p text:style-name="P139"/>
      <text:p text:style-name="P139">Syntax (ADD sum destination <text:span text:style-name="T63">register</text:span>, addend 1, addend 2)</text:p>
      <text:p text:style-name="P139"/>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row>
          <table:table-cell table:style-name="Table149.A1" office:value-type="string">
            <text:p text:style-name="P273">Mnemonic</text:p>
          </table:table-cell>
          <table:table-cell table:style-name="Table149.A1" office:value-type="string">
            <text:p text:style-name="P273">Formats</text:p>
          </table:table-cell>
          <table:table-cell table:style-name="Table149.A1" office:value-type="string">
            <text:p text:style-name="P273">Opcode</text:p>
          </table:table-cell>
          <table:table-cell table:style-name="Table149.A1" office:value-type="string">
            <text:p text:style-name="P273">Inst. Flags <text:span text:style-name="T41">(A &amp; F)</text:span></text:p>
          </table:table-cell>
          <table:table-cell table:style-name="Table149.A1" office:value-type="string">
            <text:p text:style-name="P273">Size</text:p>
          </table:table-cell>
          <table:table-cell table:style-name="Table149.F1" office:value-type="string">
            <text:p text:style-name="P273">Flags Set</text:p>
          </table:table-cell>
        </table:table-row>
        <table:table-row>
          <table:table-cell table:style-name="Table149.A2" table:number-rows-spanned="14" office:value-type="string">
            <text:p text:style-name="P305">ADD</text:p>
          </table:table-cell>
          <table:table-cell table:style-name="Table149.A2" office:value-type="string">
            <text:p text:style-name="P344">ADD reg32, reg32, reg32</text:p>
          </table:table-cell>
          <table:table-cell table:style-name="Table149.A2" table:number-rows-spanned="14" office:value-type="string">
            <text:p text:style-name="P305">0x<text:span text:style-name="T72">D</text:span></text:p>
          </table:table-cell>
          <table:table-cell table:style-name="Table149.A2" office:value-type="string">
            <text:p text:style-name="P305">0x1</text:p>
          </table:table-cell>
          <table:table-cell table:style-name="Table149.A2" table:number-rows-spanned="6" office:value-type="string">
            <text:p text:style-name="P305">1w</text:p>
            <text:p text:style-name="P305"/>
            <text:p text:style-name="P305"/>
            <text:p text:style-name="P305"/>
            <text:p text:style-name="P305"/>
            <text:p text:style-name="P305"><text:soft-page-break/></text:p>
            <text:p text:style-name="P305"/>
            <text:p text:style-name="P311">2w</text:p>
          </table:table-cell>
          <table:table-cell table:style-name="Table149.F2" table:number-rows-spanned="14" office:value-type="string">
            <text:p text:style-name="P305">OF, NE, CA</text:p>
          </table:table-cell>
        </table:table-row>
        <table:table-row>
          <table:covered-table-cell/>
          <table:table-cell table:style-name="Table149.A2" office:value-type="string">
            <text:p text:style-name="P346">ADD reg32, reg32, imm &lt; 16</text:p>
          </table:table-cell>
          <table:covered-table-cell/>
          <table:table-cell table:style-name="Table149.A2" office:value-type="string">
            <text:p text:style-name="P311">0x2</text:p>
          </table:table-cell>
          <table:covered-table-cell/>
          <table:covered-table-cell/>
        </table:table-row>
        <table:table-row>
          <table:covered-table-cell/>
          <table:table-cell table:style-name="Table149.A2" office:value-type="string">
            <text:p text:style-name="P346">ADD reg32, reg32, imm &lt; 256</text:p>
          </table:table-cell>
          <table:covered-table-cell/>
          <table:table-cell table:style-name="Table149.A2" office:value-type="string">
            <text:p text:style-name="P311">0x3</text:p>
          </table:table-cell>
          <table:covered-table-cell/>
          <table:covered-table-cell/>
        </table:table-row>
        <table:table-row>
          <table:covered-table-cell/>
          <table:table-cell table:style-name="Table149.A2" office:value-type="string">
            <text:p text:style-name="P346">ADD reg32, reg32, imm &lt; 4096</text:p>
          </table:table-cell>
          <table:covered-table-cell/>
          <table:table-cell table:style-name="Table149.A2" office:value-type="string">
            <text:p text:style-name="P311">0x4</text:p>
          </table:table-cell>
          <table:covered-table-cell/>
          <table:covered-table-cell/>
        </table:table-row>
        <table:table-row>
          <table:covered-table-cell/>
          <table:table-cell table:style-name="Table149.A2" office:value-type="string">
            <text:p text:style-name="P346">ADD reg32, reg32, imm &lt; 65536</text:p>
          </table:table-cell>
          <table:covered-table-cell/>
          <table:table-cell table:style-name="Table149.A2" office:value-type="string">
            <text:p text:style-name="P311">0x5</text:p>
          </table:table-cell>
          <table:covered-table-cell/>
          <table:covered-table-cell/>
        </table:table-row>
        <table:table-row>
          <table:covered-table-cell/>
          <table:table-cell table:style-name="Table149.A2" office:value-type="string">
            <text:p text:style-name="P346">ADD reg32, reg32, imm &lt; 2<text:span text:style-name="T7">32</text:span></text:p>
          </table:table-cell>
          <table:covered-table-cell/>
          <table:table-cell table:style-name="Table149.A2" office:value-type="string">
            <text:p text:style-name="P311">0x6</text:p>
          </table:table-cell>
          <table:covered-table-cell/>
          <table:covered-table-cell/>
        </table:table-row>
        <table:table-row table:style-name="Table149.8">
          <table:covered-table-cell/>
          <table:table-cell table:style-name="Table149.A2" office:value-type="string">
            <text:p text:style-name="P346">ADD reg32, imm, imm</text:p>
          </table:table-cell>
          <table:covered-table-cell/>
          <table:table-cell table:style-name="Table149.A2" office:value-type="string">
            <text:p text:style-name="P311">0x7</text:p>
          </table:table-cell>
          <table:table-cell table:style-name="Table149.A2" office:value-type="string">
            <text:p text:style-name="P309"><text:span text:style-name="T62">3</text:span>w</text:p>
          </table:table-cell>
          <table:covered-table-cell/>
        </table:table-row>
        <table:table-row>
          <table:covered-table-cell/>
          <table:table-cell table:style-name="Table149.A2" office:value-type="string">
            <text:p text:style-name="P346">ADD reg64, reg64, reg64</text:p>
          </table:table-cell>
          <table:covered-table-cell/>
          <table:table-cell table:style-name="Table149.A2" office:value-type="string">
            <text:p text:style-name="P311">0x11</text:p>
          </table:table-cell>
          <table:table-cell table:style-name="Table149.A2" table:number-rows-spanned="6" office:value-type="string">
            <text:p text:style-name="P309">1dw</text:p>
            <text:p text:style-name="P309"/>
            <text:p text:style-name="P309"/>
            <text:p text:style-name="P309"/>
            <text:p text:style-name="P309"/>
            <text:p text:style-name="P309"/>
            <text:p text:style-name="P309"/>
            <text:p text:style-name="P309"/>
            <text:p text:style-name="P311">2dw</text:p>
          </table:table-cell>
          <table:covered-table-cell/>
        </table:table-row>
        <table:table-row>
          <table:covered-table-cell/>
          <table:table-cell table:style-name="Table149.A2" office:value-type="string">
            <text:p text:style-name="P327"><text:span text:style-name="T61">ADD reg64, reg64, </text:span>imm &lt; <text:s/><text:span text:style-name="T23">268435456</text:span></text:p>
          </table:table-cell>
          <table:covered-table-cell/>
          <table:table-cell table:style-name="Table149.A2" office:value-type="string">
            <text:p text:style-name="P311">0x12</text:p>
          </table:table-cell>
          <table:covered-table-cell/>
          <table:covered-table-cell/>
        </table:table-row>
        <table:table-row>
          <table:covered-table-cell/>
          <table:table-cell table:style-name="Table149.A2" office:value-type="string">
            <text:p text:style-name="P327"><text:span text:style-name="T61">ADD reg64, reg64, </text:span>imm &lt; 2<text:span text:style-name="T7">32</text:span></text:p>
          </table:table-cell>
          <table:covered-table-cell/>
          <table:table-cell table:style-name="Table149.A2" office:value-type="string">
            <text:p text:style-name="P311">0x13</text:p>
          </table:table-cell>
          <table:covered-table-cell/>
          <table:covered-table-cell/>
        </table:table-row>
        <table:table-row>
          <table:covered-table-cell/>
          <table:table-cell table:style-name="Table149.A2" office:value-type="string">
            <text:p text:style-name="P327"><text:span text:style-name="T61">ADD reg64, reg64, </text:span>imm &lt; 2<text:span text:style-name="T7">36</text:span></text:p>
          </table:table-cell>
          <table:covered-table-cell/>
          <table:table-cell table:style-name="Table149.A2" office:value-type="string">
            <text:p text:style-name="P311">0x14</text:p>
          </table:table-cell>
          <table:covered-table-cell/>
          <table:covered-table-cell/>
        </table:table-row>
        <table:table-row>
          <table:covered-table-cell/>
          <table:table-cell table:style-name="Table149.A2" office:value-type="string">
            <text:p text:style-name="P330"><text:span text:style-name="T61">ADD reg64, reg64, </text:span>imm &lt; 2<text:span text:style-name="T7">40</text:span></text:p>
          </table:table-cell>
          <table:covered-table-cell/>
          <table:table-cell table:style-name="Table149.A2" office:value-type="string">
            <text:p text:style-name="P311">0x15</text:p>
          </table:table-cell>
          <table:covered-table-cell/>
          <table:covered-table-cell/>
        </table:table-row>
        <table:table-row>
          <table:covered-table-cell/>
          <table:table-cell table:style-name="Table149.A2" office:value-type="string">
            <text:p text:style-name="P330"><text:span text:style-name="T61">ADD reg64, reg64, </text:span>imm &lt; 2<text:span text:style-name="T7">64</text:span></text:p>
          </table:table-cell>
          <table:covered-table-cell/>
          <table:table-cell table:style-name="Table149.A2" office:value-type="string">
            <text:p text:style-name="P311">0x16</text:p>
          </table:table-cell>
          <table:covered-table-cell/>
          <table:covered-table-cell/>
        </table:table-row>
        <table:table-row>
          <table:covered-table-cell/>
          <table:table-cell table:style-name="Table149.A2" office:value-type="string">
            <text:p text:style-name="P346">ADD reg64, imm, imm</text:p>
          </table:table-cell>
          <table:covered-table-cell/>
          <table:table-cell table:style-name="Table149.A2" office:value-type="string">
            <text:p text:style-name="P311">0x17</text:p>
          </table:table-cell>
          <table:table-cell table:style-name="Table149.A2" office:value-type="string">
            <text:p text:style-name="P309"><text:span text:style-name="T62">3</text:span>dw</text:p>
          </table:table-cell>
          <table:covered-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SUB (Perform Subtraction)</text:p>
      <text:p text:style-name="P140">This operation performs <text:span text:style-name="T64">subtraction</text:span>.</text:p>
      <text:p text:style-name="P140"/>
      <text:p text:style-name="P140">Syntax (<text:span text:style-name="T64">SUB</text:span> <text:span text:style-name="T64">difference</text:span> destination <text:span text:style-name="T63">register</text:span>, <text:span text:style-name="T64">minuend</text:span>, <text:span text:style-name="T64">subtrahend</text:span>)</text:p>
      <text:p text:style-name="P140"/>
      <table:table table:name="Table150" table:style-name="Table150">
        <table:table-column table:style-name="Table150.A"/>
        <table:table-column table:style-name="Table150.B"/>
        <table:table-column table:style-name="Table150.C"/>
        <table:table-column table:style-name="Table150.D"/>
        <table:table-column table:style-name="Table150.E"/>
        <table:table-column table:style-name="Table150.F"/>
        <table:table-row>
          <table:table-cell table:style-name="Table150.A1" office:value-type="string">
            <text:p text:style-name="P274">Mnemonic</text:p>
          </table:table-cell>
          <table:table-cell table:style-name="Table150.A1" office:value-type="string">
            <text:p text:style-name="P274">Formats</text:p>
          </table:table-cell>
          <table:table-cell table:style-name="Table150.A1" office:value-type="string">
            <text:p text:style-name="P274">Opcode</text:p>
          </table:table-cell>
          <table:table-cell table:style-name="Table150.A1" office:value-type="string">
            <text:p text:style-name="P274">Inst. Flags <text:span text:style-name="T41">(A &amp; F)</text:span></text:p>
          </table:table-cell>
          <table:table-cell table:style-name="Table150.A1" office:value-type="string">
            <text:p text:style-name="P274">Size</text:p>
          </table:table-cell>
          <table:table-cell table:style-name="Table150.F1" office:value-type="string">
            <text:p text:style-name="P274">Flags Set</text:p>
          </table:table-cell>
        </table:table-row>
        <table:table-row>
          <table:table-cell table:style-name="Table150.A2" table:number-rows-spanned="14" office:value-type="string">
            <text:p text:style-name="P313">SUB</text:p>
          </table:table-cell>
          <table:table-cell table:style-name="Table150.A2" office:value-type="string">
            <text:p text:style-name="P345"><text:span text:style-name="T64">SUB</text:span> reg32, reg32, reg32</text:p>
          </table:table-cell>
          <table:table-cell table:style-name="Table150.A2" table:number-rows-spanned="14" office:value-type="string">
            <text:p text:style-name="P306">0x<text:span text:style-name="T72">E</text:span></text:p>
          </table:table-cell>
          <table:table-cell table:style-name="Table150.A2" office:value-type="string">
            <text:p text:style-name="P306">0x1</text:p>
          </table:table-cell>
          <table:table-cell table:style-name="Table150.A2" table:number-rows-spanned="6" office:value-type="string">
            <text:p text:style-name="P306">1w</text:p>
            <text:p text:style-name="P306"/>
            <text:p text:style-name="P306"/>
            <text:p text:style-name="P306"/>
            <text:p text:style-name="P306"/>
            <text:p text:style-name="P306"><text:soft-page-break/></text:p>
            <text:p text:style-name="P306"/>
            <text:p text:style-name="P312">2w</text:p>
          </table:table-cell>
          <table:table-cell table:style-name="Table150.F2" table:number-rows-spanned="14" office:value-type="string">
            <text:p text:style-name="P306">OF, NE, CA</text:p>
          </table:table-cell>
        </table:table-row>
        <table:table-row>
          <table:covered-table-cell/>
          <table:table-cell table:style-name="Table150.A2" office:value-type="string">
            <text:p text:style-name="P347"><text:span text:style-name="T64">SUB</text:span> reg32, reg32, imm &lt; 16</text:p>
          </table:table-cell>
          <table:covered-table-cell/>
          <table:table-cell table:style-name="Table150.A2" office:value-type="string">
            <text:p text:style-name="P312">0x2</text:p>
          </table:table-cell>
          <table:covered-table-cell/>
          <table:covered-table-cell/>
        </table:table-row>
        <table:table-row>
          <table:covered-table-cell/>
          <table:table-cell table:style-name="Table150.A2" office:value-type="string">
            <text:p text:style-name="P347"><text:span text:style-name="T64">SUB</text:span> reg32, reg32, imm &lt; 256</text:p>
          </table:table-cell>
          <table:covered-table-cell/>
          <table:table-cell table:style-name="Table150.A2" office:value-type="string">
            <text:p text:style-name="P312">0x3</text:p>
          </table:table-cell>
          <table:covered-table-cell/>
          <table:covered-table-cell/>
        </table:table-row>
        <table:table-row>
          <table:covered-table-cell/>
          <table:table-cell table:style-name="Table150.A2" office:value-type="string">
            <text:p text:style-name="P347"><text:span text:style-name="T64">SUB</text:span> reg32, reg32, imm &lt; 4096</text:p>
          </table:table-cell>
          <table:covered-table-cell/>
          <table:table-cell table:style-name="Table150.A2" office:value-type="string">
            <text:p text:style-name="P312">0x4</text:p>
          </table:table-cell>
          <table:covered-table-cell/>
          <table:covered-table-cell/>
        </table:table-row>
        <table:table-row>
          <table:covered-table-cell/>
          <table:table-cell table:style-name="Table150.A2" office:value-type="string">
            <text:p text:style-name="P347"><text:span text:style-name="T64">SUB</text:span> reg32, reg32, imm &lt; 65536</text:p>
          </table:table-cell>
          <table:covered-table-cell/>
          <table:table-cell table:style-name="Table150.A2" office:value-type="string">
            <text:p text:style-name="P312">0x5</text:p>
          </table:table-cell>
          <table:covered-table-cell/>
          <table:covered-table-cell/>
        </table:table-row>
        <table:table-row>
          <table:covered-table-cell/>
          <table:table-cell table:style-name="Table150.A2" office:value-type="string">
            <text:p text:style-name="P347"><text:span text:style-name="T64">SUB</text:span> reg32, reg32, imm &lt; 2<text:span text:style-name="T7">32</text:span></text:p>
          </table:table-cell>
          <table:covered-table-cell/>
          <table:table-cell table:style-name="Table150.A2" office:value-type="string">
            <text:p text:style-name="P312">0x6</text:p>
          </table:table-cell>
          <table:covered-table-cell/>
          <table:covered-table-cell/>
        </table:table-row>
        <table:table-row table:style-name="Table150.8">
          <table:covered-table-cell/>
          <table:table-cell table:style-name="Table150.A2" office:value-type="string">
            <text:p text:style-name="P347"><text:span text:style-name="T64">SUB</text:span> reg32, imm, imm</text:p>
          </table:table-cell>
          <table:covered-table-cell/>
          <table:table-cell table:style-name="Table150.A2" office:value-type="string">
            <text:p text:style-name="P312">0x7</text:p>
          </table:table-cell>
          <table:table-cell table:style-name="Table150.A2" office:value-type="string">
            <text:p text:style-name="P310"><text:span text:style-name="T62">3</text:span>w</text:p>
          </table:table-cell>
          <table:covered-table-cell/>
        </table:table-row>
        <table:table-row>
          <table:covered-table-cell/>
          <table:table-cell table:style-name="Table150.A2" office:value-type="string">
            <text:p text:style-name="P347"><text:span text:style-name="T64">SUB</text:span> reg64, reg64, reg64</text:p>
          </table:table-cell>
          <table:covered-table-cell/>
          <table:table-cell table:style-name="Table150.A2" office:value-type="string">
            <text:p text:style-name="P312">0x11</text:p>
          </table:table-cell>
          <table:table-cell table:style-name="Table150.A2" table:number-rows-spanned="6" office:value-type="string">
            <text:p text:style-name="P310">1dw</text:p>
            <text:p text:style-name="P310"/>
            <text:p text:style-name="P310"/>
            <text:p text:style-name="P310"/>
            <text:p text:style-name="P310"/>
            <text:p text:style-name="P310"/>
            <text:p text:style-name="P310"/>
            <text:p text:style-name="P310"/>
            <text:p text:style-name="P312">2dw</text:p>
          </table:table-cell>
          <table:covered-table-cell/>
        </table:table-row>
        <table:table-row>
          <table:covered-table-cell/>
          <table:table-cell table:style-name="Table150.A2" office:value-type="string">
            <text:p text:style-name="P328"><text:span text:style-name="T64">SUB reg64, reg64, </text:span>imm &lt; <text:s/><text:span text:style-name="T23">268435456</text:span></text:p>
          </table:table-cell>
          <table:covered-table-cell/>
          <table:table-cell table:style-name="Table150.A2" office:value-type="string">
            <text:p text:style-name="P312">0x12</text:p>
          </table:table-cell>
          <table:covered-table-cell/>
          <table:covered-table-cell/>
        </table:table-row>
        <table:table-row>
          <table:covered-table-cell/>
          <table:table-cell table:style-name="Table150.A2" office:value-type="string">
            <text:p text:style-name="P328"><text:span text:style-name="T64">SUB reg64, reg64, </text:span>imm &lt; 2<text:span text:style-name="T7">32</text:span></text:p>
          </table:table-cell>
          <table:covered-table-cell/>
          <table:table-cell table:style-name="Table150.A2" office:value-type="string">
            <text:p text:style-name="P312">0x13</text:p>
          </table:table-cell>
          <table:covered-table-cell/>
          <table:covered-table-cell/>
        </table:table-row>
        <table:table-row>
          <table:covered-table-cell/>
          <table:table-cell table:style-name="Table150.A2" office:value-type="string">
            <text:p text:style-name="P328"><text:span text:style-name="T64">SUB reg64, reg64, </text:span>imm &lt; 2<text:span text:style-name="T7">36</text:span></text:p>
          </table:table-cell>
          <table:covered-table-cell/>
          <table:table-cell table:style-name="Table150.A2" office:value-type="string">
            <text:p text:style-name="P312">0x14</text:p>
          </table:table-cell>
          <table:covered-table-cell/>
          <table:covered-table-cell/>
        </table:table-row>
        <table:table-row>
          <table:covered-table-cell/>
          <table:table-cell table:style-name="Table150.A2" office:value-type="string">
            <text:p text:style-name="P331"><text:span text:style-name="T64">SUB reg64, reg64, </text:span>imm &lt; 2<text:span text:style-name="T7">40</text:span></text:p>
          </table:table-cell>
          <table:covered-table-cell/>
          <table:table-cell table:style-name="Table150.A2" office:value-type="string">
            <text:p text:style-name="P312">0x15</text:p>
          </table:table-cell>
          <table:covered-table-cell/>
          <table:covered-table-cell/>
        </table:table-row>
        <table:table-row>
          <table:covered-table-cell/>
          <table:table-cell table:style-name="Table150.A2" office:value-type="string">
            <text:p text:style-name="P331"><text:span text:style-name="T64">SUB reg64, reg64, </text:span>imm &lt; 2<text:span text:style-name="T7">64</text:span></text:p>
          </table:table-cell>
          <table:covered-table-cell/>
          <table:table-cell table:style-name="Table150.A2" office:value-type="string">
            <text:p text:style-name="P312">0x16</text:p>
          </table:table-cell>
          <table:covered-table-cell/>
          <table:covered-table-cell/>
        </table:table-row>
        <table:table-row>
          <table:covered-table-cell/>
          <table:table-cell table:style-name="Table150.A2" office:value-type="string">
            <text:p text:style-name="P347"><text:span text:style-name="T64">SUB</text:span> reg64, imm, imm</text:p>
          </table:table-cell>
          <table:covered-table-cell/>
          <table:table-cell table:style-name="Table150.A2" office:value-type="string">
            <text:p text:style-name="P312">0x17</text:p>
          </table:table-cell>
          <table:table-cell table:style-name="Table150.A2" office:value-type="string">
            <text:p text:style-name="P310"><text:span text:style-name="T62">3</text:span>dw</text:p>
          </table:table-cell>
          <table:covered-table-cell/>
        </table:table-row>
      </table:table>
      <text:p text:style-name="P85"/>
      <text:p text:style-name="P84"/>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MUL (Perform unsigned multiplication)</text:p>
      <text:p text:style-name="P83"/>
      <text:p text:style-name="P141">This operation allows you to perform unsigned <text:span text:style-name="T67">multimplication</text:span>.</text:p>
      <text:p text:style-name="P141"/>
      <text:p text:style-name="P141">Syntax (MUL high order result, low order result, multiplicand, multiplier)</text:p>
      <text:p text:style-name="P141"/>
      <table:table table:name="Table151" table:style-name="Table151">
        <table:table-column table:style-name="Table151.A"/>
        <table:table-column table:style-name="Table151.B"/>
        <table:table-column table:style-name="Table151.C"/>
        <table:table-column table:style-name="Table151.D"/>
        <table:table-column table:style-name="Table151.E"/>
        <table:table-column table:style-name="Table151.F"/>
        <table:table-row>
          <table:table-cell table:style-name="Table151.A1" office:value-type="string">
            <text:p text:style-name="P275">Mnemonic</text:p>
          </table:table-cell>
          <table:table-cell table:style-name="Table151.A1" office:value-type="string">
            <text:p text:style-name="P275">Formats</text:p>
          </table:table-cell>
          <table:table-cell table:style-name="Table151.A1" office:value-type="string">
            <text:p text:style-name="P275">Opcode</text:p>
          </table:table-cell>
          <table:table-cell table:style-name="Table151.A1" office:value-type="string">
            <text:p text:style-name="P275">Inst. Flags <text:span text:style-name="T41">(A &amp; F)</text:span></text:p>
          </table:table-cell>
          <table:table-cell table:style-name="Table151.A1" office:value-type="string">
            <text:p text:style-name="P275">Size</text:p>
          </table:table-cell>
          <table:table-cell table:style-name="Table151.F1" office:value-type="string">
            <text:p text:style-name="P275">Flags Set</text:p>
          </table:table-cell>
        </table:table-row>
        <table:table-row table:style-name="Table151.2">
          <table:table-cell table:style-name="Table151.A2" table:number-rows-spanned="8" office:value-type="string">
            <text:p text:style-name="P314">MUL</text:p>
          </table:table-cell>
          <table:table-cell table:style-name="Table151.A2" office:value-type="string">
            <text:p text:style-name="P348">MUL reg32, reg32, reg32, reg32</text:p>
          </table:table-cell>
          <table:table-cell table:style-name="Table151.A2" table:number-rows-spanned="8" office:value-type="string">
            <text:p text:style-name="P307">0x<text:span text:style-name="T72">F</text:span></text:p>
          </table:table-cell>
          <table:table-cell table:style-name="Table151.A2" office:value-type="string">
            <text:p text:style-name="P307">0x1</text:p>
          </table:table-cell>
          <table:table-cell table:style-name="Table151.A2" table:number-rows-spanned="2" office:value-type="string">
            <text:p text:style-name="P307">1w</text:p>
          </table:table-cell>
          <table:table-cell table:style-name="Table151.F2" table:number-rows-spanned="8" office:value-type="string">
            <text:p text:style-name="P307">OF</text:p>
          </table:table-cell>
        </table:table-row>
        <table:table-row>
          <table:covered-table-cell/>
          <table:table-cell table:style-name="Table151.A2" office:value-type="string">
            <text:p text:style-name="P348">MUL reg32, reg32, reg32, imm &lt; <text:soft-page-break/>16</text:p>
          </table:table-cell>
          <table:covered-table-cell/>
          <table:table-cell table:style-name="Table151.A2" office:value-type="string">
            <text:p text:style-name="P314">0x2</text:p>
          </table:table-cell>
          <table:covered-table-cell/>
          <table:covered-table-cell/>
        </table:table-row>
        <table:table-row>
          <table:covered-table-cell/>
          <table:table-cell table:style-name="Table151.A2" office:value-type="string">
            <text:p text:style-name="P348">MUL reg32, reg32, reg32, imm</text:p>
          </table:table-cell>
          <table:covered-table-cell/>
          <table:table-cell table:style-name="Table151.A2" office:value-type="string">
            <text:p text:style-name="P314">0x6</text:p>
          </table:table-cell>
          <table:table-cell table:style-name="Table151.A2" office:value-type="string">
            <text:p text:style-name="P314">2w</text:p>
          </table:table-cell>
          <table:covered-table-cell/>
        </table:table-row>
        <table:table-row>
          <table:covered-table-cell/>
          <table:table-cell table:style-name="Table151.A2" office:value-type="string">
            <text:p text:style-name="P348">MUL reg32, reg32, imm, imm</text:p>
          </table:table-cell>
          <table:covered-table-cell/>
          <table:table-cell table:style-name="Table151.A2" office:value-type="string">
            <text:p text:style-name="P314">0x7</text:p>
          </table:table-cell>
          <table:table-cell table:style-name="Table151.A2" office:value-type="string">
            <text:p text:style-name="P314">3w</text:p>
          </table:table-cell>
          <table:covered-table-cell/>
        </table:table-row>
        <table:table-row>
          <table:covered-table-cell/>
          <table:table-cell table:style-name="Table151.A2" office:value-type="string">
            <text:p text:style-name="P348">MUL reg64, reg64, reg64, reg64</text:p>
          </table:table-cell>
          <table:covered-table-cell/>
          <table:table-cell table:style-name="Table151.A2" office:value-type="string">
            <text:p text:style-name="P314">0x11</text:p>
          </table:table-cell>
          <table:table-cell table:style-name="Table151.A2" table:number-rows-spanned="2" office:value-type="string">
            <text:p text:style-name="P314">1dw</text:p>
          </table:table-cell>
          <table:covered-table-cell/>
        </table:table-row>
        <table:table-row>
          <table:covered-table-cell/>
          <table:table-cell table:style-name="Table151.A2" office:value-type="string">
            <text:p text:style-name="P348">MUL reg64, reg64, reg64, imm &lt; <text:span text:style-name="T23">268435456</text:span></text:p>
          </table:table-cell>
          <table:covered-table-cell/>
          <table:table-cell table:style-name="Table151.A2" office:value-type="string">
            <text:p text:style-name="P314">0x12</text:p>
          </table:table-cell>
          <table:covered-table-cell/>
          <table:covered-table-cell/>
        </table:table-row>
        <table:table-row>
          <table:covered-table-cell/>
          <table:table-cell table:style-name="Table151.A2" office:value-type="string">
            <text:p text:style-name="P348">MUL reg64, reg64, reg64, imm</text:p>
          </table:table-cell>
          <table:covered-table-cell/>
          <table:table-cell table:style-name="Table151.A2" office:value-type="string">
            <text:p text:style-name="P314">0x16</text:p>
          </table:table-cell>
          <table:table-cell table:style-name="Table151.A2" office:value-type="string">
            <text:p text:style-name="P314">2dw</text:p>
          </table:table-cell>
          <table:covered-table-cell/>
        </table:table-row>
        <table:table-row>
          <table:covered-table-cell/>
          <table:table-cell table:style-name="Table151.A2" office:value-type="string">
            <text:p text:style-name="P348">Mul reg64, reg64, reg64, imm, imm</text:p>
          </table:table-cell>
          <table:covered-table-cell/>
          <table:table-cell table:style-name="Table151.A2" office:value-type="string">
            <text:p text:style-name="P314">0x17</text:p>
          </table:table-cell>
          <table:table-cell table:style-name="Table151.A2" office:value-type="string">
            <text:p text:style-name="P314">3dw</text:p>
          </table:table-cell>
          <table:covered-table-cell/>
        </table:table-row>
      </table:table>
      <text:p text:style-name="P1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SMUL (Performed signed multiplication)</text:p>
      <text:p text:style-name="P83"/>
      <text:p text:style-name="P143">This operation allows you to perform signed multiplication.</text:p>
      <text:p text:style-name="P143"/>
      <text:p text:style-name="P143">Syntax (SMUL high order result, low order result, multiplicand, multiplier)</text:p>
      <table:table table:name="Table152" table:style-name="Table152">
        <table:table-column table:style-name="Table152.A"/>
        <table:table-column table:style-name="Table152.B"/>
        <table:table-column table:style-name="Table152.C"/>
        <table:table-column table:style-name="Table152.D"/>
        <table:table-column table:style-name="Table152.E"/>
        <table:table-column table:style-name="Table152.F"/>
        <table:table-row>
          <table:table-cell table:style-name="Table152.A1" office:value-type="string">
            <text:p text:style-name="P276">Mnemonic</text:p>
          </table:table-cell>
          <table:table-cell table:style-name="Table152.A1" office:value-type="string">
            <text:p text:style-name="P276">Formats</text:p>
          </table:table-cell>
          <table:table-cell table:style-name="Table152.A1" office:value-type="string">
            <text:p text:style-name="P276">Opcode</text:p>
          </table:table-cell>
          <table:table-cell table:style-name="Table152.A1" office:value-type="string">
            <text:p text:style-name="P276">Inst. Flags <text:span text:style-name="T41">(A &amp; F)</text:span></text:p>
          </table:table-cell>
          <table:table-cell table:style-name="Table152.A1" office:value-type="string">
            <text:p text:style-name="P276">Size</text:p>
          </table:table-cell>
          <table:table-cell table:style-name="Table152.F1" office:value-type="string">
            <text:p text:style-name="P276">Flags Set</text:p>
          </table:table-cell>
        </table:table-row>
        <table:table-row table:style-name="Table152.2">
          <table:table-cell table:style-name="Table152.A2" table:number-rows-spanned="8" office:value-type="string">
            <text:p text:style-name="P315"><text:span text:style-name="T67">S</text:span>MUL</text:p>
          </table:table-cell>
          <table:table-cell table:style-name="Table152.A2" office:value-type="string">
            <text:p text:style-name="P349"><text:span text:style-name="T67">S</text:span>MUL reg32, reg32, reg32, reg32</text:p>
          </table:table-cell>
          <table:table-cell table:style-name="Table152.A2" table:number-rows-spanned="8" office:value-type="string">
            <text:p text:style-name="P308">0x<text:span text:style-name="T72">10</text:span></text:p>
          </table:table-cell>
          <table:table-cell table:style-name="Table152.A2" office:value-type="string">
            <text:p text:style-name="P308">0x1</text:p>
          </table:table-cell>
          <table:table-cell table:style-name="Table152.A2" table:number-rows-spanned="2" office:value-type="string">
            <text:p text:style-name="P308">1w</text:p>
          </table:table-cell>
          <table:table-cell table:style-name="Table152.F2" table:number-rows-spanned="8" office:value-type="string">
            <text:p text:style-name="P308">OF, <text:span text:style-name="T67">NE</text:span></text:p>
          </table:table-cell>
        </table:table-row>
        <table:table-row>
          <table:covered-table-cell/>
          <table:table-cell table:style-name="Table152.A2" office:value-type="string">
            <text:p text:style-name="P349"><text:span text:style-name="T67">S</text:span>MUL reg32, reg32, reg32, imm &lt; 16</text:p>
          </table:table-cell>
          <table:covered-table-cell/>
          <table:table-cell table:style-name="Table152.A2" office:value-type="string">
            <text:p text:style-name="P315">0x2</text:p>
          </table:table-cell>
          <table:covered-table-cell/>
          <table:covered-table-cell/>
        </table:table-row>
        <table:table-row>
          <table:covered-table-cell/>
          <table:table-cell table:style-name="Table152.A2" office:value-type="string">
            <text:p text:style-name="P349"><text:span text:style-name="T67">S</text:span>MUL reg32, reg32, reg32, imm</text:p>
          </table:table-cell>
          <table:covered-table-cell/>
          <table:table-cell table:style-name="Table152.A2" office:value-type="string">
            <text:p text:style-name="P315">0x6</text:p>
          </table:table-cell>
          <table:table-cell table:style-name="Table152.A2" office:value-type="string">
            <text:p text:style-name="P315">2w</text:p>
          </table:table-cell>
          <table:covered-table-cell/>
        </table:table-row>
        <table:table-row>
          <table:covered-table-cell/>
          <table:table-cell table:style-name="Table152.A2" office:value-type="string">
            <text:p text:style-name="P349"><text:span text:style-name="T67">S</text:span>MUL reg32, reg32, imm, imm</text:p>
          </table:table-cell>
          <table:covered-table-cell/>
          <table:table-cell table:style-name="Table152.A2" office:value-type="string">
            <text:p text:style-name="P315">0x7</text:p>
          </table:table-cell>
          <table:table-cell table:style-name="Table152.A2" office:value-type="string">
            <text:p text:style-name="P315">3w</text:p>
          </table:table-cell>
          <table:covered-table-cell/>
        </table:table-row>
        <table:table-row>
          <table:covered-table-cell/>
          <table:table-cell table:style-name="Table152.A2" office:value-type="string">
            <text:p text:style-name="P349"><text:span text:style-name="T67">S</text:span>MUL reg64, reg64, reg64, reg64</text:p>
          </table:table-cell>
          <table:covered-table-cell/>
          <table:table-cell table:style-name="Table152.A2" office:value-type="string">
            <text:p text:style-name="P315">0x11</text:p>
          </table:table-cell>
          <table:table-cell table:style-name="Table152.A2" table:number-rows-spanned="2" office:value-type="string">
            <text:p text:style-name="P315">1dw</text:p>
          </table:table-cell>
          <table:covered-table-cell/>
        </table:table-row>
        <table:table-row>
          <table:covered-table-cell/>
          <table:table-cell table:style-name="Table152.A2" office:value-type="string">
            <text:p text:style-name="P349"><text:span text:style-name="T67">S</text:span>MUL reg64, reg64, reg64, imm &lt; <text:span text:style-name="T23">268435456</text:span></text:p>
          </table:table-cell>
          <table:covered-table-cell/>
          <table:table-cell table:style-name="Table152.A2" office:value-type="string">
            <text:p text:style-name="P315">0x12</text:p>
          </table:table-cell>
          <table:covered-table-cell/>
          <table:covered-table-cell/>
        </table:table-row>
        <table:table-row>
          <table:covered-table-cell/>
          <table:table-cell table:style-name="Table152.A2" office:value-type="string">
            <text:p text:style-name="P349"><text:span text:style-name="T67">S</text:span>MUL reg64, reg64, reg64, imm</text:p>
          </table:table-cell>
          <table:covered-table-cell/>
          <table:table-cell table:style-name="Table152.A2" office:value-type="string">
            <text:p text:style-name="P315">0x16</text:p>
          </table:table-cell>
          <table:table-cell table:style-name="Table152.A2" office:value-type="string">
            <text:p text:style-name="P315">2dw</text:p>
          </table:table-cell>
          <table:covered-table-cell/>
        </table:table-row>
        <table:table-row>
          <table:covered-table-cell/>
          <table:table-cell table:style-name="Table152.A2" office:value-type="string">
            <text:p text:style-name="P349"><text:span text:style-name="T67">S</text:span>Mul reg64, reg64, reg64, imm, imm</text:p>
          </table:table-cell>
          <table:covered-table-cell/>
          <table:table-cell table:style-name="Table152.A2" office:value-type="string">
            <text:p text:style-name="P315">0x17</text:p>
          </table:table-cell>
          <table:table-cell table:style-name="Table152.A2" office:value-type="string">
            <text:p text:style-name="P315">3dw</text:p>
          </table:table-cell>
          <table:covered-table-cell/>
        </table:table-row>
      </table:table>
      <text:p text:style-name="P142"/>
      <text:p text:style-name="P14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IV (Perform unsigned division)</text:p>
      <text:p text:style-name="P83"/>
      <text:p text:style-name="P144">This operation allows you to perform unsigned division.</text:p>
      <text:p text:style-name="P144"/>
      <text:p text:style-name="P144">Syntax (DIV quotient register, dividend, divisor)</text:p>
      <table:table table:name="Table153" table:style-name="Table153">
        <table:table-column table:style-name="Table153.A"/>
        <table:table-column table:style-name="Table153.B"/>
        <table:table-column table:style-name="Table153.C"/>
        <table:table-column table:style-name="Table153.D"/>
        <table:table-column table:style-name="Table153.E"/>
        <table:table-column table:style-name="Table153.F"/>
        <table:table-row>
          <table:table-cell table:style-name="Table153.A1" office:value-type="string">
            <text:p text:style-name="P277">Mnemonic</text:p>
          </table:table-cell>
          <table:table-cell table:style-name="Table153.A1" office:value-type="string">
            <text:p text:style-name="P277">Formats</text:p>
          </table:table-cell>
          <table:table-cell table:style-name="Table153.A1" office:value-type="string">
            <text:p text:style-name="P277">Opcode</text:p>
          </table:table-cell>
          <table:table-cell table:style-name="Table153.A1" office:value-type="string">
            <text:p text:style-name="P277">Inst. Flags <text:span text:style-name="T41">(A &amp; F)</text:span></text:p>
          </table:table-cell>
          <table:table-cell table:style-name="Table153.A1" office:value-type="string">
            <text:p text:style-name="P277">Size</text:p>
          </table:table-cell>
          <table:table-cell table:style-name="Table153.F1" office:value-type="string">
            <text:p text:style-name="P277">Flags Set</text:p>
          </table:table-cell>
        </table:table-row>
        <table:table-row>
          <table:table-cell table:style-name="Table153.A2" office:value-type="string">
            <text:p text:style-name="P316">DIV</text:p>
          </table:table-cell>
          <table:table-cell table:style-name="Table153.A2" office:value-type="string">
            <text:p text:style-name="P353">DIV reg32, reg32, reg32</text:p>
          </table:table-cell>
          <table:table-cell table:style-name="Table153.A2" office:value-type="string">
            <text:p text:style-name="P316">0x<text:span text:style-name="T72">11</text:span></text:p>
          </table:table-cell>
          <table:table-cell table:style-name="Table153.A2" office:value-type="string">
            <text:p text:style-name="P316">0x1</text:p>
          </table:table-cell>
          <table:table-cell table:style-name="Table153.A2" office:value-type="string">
            <text:p text:style-name="P316">1w</text:p>
          </table:table-cell>
          <table:table-cell table:style-name="Table153.F2" office:value-type="string">
            <text:p text:style-name="P277">-</text:p>
          </table:table-cell>
        </table:table-row>
        <table:table-row>
          <table:table-cell table:style-name="Table153.A2" office:value-type="string">
            <text:p text:style-name="P316"/>
          </table:table-cell>
          <table:table-cell table:style-name="Table153.A2" office:value-type="string">
            <text:p text:style-name="P353">DIV reg32, reg32, imm &lt; 16</text:p>
          </table:table-cell>
          <table:table-cell table:style-name="Table153.A2" office:value-type="string">
            <text:p text:style-name="P316"/>
          </table:table-cell>
          <table:table-cell table:style-name="Table153.A2" office:value-type="string">
            <text:p text:style-name="P316">0x2</text:p>
          </table:table-cell>
          <table:table-cell table:style-name="Table153.A2" office:value-type="string">
            <text:p text:style-name="P316"/>
          </table:table-cell>
          <table:table-cell table:style-name="Table153.F2" office:value-type="string">
            <text:p text:style-name="P277"/>
          </table:table-cell>
        </table:table-row>
        <table:table-row>
          <table:table-cell table:style-name="Table153.A2" office:value-type="string">
            <text:p text:style-name="P316"/>
          </table:table-cell>
          <table:table-cell table:style-name="Table153.A2" office:value-type="string">
            <text:p text:style-name="P353">DIV reg32, reg32, imm &lt; 256</text:p>
          </table:table-cell>
          <table:table-cell table:style-name="Table153.A2" office:value-type="string">
            <text:p text:style-name="P316"/>
          </table:table-cell>
          <table:table-cell table:style-name="Table153.A2" office:value-type="string">
            <text:p text:style-name="P316">0x3</text:p>
          </table:table-cell>
          <table:table-cell table:style-name="Table153.A2" office:value-type="string">
            <text:p text:style-name="P316"/>
          </table:table-cell>
          <table:table-cell table:style-name="Table153.F2" office:value-type="string">
            <text:p text:style-name="P277"/>
          </table:table-cell>
        </table:table-row>
        <text:soft-page-break/>
        <table:table-row>
          <table:table-cell table:style-name="Table153.A2" office:value-type="string">
            <text:p text:style-name="P316"/>
          </table:table-cell>
          <table:table-cell table:style-name="Table153.A2" office:value-type="string">
            <text:p text:style-name="P353">DIV reg32, <text:span text:style-name="T68">reg32</text:span>, imm</text:p>
          </table:table-cell>
          <table:table-cell table:style-name="Table153.A2" office:value-type="string">
            <text:p text:style-name="P316"/>
          </table:table-cell>
          <table:table-cell table:style-name="Table153.A2" office:value-type="string">
            <text:p text:style-name="P316"/>
          </table:table-cell>
          <table:table-cell table:style-name="Table153.A2" office:value-type="string">
            <text:p text:style-name="P318">2w</text:p>
          </table:table-cell>
          <table:table-cell table:style-name="Table153.F2" office:value-type="string">
            <text:p text:style-name="P277"/>
          </table:table-cell>
        </table:table-row>
        <table:table-row>
          <table:table-cell table:style-name="Table153.A2" office:value-type="string">
            <text:p text:style-name="P316"/>
          </table:table-cell>
          <table:table-cell table:style-name="Table153.A2" office:value-type="string">
            <text:p text:style-name="P351">DIV reg32, imm, imm</text:p>
          </table:table-cell>
          <table:table-cell table:style-name="Table153.A2" office:value-type="string">
            <text:p text:style-name="P316"/>
          </table:table-cell>
          <table:table-cell table:style-name="Table153.A2" office:value-type="string">
            <text:p text:style-name="P316"/>
          </table:table-cell>
          <table:table-cell table:style-name="Table153.A2" office:value-type="string">
            <text:p text:style-name="P318">3w</text:p>
          </table:table-cell>
          <table:table-cell table:style-name="Table153.F2" office:value-type="string">
            <text:p text:style-name="P277"/>
          </table:table-cell>
        </table:table-row>
        <table:table-row>
          <table:table-cell table:style-name="Table153.A2" office:value-type="string">
            <text:p text:style-name="P316"/>
          </table:table-cell>
          <table:table-cell table:style-name="Table153.A2" office:value-type="string">
            <text:p text:style-name="P351">DIV reg64, reg64, reg64</text:p>
          </table:table-cell>
          <table:table-cell table:style-name="Table153.A2" office:value-type="string">
            <text:p text:style-name="P316"/>
          </table:table-cell>
          <table:table-cell table:style-name="Table153.A2" office:value-type="string">
            <text:p text:style-name="P316"/>
          </table:table-cell>
          <table:table-cell table:style-name="Table153.A2" office:value-type="string">
            <text:p text:style-name="P318">1dw</text:p>
          </table:table-cell>
          <table:table-cell table:style-name="Table153.F2" office:value-type="string">
            <text:p text:style-name="P277"/>
          </table:table-cell>
        </table:table-row>
        <table:table-row>
          <table:table-cell table:style-name="Table153.A2" office:value-type="string">
            <text:p text:style-name="P316"/>
          </table:table-cell>
          <table:table-cell table:style-name="Table153.A2" office:value-type="string">
            <text:p text:style-name="P351">DIV reg64, reg64, imm &lt; <text:span text:style-name="T23">268435456</text:span></text:p>
          </table:table-cell>
          <table:table-cell table:style-name="Table153.A2" office:value-type="string">
            <text:p text:style-name="P316"/>
          </table:table-cell>
          <table:table-cell table:style-name="Table153.A2" office:value-type="string">
            <text:p text:style-name="P316"/>
          </table:table-cell>
          <table:table-cell table:style-name="Table153.A2" office:value-type="string">
            <text:p text:style-name="P318">1dw</text:p>
          </table:table-cell>
          <table:table-cell table:style-name="Table153.F2" office:value-type="string">
            <text:p text:style-name="P277"/>
          </table:table-cell>
        </table:table-row>
      </table:table>
      <text:p text:style-name="P86"/>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SDIV (Perform signed division)</text:p>
      <text:p text:style-name="P83"/>
      <text:p text:style-name="P145">This operation allows you to perform <text:span text:style-name="T71">signed</text:span> division.</text:p>
      <text:p text:style-name="P145"/>
      <text:p text:style-name="P145">Syntax (<text:span text:style-name="T71">SDIV</text:span> quotient register, dividend, divisor)</text:p>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row>
          <table:table-cell table:style-name="Table154.A1" office:value-type="string">
            <text:p text:style-name="P278">Mnemonic</text:p>
          </table:table-cell>
          <table:table-cell table:style-name="Table154.A1" office:value-type="string">
            <text:p text:style-name="P278">Formats</text:p>
          </table:table-cell>
          <table:table-cell table:style-name="Table154.A1" office:value-type="string">
            <text:p text:style-name="P278">Opcode</text:p>
          </table:table-cell>
          <table:table-cell table:style-name="Table154.A1" office:value-type="string">
            <text:p text:style-name="P278">Inst. Flags <text:span text:style-name="T41">(A &amp; F)</text:span></text:p>
          </table:table-cell>
          <table:table-cell table:style-name="Table154.A1" office:value-type="string">
            <text:p text:style-name="P278">Size</text:p>
          </table:table-cell>
          <table:table-cell table:style-name="Table154.F1" office:value-type="string">
            <text:p text:style-name="P278">Flags Set</text:p>
          </table:table-cell>
        </table:table-row>
        <table:table-row>
          <table:table-cell table:style-name="Table154.A2" office:value-type="string">
            <text:p text:style-name="P320">SDIV</text:p>
          </table:table-cell>
          <table:table-cell table:style-name="Table154.A2" office:value-type="string">
            <text:p text:style-name="P352"><text:span text:style-name="T71">SDIV</text:span> reg32, reg32, reg32</text:p>
          </table:table-cell>
          <table:table-cell table:style-name="Table154.A2" office:value-type="string">
            <text:p text:style-name="P317">0x<text:span text:style-name="T72">12</text:span></text:p>
          </table:table-cell>
          <table:table-cell table:style-name="Table154.A2" office:value-type="string">
            <text:p text:style-name="P317">0x1</text:p>
          </table:table-cell>
          <table:table-cell table:style-name="Table154.A2" office:value-type="string">
            <text:p text:style-name="P317">1w</text:p>
          </table:table-cell>
          <table:table-cell table:style-name="Table154.F2" office:value-type="string">
            <text:p text:style-name="P321">NE</text:p>
          </table:table-cell>
        </table:table-row>
        <table:table-row>
          <table:table-cell table:style-name="Table154.A2" office:value-type="string">
            <text:p text:style-name="P317"/>
          </table:table-cell>
          <table:table-cell table:style-name="Table154.A2" office:value-type="string">
            <text:p text:style-name="P352"><text:span text:style-name="T71">SDIV</text:span> reg32, reg32, imm &lt; 16</text:p>
          </table:table-cell>
          <table:table-cell table:style-name="Table154.A2" office:value-type="string">
            <text:p text:style-name="P317"/>
          </table:table-cell>
          <table:table-cell table:style-name="Table154.A2" office:value-type="string">
            <text:p text:style-name="P317">0x2</text:p>
          </table:table-cell>
          <table:table-cell table:style-name="Table154.A2" office:value-type="string">
            <text:p text:style-name="P317"/>
          </table:table-cell>
          <table:table-cell table:style-name="Table154.F2" office:value-type="string">
            <text:p text:style-name="P278"/>
          </table:table-cell>
        </table:table-row>
        <table:table-row>
          <table:table-cell table:style-name="Table154.A2" office:value-type="string">
            <text:p text:style-name="P317"/>
          </table:table-cell>
          <table:table-cell table:style-name="Table154.A2" office:value-type="string">
            <text:p text:style-name="P352"><text:span text:style-name="T71">SDIV</text:span> reg32, reg32, imm &lt; 256</text:p>
          </table:table-cell>
          <table:table-cell table:style-name="Table154.A2" office:value-type="string">
            <text:p text:style-name="P317"/>
          </table:table-cell>
          <table:table-cell table:style-name="Table154.A2" office:value-type="string">
            <text:p text:style-name="P317">0x3</text:p>
          </table:table-cell>
          <table:table-cell table:style-name="Table154.A2" office:value-type="string">
            <text:p text:style-name="P317"/>
          </table:table-cell>
          <table:table-cell table:style-name="Table154.F2" office:value-type="string">
            <text:p text:style-name="P278"/>
          </table:table-cell>
        </table:table-row>
        <text:soft-page-break/>
        <table:table-row>
          <table:table-cell table:style-name="Table154.A2" office:value-type="string">
            <text:p text:style-name="P317"/>
          </table:table-cell>
          <table:table-cell table:style-name="Table154.A2" office:value-type="string">
            <text:p text:style-name="P352"><text:span text:style-name="T71">SDIV</text:span> reg32, <text:span text:style-name="T68">reg32</text:span>, imm</text:p>
          </table:table-cell>
          <table:table-cell table:style-name="Table154.A2" office:value-type="string">
            <text:p text:style-name="P317"/>
          </table:table-cell>
          <table:table-cell table:style-name="Table154.A2" office:value-type="string">
            <text:p text:style-name="P317"/>
          </table:table-cell>
          <table:table-cell table:style-name="Table154.A2" office:value-type="string">
            <text:p text:style-name="P319">2w</text:p>
          </table:table-cell>
          <table:table-cell table:style-name="Table154.F2" office:value-type="string">
            <text:p text:style-name="P278"/>
          </table:table-cell>
        </table:table-row>
        <table:table-row>
          <table:table-cell table:style-name="Table154.A2" office:value-type="string">
            <text:p text:style-name="P317"/>
          </table:table-cell>
          <table:table-cell table:style-name="Table154.A2" office:value-type="string">
            <text:p text:style-name="P350"><text:span text:style-name="T71">SDIV</text:span> reg32, imm, imm</text:p>
          </table:table-cell>
          <table:table-cell table:style-name="Table154.A2" office:value-type="string">
            <text:p text:style-name="P317"/>
          </table:table-cell>
          <table:table-cell table:style-name="Table154.A2" office:value-type="string">
            <text:p text:style-name="P317"/>
          </table:table-cell>
          <table:table-cell table:style-name="Table154.A2" office:value-type="string">
            <text:p text:style-name="P319">3w</text:p>
          </table:table-cell>
          <table:table-cell table:style-name="Table154.F2" office:value-type="string">
            <text:p text:style-name="P278"/>
          </table:table-cell>
        </table:table-row>
        <table:table-row>
          <table:table-cell table:style-name="Table154.A2" office:value-type="string">
            <text:p text:style-name="P317"/>
          </table:table-cell>
          <table:table-cell table:style-name="Table154.A2" office:value-type="string">
            <text:p text:style-name="P350"><text:span text:style-name="T71">SDIV</text:span> reg64, reg64, reg64</text:p>
          </table:table-cell>
          <table:table-cell table:style-name="Table154.A2" office:value-type="string">
            <text:p text:style-name="P317"/>
          </table:table-cell>
          <table:table-cell table:style-name="Table154.A2" office:value-type="string">
            <text:p text:style-name="P317"/>
          </table:table-cell>
          <table:table-cell table:style-name="Table154.A2" office:value-type="string">
            <text:p text:style-name="P319">1dw</text:p>
          </table:table-cell>
          <table:table-cell table:style-name="Table154.F2" office:value-type="string">
            <text:p text:style-name="P278"/>
          </table:table-cell>
        </table:table-row>
        <table:table-row>
          <table:table-cell table:style-name="Table154.A2" office:value-type="string">
            <text:p text:style-name="P317"/>
          </table:table-cell>
          <table:table-cell table:style-name="Table154.A2" office:value-type="string">
            <text:p text:style-name="P350"><text:span text:style-name="T71">SDIV</text:span> reg64, reg64, imm &lt; <text:span text:style-name="T23">268435456</text:span></text:p>
          </table:table-cell>
          <table:table-cell table:style-name="Table154.A2" office:value-type="string">
            <text:p text:style-name="P317"/>
          </table:table-cell>
          <table:table-cell table:style-name="Table154.A2" office:value-type="string">
            <text:p text:style-name="P317"/>
          </table:table-cell>
          <table:table-cell table:style-name="Table154.A2" office:value-type="string">
            <text:p text:style-name="P319">1dw</text:p>
          </table:table-cell>
          <table:table-cell table:style-name="Table154.F2" office:value-type="string">
            <text:p text:style-name="P278"/>
          </table:table-cell>
        </table:table-row>
      </table:table>
      <text:p text:style-name="P87"/>
      <text:p text:style-name="P83"/>
      <text:p text:style-name="P83">INC (Increment)</text:p>
      <text:p text:style-name="P83"/>
      <text:p text:style-name="P149">This operation increments the value of a register.</text:p>
      <text:p text:style-name="P149"/>
      <text:p text:style-name="P149"/>
      <text:p text:style-name="P149">Syntax (INC <text:span text:style-name="T73">destination </text:span>register, <text:span text:style-name="T73">source register</text:span>)</text:p>
      <text:p text:style-name="P146"/>
      <table:table table:name="Table158" table:style-name="Table158">
        <table:table-column table:style-name="Table158.A"/>
        <table:table-column table:style-name="Table158.B"/>
        <table:table-column table:style-name="Table158.C"/>
        <table:table-column table:style-name="Table158.D"/>
        <table:table-column table:style-name="Table158.E"/>
        <table:table-column table:style-name="Table158.F"/>
        <table:table-row>
          <table:table-cell table:style-name="Table158.A1" office:value-type="string">
            <text:p text:style-name="P279">Mnemonic</text:p>
          </table:table-cell>
          <table:table-cell table:style-name="Table158.A1" office:value-type="string">
            <text:p text:style-name="P279">Formats</text:p>
          </table:table-cell>
          <table:table-cell table:style-name="Table158.A1" office:value-type="string">
            <text:p text:style-name="P279">Opcode</text:p>
          </table:table-cell>
          <table:table-cell table:style-name="Table158.A1" office:value-type="string">
            <text:p text:style-name="P279">Inst. Flags <text:span text:style-name="T41">(A &amp; F)</text:span></text:p>
          </table:table-cell>
          <table:table-cell table:style-name="Table158.A1" office:value-type="string">
            <text:p text:style-name="P279">Size</text:p>
          </table:table-cell>
          <table:table-cell table:style-name="Table158.F1" office:value-type="string">
            <text:p text:style-name="P279">Flags Set</text:p>
          </table:table-cell>
        </table:table-row>
        <table:table-row>
          <table:table-cell table:style-name="Table158.A2" table:number-rows-spanned="2" office:value-type="string">
            <text:p text:style-name="P322">INC</text:p>
          </table:table-cell>
          <table:table-cell table:style-name="Table158.A2" office:value-type="string">
            <text:p text:style-name="P355">INC reg32, reg32</text:p>
          </table:table-cell>
          <table:table-cell table:style-name="Table158.A2" table:number-rows-spanned="2" office:value-type="string">
            <text:p text:style-name="P322">0x13</text:p>
          </table:table-cell>
          <table:table-cell table:style-name="Table158.A2" office:value-type="string">
            <text:p text:style-name="P322">0x1</text:p>
          </table:table-cell>
          <table:table-cell table:style-name="Table158.A2" office:value-type="string">
            <text:p text:style-name="P322">1w</text:p>
          </table:table-cell>
          <table:table-cell table:style-name="Table158.F2" office:value-type="string">
            <text:p text:style-name="P322">OF</text:p>
          </table:table-cell>
        </table:table-row>
        <table:table-row>
          <table:covered-table-cell/>
          <table:table-cell table:style-name="Table158.A2" office:value-type="string">
            <text:p text:style-name="P355">INC reg64, reg64</text:p>
          </table:table-cell>
          <table:covered-table-cell/>
          <table:table-cell table:style-name="Table158.A2" office:value-type="string">
            <text:p text:style-name="P322"/>
          </table:table-cell>
          <table:table-cell table:style-name="Table158.A2" office:value-type="string">
            <text:p text:style-name="P322">1dw</text:p>
          </table:table-cell>
          <table:table-cell table:style-name="Table158.F2" office:value-type="string">
            <text:p text:style-name="P322">OF</text:p>
          </table:table-cell>
        </table:table-row>
      </table:table>
      <text:p text:style-name="P88"/>
      <text:p text:style-name="P110"/>
      <text:p text:style-name="P83">DEC (Decrement)</text:p>
      <text:p text:style-name="P83">NEG (Negate)</text:p>
      <text:p text:style-name="P83">CMP (Compare)</text:p>
      <text:p text:style-name="P83"/>
      <text:p text:style-name="P154">Boolean Logic Instructions</text:p>
      <text:p text:style-name="P90"/>
      <text:p text:style-name="P90">AND (Bitwise AND)</text:p>
      <text:p text:style-name="P90">OR (Bitwise OR)</text:p>
      <text:p text:style-name="P90">NOT (Bitwise NOT)</text:p>
      <text:p text:style-name="P90">NAND (Bitwise NOT AND)</text:p>
      <text:p text:style-name="P90">XOR (Bitwise exclusive or)</text:p>
      <text:p text:style-name="P91">TEST (AND, which does not store results)</text:p>
      <text:p text:style-name="P90">ROTL (Rotate Left (barrel shifter))</text:p>
      <text:p text:style-name="P90">ROTR (Rotate right (barrel shifter))</text:p>
      <text:p text:style-name="P90">SHFL (Shift left)</text:p>
      <text:p text:style-name="P90">SHFR (Shift right)</text:p>
      <text:p text:style-name="P90"/>
      <text:p text:style-name="P154">Branch Instructions</text:p>
      <text:p text:style-name="P90"/>
      <text:p text:style-name="P90">GO (Jump to a given location for execution)</text:p>
      <text:p text:style-name="P90">GONE (Jump to a given location if the previous operation did not result in zero)</text:p>
      <text:p text:style-name="P90"><text:soft-page-break/>GOGT (Go to location if the previous operation resulted in a positive flag and non-zero (greater than))</text:p>
      <text:p text:style-name="P90">GOGE (Go to location if the previous operation resulted in a positive flag and/or zero (greater than or equal to))</text:p>
      <text:p text:style-name="P90">GOE (Go to location if equal to (if zero flag is set, this is executed))</text:p>
      <text:p text:style-name="P90">GOL (Go to location if less than)</text:p>
      <text:p text:style-name="P90">GOLE (Go to location if less than or equal to)</text:p>
      <text:p text:style-name="P92">INTS (Protected mode software interrupt)</text:p>
      <text:p text:style-name="P92"/>
      <text:p text:style-name="P155">Floating Point Instructions</text:p>
      <text:p text:style-name="P111"/>
      <text:p text:style-name="P147">Single Precision</text:p>
      <text:p text:style-name="P96">FLD (Loads a value into fdock <text:span text:style-name="T66">from memory</text:span>)</text:p>
      <text:p text:style-name="P96">FSTR (Stores the value from fdock into a given memory location)</text:p>
      <text:p text:style-name="P100">FPUSH (Pushes a floating point value onto the stack)</text:p>
      <text:p text:style-name="P100">FPOP (Pops a floating point value from the stack)</text:p>
      <text:p text:style-name="P96">FGMOV (Moves a value from fdock into a general purpose register)</text:p>
      <text:p text:style-name="P98">FDOCK (Moves a value from a floating point register into FDOCK <text:span text:style-name="T69">register</text:span>)</text:p>
      <text:p text:style-name="P93">FMOV <text:span text:style-name="T65">(Moves data between two floating point registers)</text:span></text:p>
      <text:p text:style-name="P92">FADD <text:span text:style-name="T65">(Adds two floating point numbers)</text:span></text:p>
      <text:p text:style-name="P92">FSUB <text:span text:style-name="T69">(Floating point subtraction)</text:span></text:p>
      <text:p text:style-name="P92">FMUL <text:span text:style-name="T69">(Floating point multiplication)</text:span></text:p>
      <text:p text:style-name="P92">FDIV <text:span text:style-name="T69">(Floating point division)</text:span></text:p>
      <text:p text:style-name="P92">FINC <text:span text:style-name="T69">(Floating point increment)</text:span></text:p>
      <text:p text:style-name="P92">FDEC <text:span text:style-name="T69">(Floating point decrement)</text:span></text:p>
      <text:p text:style-name="P92">FWH <text:span text:style-name="T69">(Floating point get whole number)</text:span></text:p>
      <text:p text:style-name="P94">FFRA <text:span text:style-name="T69">(Floating point get fraction)</text:span></text:p>
      <text:p text:style-name="P100">FRU (Floating point round up)</text:p>
      <text:p text:style-name="P100">FRD (Floating point round down)</text:p>
      <text:p text:style-name="P92">FSIN <text:span text:style-name="T69">(Compute sine)</text:span></text:p>
      <text:p text:style-name="P92">FCOS <text:span text:style-name="T69">(Compute cosine)</text:span></text:p>
      <text:p text:style-name="P92">FTAN <text:span text:style-name="T69">(Compute tangent)</text:span></text:p>
      <text:p text:style-name="P92">FSEC <text:span text:style-name="T69">(Compute secant)</text:span></text:p>
      <text:p text:style-name="P92">FCSC <text:span text:style-name="T69">(Compute cosecant)</text:span></text:p>
      <text:p text:style-name="P92">FCOT <text:span text:style-name="T69">(Compute cotangent)</text:span></text:p>
      <text:p text:style-name="P92">FCMP <text:span text:style-name="T69">(Compare floating point values)</text:span></text:p>
      <text:p text:style-name="P92"/>
      <text:p text:style-name="P148"/>
      <text:p text:style-name="P148"/>
      <text:p text:style-name="P148"/>
      <text:p text:style-name="P148"/>
      <text:p text:style-name="P148"/>
      <text:p text:style-name="P148"/>
      <text:p text:style-name="P148"><text:soft-page-break/><text:span text:style-name="T70">Double</text:span> Precision</text:p>
      <text:p text:style-name="P97">F<text:span text:style-name="T70">D</text:span>LD (Loads a value into fdock <text:span text:style-name="T66">from memory</text:span>)</text:p>
      <text:p text:style-name="P97">F<text:span text:style-name="T70">D</text:span>STR (Stores the value from fdock into a given memory location)</text:p>
      <text:p text:style-name="P101">F<text:span text:style-name="T70">D</text:span>PUSH (Pushes a floating point value onto the stack)</text:p>
      <text:p text:style-name="P101">F<text:span text:style-name="T70">D</text:span>POP (Pops a floating point value from the stack)</text:p>
      <text:p text:style-name="P97">F<text:span text:style-name="T70">D</text:span>GMOV (Moves a value from fdock into a general purpose register)</text:p>
      <text:p text:style-name="P99">F<text:span text:style-name="T70">D</text:span>DOCK (Moves a value from a floating point register into FDOCK <text:span text:style-name="T69">register</text:span>)</text:p>
      <text:p text:style-name="P95">F<text:span text:style-name="T70">D</text:span>MOV <text:span text:style-name="T65">(Moves data between two floating point registers)</text:span></text:p>
      <text:p text:style-name="P95">F<text:span text:style-name="T70">D</text:span>ADD <text:span text:style-name="T65">(Adds two floating point numbers)</text:span></text:p>
      <text:p text:style-name="P95">F<text:span text:style-name="T70">D</text:span>SUB <text:span text:style-name="T69">(Floating point subtraction)</text:span></text:p>
      <text:p text:style-name="P95">F<text:span text:style-name="T70">D</text:span>MUL <text:span text:style-name="T69">(Floating point multiplication)</text:span></text:p>
      <text:p text:style-name="P95">F<text:span text:style-name="T70">D</text:span>DIV <text:span text:style-name="T69">(Floating point division)</text:span></text:p>
      <text:p text:style-name="P95">F<text:span text:style-name="T70">D</text:span>INC <text:span text:style-name="T69">(Floating point increment)</text:span></text:p>
      <text:p text:style-name="P95">F<text:span text:style-name="T70">D</text:span>DEC <text:span text:style-name="T69">(Floating point decrement)</text:span></text:p>
      <text:p text:style-name="P95">F<text:span text:style-name="T70">D</text:span>WH <text:span text:style-name="T69">(Floating point get whole number)</text:span></text:p>
      <text:p text:style-name="P95">F<text:span text:style-name="T70">D</text:span>FRA <text:span text:style-name="T69">(Floating point get fraction)</text:span></text:p>
      <text:p text:style-name="P101">F<text:span text:style-name="T70">D</text:span>RU (Floating point round up)</text:p>
      <text:p text:style-name="P101">F<text:span text:style-name="T70">D</text:span>RD (Floating point round down)</text:p>
      <text:p text:style-name="P95">F<text:span text:style-name="T70">D</text:span>SIN <text:span text:style-name="T69">(Compute sine)</text:span></text:p>
      <text:p text:style-name="P95">F<text:span text:style-name="T70">D</text:span>COS <text:span text:style-name="T69">(Compute cosine)</text:span></text:p>
      <text:p text:style-name="P95">F<text:span text:style-name="T70">D</text:span>TAN <text:span text:style-name="T69">(Compute tangent)</text:span></text:p>
      <text:p text:style-name="P95">F<text:span text:style-name="T70">D</text:span>SEC <text:span text:style-name="T69">(Compute secant)</text:span></text:p>
      <text:p text:style-name="P95">F<text:span text:style-name="T70">D</text:span>CSC <text:span text:style-name="T69">(Compute cosecant)</text:span></text:p>
      <text:p text:style-name="P95">F<text:span text:style-name="T70">D</text:span>COT <text:span text:style-name="T69">(Compute cotangent)</text:span></text:p>
      <text:p text:style-name="P95">F<text:span text:style-name="T70">D</text:span>CMP <text:span text:style-name="T69">(Compare floating point values)</text:span></text:p>
      <text:p text:style-name="P95"/>
      <text:p text:style-name="P156">Privileged Mode Instructions</text:p>
      <text:p text:style-name="P98"/>
      <text:p text:style-name="P112">VPU</text:p>
      <text:p text:style-name="P102">CTOT (Get total number of VPU cores)</text:p>
      <text:p text:style-name="P102">CEX (Begin executing core at address)</text:p>
      <text:p text:style-name="P102">CSTOP (Stop core)</text:p>
      <text:p text:style-name="P102">CCLR (Cache clear)</text:p>
      <text:p text:style-name="P103">STOP (Stop current core/wait for interrupt)</text:p>
      <text:p text:style-name="P103">SHDWN (Shutdown entire VPU)</text:p>
      <text:p text:style-name="P103"/>
      <text:p text:style-name="P113"/>
      <text:p text:style-name="P113"/>
      <text:p text:style-name="P113"/>
      <text:p text:style-name="P113"/>
      <text:p text:style-name="P113"/>
      <text:p text:style-name="P113"/>
      <text:p text:style-name="P113"><text:soft-page-break/>I/O</text:p>
      <text:p text:style-name="P103">LNUM (Get total number of VPU lines)</text:p>
      <text:p text:style-name="P103">IOSND (Send items over I/O bus utilizing a select line)</text:p>
      <text:p text:style-name="P103">SHVEC (Set hardware interrupt vector starting address)</text:p>
      <text:p text:style-name="P104">GHVEC (Get hardware interrupt vector starting address)</text:p>
      <text:p text:style-name="P104">IN (Get data from input)</text:p>
      <text:p text:style-name="P104">OUT (Send data to output)</text:p>
      <text:p text:style-name="P104"/>
      <text:p text:style-name="P109">Protected Mode</text:p>
      <text:p text:style-name="P104">SSVEC (Set software interrupt vector starting address)</text:p>
      <text:p text:style-name="P104">GSVEC (Get software interrupt vector starting address)</text:p>
      <text:p text:style-name="P105">GRETI (Get protected mode interrupt from address)</text:p>
      <text:p text:style-name="P105">SPRRE (Set protected mode interrupt pointer)</text:p>
      <text:p text:style-name="P105">GPRRE (Get protected mode interrupt pointer)</text:p>
      <text:p text:style-name="P105">SVMSZ (Set virtual memory/page size)</text:p>
      <text:p text:style-name="P105">GVMSZ (Get virtual memory/page size)</text:p>
      <text:p text:style-name="P105">SPRTP (Set virtual memory table address (paging/segmentation))</text:p>
      <text:p text:style-name="P105">GPRTP (Get virtual memory table address (paging/segmentation))</text:p>
      <text:p text:style-name="P105">SPRPF (Set page fault handler)</text:p>
      <text:p text:style-name="P105">GPRPF (Get page fault handler)</text:p>
      <text:p text:style-name="P105">SPRIN (Set preemption)</text:p>
      <text:p text:style-name="P105">GPRIN (Get preemption)</text:p>
      <text:p text:style-name="P106">GOPR (Jump to address while entering protected mode)</text:p>
      <text:p text:style-name="P105"/>
      <text:p text:style-name="P104"/>
      <text:p text:style-name="P114">MMU Control/Masking</text:p>
      <text:p text:style-name="P104">SMMIO (Set memory mapped I/O starting address) </text:p>
      <text:p text:style-name="P104">GMMIO (Get memory mapped I/O starting address)</text:p>
      <text:p text:style-name="P103"/>
      <text:p text:style-name="P102"/>
      <text:p text:style-name="P98"/>
      <text:p text:style-name="P92"/>
      <text:p text:style-name="P92"/>
      <text:p text:style-name="P92"/>
      <text:p text:style-name="P92"/>
      <text:p text:style-name="P90"/>
      <text:p text:style-name="P72"/>
      <text:p text:style-name="P72"/>
      <text:p text:style-name="P152"/>
      <text:p text:style-name="P152"/>
      <text:p text:style-name="P117"/>
      <text:p text:style-name="P117"/>
      <text:p text:style-name="P7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5:26:34.384301456</meta:creation-date>
    <dc:date>2016-05-16T13:57:19.801951271</dc:date>
    <meta:editing-duration>PT16H48M50S</meta:editing-duration>
    <meta:editing-cycles>80</meta:editing-cycles>
    <meta:generator>LibreOffice/4.3.3.2$Linux_X86_64 LibreOffice_project/430m0$Build-2</meta:generator>
    <meta:document-statistic meta:table-count="158" meta:image-count="0" meta:object-count="0" meta:page-count="39" meta:paragraph-count="1992" meta:word-count="6002" meta:character-count="29804" meta:non-whitespace-character-count="25754"/>
  </office:meta>
</office:document-meta>
</file>